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99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map style:condition="cell-content()&gt;=16" style:apply-style-name="ConditionalStyle_5f_1" style:base-cell-address="Sheet1.B2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/>
          <table:table-cell table:style-name="ce1" office:value-type="string" calcext:value-type="string">
            <text:p>alternate name</text:p>
          </table:table-cell>
          <table:table-cell table:style-name="ce1"/>
          <table:table-cell table:style-name="ce1" office:value-type="string" calcext:value-type="string">
            <text:p>common s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cocentrism</text:p>
          </table:table-cell>
          <table:table-cell table:style-name="ce3" table:formula="of:=LEN([.A2])" office:value-type="float" office:value="11" calcext:value-type="float">
            <text:p>11</text:p>
          </table:table-cell>
          <table:table-cell/>
          <table:table-cell table:style-name="ce3" table:formula="of:=LEN([.C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geography</text:p>
          </table:table-cell>
          <table:table-cell table:style-name="ce3" table:formula="of:=LEN([.A3])" office:value-type="float" office:value="23" calcext:value-type="float">
            <text:p>23</text:p>
          </table:table-cell>
          <table:table-cell table:style-name="ce2" office:value-type="string" calcext:value-type="string">
            <text:p>geographic phil</text:p>
          </table:table-cell>
          <table:table-cell table:style-name="ce3" table:formula="of:=LEN([.C3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formism</text:p>
          </table:table-cell>
          <table:table-cell table:style-name="ce3" table:formula="of:=LEN([.A4])" office:value-type="float" office:value="11" calcext:value-type="float">
            <text:p>11</text:p>
          </table:table-cell>
          <table:table-cell/>
          <table:table-cell table:style-name="ce3" table:formula="of:=LEN([.C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nna circle</text:p>
          </table:table-cell>
          <table:table-cell table:style-name="ce3" table:formula="of:=LEN([.A5])" office:value-type="float" office:value="13" calcext:value-type="float">
            <text:p>13</text:p>
          </table:table-cell>
          <table:table-cell table:style-name="ce2" office:value-type="string" calcext:value-type="string">
            <text:p>vienna circlism</text:p>
          </table:table-cell>
          <table:table-cell table:style-name="ce3" table:formula="of:=LEN([.C5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mantic holism</text:p>
          </table:table-cell>
          <table:table-cell table:style-name="ce3" table:formula="of:=LEN([.A6])" office:value-type="float" office:value="15" calcext:value-type="float">
            <text:p>15</text:p>
          </table:table-cell>
          <table:table-cell/>
          <table:table-cell table:style-name="ce3" table:formula="of:=LEN([.C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ologism</text:p>
          </table:table-cell>
          <table:table-cell table:style-name="ce3" table:formula="of:=LEN([.A7])" office:value-type="float" office:value="9" calcext:value-type="float">
            <text:p>9</text:p>
          </table:table-cell>
          <table:table-cell/>
          <table:table-cell table:style-name="ce3" table:formula="of:=LEN([.C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ue judgment</text:p>
          </table:table-cell>
          <table:table-cell table:style-name="ce3" table:formula="of:=LEN([.A8])" office:value-type="float" office:value="14" calcext:value-type="float">
            <text:p>14</text:p>
          </table:table-cell>
          <table:table-cell/>
          <table:table-cell table:style-name="ce3" table:formula="of:=LEN([.C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on buddhism</text:p>
          </table:table-cell>
          <table:table-cell table:style-name="ce3" table:formula="of:=LEN([.A9])" office:value-type="float" office:value="12" calcext:value-type="float">
            <text:p>12</text:p>
          </table:table-cell>
          <table:table-cell/>
          <table:table-cell table:style-name="ce3" table:formula="of:=LEN([.C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construction</text:p>
          </table:table-cell>
          <table:table-cell table:style-name="ce3" table:formula="of:=LEN([.A10])" office:value-type="float" office:value="14" calcext:value-type="float">
            <text:p>14</text:p>
          </table:table-cell>
          <table:table-cell/>
          <table:table-cell table:style-name="ce3" table:formula="of:=LEN([.C1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leologism</text:p>
          </table:table-cell>
          <table:table-cell table:style-name="ce3" table:formula="of:=LEN([.A11])" office:value-type="float" office:value="11" calcext:value-type="float">
            <text:p>11</text:p>
          </table:table-cell>
          <table:table-cell/>
          <table:table-cell table:style-name="ce3" table:formula="of:=LEN([.C1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inese nationalism</text:p>
          </table:table-cell>
          <table:table-cell table:style-name="ce3" table:formula="of:=LEN([.A12])" office:value-type="float" office:value="19" calcext:value-type="float">
            <text:p>19</text:p>
          </table:table-cell>
          <table:table-cell table:style-name="ce2" office:value-type="string" calcext:value-type="string">
            <text:p>chinese ntnlsm</text:p>
          </table:table-cell>
          <table:table-cell table:style-name="ce3" table:formula="of:=LEN([.C12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celticism</text:p>
          </table:table-cell>
          <table:table-cell table:style-name="ce3" table:formula="of:=LEN([.A13])" office:value-type="float" office:value="13" calcext:value-type="float">
            <text:p>13</text:p>
          </table:table-cell>
          <table:table-cell/>
          <table:table-cell table:style-name="ce3" table:formula="of:=LEN([.C1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gnosticism</text:p>
          </table:table-cell>
          <table:table-cell table:style-name="ce3" table:formula="of:=LEN([.A14])" office:value-type="float" office:value="11" calcext:value-type="float">
            <text:p>11</text:p>
          </table:table-cell>
          <table:table-cell/>
          <table:table-cell table:style-name="ce3" table:formula="of:=LEN([.C1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mathematics</text:p>
          </table:table-cell>
          <table:table-cell table:style-name="ce3" table:formula="of:=LEN([.A15])" office:value-type="float" office:value="25" calcext:value-type="float">
            <text:p>25</text:p>
          </table:table-cell>
          <table:table-cell table:style-name="ce4" office:value-type="string" calcext:value-type="string">
            <text:p>mathematic phil</text:p>
          </table:table-cell>
          <table:table-cell table:style-name="ce3" table:formula="of:=LEN([.C15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aletheism</text:p>
          </table:table-cell>
          <table:table-cell table:style-name="ce3" table:formula="of:=LEN([.A16])" office:value-type="float" office:value="11" calcext:value-type="float">
            <text:p>11</text:p>
          </table:table-cell>
          <table:table-cell/>
          <table:table-cell table:style-name="ce3" table:formula="of:=LEN([.C1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 anarchism</text:p>
          </table:table-cell>
          <table:table-cell table:style-name="ce3" table:formula="of:=LEN([.A17])" office:value-type="float" office:value="16" calcext:value-type="float">
            <text:p>16</text:p>
          </table:table-cell>
          <table:table-cell table:style-name="ce2" office:value-type="string" calcext:value-type="string">
            <text:p>social anrchsm</text:p>
          </table:table-cell>
          <table:table-cell table:style-name="ce3" table:formula="of:=LEN([.C17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reconstructionism</text:p>
          </table:table-cell>
          <table:table-cell table:style-name="ce3" table:formula="of:=LEN([.A18])" office:value-type="float" office:value="27" calcext:value-type="float">
            <text:p>27</text:p>
          </table:table-cell>
          <table:table-cell table:style-name="ce2" office:value-type="string" calcext:value-type="string">
            <text:p>chr rcnstrctnsm</text:p>
          </table:table-cell>
          <table:table-cell table:style-name="ce3" table:formula="of:=LEN([.C18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cularism</text:p>
          </table:table-cell>
          <table:table-cell table:style-name="ce3" table:formula="of:=LEN([.A19])" office:value-type="float" office:value="10" calcext:value-type="float">
            <text:p>10</text:p>
          </table:table-cell>
          <table:table-cell/>
          <table:table-cell table:style-name="ce3" table:formula="of:=LEN([.C1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ddhism</text:p>
          </table:table-cell>
          <table:table-cell table:style-name="ce3" table:formula="of:=LEN([.A20])" office:value-type="float" office:value="8" calcext:value-type="float">
            <text:p>8</text:p>
          </table:table-cell>
          <table:table-cell/>
          <table:table-cell table:style-name="ce3" table:formula="of:=LEN([.C2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w age</text:p>
          </table:table-cell>
          <table:table-cell table:style-name="ce3" table:formula="of:=LEN([.A21])" office:value-type="float" office:value="7" calcext:value-type="float">
            <text:p>7</text:p>
          </table:table-cell>
          <table:table-cell table:style-name="ce2" office:value-type="string" calcext:value-type="string">
            <text:p>new age phil</text:p>
          </table:table-cell>
          <table:table-cell table:style-name="ce3" table:formula="of:=LEN([.C21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tarianism</text:p>
          </table:table-cell>
          <table:table-cell table:style-name="ce3" table:formula="of:=LEN([.A22])" office:value-type="float" office:value="14" calcext:value-type="float">
            <text:p>14</text:p>
          </table:table-cell>
          <table:table-cell/>
          <table:table-cell table:style-name="ce3" table:formula="of:=LEN([.C2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unctionalism</text:p>
          </table:table-cell>
          <table:table-cell table:style-name="ce3" table:formula="of:=LEN([.A23])" office:value-type="float" office:value="13" calcext:value-type="float">
            <text:p>13</text:p>
          </table:table-cell>
          <table:table-cell/>
          <table:table-cell table:style-name="ce3" table:formula="of:=LEN([.C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dernism</text:p>
          </table:table-cell>
          <table:table-cell table:style-name="ce3" table:formula="of:=LEN([.A24])" office:value-type="float" office:value="9" calcext:value-type="float">
            <text:p>9</text:p>
          </table:table-cell>
          <table:table-cell/>
          <table:table-cell table:style-name="ce3" table:formula="of:=LEN([.C2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nogamy</text:p>
          </table:table-cell>
          <table:table-cell table:style-name="ce3" table:formula="of:=LEN([.A25])" office:value-type="float" office:value="8" calcext:value-type="float">
            <text:p>8</text:p>
          </table:table-cell>
          <table:table-cell/>
          <table:table-cell table:style-name="ce3" table:formula="of:=LEN([.C2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urophilosophy</text:p>
          </table:table-cell>
          <table:table-cell table:style-name="ce3" table:formula="of:=LEN([.A26])" office:value-type="float" office:value="15" calcext:value-type="float">
            <text:p>15</text:p>
          </table:table-cell>
          <table:table-cell/>
          <table:table-cell table:style-name="ce3" table:formula="of:=LEN([.C2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lluminationism</text:p>
          </table:table-cell>
          <table:table-cell table:style-name="ce3" table:formula="of:=LEN([.A27])" office:value-type="float" office:value="15" calcext:value-type="float">
            <text:p>15</text:p>
          </table:table-cell>
          <table:table-cell/>
          <table:table-cell table:style-name="ce3" table:formula="of:=LEN([.C2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enomenalism</text:p>
          </table:table-cell>
          <table:table-cell table:style-name="ce3" table:formula="of:=LEN([.A28])" office:value-type="float" office:value="13" calcext:value-type="float">
            <text:p>13</text:p>
          </table:table-cell>
          <table:table-cell/>
          <table:table-cell table:style-name="ce3" table:formula="of:=LEN([.C2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gnotology</text:p>
          </table:table-cell>
          <table:table-cell table:style-name="ce3" table:formula="of:=LEN([.A29])" office:value-type="float" office:value="10" calcext:value-type="float">
            <text:p>10</text:p>
          </table:table-cell>
          <table:table-cell/>
          <table:table-cell table:style-name="ce3" table:formula="of:=LEN([.C2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ndu nationalism</text:p>
          </table:table-cell>
          <table:table-cell table:style-name="ce3" table:formula="of:=LEN([.A30])" office:value-type="float" office:value="17" calcext:value-type="float">
            <text:p>17</text:p>
          </table:table-cell>
          <table:table-cell table:style-name="ce2" office:value-type="string" calcext:value-type="string">
            <text:p>hindu ntnlsm</text:p>
          </table:table-cell>
          <table:table-cell table:style-name="ce3" table:formula="of:=LEN([.C30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utral monism</text:p>
          </table:table-cell>
          <table:table-cell table:style-name="ce3" table:formula="of:=LEN([.A31])" office:value-type="float" office:value="14" calcext:value-type="float">
            <text:p>14</text:p>
          </table:table-cell>
          <table:table-cell/>
          <table:table-cell table:style-name="ce3" table:formula="of:=LEN([.C3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y it forward</text:p>
          </table:table-cell>
          <table:table-cell table:style-name="ce3" table:formula="of:=LEN([.A32])" office:value-type="float" office:value="14" calcext:value-type="float">
            <text:p>14</text:p>
          </table:table-cell>
          <table:table-cell table:style-name="ce2" office:value-type="string" calcext:value-type="string">
            <text:p>karma</text:p>
          </table:table-cell>
          <table:table-cell table:style-name="ce3" table:formula="of:=LEN([.C32])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ceptualism</text:p>
          </table:table-cell>
          <table:table-cell table:style-name="ce3" table:formula="of:=LEN([.A33])" office:value-type="float" office:value="13" calcext:value-type="float">
            <text:p>13</text:p>
          </table:table-cell>
          <table:table-cell/>
          <table:table-cell table:style-name="ce3" table:formula="of:=LEN([.C3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ganism</text:p>
          </table:table-cell>
          <table:table-cell table:style-name="ce3" table:formula="of:=LEN([.A34])" office:value-type="float" office:value="8" calcext:value-type="float">
            <text:p>8</text:p>
          </table:table-cell>
          <table:table-cell/>
          <table:table-cell table:style-name="ce3" table:formula="of:=LEN([.C3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rwinism</text:p>
          </table:table-cell>
          <table:table-cell table:style-name="ce3" table:formula="of:=LEN([.A35])" office:value-type="float" office:value="9" calcext:value-type="float">
            <text:p>9</text:p>
          </table:table-cell>
          <table:table-cell/>
          <table:table-cell table:style-name="ce3" table:formula="of:=LEN([.C3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t-right</text:p>
          </table:table-cell>
          <table:table-cell table:style-name="ce3" table:formula="of:=LEN([.A36])" office:value-type="float" office:value="9" calcext:value-type="float">
            <text:p>9</text:p>
          </table:table-cell>
          <table:table-cell/>
          <table:table-cell table:style-name="ce3" table:formula="of:=LEN([.C3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oconservatism</text:p>
          </table:table-cell>
          <table:table-cell table:style-name="ce3" table:formula="of:=LEN([.A37])" office:value-type="float" office:value="15" calcext:value-type="float">
            <text:p>15</text:p>
          </table:table-cell>
          <table:table-cell/>
          <table:table-cell table:style-name="ce3" table:formula="of:=LEN([.C3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onism</text:p>
          </table:table-cell>
          <table:table-cell table:style-name="ce3" table:formula="of:=LEN([.A38])" office:value-type="float" office:value="9" calcext:value-type="float">
            <text:p>9</text:p>
          </table:table-cell>
          <table:table-cell/>
          <table:table-cell table:style-name="ce3" table:formula="of:=LEN([.C3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urocommunism</text:p>
          </table:table-cell>
          <table:table-cell table:style-name="ce3" table:formula="of:=LEN([.A39])" office:value-type="float" office:value="13" calcext:value-type="float">
            <text:p>13</text:p>
          </table:table-cell>
          <table:table-cell/>
          <table:table-cell table:style-name="ce3" table:formula="of:=LEN([.C3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cians</text:p>
          </table:table-cell>
          <table:table-cell table:style-name="ce3" table:formula="of:=LEN([.A40])" office:value-type="float" office:value="9" calcext:value-type="float">
            <text:p>9</text:p>
          </table:table-cell>
          <table:table-cell/>
          <table:table-cell table:style-name="ce3" table:formula="of:=LEN([.C4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ta-ethics</text:p>
          </table:table-cell>
          <table:table-cell table:style-name="ce3" table:formula="of:=LEN([.A41])" office:value-type="float" office:value="11" calcext:value-type="float">
            <text:p>11</text:p>
          </table:table-cell>
          <table:table-cell/>
          <table:table-cell table:style-name="ce3" table:formula="of:=LEN([.C4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ternalism</text:p>
          </table:table-cell>
          <table:table-cell table:style-name="ce3" table:formula="of:=LEN([.A42])" office:value-type="float" office:value="11" calcext:value-type="float">
            <text:p>11</text:p>
          </table:table-cell>
          <table:table-cell/>
          <table:table-cell table:style-name="ce3" table:formula="of:=LEN([.C4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tilitarian bioethics</text:p>
          </table:table-cell>
          <table:table-cell table:style-name="ce3" table:formula="of:=LEN([.A43])" office:value-type="float" office:value="21" calcext:value-type="float">
            <text:p>21</text:p>
          </table:table-cell>
          <table:table-cell table:style-name="ce2" office:value-type="string" calcext:value-type="string">
            <text:p>util bioethics</text:p>
          </table:table-cell>
          <table:table-cell table:style-name="ce3" table:formula="of:=LEN([.C43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deism</text:p>
          </table:table-cell>
          <table:table-cell table:style-name="ce3" table:formula="of:=LEN([.A44])" office:value-type="float" office:value="8" calcext:value-type="float">
            <text:p>8</text:p>
          </table:table-cell>
          <table:table-cell/>
          <table:table-cell table:style-name="ce3" table:formula="of:=LEN([.C4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galitarianism</text:p>
          </table:table-cell>
          <table:table-cell table:style-name="ce3" table:formula="of:=LEN([.A45])" office:value-type="float" office:value="14" calcext:value-type="float">
            <text:p>14</text:p>
          </table:table-cell>
          <table:table-cell/>
          <table:table-cell table:style-name="ce3" table:formula="of:=LEN([.C4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rcha-feminism</text:p>
          </table:table-cell>
          <table:table-cell table:style-name="ce3" table:formula="of:=LEN([.A46])" office:value-type="float" office:value="16" calcext:value-type="float">
            <text:p>16</text:p>
          </table:table-cell>
          <table:table-cell table:style-name="ce2" office:value-type="string" calcext:value-type="string">
            <text:p>anrch feminism</text:p>
          </table:table-cell>
          <table:table-cell table:style-name="ce3" table:formula="of:=LEN([.C46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osmism</text:p>
          </table:table-cell>
          <table:table-cell table:style-name="ce3" table:formula="of:=LEN([.A47])" office:value-type="float" office:value="8" calcext:value-type="float">
            <text:p>8</text:p>
          </table:table-cell>
          <table:table-cell/>
          <table:table-cell table:style-name="ce3" table:formula="of:=LEN([.C4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esthetic realism</text:p>
          </table:table-cell>
          <table:table-cell table:style-name="ce3" table:formula="of:=LEN([.A48])" office:value-type="float" office:value="17" calcext:value-type="float">
            <text:p>17</text:p>
          </table:table-cell>
          <table:table-cell table:style-name="ce2" office:value-type="string" calcext:value-type="string">
            <text:p>aesthetic rlsm</text:p>
          </table:table-cell>
          <table:table-cell table:style-name="ce3" table:formula="of:=LEN([.C48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in (philosophy)</text:p>
          </table:table-cell>
          <table:table-cell table:style-name="ce3" table:formula="of:=LEN([.A49])" office:value-type="float" office:value="17" calcext:value-type="float">
            <text:p>17</text:p>
          </table:table-cell>
          <table:table-cell table:style-name="ce2" office:value-type="string" calcext:value-type="string">
            <text:p>pain phil</text:p>
          </table:table-cell>
          <table:table-cell table:style-name="ce3" table:formula="of:=LEN([.C49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continence</text:p>
          </table:table-cell>
          <table:table-cell table:style-name="ce3" table:formula="of:=LEN([.A50])" office:value-type="float" office:value="12" calcext:value-type="float">
            <text:p>12</text:p>
          </table:table-cell>
          <table:table-cell/>
          <table:table-cell table:style-name="ce3" table:formula="of:=LEN([.C5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en municipalism</text:p>
          </table:table-cell>
          <table:table-cell table:style-name="ce3" table:formula="of:=LEN([.A51])" office:value-type="float" office:value="18" calcext:value-type="float">
            <text:p>18</text:p>
          </table:table-cell>
          <table:table-cell table:style-name="ce2" office:value-type="string" calcext:value-type="string">
            <text:p>green mncplsm</text:p>
          </table:table-cell>
          <table:table-cell table:style-name="ce3" table:formula="of:=LEN([.C51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anarchism</text:p>
          </table:table-cell>
          <table:table-cell table:style-name="ce3" table:formula="of:=LEN([.A52])" office:value-type="float" office:value="19" calcext:value-type="float">
            <text:p>19</text:p>
          </table:table-cell>
          <table:table-cell table:style-name="ce2" office:value-type="string" calcext:value-type="string">
            <text:p>chr anarchism</text:p>
          </table:table-cell>
          <table:table-cell table:style-name="ce3" table:formula="of:=LEN([.C52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ificationism</text:p>
          </table:table-cell>
          <table:table-cell table:style-name="ce3" table:formula="of:=LEN([.A53])" office:value-type="float" office:value="15" calcext:value-type="float">
            <text:p>15</text:p>
          </table:table-cell>
          <table:table-cell/>
          <table:table-cell table:style-name="ce3" table:formula="of:=LEN([.C5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odemocracy</text:p>
          </table:table-cell>
          <table:table-cell table:style-name="ce3" table:formula="of:=LEN([.A54])" office:value-type="float" office:value="13" calcext:value-type="float">
            <text:p>13</text:p>
          </table:table-cell>
          <table:table-cell/>
          <table:table-cell table:style-name="ce3" table:formula="of:=LEN([.C5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lun gong</text:p>
          </table:table-cell>
          <table:table-cell table:style-name="ce3" table:formula="of:=LEN([.A55])" office:value-type="float" office:value="10" calcext:value-type="float">
            <text:p>10</text:p>
          </table:table-cell>
          <table:table-cell/>
          <table:table-cell table:style-name="ce3" table:formula="of:=LEN([.C5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rmetic order of the golden dawn</text:p>
          </table:table-cell>
          <table:table-cell table:style-name="ce3" table:formula="of:=LEN([.A56])" office:value-type="float" office:value="33" calcext:value-type="float">
            <text:p>33</text:p>
          </table:table-cell>
          <table:table-cell table:style-name="ce2" office:value-type="string" calcext:value-type="string">
            <text:p>Golden Dawnism</text:p>
          </table:table-cell>
          <table:table-cell table:style-name="ce3" table:formula="of:=LEN([.C56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ta-philosophy</text:p>
          </table:table-cell>
          <table:table-cell table:style-name="ce3" table:formula="of:=LEN([.A57])" office:value-type="float" office:value="15" calcext:value-type="float">
            <text:p>15</text:p>
          </table:table-cell>
          <table:table-cell/>
          <table:table-cell table:style-name="ce3" table:formula="of:=LEN([.C5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uisiana voodoo</text:p>
          </table:table-cell>
          <table:table-cell table:style-name="ce3" table:formula="of:=LEN([.A58])" office:value-type="float" office:value="16" calcext:value-type="float">
            <text:p>16</text:p>
          </table:table-cell>
          <table:table-cell table:style-name="ce2" office:value-type="string" calcext:value-type="string">
            <text:p>voodoo</text:p>
          </table:table-cell>
          <table:table-cell table:style-name="ce3" table:formula="of:=LEN([.C58])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uman exceptionalism</text:p>
          </table:table-cell>
          <table:table-cell table:style-name="ce3" table:formula="of:=LEN([.A59])" office:value-type="float" office:value="20" calcext:value-type="float">
            <text:p>20</text:p>
          </table:table-cell>
          <table:table-cell table:style-name="ce2" office:value-type="string" calcext:value-type="string">
            <text:p>anthropism</text:p>
          </table:table-cell>
          <table:table-cell table:style-name="ce3" table:formula="of:=LEN([.C59])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tualism</text:p>
          </table:table-cell>
          <table:table-cell table:style-name="ce3" table:formula="of:=LEN([.A60])" office:value-type="float" office:value="9" calcext:value-type="float">
            <text:p>9</text:p>
          </table:table-cell>
          <table:table-cell/>
          <table:table-cell table:style-name="ce3" table:formula="of:=LEN([.C6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c in china</text:p>
          </table:table-cell>
          <table:table-cell table:style-name="ce3" table:formula="of:=LEN([.A61])" office:value-type="float" office:value="14" calcext:value-type="float">
            <text:p>14</text:p>
          </table:table-cell>
          <table:table-cell table:style-name="ce2" office:value-type="string" calcext:value-type="string">
            <text:p>chinese logic</text:p>
          </table:table-cell>
          <table:table-cell table:style-name="ce3" table:formula="of:=LEN([.C61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bsolutism</text:p>
          </table:table-cell>
          <table:table-cell table:style-name="ce3" table:formula="of:=LEN([.A62])" office:value-type="float" office:value="10" calcext:value-type="float">
            <text:p>10</text:p>
          </table:table-cell>
          <table:table-cell/>
          <table:table-cell table:style-name="ce3" table:formula="of:=LEN([.C6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ltramontanism</text:p>
          </table:table-cell>
          <table:table-cell table:style-name="ce3" table:formula="of:=LEN([.A63])" office:value-type="float" office:value="14" calcext:value-type="float">
            <text:p>14</text:p>
          </table:table-cell>
          <table:table-cell/>
          <table:table-cell table:style-name="ce3" table:formula="of:=LEN([.C6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omanism</text:p>
          </table:table-cell>
          <table:table-cell table:style-name="ce3" table:formula="of:=LEN([.A64])" office:value-type="float" office:value="8" calcext:value-type="float">
            <text:p>8</text:p>
          </table:table-cell>
          <table:table-cell/>
          <table:table-cell table:style-name="ce3" table:formula="of:=LEN([.C6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rporatocracy</text:p>
          </table:table-cell>
          <table:table-cell table:style-name="ce3" table:formula="of:=LEN([.A65])" office:value-type="float" office:value="14" calcext:value-type="float">
            <text:p>14</text:p>
          </table:table-cell>
          <table:table-cell/>
          <table:table-cell table:style-name="ce3" table:formula="of:=LEN([.C6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cism</text:p>
          </table:table-cell>
          <table:table-cell table:style-name="ce3" table:formula="of:=LEN([.A66])" office:value-type="float" office:value="6" calcext:value-type="float">
            <text:p>6</text:p>
          </table:table-cell>
          <table:table-cell/>
          <table:table-cell table:style-name="ce3" table:formula="of:=LEN([.C6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reological nihilism</text:p>
          </table:table-cell>
          <table:table-cell table:style-name="ce3" table:formula="of:=LEN([.A67])" office:value-type="float" office:value="21" calcext:value-type="float">
            <text:p>21</text:p>
          </table:table-cell>
          <table:table-cell table:style-name="ce2" office:value-type="string" calcext:value-type="string">
            <text:p>mereology</text:p>
          </table:table-cell>
          <table:table-cell table:style-name="ce3" table:formula="of:=LEN([.C67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lshevism</text:p>
          </table:table-cell>
          <table:table-cell table:style-name="ce3" table:formula="of:=LEN([.A68])" office:value-type="float" office:value="10" calcext:value-type="float">
            <text:p>10</text:p>
          </table:table-cell>
          <table:table-cell/>
          <table:table-cell table:style-name="ce3" table:formula="of:=LEN([.C6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inese philosophy</text:p>
          </table:table-cell>
          <table:table-cell table:style-name="ce3" table:formula="of:=LEN([.A69])" office:value-type="float" office:value="18" calcext:value-type="float">
            <text:p>18</text:p>
          </table:table-cell>
          <table:table-cell table:style-name="ce2" office:value-type="string" calcext:value-type="string">
            <text:p>chinese phil</text:p>
          </table:table-cell>
          <table:table-cell table:style-name="ce3" table:formula="of:=LEN([.C69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esun jinrihoe</text:p>
          </table:table-cell>
          <table:table-cell table:style-name="ce3" table:formula="of:=LEN([.A70])" office:value-type="float" office:value="15" calcext:value-type="float">
            <text:p>15</text:p>
          </table:table-cell>
          <table:table-cell/>
          <table:table-cell table:style-name="ce3" table:formula="of:=LEN([.C7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ral relativism</text:p>
          </table:table-cell>
          <table:table-cell table:style-name="ce3" table:formula="of:=LEN([.A71])" office:value-type="float" office:value="16" calcext:value-type="float">
            <text:p>16</text:p>
          </table:table-cell>
          <table:table-cell table:style-name="ce2" office:value-type="string" calcext:value-type="string">
            <text:p>moral rltvsm</text:p>
          </table:table-cell>
          <table:table-cell table:style-name="ce3" table:formula="of:=LEN([.C71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islamism</text:p>
          </table:table-cell>
          <table:table-cell table:style-name="ce3" table:formula="of:=LEN([.A72])" office:value-type="float" office:value="11" calcext:value-type="float">
            <text:p>11</text:p>
          </table:table-cell>
          <table:table-cell/>
          <table:table-cell table:style-name="ce3" table:formula="of:=LEN([.C7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right</text:p>
          </table:table-cell>
          <table:table-cell table:style-name="ce3" table:formula="of:=LEN([.A73])" office:value-type="float" office:value="15" calcext:value-type="float">
            <text:p>15</text:p>
          </table:table-cell>
          <table:table-cell/>
          <table:table-cell table:style-name="ce3" table:formula="of:=LEN([.C7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yrrhonism</text:p>
          </table:table-cell>
          <table:table-cell table:style-name="ce3" table:formula="of:=LEN([.A74])" office:value-type="float" office:value="10" calcext:value-type="float">
            <text:p>10</text:p>
          </table:table-cell>
          <table:table-cell/>
          <table:table-cell table:style-name="ce3" table:formula="of:=LEN([.C7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'athism</text:p>
          </table:table-cell>
          <table:table-cell table:style-name="ce3" table:formula="of:=LEN([.A75])" office:value-type="float" office:value="9" calcext:value-type="float">
            <text:p>9</text:p>
          </table:table-cell>
          <table:table-cell/>
          <table:table-cell table:style-name="ce3" table:formula="of:=LEN([.C7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thical egoism</text:p>
          </table:table-cell>
          <table:table-cell table:style-name="ce3" table:formula="of:=LEN([.A76])" office:value-type="float" office:value="14" calcext:value-type="float">
            <text:p>14</text:p>
          </table:table-cell>
          <table:table-cell/>
          <table:table-cell table:style-name="ce3" table:formula="of:=LEN([.C7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lsh nationalism</text:p>
          </table:table-cell>
          <table:table-cell table:style-name="ce3" table:formula="of:=LEN([.A77])" office:value-type="float" office:value="17" calcext:value-type="float">
            <text:p>17</text:p>
          </table:table-cell>
          <table:table-cell table:style-name="ce2" office:value-type="string" calcext:value-type="string">
            <text:p>welsh ntnlsm</text:p>
          </table:table-cell>
          <table:table-cell table:style-name="ce3" table:formula="of:=LEN([.C77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ventionalism</text:p>
          </table:table-cell>
          <table:table-cell table:style-name="ce3" table:formula="of:=LEN([.A78])" office:value-type="float" office:value="15" calcext:value-type="float">
            <text:p>15</text:p>
          </table:table-cell>
          <table:table-cell/>
          <table:table-cell table:style-name="ce3" table:formula="of:=LEN([.C7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bleism</text:p>
          </table:table-cell>
          <table:table-cell table:style-name="ce3" table:formula="of:=LEN([.A79])" office:value-type="float" office:value="7" calcext:value-type="float">
            <text:p>7</text:p>
          </table:table-cell>
          <table:table-cell/>
          <table:table-cell table:style-name="ce3" table:formula="of:=LEN([.C7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terminism</text:p>
          </table:table-cell>
          <table:table-cell table:style-name="ce3" table:formula="of:=LEN([.A80])" office:value-type="float" office:value="11" calcext:value-type="float">
            <text:p>11</text:p>
          </table:table-cell>
          <table:table-cell/>
          <table:table-cell table:style-name="ce3" table:formula="of:=LEN([.C8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ack conservatism</text:p>
          </table:table-cell>
          <table:table-cell table:style-name="ce3" table:formula="of:=LEN([.A81])" office:value-type="float" office:value="18" calcext:value-type="float">
            <text:p>18</text:p>
          </table:table-cell>
          <table:table-cell table:style-name="ce2" office:value-type="string" calcext:value-type="string">
            <text:p>black cnsrvtsm</text:p>
          </table:table-cell>
          <table:table-cell table:style-name="ce3" table:formula="of:=LEN([.C81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ism in one country</text:p>
          </table:table-cell>
          <table:table-cell table:style-name="ce3" table:formula="of:=LEN([.A82])" office:value-type="float" office:value="24" calcext:value-type="float">
            <text:p>24</text:p>
          </table:table-cell>
          <table:table-cell table:style-name="ce2" office:value-type="string" calcext:value-type="string">
            <text:p>one socialism</text:p>
          </table:table-cell>
          <table:table-cell table:style-name="ce3" table:formula="of:=LEN([.C82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litical philosophy</text:p>
          </table:table-cell>
          <table:table-cell table:style-name="ce3" table:formula="of:=LEN([.A83])" office:value-type="float" office:value="20" calcext:value-type="float">
            <text:p>20</text:p>
          </table:table-cell>
          <table:table-cell table:style-name="ce2" office:value-type="string" calcext:value-type="string">
            <text:p>political phil</text:p>
          </table:table-cell>
          <table:table-cell table:style-name="ce3" table:formula="of:=LEN([.C83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w left</text:p>
          </table:table-cell>
          <table:table-cell table:style-name="ce3" table:formula="of:=LEN([.A84])" office:value-type="float" office:value="8" calcext:value-type="float">
            <text:p>8</text:p>
          </table:table-cell>
          <table:table-cell/>
          <table:table-cell table:style-name="ce3" table:formula="of:=LEN([.C8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realism</text:p>
          </table:table-cell>
          <table:table-cell table:style-name="ce3" table:formula="of:=LEN([.A85])" office:value-type="float" office:value="12" calcext:value-type="float">
            <text:p>12</text:p>
          </table:table-cell>
          <table:table-cell/>
          <table:table-cell table:style-name="ce3" table:formula="of:=LEN([.C8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ynoptic philosophy</text:p>
          </table:table-cell>
          <table:table-cell table:style-name="ce3" table:formula="of:=LEN([.A86])" office:value-type="float" office:value="19" calcext:value-type="float">
            <text:p>19</text:p>
          </table:table-cell>
          <table:table-cell table:style-name="ce2" office:value-type="string" calcext:value-type="string">
            <text:p>synoptic phil</text:p>
          </table:table-cell>
          <table:table-cell table:style-name="ce3" table:formula="of:=LEN([.C86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ional liberalism</text:p>
          </table:table-cell>
          <table:table-cell table:style-name="ce3" table:formula="of:=LEN([.A87])" office:value-type="float" office:value="19" calcext:value-type="float">
            <text:p>19</text:p>
          </table:table-cell>
          <table:table-cell table:style-name="ce2" office:value-type="string" calcext:value-type="string">
            <text:p>national lib</text:p>
          </table:table-cell>
          <table:table-cell table:style-name="ce3" table:formula="of:=LEN([.C87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sbian feminism</text:p>
          </table:table-cell>
          <table:table-cell table:style-name="ce3" table:formula="of:=LEN([.A88])" office:value-type="float" office:value="16" calcext:value-type="float">
            <text:p>16</text:p>
          </table:table-cell>
          <table:table-cell table:style-name="ce2" office:value-type="string" calcext:value-type="string">
            <text:p>lesbian fmnsm</text:p>
          </table:table-cell>
          <table:table-cell table:style-name="ce3" table:formula="of:=LEN([.C8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imperialism</text:p>
          </table:table-cell>
          <table:table-cell table:style-name="ce3" table:formula="of:=LEN([.A89])" office:value-type="float" office:value="16" calcext:value-type="float">
            <text:p>16</text:p>
          </table:table-cell>
          <table:table-cell table:style-name="ce2" office:value-type="string" calcext:value-type="string">
            <text:p>anti-imp</text:p>
          </table:table-cell>
          <table:table-cell table:style-name="ce3" table:formula="of:=LEN([.C89])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pressivism</text:p>
          </table:table-cell>
          <table:table-cell table:style-name="ce3" table:formula="of:=LEN([.A90])" office:value-type="float" office:value="12" calcext:value-type="float">
            <text:p>12</text:p>
          </table:table-cell>
          <table:table-cell/>
          <table:table-cell table:style-name="ce3" table:formula="of:=LEN([.C9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w right</text:p>
          </table:table-cell>
          <table:table-cell table:style-name="ce3" table:formula="of:=LEN([.A91])" office:value-type="float" office:value="9" calcext:value-type="float">
            <text:p>9</text:p>
          </table:table-cell>
          <table:table-cell/>
          <table:table-cell table:style-name="ce3" table:formula="of:=LEN([.C9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slavism</text:p>
          </table:table-cell>
          <table:table-cell table:style-name="ce3" table:formula="of:=LEN([.A92])" office:value-type="float" office:value="11" calcext:value-type="float">
            <text:p>11</text:p>
          </table:table-cell>
          <table:table-cell/>
          <table:table-cell table:style-name="ce3" table:formula="of:=LEN([.C9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firmation holism</text:p>
          </table:table-cell>
          <table:table-cell table:style-name="ce3" table:formula="of:=LEN([.A93])" office:value-type="float" office:value="19" calcext:value-type="float">
            <text:p>19</text:p>
          </table:table-cell>
          <table:table-cell table:style-name="ce2" office:value-type="string" calcext:value-type="string">
            <text:p>conf holism</text:p>
          </table:table-cell>
          <table:table-cell table:style-name="ce3" table:formula="of:=LEN([.C93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talism</text:p>
          </table:table-cell>
          <table:table-cell table:style-name="ce3" table:formula="of:=LEN([.A94])" office:value-type="float" office:value="8" calcext:value-type="float">
            <text:p>8</text:p>
          </table:table-cell>
          <table:table-cell/>
          <table:table-cell table:style-name="ce3" table:formula="of:=LEN([.C9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rmeticism</text:p>
          </table:table-cell>
          <table:table-cell table:style-name="ce3" table:formula="of:=LEN([.A95])" office:value-type="float" office:value="11" calcext:value-type="float">
            <text:p>11</text:p>
          </table:table-cell>
          <table:table-cell/>
          <table:table-cell table:style-name="ce3" table:formula="of:=LEN([.C9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ltural conservatism</text:p>
          </table:table-cell>
          <table:table-cell table:style-name="ce3" table:formula="of:=LEN([.A96])" office:value-type="float" office:value="21" calcext:value-type="float">
            <text:p>21</text:p>
          </table:table-cell>
          <table:table-cell table:style-name="ce2" office:value-type="string" calcext:value-type="string">
            <text:p>cltrl cnsrvtsm</text:p>
          </table:table-cell>
          <table:table-cell table:style-name="ce3" table:formula="of:=LEN([.C96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ciferianism</text:p>
          </table:table-cell>
          <table:table-cell table:style-name="ce3" table:formula="of:=LEN([.A97])" office:value-type="float" office:value="13" calcext:value-type="float">
            <text:p>13</text:p>
          </table:table-cell>
          <table:table-cell/>
          <table:table-cell table:style-name="ce3" table:formula="of:=LEN([.C9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gnitivism</text:p>
          </table:table-cell>
          <table:table-cell table:style-name="ce3" table:formula="of:=LEN([.A98])" office:value-type="float" office:value="11" calcext:value-type="float">
            <text:p>11</text:p>
          </table:table-cell>
          <table:table-cell/>
          <table:table-cell table:style-name="ce3" table:formula="of:=LEN([.C9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rish republicanism</text:p>
          </table:table-cell>
          <table:table-cell table:style-name="ce3" table:formula="of:=LEN([.A99])" office:value-type="float" office:value="19" calcext:value-type="float">
            <text:p>19</text:p>
          </table:table-cell>
          <table:table-cell table:style-name="ce2" office:value-type="string" calcext:value-type="string">
            <text:p>irish repub</text:p>
          </table:table-cell>
          <table:table-cell table:style-name="ce3" table:formula="of:=LEN([.C99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entityism</text:p>
          </table:table-cell>
          <table:table-cell table:style-name="ce3" table:formula="of:=LEN([.A100])" office:value-type="float" office:value="11" calcext:value-type="float">
            <text:p>11</text:p>
          </table:table-cell>
          <table:table-cell/>
          <table:table-cell table:style-name="ce3" table:formula="of:=LEN([.C10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ynamism</text:p>
          </table:table-cell>
          <table:table-cell table:style-name="ce3" table:formula="of:=LEN([.A101])" office:value-type="float" office:value="8" calcext:value-type="float">
            <text:p>8</text:p>
          </table:table-cell>
          <table:table-cell/>
          <table:table-cell table:style-name="ce3" table:formula="of:=LEN([.C10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ocracy</text:p>
          </table:table-cell>
          <table:table-cell table:style-name="ce3" table:formula="of:=LEN([.A102])" office:value-type="float" office:value="8" calcext:value-type="float">
            <text:p>8</text:p>
          </table:table-cell>
          <table:table-cell/>
          <table:table-cell table:style-name="ce3" table:formula="of:=LEN([.C10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natalism</text:p>
          </table:table-cell>
          <table:table-cell table:style-name="ce3" table:formula="of:=LEN([.A103])" office:value-type="float" office:value="12" calcext:value-type="float">
            <text:p>12</text:p>
          </table:table-cell>
          <table:table-cell/>
          <table:table-cell table:style-name="ce3" table:formula="of:=LEN([.C10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polarismo</text:p>
          </table:table-cell>
          <table:table-cell table:style-name="ce3" table:formula="of:=LEN([.A104])" office:value-type="float" office:value="11" calcext:value-type="float">
            <text:p>11</text:p>
          </table:table-cell>
          <table:table-cell/>
          <table:table-cell table:style-name="ce3" table:formula="of:=LEN([.C10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conomic liberalism</text:p>
          </table:table-cell>
          <table:table-cell table:style-name="ce3" table:formula="of:=LEN([.A105])" office:value-type="float" office:value="19" calcext:value-type="float">
            <text:p>19</text:p>
          </table:table-cell>
          <table:table-cell table:style-name="ce2" office:value-type="string" calcext:value-type="string">
            <text:p>economic lib</text:p>
          </table:table-cell>
          <table:table-cell table:style-name="ce3" table:formula="of:=LEN([.C105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lamic socialism</text:p>
          </table:table-cell>
          <table:table-cell table:style-name="ce3" table:formula="of:=LEN([.A106])" office:value-type="float" office:value="17" calcext:value-type="float">
            <text:p>17</text:p>
          </table:table-cell>
          <table:table-cell table:style-name="ce2" office:value-type="string" calcext:value-type="string">
            <text:p>islamic sclsm</text:p>
          </table:table-cell>
          <table:table-cell table:style-name="ce3" table:formula="of:=LEN([.C106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environment</text:p>
          </table:table-cell>
          <table:table-cell table:style-name="ce3" table:formula="of:=LEN([.A107])" office:value-type="float" office:value="25" calcext:value-type="float">
            <text:p>25</text:p>
          </table:table-cell>
          <table:table-cell table:style-name="ce2" office:value-type="string" calcext:value-type="string">
            <text:p>envrnmntl phil</text:p>
          </table:table-cell>
          <table:table-cell table:style-name="ce3" table:formula="of:=LEN([.C107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clecticism</text:p>
          </table:table-cell>
          <table:table-cell table:style-name="ce3" table:formula="of:=LEN([.A108])" office:value-type="float" office:value="11" calcext:value-type="float">
            <text:p>11</text:p>
          </table:table-cell>
          <table:table-cell/>
          <table:table-cell table:style-name="ce3" table:formula="of:=LEN([.C10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theology</text:p>
          </table:table-cell>
          <table:table-cell table:style-name="ce3" table:formula="of:=LEN([.A109])" office:value-type="float" office:value="18" calcext:value-type="float">
            <text:p>18</text:p>
          </table:table-cell>
          <table:table-cell table:style-name="ce2" office:value-type="string" calcext:value-type="string">
            <text:p>chr theology</text:p>
          </table:table-cell>
          <table:table-cell table:style-name="ce3" table:formula="of:=LEN([.C109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llibilism</text:p>
          </table:table-cell>
          <table:table-cell table:style-name="ce3" table:formula="of:=LEN([.A110])" office:value-type="float" office:value="11" calcext:value-type="float">
            <text:p>11</text:p>
          </table:table-cell>
          <table:table-cell/>
          <table:table-cell table:style-name="ce3" table:formula="of:=LEN([.C11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oroastrianism</text:p>
          </table:table-cell>
          <table:table-cell table:style-name="ce3" table:formula="of:=LEN([.A111])" office:value-type="float" office:value="14" calcext:value-type="float">
            <text:p>14</text:p>
          </table:table-cell>
          <table:table-cell/>
          <table:table-cell table:style-name="ce3" table:formula="of:=LEN([.C11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halistan movement</text:p>
          </table:table-cell>
          <table:table-cell table:style-name="ce3" table:formula="of:=LEN([.A112])" office:value-type="float" office:value="18" calcext:value-type="float">
            <text:p>18</text:p>
          </table:table-cell>
          <table:table-cell table:style-name="ce2" office:value-type="string" calcext:value-type="string">
            <text:p>khalistan mvmnt</text:p>
          </table:table-cell>
          <table:table-cell table:style-name="ce3" table:formula="of:=LEN([.C112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oethics</text:p>
          </table:table-cell>
          <table:table-cell table:style-name="ce3" table:formula="of:=LEN([.A113])" office:value-type="float" office:value="9" calcext:value-type="float">
            <text:p>9</text:p>
          </table:table-cell>
          <table:table-cell/>
          <table:table-cell table:style-name="ce3" table:formula="of:=LEN([.C11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alinism</text:p>
          </table:table-cell>
          <table:table-cell table:style-name="ce3" table:formula="of:=LEN([.A114])" office:value-type="float" office:value="9" calcext:value-type="float">
            <text:p>9</text:p>
          </table:table-cell>
          <table:table-cell/>
          <table:table-cell table:style-name="ce3" table:formula="of:=LEN([.C11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xiantiandao</text:p>
          </table:table-cell>
          <table:table-cell table:style-name="ce3" table:formula="of:=LEN([.A115])" office:value-type="float" office:value="11" calcext:value-type="float">
            <text:p>11</text:p>
          </table:table-cell>
          <table:table-cell/>
          <table:table-cell table:style-name="ce3" table:formula="of:=LEN([.C11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yrrhonian skepticism</text:p>
          </table:table-cell>
          <table:table-cell table:style-name="ce3" table:formula="of:=LEN([.A116])" office:value-type="float" office:value="21" calcext:value-type="float">
            <text:p>21</text:p>
          </table:table-cell>
          <table:table-cell table:style-name="ce2" office:value-type="string" calcext:value-type="string">
            <text:p>pyrrhonism</text:p>
          </table:table-cell>
          <table:table-cell table:style-name="ce3" table:formula="of:=LEN([.C116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lvinism</text:p>
          </table:table-cell>
          <table:table-cell table:style-name="ce3" table:formula="of:=LEN([.A117])" office:value-type="float" office:value="9" calcext:value-type="float">
            <text:p>9</text:p>
          </table:table-cell>
          <table:table-cell/>
          <table:table-cell table:style-name="ce3" table:formula="of:=LEN([.C11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ab socialism</text:p>
          </table:table-cell>
          <table:table-cell table:style-name="ce3" table:formula="of:=LEN([.A118])" office:value-type="float" office:value="14" calcext:value-type="float">
            <text:p>14</text:p>
          </table:table-cell>
          <table:table-cell/>
          <table:table-cell table:style-name="ce3" table:formula="of:=LEN([.C11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publicanism</text:p>
          </table:table-cell>
          <table:table-cell table:style-name="ce3" table:formula="of:=LEN([.A119])" office:value-type="float" office:value="13" calcext:value-type="float">
            <text:p>13</text:p>
          </table:table-cell>
          <table:table-cell/>
          <table:table-cell table:style-name="ce3" table:formula="of:=LEN([.C11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egral nationalism</text:p>
          </table:table-cell>
          <table:table-cell table:style-name="ce3" table:formula="of:=LEN([.A120])" office:value-type="float" office:value="20" calcext:value-type="float">
            <text:p>20</text:p>
          </table:table-cell>
          <table:table-cell table:style-name="ce2" office:value-type="string" calcext:value-type="string">
            <text:p>integral ntnlsm</text:p>
          </table:table-cell>
          <table:table-cell table:style-name="ce3" table:formula="of:=LEN([.C120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junctivism</text:p>
          </table:table-cell>
          <table:table-cell table:style-name="ce3" table:formula="of:=LEN([.A121])" office:value-type="float" office:value="13" calcext:value-type="float">
            <text:p>13</text:p>
          </table:table-cell>
          <table:table-cell/>
          <table:table-cell table:style-name="ce3" table:formula="of:=LEN([.C12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bjective idealism</text:p>
          </table:table-cell>
          <table:table-cell table:style-name="ce3" table:formula="of:=LEN([.A122])" office:value-type="float" office:value="18" calcext:value-type="float">
            <text:p>18</text:p>
          </table:table-cell>
          <table:table-cell table:style-name="ce2" office:value-type="string" calcext:value-type="string">
            <text:p>objctv idealism</text:p>
          </table:table-cell>
          <table:table-cell table:style-name="ce3" table:formula="of:=LEN([.C122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reerism</text:p>
          </table:table-cell>
          <table:table-cell table:style-name="ce3" table:formula="of:=LEN([.A123])" office:value-type="float" office:value="9" calcext:value-type="float">
            <text:p>9</text:p>
          </table:table-cell>
          <table:table-cell/>
          <table:table-cell table:style-name="ce3" table:formula="of:=LEN([.C1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emalism</text:p>
          </table:table-cell>
          <table:table-cell table:style-name="ce3" table:formula="of:=LEN([.A124])" office:value-type="float" office:value="8" calcext:value-type="float">
            <text:p>8</text:p>
          </table:table-cell>
          <table:table-cell/>
          <table:table-cell table:style-name="ce3" table:formula="of:=LEN([.C12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reductionism</text:p>
          </table:table-cell>
          <table:table-cell table:style-name="ce3" table:formula="of:=LEN([.A125])" office:value-type="float" office:value="16" calcext:value-type="float">
            <text:p>16</text:p>
          </table:table-cell>
          <table:table-cell table:style-name="ce2" office:value-type="string" calcext:value-type="string">
            <text:p>anti-rdctnsm</text:p>
          </table:table-cell>
          <table:table-cell table:style-name="ce3" table:formula="of:=LEN([.C125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shmir shaivism</text:p>
          </table:table-cell>
          <table:table-cell table:style-name="ce3" table:formula="of:=LEN([.A126])" office:value-type="float" office:value="16" calcext:value-type="float">
            <text:p>16</text:p>
          </table:table-cell>
          <table:table-cell table:style-name="ce2" office:value-type="string" calcext:value-type="string">
            <text:p>kshmr shaivism</text:p>
          </table:table-cell>
          <table:table-cell table:style-name="ce3" table:formula="of:=LEN([.C126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passionate conservatism</text:p>
          </table:table-cell>
          <table:table-cell table:style-name="ce3" table:formula="of:=LEN([.A127])" office:value-type="float" office:value="26" calcext:value-type="float">
            <text:p>26</text:p>
          </table:table-cell>
          <table:table-cell table:style-name="ce2" office:value-type="string" calcext:value-type="string">
            <text:p>paternalism</text:p>
          </table:table-cell>
          <table:table-cell table:style-name="ce3" table:formula="of:=LEN([.C127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ellow socialism</text:p>
          </table:table-cell>
          <table:table-cell table:style-name="ce3" table:formula="of:=LEN([.A128])" office:value-type="float" office:value="16" calcext:value-type="float">
            <text:p>16</text:p>
          </table:table-cell>
          <table:table-cell table:style-name="ce2" office:value-type="string" calcext:value-type="string">
            <text:p>yellow sclsm</text:p>
          </table:table-cell>
          <table:table-cell table:style-name="ce3" table:formula="of:=LEN([.C128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sex</text:p>
          </table:table-cell>
          <table:table-cell table:style-name="ce3" table:formula="of:=LEN([.A129])" office:value-type="float" office:value="17" calcext:value-type="float">
            <text:p>17</text:p>
          </table:table-cell>
          <table:table-cell table:style-name="ce2" office:value-type="string" calcext:value-type="string">
            <text:p>sex phil</text:p>
          </table:table-cell>
          <table:table-cell table:style-name="ce3" table:formula="of:=LEN([.C129])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ellectualism</text:p>
          </table:table-cell>
          <table:table-cell table:style-name="ce3" table:formula="of:=LEN([.A130])" office:value-type="float" office:value="15" calcext:value-type="float">
            <text:p>15</text:p>
          </table:table-cell>
          <table:table-cell/>
          <table:table-cell table:style-name="ce3" table:formula="of:=LEN([.C13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-scarcity anarchism</text:p>
          </table:table-cell>
          <table:table-cell table:style-name="ce3" table:formula="of:=LEN([.A131])" office:value-type="float" office:value="23" calcext:value-type="float">
            <text:p>23</text:p>
          </table:table-cell>
          <table:table-cell table:style-name="ce2" office:value-type="string" calcext:value-type="string">
            <text:p>post-scarcity</text:p>
          </table:table-cell>
          <table:table-cell table:style-name="ce3" table:formula="of:=LEN([.C131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 ecology</text:p>
          </table:table-cell>
          <table:table-cell table:style-name="ce3" table:formula="of:=LEN([.A132])" office:value-type="float" office:value="14" calcext:value-type="float">
            <text:p>14</text:p>
          </table:table-cell>
          <table:table-cell/>
          <table:table-cell table:style-name="ce3" table:formula="of:=LEN([.C13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scriptivism</text:p>
          </table:table-cell>
          <table:table-cell table:style-name="ce3" table:formula="of:=LEN([.A133])" office:value-type="float" office:value="13" calcext:value-type="float">
            <text:p>13</text:p>
          </table:table-cell>
          <table:table-cell/>
          <table:table-cell table:style-name="ce3" table:formula="of:=LEN([.C13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ngaku</text:p>
          </table:table-cell>
          <table:table-cell table:style-name="ce3" table:formula="of:=LEN([.A134])" office:value-type="float" office:value="7" calcext:value-type="float">
            <text:p>7</text:p>
          </table:table-cell>
          <table:table-cell/>
          <table:table-cell table:style-name="ce3" table:formula="of:=LEN([.C13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truism</text:p>
          </table:table-cell>
          <table:table-cell table:style-name="ce3" table:formula="of:=LEN([.A135])" office:value-type="float" office:value="8" calcext:value-type="float">
            <text:p>8</text:p>
          </table:table-cell>
          <table:table-cell/>
          <table:table-cell table:style-name="ce3" table:formula="of:=LEN([.C13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ld left</text:p>
          </table:table-cell>
          <table:table-cell table:style-name="ce3" table:formula="of:=LEN([.A136])" office:value-type="float" office:value="8" calcext:value-type="float">
            <text:p>8</text:p>
          </table:table-cell>
          <table:table-cell/>
          <table:table-cell table:style-name="ce3" table:formula="of:=LEN([.C13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tomism</text:p>
          </table:table-cell>
          <table:table-cell table:style-name="ce3" table:formula="of:=LEN([.A137])" office:value-type="float" office:value="7" calcext:value-type="float">
            <text:p>7</text:p>
          </table:table-cell>
          <table:table-cell/>
          <table:table-cell table:style-name="ce3" table:formula="of:=LEN([.C13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andinavianism</text:p>
          </table:table-cell>
          <table:table-cell table:style-name="ce3" table:formula="of:=LEN([.A138])" office:value-type="float" office:value="15" calcext:value-type="float">
            <text:p>15</text:p>
          </table:table-cell>
          <table:table-cell/>
          <table:table-cell table:style-name="ce3" table:formula="of:=LEN([.C13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rrealism</text:p>
          </table:table-cell>
          <table:table-cell table:style-name="ce3" table:formula="of:=LEN([.A139])" office:value-type="float" office:value="10" calcext:value-type="float">
            <text:p>10</text:p>
          </table:table-cell>
          <table:table-cell/>
          <table:table-cell table:style-name="ce3" table:formula="of:=LEN([.C13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cendental perspectivism</text:p>
          </table:table-cell>
          <table:table-cell table:style-name="ce3" table:formula="of:=LEN([.A140])" office:value-type="float" office:value="28" calcext:value-type="float">
            <text:p>28</text:p>
          </table:table-cell>
          <table:table-cell table:style-name="ce2" office:value-type="string" calcext:value-type="string">
            <text:p>trscdntl psptsm</text:p>
          </table:table-cell>
          <table:table-cell table:style-name="ce3" table:formula="of:=LEN([.C140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education</text:p>
          </table:table-cell>
          <table:table-cell table:style-name="ce3" table:formula="of:=LEN([.A141])" office:value-type="float" office:value="23" calcext:value-type="float">
            <text:p>23</text:p>
          </table:table-cell>
          <table:table-cell table:style-name="ce4" office:value-type="string" calcext:value-type="string">
            <text:p>education phil</text:p>
          </table:table-cell>
          <table:table-cell table:style-name="ce3" table:formula="of:=LEN([.C141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ichaeism</text:p>
          </table:table-cell>
          <table:table-cell table:style-name="ce3" table:formula="of:=LEN([.A142])" office:value-type="float" office:value="11" calcext:value-type="float">
            <text:p>11</text:p>
          </table:table-cell>
          <table:table-cell/>
          <table:table-cell table:style-name="ce3" table:formula="of:=LEN([.C14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xism\u2013leninism\u2013maoism</text:p>
          </table:table-cell>
          <table:table-cell table:style-name="ce3" table:formula="of:=LEN([.A143])" office:value-type="float" office:value="33" calcext:value-type="float">
            <text:p>33</text:p>
          </table:table-cell>
          <table:table-cell table:style-name="ce2" office:value-type="string" calcext:value-type="string">
            <text:p>marx lenin mao</text:p>
          </table:table-cell>
          <table:table-cell table:style-name="ce3" table:formula="of:=LEN([.C143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ft-wing populism</text:p>
          </table:table-cell>
          <table:table-cell table:style-name="ce3" table:formula="of:=LEN([.A144])" office:value-type="float" office:value="18" calcext:value-type="float">
            <text:p>18</text:p>
          </table:table-cell>
          <table:table-cell table:style-name="ce2" office:value-type="string" calcext:value-type="string">
            <text:p>leftist pplsm</text:p>
          </table:table-cell>
          <table:table-cell table:style-name="ce3" table:formula="of:=LEN([.C144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erationalism</text:p>
          </table:table-cell>
          <table:table-cell table:style-name="ce3" table:formula="of:=LEN([.A145])" office:value-type="float" office:value="14" calcext:value-type="float">
            <text:p>14</text:p>
          </table:table-cell>
          <table:table-cell/>
          <table:table-cell table:style-name="ce3" table:formula="of:=LEN([.C14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ivism</text:p>
          </table:table-cell>
          <table:table-cell table:style-name="ce3" table:formula="of:=LEN([.A146])" office:value-type="float" office:value="8" calcext:value-type="float">
            <text:p>8</text:p>
          </table:table-cell>
          <table:table-cell/>
          <table:table-cell table:style-name="ce3" table:formula="of:=LEN([.C14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oregionalism</text:p>
          </table:table-cell>
          <table:table-cell table:style-name="ce3" table:formula="of:=LEN([.A147])" office:value-type="float" office:value="14" calcext:value-type="float">
            <text:p>14</text:p>
          </table:table-cell>
          <table:table-cell/>
          <table:table-cell table:style-name="ce3" table:formula="of:=LEN([.C14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surrectionary anarchism</text:p>
          </table:table-cell>
          <table:table-cell table:style-name="ce3" table:formula="of:=LEN([.A148])" office:value-type="float" office:value="25" calcext:value-type="float">
            <text:p>25</text:p>
          </table:table-cell>
          <table:table-cell table:style-name="ce2" office:value-type="string" calcext:value-type="string">
            <text:p>insrctn anrchsm</text:p>
          </table:table-cell>
          <table:table-cell table:style-name="ce3" table:formula="of:=LEN([.C148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livarianism</text:p>
          </table:table-cell>
          <table:table-cell table:style-name="ce3" table:formula="of:=LEN([.A149])" office:value-type="float" office:value="13" calcext:value-type="float">
            <text:p>13</text:p>
          </table:table-cell>
          <table:table-cell/>
          <table:table-cell table:style-name="ce3" table:formula="of:=LEN([.C14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religion</text:p>
          </table:table-cell>
          <table:table-cell table:style-name="ce3" table:formula="of:=LEN([.A150])" office:value-type="float" office:value="22" calcext:value-type="float">
            <text:p>22</text:p>
          </table:table-cell>
          <table:table-cell table:style-name="ce2" office:value-type="string" calcext:value-type="string">
            <text:p>religion phil</text:p>
          </table:table-cell>
          <table:table-cell table:style-name="ce3" table:formula="of:=LEN([.C150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mocratic socialism</text:p>
          </table:table-cell>
          <table:table-cell table:style-name="ce3" table:formula="of:=LEN([.A151])" office:value-type="float" office:value="20" calcext:value-type="float">
            <text:p>20</text:p>
          </table:table-cell>
          <table:table-cell table:style-name="ce2" office:value-type="string" calcext:value-type="string">
            <text:p>demo sclsm</text:p>
          </table:table-cell>
          <table:table-cell table:style-name="ce3" table:formula="of:=LEN([.C151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uevarism</text:p>
          </table:table-cell>
          <table:table-cell table:style-name="ce3" table:formula="of:=LEN([.A152])" office:value-type="float" office:value="9" calcext:value-type="float">
            <text:p>9</text:p>
          </table:table-cell>
          <table:table-cell/>
          <table:table-cell table:style-name="ce3" table:formula="of:=LEN([.C15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raferia</text:p>
          </table:table-cell>
          <table:table-cell table:style-name="ce3" table:formula="of:=LEN([.A153])" office:value-type="float" office:value="9" calcext:value-type="float">
            <text:p>9</text:p>
          </table:table-cell>
          <table:table-cell/>
          <table:table-cell table:style-name="ce3" table:formula="of:=LEN([.C15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liminative materialism</text:p>
          </table:table-cell>
          <table:table-cell table:style-name="ce3" table:formula="of:=LEN([.A154])" office:value-type="float" office:value="23" calcext:value-type="float">
            <text:p>23</text:p>
          </table:table-cell>
          <table:table-cell table:style-name="ce2" office:value-type="string" calcext:value-type="string">
            <text:p>eliminativism</text:p>
          </table:table-cell>
          <table:table-cell table:style-name="ce3" table:formula="of:=LEN([.C154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criptivism</text:p>
          </table:table-cell>
          <table:table-cell table:style-name="ce3" table:formula="of:=LEN([.A155])" office:value-type="float" office:value="14" calcext:value-type="float">
            <text:p>14</text:p>
          </table:table-cell>
          <table:table-cell/>
          <table:table-cell table:style-name="ce3" table:formula="of:=LEN([.C15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oism</text:p>
          </table:table-cell>
          <table:table-cell table:style-name="ce3" table:formula="of:=LEN([.A156])" office:value-type="float" office:value="6" calcext:value-type="float">
            <text:p>6</text:p>
          </table:table-cell>
          <table:table-cell/>
          <table:table-cell table:style-name="ce3" table:formula="of:=LEN([.C15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gma</text:p>
          </table:table-cell>
          <table:table-cell table:style-name="ce3" table:formula="of:=LEN([.A157])" office:value-type="float" office:value="5" calcext:value-type="float">
            <text:p>5</text:p>
          </table:table-cell>
          <table:table-cell table:style-name="ce2" office:value-type="string" calcext:value-type="string">
            <text:p>dogmatism</text:p>
          </table:table-cell>
          <table:table-cell table:style-name="ce3" table:formula="of:=LEN([.C157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formational philosophy</text:p>
          </table:table-cell>
          <table:table-cell table:style-name="ce3" table:formula="of:=LEN([.A158])" office:value-type="float" office:value="24" calcext:value-type="float">
            <text:p>24</text:p>
          </table:table-cell>
          <table:table-cell table:style-name="ce2" office:value-type="string" calcext:value-type="string">
            <text:p>neo-calvinism</text:p>
          </table:table-cell>
          <table:table-cell table:style-name="ce3" table:formula="of:=LEN([.C15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asianism</text:p>
          </table:table-cell>
          <table:table-cell table:style-name="ce3" table:formula="of:=LEN([.A159])" office:value-type="float" office:value="12" calcext:value-type="float">
            <text:p>12</text:p>
          </table:table-cell>
          <table:table-cell/>
          <table:table-cell table:style-name="ce3" table:formula="of:=LEN([.C15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nd society</text:p>
          </table:table-cell>
          <table:table-cell table:style-name="ce3" table:formula="of:=LEN([.A160])" office:value-type="float" office:value="12" calcext:value-type="float">
            <text:p>12</text:p>
          </table:table-cell>
          <table:table-cell/>
          <table:table-cell table:style-name="ce3" table:formula="of:=LEN([.C16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thoritarianism</text:p>
          </table:table-cell>
          <table:table-cell table:style-name="ce3" table:formula="of:=LEN([.A161])" office:value-type="float" office:value="16" calcext:value-type="float">
            <text:p>16</text:p>
          </table:table-cell>
          <table:table-cell table:style-name="ce2" office:value-type="string" calcext:value-type="string">
            <text:p>authrtrnsm</text:p>
          </table:table-cell>
          <table:table-cell table:style-name="ce3" table:formula="of:=LEN([.C161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minianism</text:p>
          </table:table-cell>
          <table:table-cell table:style-name="ce3" table:formula="of:=LEN([.A162])" office:value-type="float" office:value="11" calcext:value-type="float">
            <text:p>11</text:p>
          </table:table-cell>
          <table:table-cell/>
          <table:table-cell table:style-name="ce3" table:formula="of:=LEN([.C16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uralism</text:p>
          </table:table-cell>
          <table:table-cell table:style-name="ce3" table:formula="of:=LEN([.A163])" office:value-type="float" office:value="9" calcext:value-type="float">
            <text:p>9</text:p>
          </table:table-cell>
          <table:table-cell/>
          <table:table-cell table:style-name="ce3" table:formula="of:=LEN([.C16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nsenism</text:p>
          </table:table-cell>
          <table:table-cell table:style-name="ce3" table:formula="of:=LEN([.A164])" office:value-type="float" office:value="9" calcext:value-type="float">
            <text:p>9</text:p>
          </table:table-cell>
          <table:table-cell/>
          <table:table-cell table:style-name="ce3" table:formula="of:=LEN([.C16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mperialism</text:p>
          </table:table-cell>
          <table:table-cell table:style-name="ce3" table:formula="of:=LEN([.A165])" office:value-type="float" office:value="11" calcext:value-type="float">
            <text:p>11</text:p>
          </table:table-cell>
          <table:table-cell/>
          <table:table-cell table:style-name="ce3" table:formula="of:=LEN([.C16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ist feminism</text:p>
          </table:table-cell>
          <table:table-cell table:style-name="ce3" table:formula="of:=LEN([.A166])" office:value-type="float" office:value="18" calcext:value-type="float">
            <text:p>18</text:p>
          </table:table-cell>
          <table:table-cell table:style-name="ce2" office:value-type="string" calcext:value-type="string">
            <text:p>socialist fmnsm</text:p>
          </table:table-cell>
          <table:table-cell table:style-name="ce3" table:formula="of:=LEN([.C166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confucianism</text:p>
          </table:table-cell>
          <table:table-cell table:style-name="ce3" table:formula="of:=LEN([.A167])" office:value-type="float" office:value="16" calcext:value-type="float">
            <text:p>16</text:p>
          </table:table-cell>
          <table:table-cell table:style-name="ce2" office:value-type="string" calcext:value-type="string">
            <text:p>neo-cnfcnsm</text:p>
          </table:table-cell>
          <table:table-cell table:style-name="ce3" table:formula="of:=LEN([.C167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dividualist anarchism</text:p>
          </table:table-cell>
          <table:table-cell table:style-name="ce3" table:formula="of:=LEN([.A168])" office:value-type="float" office:value="23" calcext:value-type="float">
            <text:p>23</text:p>
          </table:table-cell>
          <table:table-cell table:style-name="ce2" office:value-type="string" calcext:value-type="string">
            <text:p>indvdl anrchsm</text:p>
          </table:table-cell>
          <table:table-cell table:style-name="ce3" table:formula="of:=LEN([.C168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omalous monism</text:p>
          </table:table-cell>
          <table:table-cell table:style-name="ce3" table:formula="of:=LEN([.A169])" office:value-type="float" office:value="16" calcext:value-type="float">
            <text:p>16</text:p>
          </table:table-cell>
          <table:table-cell table:style-name="ce2" office:value-type="string" calcext:value-type="string">
            <text:p>anmls monism</text:p>
          </table:table-cell>
          <table:table-cell table:style-name="ce3" table:formula="of:=LEN([.C169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pythagoreanism</text:p>
          </table:table-cell>
          <table:table-cell table:style-name="ce3" table:formula="of:=LEN([.A170])" office:value-type="float" office:value="17" calcext:value-type="float">
            <text:p>17</text:p>
          </table:table-cell>
          <table:table-cell table:style-name="ce2" office:value-type="string" calcext:value-type="string">
            <text:p>neo-pythgrnsm</text:p>
          </table:table-cell>
          <table:table-cell table:style-name="ce3" table:formula="of:=LEN([.C170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cofascism</text:p>
          </table:table-cell>
          <table:table-cell table:style-name="ce3" table:formula="of:=LEN([.A171])" office:value-type="float" office:value="10" calcext:value-type="float">
            <text:p>10</text:p>
          </table:table-cell>
          <table:table-cell/>
          <table:table-cell table:style-name="ce3" table:formula="of:=LEN([.C17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 philosophy</text:p>
          </table:table-cell>
          <table:table-cell table:style-name="ce3" table:formula="of:=LEN([.A172])" office:value-type="float" office:value="17" calcext:value-type="float">
            <text:p>17</text:p>
          </table:table-cell>
          <table:table-cell table:style-name="ce2" office:value-type="string" calcext:value-type="string">
            <text:p>social phil</text:p>
          </table:table-cell>
          <table:table-cell table:style-name="ce3" table:formula="of:=LEN([.C172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maranismo</text:p>
          </table:table-cell>
          <table:table-cell table:style-name="ce3" table:formula="of:=LEN([.A173])" office:value-type="float" office:value="11" calcext:value-type="float">
            <text:p>11</text:p>
          </table:table-cell>
          <table:table-cell/>
          <table:table-cell table:style-name="ce3" table:formula="of:=LEN([.C17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alectical materialism</text:p>
          </table:table-cell>
          <table:table-cell table:style-name="ce3" table:formula="of:=LEN([.A174])" office:value-type="float" office:value="23" calcext:value-type="float">
            <text:p>23</text:p>
          </table:table-cell>
          <table:table-cell table:style-name="ce2" office:value-type="string" calcext:value-type="string">
            <text:p>dlctcl mtrlsm</text:p>
          </table:table-cell>
          <table:table-cell table:style-name="ce3" table:formula="of:=LEN([.C174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war</text:p>
          </table:table-cell>
          <table:table-cell table:style-name="ce3" table:formula="of:=LEN([.A175])" office:value-type="float" office:value="17" calcext:value-type="float">
            <text:p>17</text:p>
          </table:table-cell>
          <table:table-cell table:style-name="ce2" office:value-type="string" calcext:value-type="string">
            <text:p>war phil</text:p>
          </table:table-cell>
          <table:table-cell table:style-name="ce3" table:formula="of:=LEN([.C175])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rudition</text:p>
          </table:table-cell>
          <table:table-cell table:style-name="ce3" table:formula="of:=LEN([.A176])" office:value-type="float" office:value="9" calcext:value-type="float">
            <text:p>9</text:p>
          </table:table-cell>
          <table:table-cell/>
          <table:table-cell table:style-name="ce3" table:formula="of:=LEN([.C17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ocracy</text:p>
          </table:table-cell>
          <table:table-cell table:style-name="ce3" table:formula="of:=LEN([.A177])" office:value-type="float" office:value="9" calcext:value-type="float">
            <text:p>9</text:p>
          </table:table-cell>
          <table:table-cell/>
          <table:table-cell table:style-name="ce3" table:formula="of:=LEN([.C17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artificial intelligence</text:p>
          </table:table-cell>
          <table:table-cell table:style-name="ce3" table:formula="of:=LEN([.A178])" office:value-type="float" office:value="37" calcext:value-type="float">
            <text:p>37</text:p>
          </table:table-cell>
          <table:table-cell table:style-name="ce2" office:value-type="string" calcext:value-type="string">
            <text:p>AI phil</text:p>
          </table:table-cell>
          <table:table-cell table:style-name="ce3" table:formula="of:=LEN([.C178])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ltural liberalism</text:p>
          </table:table-cell>
          <table:table-cell table:style-name="ce3" table:formula="of:=LEN([.A179])" office:value-type="float" office:value="19" calcext:value-type="float">
            <text:p>19</text:p>
          </table:table-cell>
          <table:table-cell table:style-name="ce2" office:value-type="string" calcext:value-type="string">
            <text:p>cultural lib</text:p>
          </table:table-cell>
          <table:table-cell table:style-name="ce3" table:formula="of:=LEN([.C179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cordianism</text:p>
          </table:table-cell>
          <table:table-cell table:style-name="ce3" table:formula="of:=LEN([.A180])" office:value-type="float" office:value="13" calcext:value-type="float">
            <text:p>13</text:p>
          </table:table-cell>
          <table:table-cell/>
          <table:table-cell table:style-name="ce3" table:formula="of:=LEN([.C18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ductive materialism</text:p>
          </table:table-cell>
          <table:table-cell table:style-name="ce3" table:formula="of:=LEN([.A181])" office:value-type="float" office:value="21" calcext:value-type="float">
            <text:p>21</text:p>
          </table:table-cell>
          <table:table-cell table:style-name="ce2" office:value-type="string" calcext:value-type="string">
            <text:p>rdctv mtrlsm</text:p>
          </table:table-cell>
          <table:table-cell table:style-name="ce3" table:formula="of:=LEN([.C181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sequentialism</text:p>
          </table:table-cell>
          <table:table-cell table:style-name="ce3" table:formula="of:=LEN([.A182])" office:value-type="float" office:value="16" calcext:value-type="float">
            <text:p>16</text:p>
          </table:table-cell>
          <table:table-cell table:style-name="ce2" office:value-type="string" calcext:value-type="string">
            <text:p>consqntlsm</text:p>
          </table:table-cell>
          <table:table-cell table:style-name="ce3" table:formula="of:=LEN([.C182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lema</text:p>
          </table:table-cell>
          <table:table-cell table:style-name="ce3" table:formula="of:=LEN([.A183])" office:value-type="float" office:value="7" calcext:value-type="float">
            <text:p>7</text:p>
          </table:table-cell>
          <table:table-cell/>
          <table:table-cell table:style-name="ce3" table:formula="of:=LEN([.C18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ientism</text:p>
          </table:table-cell>
          <table:table-cell table:style-name="ce3" table:formula="of:=LEN([.A184])" office:value-type="float" office:value="9" calcext:value-type="float">
            <text:p>9</text:p>
          </table:table-cell>
          <table:table-cell/>
          <table:table-cell table:style-name="ce3" table:formula="of:=LEN([.C18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business</text:p>
          </table:table-cell>
          <table:table-cell table:style-name="ce3" table:formula="of:=LEN([.A185])" office:value-type="float" office:value="22" calcext:value-type="float">
            <text:p>22</text:p>
          </table:table-cell>
          <table:table-cell table:style-name="ce2" office:value-type="string" calcext:value-type="string">
            <text:p>business phil</text:p>
          </table:table-cell>
          <table:table-cell table:style-name="ce3" table:formula="of:=LEN([.C185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h\u00e1'\u00ed faith</text:p>
          </table:table-cell>
          <table:table-cell table:style-name="ce3" table:formula="of:=LEN([.A186])" office:value-type="float" office:value="22" calcext:value-type="float">
            <text:p>22</text:p>
          </table:table-cell>
          <table:table-cell/>
          <table:table-cell table:style-name="ce3" table:formula="of:=LEN([.C18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structivist epistemology</text:p>
          </table:table-cell>
          <table:table-cell table:style-name="ce3" table:formula="of:=LEN([.A187])" office:value-type="float" office:value="27" calcext:value-type="float">
            <text:p>27</text:p>
          </table:table-cell>
          <table:table-cell table:style-name="ce2" office:value-type="string" calcext:value-type="string">
            <text:p>cnstvst epstmly</text:p>
          </table:table-cell>
          <table:table-cell table:style-name="ce3" table:formula="of:=LEN([.C187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tualism_(economic_theory)</text:p>
          </table:table-cell>
          <table:table-cell table:style-name="ce3" table:formula="of:=LEN([.A188])" office:value-type="float" office:value="27" calcext:value-type="float">
            <text:p>27</text:p>
          </table:table-cell>
          <table:table-cell table:style-name="ce2" office:value-type="string" calcext:value-type="string">
            <text:p>mutualism</text:p>
          </table:table-cell>
          <table:table-cell table:style-name="ce3" table:formula="of:=LEN([.C188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servative liberalism</text:p>
          </table:table-cell>
          <table:table-cell table:style-name="ce3" table:formula="of:=LEN([.A189])" office:value-type="float" office:value="23" calcext:value-type="float">
            <text:p>23</text:p>
          </table:table-cell>
          <table:table-cell table:style-name="ce2" office:value-type="string" calcext:value-type="string">
            <text:p>cnsrvtv lib</text:p>
          </table:table-cell>
          <table:table-cell table:style-name="ce3" table:formula="of:=LEN([.C189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scism</text:p>
          </table:table-cell>
          <table:table-cell table:style-name="ce3" table:formula="of:=LEN([.A190])" office:value-type="float" office:value="7" calcext:value-type="float">
            <text:p>7</text:p>
          </table:table-cell>
          <table:table-cell/>
          <table:table-cell table:style-name="ce3" table:formula="of:=LEN([.C19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lyamory</text:p>
          </table:table-cell>
          <table:table-cell table:style-name="ce3" table:formula="of:=LEN([.A191])" office:value-type="float" office:value="9" calcext:value-type="float">
            <text:p>9</text:p>
          </table:table-cell>
          <table:table-cell/>
          <table:table-cell table:style-name="ce3" table:formula="of:=LEN([.C19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ivic conservatism</text:p>
          </table:table-cell>
          <table:table-cell table:style-name="ce3" table:formula="of:=LEN([.A192])" office:value-type="float" office:value="18" calcext:value-type="float">
            <text:p>18</text:p>
          </table:table-cell>
          <table:table-cell table:style-name="ce2" office:value-type="string" calcext:value-type="string">
            <text:p>civic cnsrvtsm</text:p>
          </table:table-cell>
          <table:table-cell table:style-name="ce3" table:formula="of:=LEN([.C192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lluminates of thanateros</text:p>
          </table:table-cell>
          <table:table-cell table:style-name="ce3" table:formula="of:=LEN([.A193])" office:value-type="float" office:value="25" calcext:value-type="float">
            <text:p>25</text:p>
          </table:table-cell>
          <table:table-cell table:style-name="ce2" office:value-type="string" calcext:value-type="string">
            <text:p>illum of than</text:p>
          </table:table-cell>
          <table:table-cell table:style-name="ce3" table:formula="of:=LEN([.C19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mmortalism</text:p>
          </table:table-cell>
          <table:table-cell table:style-name="ce3" table:formula="of:=LEN([.A194])" office:value-type="float" office:value="11" calcext:value-type="float">
            <text:p>11</text:p>
          </table:table-cell>
          <table:table-cell/>
          <table:table-cell table:style-name="ce3" table:formula="of:=LEN([.C19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ofascism</text:p>
          </table:table-cell>
          <table:table-cell table:style-name="ce3" table:formula="of:=LEN([.A195])" office:value-type="float" office:value="14" calcext:value-type="float">
            <text:p>14</text:p>
          </table:table-cell>
          <table:table-cell/>
          <table:table-cell table:style-name="ce3" table:formula="of:=LEN([.C19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w confucianism</text:p>
          </table:table-cell>
          <table:table-cell table:style-name="ce3" table:formula="of:=LEN([.A196])" office:value-type="float" office:value="16" calcext:value-type="float">
            <text:p>16</text:p>
          </table:table-cell>
          <table:table-cell table:style-name="ce2" office:value-type="string" calcext:value-type="string">
            <text:p>new cnfcnsm</text:p>
          </table:table-cell>
          <table:table-cell table:style-name="ce3" table:formula="of:=LEN([.C196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imitive communism</text:p>
          </table:table-cell>
          <table:table-cell table:style-name="ce3" table:formula="of:=LEN([.A197])" office:value-type="float" office:value="19" calcext:value-type="float">
            <text:p>19</text:p>
          </table:table-cell>
          <table:table-cell table:style-name="ce2" office:value-type="string" calcext:value-type="string">
            <text:p>primitive cmnsm</text:p>
          </table:table-cell>
          <table:table-cell table:style-name="ce3" table:formula="of:=LEN([.C197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xism\u2013leninism</text:p>
          </table:table-cell>
          <table:table-cell table:style-name="ce3" table:formula="of:=LEN([.A198])" office:value-type="float" office:value="21" calcext:value-type="float">
            <text:p>21</text:p>
          </table:table-cell>
          <table:table-cell table:style-name="ce2" office:value-type="string" calcext:value-type="string">
            <text:p>marx lenin</text:p>
          </table:table-cell>
          <table:table-cell table:style-name="ce3" table:formula="of:=LEN([.C198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mnism</text:p>
          </table:table-cell>
          <table:table-cell table:style-name="ce3" table:formula="of:=LEN([.A199])" office:value-type="float" office:value="6" calcext:value-type="float">
            <text:p>6</text:p>
          </table:table-cell>
          <table:table-cell/>
          <table:table-cell table:style-name="ce3" table:formula="of:=LEN([.C19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thics</text:p>
          </table:table-cell>
          <table:table-cell table:style-name="ce3" table:formula="of:=LEN([.A200])" office:value-type="float" office:value="6" calcext:value-type="float">
            <text:p>6</text:p>
          </table:table-cell>
          <table:table-cell/>
          <table:table-cell table:style-name="ce3" table:formula="of:=LEN([.C20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 democracy</text:p>
          </table:table-cell>
          <table:table-cell table:style-name="ce3" table:formula="of:=LEN([.A201])" office:value-type="float" office:value="16" calcext:value-type="float">
            <text:p>16</text:p>
          </table:table-cell>
          <table:table-cell table:style-name="ce2" office:value-type="string" calcext:value-type="string">
            <text:p>social dmcrcy</text:p>
          </table:table-cell>
          <table:table-cell table:style-name="ce3" table:formula="of:=LEN([.C201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strumental rationality</text:p>
          </table:table-cell>
          <table:table-cell table:style-name="ce3" table:formula="of:=LEN([.A202])" office:value-type="float" office:value="24" calcext:value-type="float">
            <text:p>24</text:p>
          </table:table-cell>
          <table:table-cell table:style-name="ce2" office:value-type="string" calcext:value-type="string">
            <text:p>instrmtl rtnlty</text:p>
          </table:table-cell>
          <table:table-cell table:style-name="ce3" table:formula="of:=LEN([.C202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rporatism</text:p>
          </table:table-cell>
          <table:table-cell table:style-name="ce3" table:formula="of:=LEN([.A203])" office:value-type="float" office:value="11" calcext:value-type="float">
            <text:p>11</text:p>
          </table:table-cell>
          <table:table-cell/>
          <table:table-cell table:style-name="ce3" table:formula="of:=LEN([.C20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nomianism</text:p>
          </table:table-cell>
          <table:table-cell table:style-name="ce3" table:formula="of:=LEN([.A204])" office:value-type="float" office:value="13" calcext:value-type="float">
            <text:p>13</text:p>
          </table:table-cell>
          <table:table-cell/>
          <table:table-cell table:style-name="ce3" table:formula="of:=LEN([.C20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pansionist nationalism</text:p>
          </table:table-cell>
          <table:table-cell table:style-name="ce3" table:formula="of:=LEN([.A205])" office:value-type="float" office:value="24" calcext:value-type="float">
            <text:p>24</text:p>
          </table:table-cell>
          <table:table-cell table:style-name="ce2" office:value-type="string" calcext:value-type="string">
            <text:p>expnsnst ntnlsm</text:p>
          </table:table-cell>
          <table:table-cell table:style-name="ce3" table:formula="of:=LEN([.C205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-left anarchy</text:p>
          </table:table-cell>
          <table:table-cell table:style-name="ce3" table:formula="of:=LEN([.A206])" office:value-type="float" office:value="17" calcext:value-type="float">
            <text:p>17</text:p>
          </table:table-cell>
          <table:table-cell table:style-name="ce2" office:value-type="string" calcext:value-type="string">
            <text:p>pst-lft anarchy</text:p>
          </table:table-cell>
          <table:table-cell table:style-name="ce3" table:formula="of:=LEN([.C206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entrism</text:p>
          </table:table-cell>
          <table:table-cell table:style-name="ce3" table:formula="of:=LEN([.A207])" office:value-type="float" office:value="8" calcext:value-type="float">
            <text:p>8</text:p>
          </table:table-cell>
          <table:table-cell/>
          <table:table-cell table:style-name="ce3" table:formula="of:=LEN([.C20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lus nationalism</text:p>
          </table:table-cell>
          <table:table-cell table:style-name="ce3" table:formula="of:=LEN([.A208])" office:value-type="float" office:value="17" calcext:value-type="float">
            <text:p>17</text:p>
          </table:table-cell>
          <table:table-cell table:style-name="ce2" office:value-type="string" calcext:value-type="string">
            <text:p>golus ntnlsm</text:p>
          </table:table-cell>
          <table:table-cell table:style-name="ce3" table:formula="of:=LEN([.C208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olibertarianism</text:p>
          </table:table-cell>
          <table:table-cell table:style-name="ce3" table:formula="of:=LEN([.A209])" office:value-type="float" office:value="17" calcext:value-type="float">
            <text:p>17</text:p>
          </table:table-cell>
          <table:table-cell table:style-name="ce2" office:value-type="string" calcext:value-type="string">
            <text:p>biolibrtnsm</text:p>
          </table:table-cell>
          <table:table-cell table:style-name="ce3" table:formula="of:=LEN([.C209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ontology</text:p>
          </table:table-cell>
          <table:table-cell table:style-name="ce3" table:formula="of:=LEN([.A210])" office:value-type="float" office:value="10" calcext:value-type="float">
            <text:p>10</text:p>
          </table:table-cell>
          <table:table-cell table:style-name="ce2" office:value-type="string" calcext:value-type="string">
            <text:p>deontologism</text:p>
          </table:table-cell>
          <table:table-cell table:style-name="ce3" table:formula="of:=LEN([.C210])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rtesianism</text:p>
          </table:table-cell>
          <table:table-cell table:style-name="ce3" table:formula="of:=LEN([.A211])" office:value-type="float" office:value="12" calcext:value-type="float">
            <text:p>12</text:p>
          </table:table-cell>
          <table:table-cell/>
          <table:table-cell table:style-name="ce3" table:formula="of:=LEN([.C21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evalism</text:p>
          </table:table-cell>
          <table:table-cell table:style-name="ce3" table:formula="of:=LEN([.A212])" office:value-type="float" office:value="11" calcext:value-type="float">
            <text:p>11</text:p>
          </table:table-cell>
          <table:table-cell/>
          <table:table-cell table:style-name="ce3" table:formula="of:=LEN([.C21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ndationalism</text:p>
          </table:table-cell>
          <table:table-cell table:style-name="ce3" table:formula="of:=LEN([.A213])" office:value-type="float" office:value="15" calcext:value-type="float">
            <text:p>15</text:p>
          </table:table-cell>
          <table:table-cell/>
          <table:table-cell table:style-name="ce3" table:formula="of:=LEN([.C21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lism</text:p>
          </table:table-cell>
          <table:table-cell table:style-name="ce3" table:formula="of:=LEN([.A214])" office:value-type="float" office:value="6" calcext:value-type="float">
            <text:p>6</text:p>
          </table:table-cell>
          <table:table-cell/>
          <table:table-cell table:style-name="ce3" table:formula="of:=LEN([.C21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actionary</text:p>
          </table:table-cell>
          <table:table-cell table:style-name="ce3" table:formula="of:=LEN([.A215])" office:value-type="float" office:value="11" calcext:value-type="float">
            <text:p>11</text:p>
          </table:table-cell>
          <table:table-cell/>
          <table:table-cell table:style-name="ce3" table:formula="of:=LEN([.C21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al socialism</text:p>
          </table:table-cell>
          <table:table-cell table:style-name="ce3" table:formula="of:=LEN([.A216])" office:value-type="float" office:value="17" calcext:value-type="float">
            <text:p>17</text:p>
          </table:table-cell>
          <table:table-cell table:style-name="ce2" office:value-type="string" calcext:value-type="string">
            <text:p>liberal sclsm</text:p>
          </table:table-cell>
          <table:table-cell table:style-name="ce3" table:formula="of:=LEN([.C216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tavism</text:p>
          </table:table-cell>
          <table:table-cell table:style-name="ce3" table:formula="of:=LEN([.A217])" office:value-type="float" office:value="7" calcext:value-type="float">
            <text:p>7</text:p>
          </table:table-cell>
          <table:table-cell/>
          <table:table-cell table:style-name="ce3" table:formula="of:=LEN([.C21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erventionism</text:p>
          </table:table-cell>
          <table:table-cell table:style-name="ce3" table:formula="of:=LEN([.A218])" office:value-type="float" office:value="15" calcext:value-type="float">
            <text:p>15</text:p>
          </table:table-cell>
          <table:table-cell/>
          <table:table-cell table:style-name="ce3" table:formula="of:=LEN([.C21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ihilism</text:p>
          </table:table-cell>
          <table:table-cell table:style-name="ce3" table:formula="of:=LEN([.A219])" office:value-type="float" office:value="8" calcext:value-type="float">
            <text:p>8</text:p>
          </table:table-cell>
          <table:table-cell/>
          <table:table-cell table:style-name="ce3" table:formula="of:=LEN([.C21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thermal and statistical physics</text:p>
          </table:table-cell>
          <table:table-cell table:style-name="ce3" table:formula="of:=LEN([.A220])" office:value-type="float" office:value="45" calcext:value-type="float">
            <text:p>45</text:p>
          </table:table-cell>
          <table:table-cell table:style-name="ce2" office:value-type="string" calcext:value-type="string">
            <text:p>thermodynamics</text:p>
          </table:table-cell>
          <table:table-cell table:style-name="ce3" table:formula="of:=LEN([.C22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bjective idealism</text:p>
          </table:table-cell>
          <table:table-cell table:style-name="ce3" table:formula="of:=LEN([.A221])" office:value-type="float" office:value="19" calcext:value-type="float">
            <text:p>19</text:p>
          </table:table-cell>
          <table:table-cell table:style-name="ce2" office:value-type="string" calcext:value-type="string">
            <text:p>sbjctv idealism</text:p>
          </table:table-cell>
          <table:table-cell table:style-name="ce3" table:formula="of:=LEN([.C221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igious feminism</text:p>
          </table:table-cell>
          <table:table-cell table:style-name="ce3" table:formula="of:=LEN([.A222])" office:value-type="float" office:value="18" calcext:value-type="float">
            <text:p>18</text:p>
          </table:table-cell>
          <table:table-cell table:style-name="ce2" office:value-type="string" calcext:value-type="string">
            <text:p>religious fmnsm</text:p>
          </table:table-cell>
          <table:table-cell table:style-name="ce3" table:formula="of:=LEN([.C222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pervenience</text:p>
          </table:table-cell>
          <table:table-cell table:style-name="ce3" table:formula="of:=LEN([.A223])" office:value-type="float" office:value="13" calcext:value-type="float">
            <text:p>13</text:p>
          </table:table-cell>
          <table:table-cell/>
          <table:table-cell table:style-name="ce3" table:formula="of:=LEN([.C2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istotelianism</text:p>
          </table:table-cell>
          <table:table-cell table:style-name="ce3" table:formula="of:=LEN([.A224])" office:value-type="float" office:value="15" calcext:value-type="float">
            <text:p>15</text:p>
          </table:table-cell>
          <table:table-cell/>
          <table:table-cell table:style-name="ce3" table:formula="of:=LEN([.C22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zionism</text:p>
          </table:table-cell>
          <table:table-cell table:style-name="ce3" table:formula="of:=LEN([.A225])" office:value-type="float" office:value="11" calcext:value-type="float">
            <text:p>11</text:p>
          </table:table-cell>
          <table:table-cell/>
          <table:table-cell table:style-name="ce3" table:formula="of:=LEN([.C22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ionism</text:p>
          </table:table-cell>
          <table:table-cell table:style-name="ce3" table:formula="of:=LEN([.A226])" office:value-type="float" office:value="7" calcext:value-type="float">
            <text:p>7</text:p>
          </table:table-cell>
          <table:table-cell/>
          <table:table-cell table:style-name="ce3" table:formula="of:=LEN([.C22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ng shui</text:p>
          </table:table-cell>
          <table:table-cell table:style-name="ce3" table:formula="of:=LEN([.A227])" office:value-type="float" office:value="9" calcext:value-type="float">
            <text:p>9</text:p>
          </table:table-cell>
          <table:table-cell/>
          <table:table-cell table:style-name="ce3" table:formula="of:=LEN([.C22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mantic nationalism</text:p>
          </table:table-cell>
          <table:table-cell table:style-name="ce3" table:formula="of:=LEN([.A228])" office:value-type="float" office:value="20" calcext:value-type="float">
            <text:p>20</text:p>
          </table:table-cell>
          <table:table-cell table:style-name="ce2" office:value-type="string" calcext:value-type="string">
            <text:p>romantic ntnlsm</text:p>
          </table:table-cell>
          <table:table-cell table:style-name="ce3" table:formula="of:=LEN([.C228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picureanism</text:p>
          </table:table-cell>
          <table:table-cell table:style-name="ce3" table:formula="of:=LEN([.A229])" office:value-type="float" office:value="12" calcext:value-type="float">
            <text:p>12</text:p>
          </table:table-cell>
          <table:table-cell/>
          <table:table-cell table:style-name="ce3" table:formula="of:=LEN([.C22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theist feminism</text:p>
          </table:table-cell>
          <table:table-cell table:style-name="ce3" table:formula="of:=LEN([.A230])" office:value-type="float" office:value="16" calcext:value-type="float">
            <text:p>16</text:p>
          </table:table-cell>
          <table:table-cell table:style-name="ce2" office:value-type="string" calcext:value-type="string">
            <text:p>atheist fmnsm</text:p>
          </table:table-cell>
          <table:table-cell table:style-name="ce3" table:formula="of:=LEN([.C230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ythagoreanism</text:p>
          </table:table-cell>
          <table:table-cell table:style-name="ce3" table:formula="of:=LEN([.A231])" office:value-type="float" office:value="14" calcext:value-type="float">
            <text:p>14</text:p>
          </table:table-cell>
          <table:table-cell/>
          <table:table-cell table:style-name="ce3" table:formula="of:=LEN([.C23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nism</text:p>
          </table:table-cell>
          <table:table-cell table:style-name="ce3" table:formula="of:=LEN([.A232])" office:value-type="float" office:value="6" calcext:value-type="float">
            <text:p>6</text:p>
          </table:table-cell>
          <table:table-cell/>
          <table:table-cell table:style-name="ce3" table:formula="of:=LEN([.C23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utocracy</text:p>
          </table:table-cell>
          <table:table-cell table:style-name="ce3" table:formula="of:=LEN([.A233])" office:value-type="float" office:value="10" calcext:value-type="float">
            <text:p>10</text:p>
          </table:table-cell>
          <table:table-cell/>
          <table:table-cell table:style-name="ce3" table:formula="of:=LEN([.C23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stroism</text:p>
          </table:table-cell>
          <table:table-cell table:style-name="ce3" table:formula="of:=LEN([.A234])" office:value-type="float" office:value="9" calcext:value-type="float">
            <text:p>9</text:p>
          </table:table-cell>
          <table:table-cell/>
          <table:table-cell table:style-name="ce3" table:formula="of:=LEN([.C23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tinism</text:p>
          </table:table-cell>
          <table:table-cell table:style-name="ce3" table:formula="of:=LEN([.A235])" office:value-type="float" office:value="9" calcext:value-type="float">
            <text:p>9</text:p>
          </table:table-cell>
          <table:table-cell/>
          <table:table-cell table:style-name="ce3" table:formula="of:=LEN([.C23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techism</text:p>
          </table:table-cell>
          <table:table-cell table:style-name="ce3" table:formula="of:=LEN([.A236])" office:value-type="float" office:value="9" calcext:value-type="float">
            <text:p>9</text:p>
          </table:table-cell>
          <table:table-cell/>
          <table:table-cell table:style-name="ce3" table:formula="of:=LEN([.C23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ngali nationalism</text:p>
          </table:table-cell>
          <table:table-cell table:style-name="ce3" table:formula="of:=LEN([.A237])" office:value-type="float" office:value="19" calcext:value-type="float">
            <text:p>19</text:p>
          </table:table-cell>
          <table:table-cell table:style-name="ce2" office:value-type="string" calcext:value-type="string">
            <text:p>bengali ntnlsm</text:p>
          </table:table-cell>
          <table:table-cell table:style-name="ce3" table:formula="of:=LEN([.C237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an buddhism</text:p>
          </table:table-cell>
          <table:table-cell table:style-name="ce3" table:formula="of:=LEN([.A238])" office:value-type="float" office:value="13" calcext:value-type="float">
            <text:p>13</text:p>
          </table:table-cell>
          <table:table-cell/>
          <table:table-cell table:style-name="ce3" table:formula="of:=LEN([.C23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n-philosophy</text:p>
          </table:table-cell>
          <table:table-cell table:style-name="ce3" table:formula="of:=LEN([.A239])" office:value-type="float" office:value="14" calcext:value-type="float">
            <text:p>14</text:p>
          </table:table-cell>
          <table:table-cell/>
          <table:table-cell table:style-name="ce3" table:formula="of:=LEN([.C23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pulism</text:p>
          </table:table-cell>
          <table:table-cell table:style-name="ce3" table:formula="of:=LEN([.A240])" office:value-type="float" office:value="8" calcext:value-type="float">
            <text:p>8</text:p>
          </table:table-cell>
          <table:table-cell/>
          <table:table-cell table:style-name="ce3" table:formula="of:=LEN([.C24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economics</text:p>
          </table:table-cell>
          <table:table-cell table:style-name="ce3" table:formula="of:=LEN([.A241])" office:value-type="float" office:value="23" calcext:value-type="float">
            <text:p>23</text:p>
          </table:table-cell>
          <table:table-cell table:style-name="ce2" office:value-type="string" calcext:value-type="string">
            <text:p>economic phil</text:p>
          </table:table-cell>
          <table:table-cell table:style-name="ce3" table:formula="of:=LEN([.C241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deralism</text:p>
          </table:table-cell>
          <table:table-cell table:style-name="ce3" table:formula="of:=LEN([.A242])" office:value-type="float" office:value="10" calcext:value-type="float">
            <text:p>10</text:p>
          </table:table-cell>
          <table:table-cell/>
          <table:table-cell table:style-name="ce3" table:formula="of:=LEN([.C24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lamic ethics</text:p>
          </table:table-cell>
          <table:table-cell table:style-name="ce3" table:formula="of:=LEN([.A243])" office:value-type="float" office:value="14" calcext:value-type="float">
            <text:p>14</text:p>
          </table:table-cell>
          <table:table-cell/>
          <table:table-cell table:style-name="ce3" table:formula="of:=LEN([.C24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darism</text:p>
          </table:table-cell>
          <table:table-cell table:style-name="ce3" table:formula="of:=LEN([.A244])" office:value-type="float" office:value="8" calcext:value-type="float">
            <text:p>8</text:p>
          </table:table-cell>
          <table:table-cell/>
          <table:table-cell table:style-name="ce3" table:formula="of:=LEN([.C24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do aurum solis</text:p>
          </table:table-cell>
          <table:table-cell table:style-name="ce3" table:formula="of:=LEN([.A245])" office:value-type="float" office:value="16" calcext:value-type="float">
            <text:p>16</text:p>
          </table:table-cell>
          <table:table-cell table:style-name="ce2" office:value-type="string" calcext:value-type="string">
            <text:p>ord aurum sols</text:p>
          </table:table-cell>
          <table:table-cell table:style-name="ce3" table:formula="of:=LEN([.C245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tarianism (metaphysics)</text:p>
          </table:table-cell>
          <table:table-cell table:style-name="ce3" table:formula="of:=LEN([.A246])" office:value-type="float" office:value="28" calcext:value-type="float">
            <text:p>28</text:p>
          </table:table-cell>
          <table:table-cell table:style-name="ce2" office:value-type="string" calcext:value-type="string">
            <text:p>lbrtrnsm phil</text:p>
          </table:table-cell>
          <table:table-cell table:style-name="ce3" table:formula="of:=LEN([.C246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itical realism</text:p>
          </table:table-cell>
          <table:table-cell table:style-name="ce3" table:formula="of:=LEN([.A247])" office:value-type="float" office:value="16" calcext:value-type="float">
            <text:p>16</text:p>
          </table:table-cell>
          <table:table-cell table:style-name="ce2" office:value-type="string" calcext:value-type="string">
            <text:p>critical rlsm</text:p>
          </table:table-cell>
          <table:table-cell table:style-name="ce3" table:formula="of:=LEN([.C247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seudophilosophy</text:p>
          </table:table-cell>
          <table:table-cell table:style-name="ce3" table:formula="of:=LEN([.A248])" office:value-type="float" office:value="16" calcext:value-type="float">
            <text:p>16</text:p>
          </table:table-cell>
          <table:table-cell table:style-name="ce2" office:value-type="string" calcext:value-type="string">
            <text:p>pseudo phil</text:p>
          </table:table-cell>
          <table:table-cell table:style-name="ce3" table:formula="of:=LEN([.C248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oconservatism</text:p>
          </table:table-cell>
          <table:table-cell table:style-name="ce3" table:formula="of:=LEN([.A249])" office:value-type="float" office:value="16" calcext:value-type="float">
            <text:p>16</text:p>
          </table:table-cell>
          <table:table-cell table:style-name="ce2" office:value-type="string" calcext:value-type="string">
            <text:p>theo cnsrvtsm</text:p>
          </table:table-cell>
          <table:table-cell table:style-name="ce3" table:formula="of:=LEN([.C24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ism</text:p>
          </table:table-cell>
          <table:table-cell table:style-name="ce3" table:formula="of:=LEN([.A250])" office:value-type="float" office:value="5" calcext:value-type="float">
            <text:p>5</text:p>
          </table:table-cell>
          <table:table-cell/>
          <table:table-cell table:style-name="ce3" table:formula="of:=LEN([.C25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sport</text:p>
          </table:table-cell>
          <table:table-cell table:style-name="ce3" table:formula="of:=LEN([.A251])" office:value-type="float" office:value="19" calcext:value-type="float">
            <text:p>19</text:p>
          </table:table-cell>
          <table:table-cell table:style-name="ce2" office:value-type="string" calcext:value-type="string">
            <text:p>sport phil</text:p>
          </table:table-cell>
          <table:table-cell table:style-name="ce3" table:formula="of:=LEN([.C251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uralism</text:p>
          </table:table-cell>
          <table:table-cell table:style-name="ce3" table:formula="of:=LEN([.A252])" office:value-type="float" office:value="10" calcext:value-type="float">
            <text:p>10</text:p>
          </table:table-cell>
          <table:table-cell/>
          <table:table-cell table:style-name="ce3" table:formula="of:=LEN([.C25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herentism</text:p>
          </table:table-cell>
          <table:table-cell table:style-name="ce3" table:formula="of:=LEN([.A253])" office:value-type="float" office:value="11" calcext:value-type="float">
            <text:p>11</text:p>
          </table:table-cell>
          <table:table-cell/>
          <table:table-cell table:style-name="ce3" table:formula="of:=LEN([.C25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anicism</text:p>
          </table:table-cell>
          <table:table-cell table:style-name="ce3" table:formula="of:=LEN([.A254])" office:value-type="float" office:value="10" calcext:value-type="float">
            <text:p>10</text:p>
          </table:table-cell>
          <table:table-cell/>
          <table:table-cell table:style-name="ce3" table:formula="of:=LEN([.C25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rasserism</text:p>
          </table:table-cell>
          <table:table-cell table:style-name="ce3" table:formula="of:=LEN([.A255])" office:value-type="float" office:value="11" calcext:value-type="float">
            <text:p>11</text:p>
          </table:table-cell>
          <table:table-cell/>
          <table:table-cell table:style-name="ce3" table:formula="of:=LEN([.C25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constructivism</text:p>
          </table:table-cell>
          <table:table-cell table:style-name="ce3" table:formula="of:=LEN([.A256])" office:value-type="float" office:value="16" calcext:value-type="float">
            <text:p>16</text:p>
          </table:table-cell>
          <table:table-cell table:style-name="ce2" office:value-type="string" calcext:value-type="string">
            <text:p>recnstrctvsm</text:p>
          </table:table-cell>
          <table:table-cell table:style-name="ce3" table:formula="of:=LEN([.C256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actical reason</text:p>
          </table:table-cell>
          <table:table-cell table:style-name="ce3" table:formula="of:=LEN([.A257])" office:value-type="float" office:value="16" calcext:value-type="float">
            <text:p>16</text:p>
          </table:table-cell>
          <table:table-cell table:style-name="ce2" office:value-type="string" calcext:value-type="string">
            <text:p>practical rsn</text:p>
          </table:table-cell>
          <table:table-cell table:style-name="ce3" table:formula="of:=LEN([.C257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ight-wing socialism</text:p>
          </table:table-cell>
          <table:table-cell table:style-name="ce3" table:formula="of:=LEN([.A258])" office:value-type="float" office:value="20" calcext:value-type="float">
            <text:p>20</text:p>
          </table:table-cell>
          <table:table-cell table:style-name="ce2" office:value-type="string" calcext:value-type="string">
            <text:p>ptrnl cnsrvtsm</text:p>
          </table:table-cell>
          <table:table-cell table:style-name="ce3" table:formula="of:=LEN([.C258])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ddess movement</text:p>
          </table:table-cell>
          <table:table-cell table:style-name="ce3" table:formula="of:=LEN([.A259])" office:value-type="float" office:value="16" calcext:value-type="float">
            <text:p>16</text:p>
          </table:table-cell>
          <table:table-cell table:style-name="ce2" office:value-type="string" calcext:value-type="string">
            <text:p>goddess mvmt</text:p>
          </table:table-cell>
          <table:table-cell table:style-name="ce3" table:formula="of:=LEN([.C259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quiescence</text:p>
          </table:table-cell>
          <table:table-cell table:style-name="ce3" table:formula="of:=LEN([.A260])" office:value-type="float" office:value="12" calcext:value-type="float">
            <text:p>12</text:p>
          </table:table-cell>
          <table:table-cell/>
          <table:table-cell table:style-name="ce3" table:formula="of:=LEN([.C26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nkocracy</text:p>
          </table:table-cell>
          <table:table-cell table:style-name="ce3" table:formula="of:=LEN([.A261])" office:value-type="float" office:value="10" calcext:value-type="float">
            <text:p>10</text:p>
          </table:table-cell>
          <table:table-cell/>
          <table:table-cell table:style-name="ce3" table:formula="of:=LEN([.C26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kistani philosophy</text:p>
          </table:table-cell>
          <table:table-cell table:style-name="ce3" table:formula="of:=LEN([.A262])" office:value-type="float" office:value="20" calcext:value-type="float">
            <text:p>20</text:p>
          </table:table-cell>
          <table:table-cell table:style-name="ce2" office:value-type="string" calcext:value-type="string">
            <text:p>pakistani phil</text:p>
          </table:table-cell>
          <table:table-cell table:style-name="ce3" table:formula="of:=LEN([.C262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physics</text:p>
          </table:table-cell>
          <table:table-cell table:style-name="ce3" table:formula="of:=LEN([.A263])" office:value-type="float" office:value="21" calcext:value-type="float">
            <text:p>21</text:p>
          </table:table-cell>
          <table:table-cell table:style-name="ce2" office:value-type="string" calcext:value-type="string">
            <text:p>physics phil</text:p>
          </table:table-cell>
          <table:table-cell table:style-name="ce3" table:formula="of:=LEN([.C263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ientalism</text:p>
          </table:table-cell>
          <table:table-cell table:style-name="ce3" table:formula="of:=LEN([.A264])" office:value-type="float" office:value="11" calcext:value-type="float">
            <text:p>11</text:p>
          </table:table-cell>
          <table:table-cell/>
          <table:table-cell table:style-name="ce3" table:formula="of:=LEN([.C26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piricism</text:p>
          </table:table-cell>
          <table:table-cell table:style-name="ce3" table:formula="of:=LEN([.A265])" office:value-type="float" office:value="10" calcext:value-type="float">
            <text:p>10</text:p>
          </table:table-cell>
          <table:table-cell/>
          <table:table-cell table:style-name="ce3" table:formula="of:=LEN([.C26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rk enlightenment</text:p>
          </table:table-cell>
          <table:table-cell table:style-name="ce3" table:formula="of:=LEN([.A266])" office:value-type="float" office:value="18" calcext:value-type="float">
            <text:p>18</text:p>
          </table:table-cell>
          <table:table-cell table:style-name="ce2" office:value-type="string" calcext:value-type="string">
            <text:p>neoreactionism</text:p>
          </table:table-cell>
          <table:table-cell table:style-name="ce3" table:formula="of:=LEN([.C266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somalism</text:p>
          </table:table-cell>
          <table:table-cell table:style-name="ce3" table:formula="of:=LEN([.A267])" office:value-type="float" office:value="12" calcext:value-type="float">
            <text:p>12</text:p>
          </table:table-cell>
          <table:table-cell/>
          <table:table-cell table:style-name="ce3" table:formula="of:=LEN([.C26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ional anarchism</text:p>
          </table:table-cell>
          <table:table-cell table:style-name="ce3" table:formula="of:=LEN([.A268])" office:value-type="float" office:value="18" calcext:value-type="float">
            <text:p>18</text:p>
          </table:table-cell>
          <table:table-cell table:style-name="ce2" office:value-type="string" calcext:value-type="string">
            <text:p>ntnl anrchsm</text:p>
          </table:table-cell>
          <table:table-cell table:style-name="ce3" table:formula="of:=LEN([.C268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casila</text:p>
          </table:table-cell>
          <table:table-cell table:style-name="ce3" table:formula="of:=LEN([.A269])" office:value-type="float" office:value="9" calcext:value-type="float">
            <text:p>9</text:p>
          </table:table-cell>
          <table:table-cell/>
          <table:table-cell table:style-name="ce3" table:formula="of:=LEN([.C26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otivism</text:p>
          </table:table-cell>
          <table:table-cell table:style-name="ce3" table:formula="of:=LEN([.A270])" office:value-type="float" office:value="9" calcext:value-type="float">
            <text:p>9</text:p>
          </table:table-cell>
          <table:table-cell/>
          <table:table-cell table:style-name="ce3" table:formula="of:=LEN([.C27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dialogue</text:p>
          </table:table-cell>
          <table:table-cell table:style-name="ce3" table:formula="of:=LEN([.A271])" office:value-type="float" office:value="22" calcext:value-type="float">
            <text:p>22</text:p>
          </table:table-cell>
          <table:table-cell table:style-name="ce2" office:value-type="string" calcext:value-type="string">
            <text:p>dialogue phil</text:p>
          </table:table-cell>
          <table:table-cell table:style-name="ce3" table:formula="of:=LEN([.C271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holasticism</text:p>
          </table:table-cell>
          <table:table-cell table:style-name="ce3" table:formula="of:=LEN([.A272])" office:value-type="float" office:value="13" calcext:value-type="float">
            <text:p>13</text:p>
          </table:table-cell>
          <table:table-cell/>
          <table:table-cell table:style-name="ce3" table:formula="of:=LEN([.C27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frican philosophy</text:p>
          </table:table-cell>
          <table:table-cell table:style-name="ce3" table:formula="of:=LEN([.A273])" office:value-type="float" office:value="18" calcext:value-type="float">
            <text:p>18</text:p>
          </table:table-cell>
          <table:table-cell table:style-name="ce2" office:value-type="string" calcext:value-type="string">
            <text:p>african phil</text:p>
          </table:table-cell>
          <table:table-cell table:style-name="ce3" table:formula="of:=LEN([.C273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iabilism</text:p>
          </table:table-cell>
          <table:table-cell table:style-name="ce3" table:formula="of:=LEN([.A274])" office:value-type="float" office:value="11" calcext:value-type="float">
            <text:p>11</text:p>
          </table:table-cell>
          <table:table-cell/>
          <table:table-cell table:style-name="ce3" table:formula="of:=LEN([.C27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donism</text:p>
          </table:table-cell>
          <table:table-cell table:style-name="ce3" table:formula="of:=LEN([.A275])" office:value-type="float" office:value="8" calcext:value-type="float">
            <text:p>8</text:p>
          </table:table-cell>
          <table:table-cell/>
          <table:table-cell table:style-name="ce3" table:formula="of:=LEN([.C27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libertarianism</text:p>
          </table:table-cell>
          <table:table-cell table:style-name="ce3" table:formula="of:=LEN([.A276])" office:value-type="float" office:value="24" calcext:value-type="float">
            <text:p>24</text:p>
          </table:table-cell>
          <table:table-cell table:style-name="ce2" office:value-type="string" calcext:value-type="string">
            <text:p>chr lbrtrnsm</text:p>
          </table:table-cell>
          <table:table-cell table:style-name="ce3" table:formula="of:=LEN([.C276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en individualism</text:p>
          </table:table-cell>
          <table:table-cell table:style-name="ce3" table:formula="of:=LEN([.A277])" office:value-type="float" office:value="18" calcext:value-type="float">
            <text:p>18</text:p>
          </table:table-cell>
          <table:table-cell table:style-name="ce2" office:value-type="string" calcext:value-type="string">
            <text:p>identity phil</text:p>
          </table:table-cell>
          <table:table-cell table:style-name="ce3" table:formula="of:=LEN([.C277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en socialism</text:p>
          </table:table-cell>
          <table:table-cell table:style-name="ce3" table:formula="of:=LEN([.A278])" office:value-type="float" office:value="15" calcext:value-type="float">
            <text:p>15</text:p>
          </table:table-cell>
          <table:table-cell/>
          <table:table-cell table:style-name="ce3" table:formula="of:=LEN([.C27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minism</text:p>
          </table:table-cell>
          <table:table-cell table:style-name="ce3" table:formula="of:=LEN([.A279])" office:value-type="float" office:value="8" calcext:value-type="float">
            <text:p>8</text:p>
          </table:table-cell>
          <table:table-cell/>
          <table:table-cell table:style-name="ce3" table:formula="of:=LEN([.C27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utterism</text:p>
          </table:table-cell>
          <table:table-cell table:style-name="ce3" table:formula="of:=LEN([.A280])" office:value-type="float" office:value="9" calcext:value-type="float">
            <text:p>9</text:p>
          </table:table-cell>
          <table:table-cell/>
          <table:table-cell table:style-name="ce3" table:formula="of:=LEN([.C28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gocracy</text:p>
          </table:table-cell>
          <table:table-cell table:style-name="ce3" table:formula="of:=LEN([.A281])" office:value-type="float" office:value="9" calcext:value-type="float">
            <text:p>9</text:p>
          </table:table-cell>
          <table:table-cell/>
          <table:table-cell table:style-name="ce3" table:formula="of:=LEN([.C28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statistics</text:p>
          </table:table-cell>
          <table:table-cell table:style-name="ce3" table:formula="of:=LEN([.A282])" office:value-type="float" office:value="24" calcext:value-type="float">
            <text:p>24</text:p>
          </table:table-cell>
          <table:table-cell table:style-name="ce2" office:value-type="string" calcext:value-type="string">
            <text:p>statistics phil</text:p>
          </table:table-cell>
          <table:table-cell table:style-name="ce3" table:formula="of:=LEN([.C282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kepticism</text:p>
          </table:table-cell>
          <table:table-cell table:style-name="ce3" table:formula="of:=LEN([.A283])" office:value-type="float" office:value="10" calcext:value-type="float">
            <text:p>10</text:p>
          </table:table-cell>
          <table:table-cell/>
          <table:table-cell table:style-name="ce3" table:formula="of:=LEN([.C28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uild socialism</text:p>
          </table:table-cell>
          <table:table-cell table:style-name="ce3" table:formula="of:=LEN([.A284])" office:value-type="float" office:value="15" calcext:value-type="float">
            <text:p>15</text:p>
          </table:table-cell>
          <table:table-cell/>
          <table:table-cell table:style-name="ce3" table:formula="of:=LEN([.C28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\u015b\u016bnyat\u0101</text:p>
          </table:table-cell>
          <table:table-cell table:style-name="ce3" table:formula="of:=LEN([.A285])" office:value-type="float" office:value="22" calcext:value-type="float">
            <text:p>22</text:p>
          </table:table-cell>
          <table:table-cell/>
          <table:table-cell table:style-name="ce3" table:formula="of:=LEN([.C28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icca</text:p>
          </table:table-cell>
          <table:table-cell table:style-name="ce3" table:formula="of:=LEN([.A286])" office:value-type="float" office:value="5" calcext:value-type="float">
            <text:p>5</text:p>
          </table:table-cell>
          <table:table-cell/>
          <table:table-cell table:style-name="ce3" table:formula="of:=LEN([.C28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gressivism</text:p>
          </table:table-cell>
          <table:table-cell table:style-name="ce3" table:formula="of:=LEN([.A287])" office:value-type="float" office:value="13" calcext:value-type="float">
            <text:p>13</text:p>
          </table:table-cell>
          <table:table-cell/>
          <table:table-cell table:style-name="ce3" table:formula="of:=LEN([.C28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ack nationalism</text:p>
          </table:table-cell>
          <table:table-cell table:style-name="ce3" table:formula="of:=LEN([.A288])" office:value-type="float" office:value="17" calcext:value-type="float">
            <text:p>17</text:p>
          </table:table-cell>
          <table:table-cell table:style-name="ce2" office:value-type="string" calcext:value-type="string">
            <text:p>black ntnlsm</text:p>
          </table:table-cell>
          <table:table-cell table:style-name="ce3" table:formula="of:=LEN([.C288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ird position</text:p>
          </table:table-cell>
          <table:table-cell table:style-name="ce3" table:formula="of:=LEN([.A289])" office:value-type="float" office:value="14" calcext:value-type="float">
            <text:p>14</text:p>
          </table:table-cell>
          <table:table-cell/>
          <table:table-cell table:style-name="ce3" table:formula="of:=LEN([.C28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lygamy</text:p>
          </table:table-cell>
          <table:table-cell table:style-name="ce3" table:formula="of:=LEN([.A290])" office:value-type="float" office:value="8" calcext:value-type="float">
            <text:p>8</text:p>
          </table:table-cell>
          <table:table-cell/>
          <table:table-cell table:style-name="ce3" table:formula="of:=LEN([.C29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ductionism</text:p>
          </table:table-cell>
          <table:table-cell table:style-name="ce3" table:formula="of:=LEN([.A291])" office:value-type="float" office:value="12" calcext:value-type="float">
            <text:p>12</text:p>
          </table:table-cell>
          <table:table-cell/>
          <table:table-cell table:style-name="ce3" table:formula="of:=LEN([.C29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alectics</text:p>
          </table:table-cell>
          <table:table-cell table:style-name="ce3" table:formula="of:=LEN([.A292])" office:value-type="float" office:value="10" calcext:value-type="float">
            <text:p>10</text:p>
          </table:table-cell>
          <table:table-cell/>
          <table:table-cell table:style-name="ce3" table:formula="of:=LEN([.C29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storical determinism</text:p>
          </table:table-cell>
          <table:table-cell table:style-name="ce3" table:formula="of:=LEN([.A293])" office:value-type="float" office:value="22" calcext:value-type="float">
            <text:p>22</text:p>
          </table:table-cell>
          <table:table-cell table:style-name="ce2" office:value-type="string" calcext:value-type="string">
            <text:p>histl dtrmnsm</text:p>
          </table:table-cell>
          <table:table-cell table:style-name="ce3" table:formula="of:=LEN([.C29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aderless resistance</text:p>
          </table:table-cell>
          <table:table-cell table:style-name="ce3" table:formula="of:=LEN([.A294])" office:value-type="float" office:value="21" calcext:value-type="float">
            <text:p>21</text:p>
          </table:table-cell>
          <table:table-cell table:style-name="ce2" office:value-type="string" calcext:value-type="string">
            <text:p>ldrls rstnc</text:p>
          </table:table-cell>
          <table:table-cell table:style-name="ce3" table:formula="of:=LEN([.C294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cal atomism</text:p>
          </table:table-cell>
          <table:table-cell table:style-name="ce3" table:formula="of:=LEN([.A295])" office:value-type="float" office:value="15" calcext:value-type="float">
            <text:p>15</text:p>
          </table:table-cell>
          <table:table-cell/>
          <table:table-cell table:style-name="ce3" table:formula="of:=LEN([.C29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art</text:p>
          </table:table-cell>
          <table:table-cell table:style-name="ce3" table:formula="of:=LEN([.A296])" office:value-type="float" office:value="17" calcext:value-type="float">
            <text:p>17</text:p>
          </table:table-cell>
          <table:table-cell table:style-name="ce2" office:value-type="string" calcext:value-type="string">
            <text:p>art phil</text:p>
          </table:table-cell>
          <table:table-cell table:style-name="ce3" table:formula="of:=LEN([.C296])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modernism</text:p>
          </table:table-cell>
          <table:table-cell table:style-name="ce3" table:formula="of:=LEN([.A297])" office:value-type="float" office:value="14" calcext:value-type="float">
            <text:p>14</text:p>
          </table:table-cell>
          <table:table-cell/>
          <table:table-cell table:style-name="ce3" table:formula="of:=LEN([.C29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turkism</text:p>
          </table:table-cell>
          <table:table-cell table:style-name="ce3" table:formula="of:=LEN([.A298])" office:value-type="float" office:value="11" calcext:value-type="float">
            <text:p>11</text:p>
          </table:table-cell>
          <table:table-cell/>
          <table:table-cell table:style-name="ce3" table:formula="of:=LEN([.C29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zism</text:p>
          </table:table-cell>
          <table:table-cell table:style-name="ce3" table:formula="of:=LEN([.A299])" office:value-type="float" office:value="6" calcext:value-type="float">
            <text:p>6</text:p>
          </table:table-cell>
          <table:table-cell/>
          <table:table-cell table:style-name="ce3" table:formula="of:=LEN([.C29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nana republic</text:p>
          </table:table-cell>
          <table:table-cell table:style-name="ce3" table:formula="of:=LEN([.A300])" office:value-type="float" office:value="15" calcext:value-type="float">
            <text:p>15</text:p>
          </table:table-cell>
          <table:table-cell/>
          <table:table-cell table:style-name="ce3" table:formula="of:=LEN([.C30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lytic philosophy</text:p>
          </table:table-cell>
          <table:table-cell table:style-name="ce3" table:formula="of:=LEN([.A301])" office:value-type="float" office:value="19" calcext:value-type="float">
            <text:p>19</text:p>
          </table:table-cell>
          <table:table-cell table:style-name="ce2" office:value-type="string" calcext:value-type="string">
            <text:p>analytic phil</text:p>
          </table:table-cell>
          <table:table-cell table:style-name="ce3" table:formula="of:=LEN([.C301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chnocracy</text:p>
          </table:table-cell>
          <table:table-cell table:style-name="ce3" table:formula="of:=LEN([.A302])" office:value-type="float" office:value="11" calcext:value-type="float">
            <text:p>11</text:p>
          </table:table-cell>
          <table:table-cell/>
          <table:table-cell table:style-name="ce3" table:formula="of:=LEN([.C30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oism</text:p>
          </table:table-cell>
          <table:table-cell table:style-name="ce3" table:formula="of:=LEN([.A303])" office:value-type="float" office:value="6" calcext:value-type="float">
            <text:p>6</text:p>
          </table:table-cell>
          <table:table-cell/>
          <table:table-cell table:style-name="ce3" table:formula="of:=LEN([.C30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ral realism</text:p>
          </table:table-cell>
          <table:table-cell table:style-name="ce3" table:formula="of:=LEN([.A304])" office:value-type="float" office:value="13" calcext:value-type="float">
            <text:p>13</text:p>
          </table:table-cell>
          <table:table-cell/>
          <table:table-cell table:style-name="ce3" table:formula="of:=LEN([.C30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ternalistic conservatism</text:p>
          </table:table-cell>
          <table:table-cell table:style-name="ce3" table:formula="of:=LEN([.A305])" office:value-type="float" office:value="26" calcext:value-type="float">
            <text:p>26</text:p>
          </table:table-cell>
          <table:table-cell table:style-name="ce2" office:value-type="string" calcext:value-type="string">
            <text:p>ptrnl cnsrvtsm</text:p>
          </table:table-cell>
          <table:table-cell table:style-name="ce3" table:formula="of:=LEN([.C305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igious humanism</text:p>
          </table:table-cell>
          <table:table-cell table:style-name="ce3" table:formula="of:=LEN([.A306])" office:value-type="float" office:value="18" calcext:value-type="float">
            <text:p>18</text:p>
          </table:table-cell>
          <table:table-cell table:style-name="ce2" office:value-type="string" calcext:value-type="string">
            <text:p>rlgs humanism</text:p>
          </table:table-cell>
          <table:table-cell table:style-name="ce3" table:formula="of:=LEN([.C306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ullism</text:p>
          </table:table-cell>
          <table:table-cell table:style-name="ce3" table:formula="of:=LEN([.A307])" office:value-type="float" office:value="8" calcext:value-type="float">
            <text:p>8</text:p>
          </table:table-cell>
          <table:table-cell/>
          <table:table-cell table:style-name="ce3" table:formula="of:=LEN([.C30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aternity of the inner light</text:p>
          </table:table-cell>
          <table:table-cell table:style-name="ce3" table:formula="of:=LEN([.A308])" office:value-type="float" office:value="29" calcext:value-type="float">
            <text:p>29</text:p>
          </table:table-cell>
          <table:table-cell table:style-name="ce2" office:value-type="string" calcext:value-type="string">
            <text:p>FIL</text:p>
          </table:table-cell>
          <table:table-cell table:style-name="ce3" table:formula="of:=LEN([.C308])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rman philosophy</text:p>
          </table:table-cell>
          <table:table-cell table:style-name="ce3" table:formula="of:=LEN([.A309])" office:value-type="float" office:value="17" calcext:value-type="float">
            <text:p>17</text:p>
          </table:table-cell>
          <table:table-cell table:style-name="ce2" office:value-type="string" calcext:value-type="string">
            <text:p>german phil</text:p>
          </table:table-cell>
          <table:table-cell table:style-name="ce3" table:formula="of:=LEN([.C309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ngularitarianism</text:p>
          </table:table-cell>
          <table:table-cell table:style-name="ce3" table:formula="of:=LEN([.A310])" office:value-type="float" office:value="18" calcext:value-type="float">
            <text:p>18</text:p>
          </table:table-cell>
          <table:table-cell table:style-name="ce2" office:value-type="string" calcext:value-type="string">
            <text:p>singularity</text:p>
          </table:table-cell>
          <table:table-cell table:style-name="ce3" table:formula="of:=LEN([.C310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uationalism</text:p>
          </table:table-cell>
          <table:table-cell table:style-name="ce3" table:formula="of:=LEN([.A311])" office:value-type="float" office:value="14" calcext:value-type="float">
            <text:p>14</text:p>
          </table:table-cell>
          <table:table-cell/>
          <table:table-cell table:style-name="ce3" table:formula="of:=LEN([.C31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nkarism</text:p>
          </table:table-cell>
          <table:table-cell table:style-name="ce3" table:formula="of:=LEN([.A312])" office:value-type="float" office:value="9" calcext:value-type="float">
            <text:p>9</text:p>
          </table:table-cell>
          <table:table-cell/>
          <table:table-cell table:style-name="ce3" table:formula="of:=LEN([.C31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er anarchism</text:p>
          </table:table-cell>
          <table:table-cell table:style-name="ce3" table:formula="of:=LEN([.A313])" office:value-type="float" office:value="15" calcext:value-type="float">
            <text:p>15</text:p>
          </table:table-cell>
          <table:table-cell/>
          <table:table-cell table:style-name="ce3" table:formula="of:=LEN([.C31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gnitive biases</text:p>
          </table:table-cell>
          <table:table-cell table:style-name="ce3" table:formula="of:=LEN([.A314])" office:value-type="float" office:value="16" calcext:value-type="float">
            <text:p>16</text:p>
          </table:table-cell>
          <table:table-cell table:style-name="ce2" office:value-type="string" calcext:value-type="string">
            <text:p>cognitive bias</text:p>
          </table:table-cell>
          <table:table-cell table:style-name="ce3" table:formula="of:=LEN([.C314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otionalism</text:p>
          </table:table-cell>
          <table:table-cell table:style-name="ce3" table:formula="of:=LEN([.A315])" office:value-type="float" office:value="12" calcext:value-type="float">
            <text:p>12</text:p>
          </table:table-cell>
          <table:table-cell/>
          <table:table-cell table:style-name="ce3" table:formula="of:=LEN([.C31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antum mysticism</text:p>
          </table:table-cell>
          <table:table-cell table:style-name="ce3" table:formula="of:=LEN([.A316])" office:value-type="float" office:value="17" calcext:value-type="float">
            <text:p>17</text:p>
          </table:table-cell>
          <table:table-cell table:style-name="ce2" office:value-type="string" calcext:value-type="string">
            <text:p>quantum mystcsm</text:p>
          </table:table-cell>
          <table:table-cell table:style-name="ce3" table:formula="of:=LEN([.C316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philosophy</text:p>
          </table:table-cell>
          <table:table-cell table:style-name="ce3" table:formula="of:=LEN([.A317])" office:value-type="float" office:value="24" calcext:value-type="float">
            <text:p>24</text:p>
          </table:table-cell>
          <table:table-cell table:style-name="ce2" office:value-type="string" calcext:value-type="string">
            <text:p>philosophy phil</text:p>
          </table:table-cell>
          <table:table-cell table:style-name="ce3" table:formula="of:=LEN([.C317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goist anarchism</text:p>
          </table:table-cell>
          <table:table-cell table:style-name="ce3" table:formula="of:=LEN([.A318])" office:value-type="float" office:value="16" calcext:value-type="float">
            <text:p>16</text:p>
          </table:table-cell>
          <table:table-cell table:style-name="ce2" office:value-type="string" calcext:value-type="string">
            <text:p>egoist anrchsm</text:p>
          </table:table-cell>
          <table:table-cell table:style-name="ce3" table:formula="of:=LEN([.C318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tributism</text:p>
          </table:table-cell>
          <table:table-cell table:style-name="ce3" table:formula="of:=LEN([.A319])" office:value-type="float" office:value="12" calcext:value-type="float">
            <text:p>12</text:p>
          </table:table-cell>
          <table:table-cell/>
          <table:table-cell table:style-name="ce3" table:formula="of:=LEN([.C31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ligarchy</text:p>
          </table:table-cell>
          <table:table-cell table:style-name="ce3" table:formula="of:=LEN([.A320])" office:value-type="float" office:value="9" calcext:value-type="float">
            <text:p>9</text:p>
          </table:table-cell>
          <table:table-cell/>
          <table:table-cell table:style-name="ce3" table:formula="of:=LEN([.C32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pressionism</text:p>
          </table:table-cell>
          <table:table-cell table:style-name="ce3" table:formula="of:=LEN([.A321])" office:value-type="float" office:value="13" calcext:value-type="float">
            <text:p>13</text:p>
          </table:table-cell>
          <table:table-cell/>
          <table:table-cell table:style-name="ce3" table:formula="of:=LEN([.C32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thnocentrism</text:p>
          </table:table-cell>
          <table:table-cell table:style-name="ce3" table:formula="of:=LEN([.A322])" office:value-type="float" office:value="13" calcext:value-type="float">
            <text:p>13</text:p>
          </table:table-cell>
          <table:table-cell/>
          <table:table-cell table:style-name="ce3" table:formula="of:=LEN([.C32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nazism</text:p>
          </table:table-cell>
          <table:table-cell table:style-name="ce3" table:formula="of:=LEN([.A323])" office:value-type="float" office:value="10" calcext:value-type="float">
            <text:p>10</text:p>
          </table:table-cell>
          <table:table-cell/>
          <table:table-cell table:style-name="ce3" table:formula="of:=LEN([.C3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ronism</text:p>
          </table:table-cell>
          <table:table-cell table:style-name="ce3" table:formula="of:=LEN([.A324])" office:value-type="float" office:value="8" calcext:value-type="float">
            <text:p>8</text:p>
          </table:table-cell>
          <table:table-cell table:style-name="ce2" office:value-type="string" calcext:value-type="string">
            <text:p>justicialism</text:p>
          </table:table-cell>
          <table:table-cell table:style-name="ce3" table:formula="of:=LEN([.C324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eremonial magic</text:p>
          </table:table-cell>
          <table:table-cell table:style-name="ce3" table:formula="of:=LEN([.A325])" office:value-type="float" office:value="16" calcext:value-type="float">
            <text:p>16</text:p>
          </table:table-cell>
          <table:table-cell table:style-name="ce2" office:value-type="string" calcext:value-type="string">
            <text:p>ceremony magic</text:p>
          </table:table-cell>
          <table:table-cell table:style-name="ce3" table:formula="of:=LEN([.C325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cumenism</text:p>
          </table:table-cell>
          <table:table-cell table:style-name="ce3" table:formula="of:=LEN([.A326])" office:value-type="float" office:value="9" calcext:value-type="float">
            <text:p>9</text:p>
          </table:table-cell>
          <table:table-cell/>
          <table:table-cell table:style-name="ce3" table:formula="of:=LEN([.C32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manism</text:p>
          </table:table-cell>
          <table:table-cell table:style-name="ce3" table:formula="of:=LEN([.A327])" office:value-type="float" office:value="9" calcext:value-type="float">
            <text:p>9</text:p>
          </table:table-cell>
          <table:table-cell/>
          <table:table-cell table:style-name="ce3" table:formula="of:=LEN([.C32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ynicism</text:p>
          </table:table-cell>
          <table:table-cell table:style-name="ce3" table:formula="of:=LEN([.A328])" office:value-type="float" office:value="8" calcext:value-type="float">
            <text:p>8</text:p>
          </table:table-cell>
          <table:table-cell/>
          <table:table-cell table:style-name="ce3" table:formula="of:=LEN([.C32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frican socialism</text:p>
          </table:table-cell>
          <table:table-cell table:style-name="ce3" table:formula="of:=LEN([.A329])" office:value-type="float" office:value="17" calcext:value-type="float">
            <text:p>17</text:p>
          </table:table-cell>
          <table:table-cell table:style-name="ce2" office:value-type="string" calcext:value-type="string">
            <text:p>african sclsm</text:p>
          </table:table-cell>
          <table:table-cell table:style-name="ce3" table:formula="of:=LEN([.C32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ternalism</text:p>
          </table:table-cell>
          <table:table-cell table:style-name="ce3" table:formula="of:=LEN([.A330])" office:value-type="float" office:value="10" calcext:value-type="float">
            <text:p>10</text:p>
          </table:table-cell>
          <table:table-cell/>
          <table:table-cell table:style-name="ce3" table:formula="of:=LEN([.C33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w thought</text:p>
          </table:table-cell>
          <table:table-cell table:style-name="ce3" table:formula="of:=LEN([.A331])" office:value-type="float" office:value="11" calcext:value-type="float">
            <text:p>11</text:p>
          </table:table-cell>
          <table:table-cell/>
          <table:table-cell table:style-name="ce3" table:formula="of:=LEN([.C33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rcho-pacifism</text:p>
          </table:table-cell>
          <table:table-cell table:style-name="ce3" table:formula="of:=LEN([.A332])" office:value-type="float" office:value="16" calcext:value-type="float">
            <text:p>16</text:p>
          </table:table-cell>
          <table:table-cell table:style-name="ce2" office:value-type="string" calcext:value-type="string">
            <text:p>anrch pacifism</text:p>
          </table:table-cell>
          <table:table-cell table:style-name="ce3" table:formula="of:=LEN([.C332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panese philosophy</text:p>
          </table:table-cell>
          <table:table-cell table:style-name="ce3" table:formula="of:=LEN([.A333])" office:value-type="float" office:value="19" calcext:value-type="float">
            <text:p>19</text:p>
          </table:table-cell>
          <table:table-cell table:style-name="ce2" office:value-type="string" calcext:value-type="string">
            <text:p>japanese phil</text:p>
          </table:table-cell>
          <table:table-cell table:style-name="ce3" table:formula="of:=LEN([.C33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ue pluralism</text:p>
          </table:table-cell>
          <table:table-cell table:style-name="ce3" table:formula="of:=LEN([.A334])" office:value-type="float" office:value="15" calcext:value-type="float">
            <text:p>15</text:p>
          </table:table-cell>
          <table:table-cell/>
          <table:table-cell table:style-name="ce3" table:formula="of:=LEN([.C33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cient philosophy</text:p>
          </table:table-cell>
          <table:table-cell table:style-name="ce3" table:formula="of:=LEN([.A335])" office:value-type="float" office:value="18" calcext:value-type="float">
            <text:p>18</text:p>
          </table:table-cell>
          <table:table-cell table:style-name="ce2" office:value-type="string" calcext:value-type="string">
            <text:p>ancient phil</text:p>
          </table:table-cell>
          <table:table-cell table:style-name="ce3" table:formula="of:=LEN([.C335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munism</text:p>
          </table:table-cell>
          <table:table-cell table:style-name="ce3" table:formula="of:=LEN([.A336])" office:value-type="float" office:value="9" calcext:value-type="float">
            <text:p>9</text:p>
          </table:table-cell>
          <table:table-cell/>
          <table:table-cell table:style-name="ce3" table:formula="of:=LEN([.C33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theranism</text:p>
          </table:table-cell>
          <table:table-cell table:style-name="ce3" table:formula="of:=LEN([.A337])" office:value-type="float" office:value="11" calcext:value-type="float">
            <text:p>11</text:p>
          </table:table-cell>
          <table:table-cell/>
          <table:table-cell table:style-name="ce3" table:formula="of:=LEN([.C33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humanism</text:p>
          </table:table-cell>
          <table:table-cell table:style-name="ce3" table:formula="of:=LEN([.A338])" office:value-type="float" office:value="12" calcext:value-type="float">
            <text:p>12</text:p>
          </table:table-cell>
          <table:table-cell/>
          <table:table-cell table:style-name="ce3" table:formula="of:=LEN([.C33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ft-wing market anarchism</text:p>
          </table:table-cell>
          <table:table-cell table:style-name="ce3" table:formula="of:=LEN([.A339])" office:value-type="float" office:value="26" calcext:value-type="float">
            <text:p>26</text:p>
          </table:table-cell>
          <table:table-cell table:style-name="ce2" office:value-type="string" calcext:value-type="string">
            <text:p>lft mkt anrchsm</text:p>
          </table:table-cell>
          <table:table-cell table:style-name="ce3" table:formula="of:=LEN([.C339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stalinist left</text:p>
          </table:table-cell>
          <table:table-cell table:style-name="ce3" table:formula="of:=LEN([.A340])" office:value-type="float" office:value="19" calcext:value-type="float">
            <text:p>19</text:p>
          </table:table-cell>
          <table:table-cell table:style-name="ce2" office:value-type="string" calcext:value-type="string">
            <text:p>anti-stalinism</text:p>
          </table:table-cell>
          <table:table-cell table:style-name="ce3" table:formula="of:=LEN([.C34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leolibertarianism</text:p>
          </table:table-cell>
          <table:table-cell table:style-name="ce3" table:formula="of:=LEN([.A341])" office:value-type="float" office:value="19" calcext:value-type="float">
            <text:p>19</text:p>
          </table:table-cell>
          <table:table-cell table:style-name="ce2" office:value-type="string" calcext:value-type="string">
            <text:p>paleolbrtrnsm</text:p>
          </table:table-cell>
          <table:table-cell table:style-name="ce3" table:formula="of:=LEN([.C341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lanesian socialism</text:p>
          </table:table-cell>
          <table:table-cell table:style-name="ce3" table:formula="of:=LEN([.A342])" office:value-type="float" office:value="20" calcext:value-type="float">
            <text:p>20</text:p>
          </table:table-cell>
          <table:table-cell table:style-name="ce2" office:value-type="string" calcext:value-type="string">
            <text:p>melanesia sclsm</text:p>
          </table:table-cell>
          <table:table-cell table:style-name="ce3" table:formula="of:=LEN([.C342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ral skepticism</text:p>
          </table:table-cell>
          <table:table-cell table:style-name="ce3" table:formula="of:=LEN([.A343])" office:value-type="float" office:value="16" calcext:value-type="float">
            <text:p>16</text:p>
          </table:table-cell>
          <table:table-cell table:style-name="ce2" office:value-type="string" calcext:value-type="string">
            <text:p>moral skptcsm</text:p>
          </table:table-cell>
          <table:table-cell table:style-name="ce3" table:formula="of:=LEN([.C34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humanism</text:p>
          </table:table-cell>
          <table:table-cell table:style-name="ce3" table:formula="of:=LEN([.A344])" office:value-type="float" office:value="18" calcext:value-type="float">
            <text:p>18</text:p>
          </table:table-cell>
          <table:table-cell table:style-name="ce2" office:value-type="string" calcext:value-type="string">
            <text:p>chr humanism</text:p>
          </table:table-cell>
          <table:table-cell table:style-name="ce3" table:formula="of:=LEN([.C344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alism</text:p>
          </table:table-cell>
          <table:table-cell table:style-name="ce3" table:formula="of:=LEN([.A345])" office:value-type="float" office:value="10" calcext:value-type="float">
            <text:p>10</text:p>
          </table:table-cell>
          <table:table-cell/>
          <table:table-cell table:style-name="ce3" table:formula="of:=LEN([.C34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litical catholicism</text:p>
          </table:table-cell>
          <table:table-cell table:style-name="ce3" table:formula="of:=LEN([.A346])" office:value-type="float" office:value="21" calcext:value-type="float">
            <text:p>21</text:p>
          </table:table-cell>
          <table:table-cell table:style-name="ce2" office:value-type="string" calcext:value-type="string">
            <text:p>poli cath</text:p>
          </table:table-cell>
          <table:table-cell table:style-name="ce3" table:formula="of:=LEN([.C346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formal logic</text:p>
          </table:table-cell>
          <table:table-cell table:style-name="ce3" table:formula="of:=LEN([.A347])" office:value-type="float" office:value="14" calcext:value-type="float">
            <text:p>14</text:p>
          </table:table-cell>
          <table:table-cell/>
          <table:table-cell table:style-name="ce3" table:formula="of:=LEN([.C34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stafari</text:p>
          </table:table-cell>
          <table:table-cell table:style-name="ce3" table:formula="of:=LEN([.A348])" office:value-type="float" office:value="9" calcext:value-type="float">
            <text:p>9</text:p>
          </table:table-cell>
          <table:table-cell/>
          <table:table-cell table:style-name="ce3" table:formula="of:=LEN([.C34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psychology</text:p>
          </table:table-cell>
          <table:table-cell table:style-name="ce3" table:formula="of:=LEN([.A349])" office:value-type="float" office:value="24" calcext:value-type="float">
            <text:p>24</text:p>
          </table:table-cell>
          <table:table-cell table:style-name="ce2" office:value-type="string" calcext:value-type="string">
            <text:p>psychology phil</text:p>
          </table:table-cell>
          <table:table-cell table:style-name="ce3" table:formula="of:=LEN([.C349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ctorian morality</text:p>
          </table:table-cell>
          <table:table-cell table:style-name="ce3" table:formula="of:=LEN([.A350])" office:value-type="float" office:value="18" calcext:value-type="float">
            <text:p>18</text:p>
          </table:table-cell>
          <table:table-cell table:style-name="ce2" office:value-type="string" calcext:value-type="string">
            <text:p>victorianism</text:p>
          </table:table-cell>
          <table:table-cell table:style-name="ce3" table:formula="of:=LEN([.C350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tarian marxism</text:p>
          </table:table-cell>
          <table:table-cell table:style-name="ce3" table:formula="of:=LEN([.A351])" office:value-type="float" office:value="19" calcext:value-type="float">
            <text:p>19</text:p>
          </table:table-cell>
          <table:table-cell table:style-name="ce2" office:value-type="string" calcext:value-type="string">
            <text:p>librtn marx</text:p>
          </table:table-cell>
          <table:table-cell table:style-name="ce3" table:formula="of:=LEN([.C351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athism</text:p>
          </table:table-cell>
          <table:table-cell table:style-name="ce3" table:formula="of:=LEN([.A352])" office:value-type="float" office:value="8" calcext:value-type="float">
            <text:p>8</text:p>
          </table:table-cell>
          <table:table-cell/>
          <table:table-cell table:style-name="ce3" table:formula="of:=LEN([.C35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scular liberalism</text:p>
          </table:table-cell>
          <table:table-cell table:style-name="ce3" table:formula="of:=LEN([.A353])" office:value-type="float" office:value="19" calcext:value-type="float">
            <text:p>19</text:p>
          </table:table-cell>
          <table:table-cell table:style-name="ce2" office:value-type="string" calcext:value-type="string">
            <text:p>muscular lib</text:p>
          </table:table-cell>
          <table:table-cell table:style-name="ce3" table:formula="of:=LEN([.C353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undamentalism</text:p>
          </table:table-cell>
          <table:table-cell table:style-name="ce3" table:formula="of:=LEN([.A354])" office:value-type="float" office:value="14" calcext:value-type="float">
            <text:p>14</text:p>
          </table:table-cell>
          <table:table-cell/>
          <table:table-cell table:style-name="ce3" table:formula="of:=LEN([.C35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ndualism</text:p>
          </table:table-cell>
          <table:table-cell table:style-name="ce3" table:formula="of:=LEN([.A355])" office:value-type="float" office:value="10" calcext:value-type="float">
            <text:p>10</text:p>
          </table:table-cell>
          <table:table-cell/>
          <table:table-cell table:style-name="ce3" table:formula="of:=LEN([.C35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ype physicalism</text:p>
          </table:table-cell>
          <table:table-cell table:style-name="ce3" table:formula="of:=LEN([.A356])" office:value-type="float" office:value="16" calcext:value-type="float">
            <text:p>16</text:p>
          </table:table-cell>
          <table:table-cell table:style-name="ce2" office:value-type="string" calcext:value-type="string">
            <text:p>rdctv mtrlsm</text:p>
          </table:table-cell>
          <table:table-cell table:style-name="ce3" table:formula="of:=LEN([.C356])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mor fati</text:p>
          </table:table-cell>
          <table:table-cell table:style-name="ce3" table:formula="of:=LEN([.A357])" office:value-type="float" office:value="9" calcext:value-type="float">
            <text:p>9</text:p>
          </table:table-cell>
          <table:table-cell/>
          <table:table-cell table:style-name="ce3" table:formula="of:=LEN([.C35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lamic feminism</text:p>
          </table:table-cell>
          <table:table-cell table:style-name="ce3" table:formula="of:=LEN([.A358])" office:value-type="float" office:value="16" calcext:value-type="float">
            <text:p>16</text:p>
          </table:table-cell>
          <table:table-cell table:style-name="ce2" office:value-type="string" calcext:value-type="string">
            <text:p>islamic fmnsm</text:p>
          </table:table-cell>
          <table:table-cell table:style-name="ce3" table:formula="of:=LEN([.C35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galism</text:p>
          </table:table-cell>
          <table:table-cell table:style-name="ce3" table:formula="of:=LEN([.A359])" office:value-type="float" office:value="8" calcext:value-type="float">
            <text:p>8</text:p>
          </table:table-cell>
          <table:table-cell/>
          <table:table-cell table:style-name="ce3" table:formula="of:=LEN([.C35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istocracy</text:p>
          </table:table-cell>
          <table:table-cell table:style-name="ce3" table:formula="of:=LEN([.A360])" office:value-type="float" office:value="11" calcext:value-type="float">
            <text:p>11</text:p>
          </table:table-cell>
          <table:table-cell/>
          <table:table-cell table:style-name="ce3" table:formula="of:=LEN([.C36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tralemma</text:p>
          </table:table-cell>
          <table:table-cell table:style-name="ce3" table:formula="of:=LEN([.A361])" office:value-type="float" office:value="10" calcext:value-type="float">
            <text:p>10</text:p>
          </table:table-cell>
          <table:table-cell/>
          <table:table-cell table:style-name="ce3" table:formula="of:=LEN([.C36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ight-libertarianism</text:p>
          </table:table-cell>
          <table:table-cell table:style-name="ce3" table:formula="of:=LEN([.A362])" office:value-type="float" office:value="20" calcext:value-type="float">
            <text:p>20</text:p>
          </table:table-cell>
          <table:table-cell table:style-name="ce2" office:value-type="string" calcext:value-type="string">
            <text:p>right-lbrtrnsm</text:p>
          </table:table-cell>
          <table:table-cell table:style-name="ce3" table:formula="of:=LEN([.C362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oluntarism_(philosophy)</text:p>
          </table:table-cell>
          <table:table-cell table:style-name="ce3" table:formula="of:=LEN([.A363])" office:value-type="float" office:value="24" calcext:value-type="float">
            <text:p>24</text:p>
          </table:table-cell>
          <table:table-cell table:style-name="ce2" office:value-type="string" calcext:value-type="string">
            <text:p>voluntarism</text:p>
          </table:table-cell>
          <table:table-cell table:style-name="ce3" table:formula="of:=LEN([.C363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xism\u2013leninism\u2013maoism\u2013prachanda path</text:p>
          </table:table-cell>
          <table:table-cell table:style-name="ce3" table:formula="of:=LEN([.A364])" office:value-type="float" office:value="53" calcext:value-type="float">
            <text:p>53</text:p>
          </table:table-cell>
          <table:table-cell table:style-name="ce2" office:value-type="string" calcext:value-type="string">
            <text:p>UCPN</text:p>
          </table:table-cell>
          <table:table-cell table:style-name="ce3" table:formula="of:=LEN([.C364])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uationist international</text:p>
          </table:table-cell>
          <table:table-cell table:style-name="ce3" table:formula="of:=LEN([.A365])" office:value-type="float" office:value="26" calcext:value-type="float">
            <text:p>26</text:p>
          </table:table-cell>
          <table:table-cell table:style-name="ce2" office:value-type="string" calcext:value-type="string">
            <text:p>situationism</text:p>
          </table:table-cell>
          <table:table-cell table:style-name="ce3" table:formula="of:=LEN([.C365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theism</text:p>
          </table:table-cell>
          <table:table-cell table:style-name="ce3" table:formula="of:=LEN([.A366])" office:value-type="float" office:value="7" calcext:value-type="float">
            <text:p>7</text:p>
          </table:table-cell>
          <table:table-cell/>
          <table:table-cell table:style-name="ce3" table:formula="of:=LEN([.C36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liberalism</text:p>
          </table:table-cell>
          <table:table-cell table:style-name="ce3" table:formula="of:=LEN([.A367])" office:value-type="float" office:value="15" calcext:value-type="float">
            <text:p>15</text:p>
          </table:table-cell>
          <table:table-cell/>
          <table:table-cell table:style-name="ce3" table:formula="of:=LEN([.C36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xist feminism</text:p>
          </table:table-cell>
          <table:table-cell table:style-name="ce3" table:formula="of:=LEN([.A368])" office:value-type="float" office:value="16" calcext:value-type="float">
            <text:p>16</text:p>
          </table:table-cell>
          <table:table-cell table:style-name="ce2" office:value-type="string" calcext:value-type="string">
            <text:p>marxist fmnsm</text:p>
          </table:table-cell>
          <table:table-cell table:style-name="ce3" table:formula="of:=LEN([.C36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olibertarianism</text:p>
          </table:table-cell>
          <table:table-cell table:style-name="ce3" table:formula="of:=LEN([.A369])" office:value-type="float" office:value="17" calcext:value-type="float">
            <text:p>17</text:p>
          </table:table-cell>
          <table:table-cell table:style-name="ce2" office:value-type="string" calcext:value-type="string">
            <text:p>geolbrtrnsm</text:p>
          </table:table-cell>
          <table:table-cell table:style-name="ce3" table:formula="of:=LEN([.C369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formism</text:p>
          </table:table-cell>
          <table:table-cell table:style-name="ce3" table:formula="of:=LEN([.A370])" office:value-type="float" office:value="10" calcext:value-type="float">
            <text:p>10</text:p>
          </table:table-cell>
          <table:table-cell/>
          <table:table-cell table:style-name="ce3" table:formula="of:=LEN([.C37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open source order of the golden dawn</text:p>
          </table:table-cell>
          <table:table-cell table:style-name="ce3" table:formula="of:=LEN([.A371])" office:value-type="float" office:value="40" calcext:value-type="float">
            <text:p>40</text:p>
          </table:table-cell>
          <table:table-cell table:style-name="ce2" office:value-type="string" calcext:value-type="string">
            <text:p>OSOGD</text:p>
          </table:table-cell>
          <table:table-cell table:style-name="ce3" table:formula="of:=LEN([.C371])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ripatetic</text:p>
          </table:table-cell>
          <table:table-cell table:style-name="ce3" table:formula="of:=LEN([.A372])" office:value-type="float" office:value="11" calcext:value-type="float">
            <text:p>11</text:p>
          </table:table-cell>
          <table:table-cell/>
          <table:table-cell table:style-name="ce3" table:formula="of:=LEN([.C37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ymbolism</text:p>
          </table:table-cell>
          <table:table-cell table:style-name="ce3" table:formula="of:=LEN([.A373])" office:value-type="float" office:value="9" calcext:value-type="float">
            <text:p>9</text:p>
          </table:table-cell>
          <table:table-cell/>
          <table:table-cell table:style-name="ce3" table:formula="of:=LEN([.C37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anationism</text:p>
          </table:table-cell>
          <table:table-cell table:style-name="ce3" table:formula="of:=LEN([.A374])" office:value-type="float" office:value="12" calcext:value-type="float">
            <text:p>12</text:p>
          </table:table-cell>
          <table:table-cell/>
          <table:table-cell table:style-name="ce3" table:formula="of:=LEN([.C37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ndianism</text:p>
          </table:table-cell>
          <table:table-cell table:style-name="ce3" table:formula="of:=LEN([.A375])" office:value-type="float" office:value="10" calcext:value-type="float">
            <text:p>10</text:p>
          </table:table-cell>
          <table:table-cell/>
          <table:table-cell table:style-name="ce3" table:formula="of:=LEN([.C37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atism</text:p>
          </table:table-cell>
          <table:table-cell table:style-name="ce3" table:formula="of:=LEN([.A376])" office:value-type="float" office:value="7" calcext:value-type="float">
            <text:p>7</text:p>
          </table:table-cell>
          <table:table-cell/>
          <table:table-cell table:style-name="ce3" table:formula="of:=LEN([.C37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gocentrism</text:p>
          </table:table-cell>
          <table:table-cell table:style-name="ce3" table:formula="of:=LEN([.A377])" office:value-type="float" office:value="11" calcext:value-type="float">
            <text:p>11</text:p>
          </table:table-cell>
          <table:table-cell/>
          <table:table-cell table:style-name="ce3" table:formula="of:=LEN([.C37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hmenism</text:p>
          </table:table-cell>
          <table:table-cell table:style-name="ce3" table:formula="of:=LEN([.A378])" office:value-type="float" office:value="9" calcext:value-type="float">
            <text:p>9</text:p>
          </table:table-cell>
          <table:table-cell/>
          <table:table-cell table:style-name="ce3" table:formula="of:=LEN([.C37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information</text:p>
          </table:table-cell>
          <table:table-cell table:style-name="ce3" table:formula="of:=LEN([.A379])" office:value-type="float" office:value="25" calcext:value-type="float">
            <text:p>25</text:p>
          </table:table-cell>
          <table:table-cell table:style-name="ce2" office:value-type="string" calcext:value-type="string">
            <text:p>info phil</text:p>
          </table:table-cell>
          <table:table-cell table:style-name="ce3" table:formula="of:=LEN([.C379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ntianism</text:p>
          </table:table-cell>
          <table:table-cell table:style-name="ce3" table:formula="of:=LEN([.A380])" office:value-type="float" office:value="10" calcext:value-type="float">
            <text:p>10</text:p>
          </table:table-cell>
          <table:table-cell/>
          <table:table-cell table:style-name="ce3" table:formula="of:=LEN([.C38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cular humanism</text:p>
          </table:table-cell>
          <table:table-cell table:style-name="ce3" table:formula="of:=LEN([.A381])" office:value-type="float" office:value="16" calcext:value-type="float">
            <text:p>16</text:p>
          </table:table-cell>
          <table:table-cell table:style-name="ce2" office:value-type="string" calcext:value-type="string">
            <text:p>seclr humanism</text:p>
          </table:table-cell>
          <table:table-cell table:style-name="ce3" table:formula="of:=LEN([.C381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ndutva</text:p>
          </table:table-cell>
          <table:table-cell table:style-name="ce3" table:formula="of:=LEN([.A382])" office:value-type="float" office:value="8" calcext:value-type="float">
            <text:p>8</text:p>
          </table:table-cell>
          <table:table-cell/>
          <table:table-cell table:style-name="ce3" table:formula="of:=LEN([.C38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ation theology</text:p>
          </table:table-cell>
          <table:table-cell table:style-name="ce3" table:formula="of:=LEN([.A383])" office:value-type="float" office:value="19" calcext:value-type="float">
            <text:p>19</text:p>
          </table:table-cell>
          <table:table-cell table:style-name="ce2" office:value-type="string" calcext:value-type="string">
            <text:p>librtan thlgy</text:p>
          </table:table-cell>
          <table:table-cell table:style-name="ce3" table:formula="of:=LEN([.C38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ealism</text:p>
          </table:table-cell>
          <table:table-cell table:style-name="ce3" table:formula="of:=LEN([.A384])" office:value-type="float" office:value="8" calcext:value-type="float">
            <text:p>8</text:p>
          </table:table-cell>
          <table:table-cell/>
          <table:table-cell table:style-name="ce3" table:formula="of:=LEN([.C38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ral universalism</text:p>
          </table:table-cell>
          <table:table-cell table:style-name="ce3" table:formula="of:=LEN([.A385])" office:value-type="float" office:value="18" calcext:value-type="float">
            <text:p>18</text:p>
          </table:table-cell>
          <table:table-cell table:style-name="ce2" office:value-type="string" calcext:value-type="string">
            <text:p>moral unvrslsm</text:p>
          </table:table-cell>
          <table:table-cell table:style-name="ce3" table:formula="of:=LEN([.C385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notheism</text:p>
          </table:table-cell>
          <table:table-cell table:style-name="ce3" table:formula="of:=LEN([.A386])" office:value-type="float" office:value="10" calcext:value-type="float">
            <text:p>10</text:p>
          </table:table-cell>
          <table:table-cell/>
          <table:table-cell table:style-name="ce3" table:formula="of:=LEN([.C38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e temple ov psychick youth</text:p>
          </table:table-cell>
          <table:table-cell table:style-name="ce3" table:formula="of:=LEN([.A387])" office:value-type="float" office:value="29" calcext:value-type="float">
            <text:p>29</text:p>
          </table:table-cell>
          <table:table-cell table:style-name="ce2" office:value-type="string" calcext:value-type="string">
            <text:p>TOPY</text:p>
          </table:table-cell>
          <table:table-cell table:style-name="ce3" table:formula="of:=LEN([.C387])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stromarxism</text:p>
          </table:table-cell>
          <table:table-cell table:style-name="ce3" table:formula="of:=LEN([.A388])" office:value-type="float" office:value="13" calcext:value-type="float">
            <text:p>13</text:p>
          </table:table-cell>
          <table:table-cell/>
          <table:table-cell table:style-name="ce3" table:formula="of:=LEN([.C38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hocracy</text:p>
          </table:table-cell>
          <table:table-cell table:style-name="ce3" table:formula="of:=LEN([.A389])" office:value-type="float" office:value="9" calcext:value-type="float">
            <text:p>9</text:p>
          </table:table-cell>
          <table:table-cell/>
          <table:table-cell table:style-name="ce3" table:formula="of:=LEN([.C38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rmeneutics</text:p>
          </table:table-cell>
          <table:table-cell table:style-name="ce3" table:formula="of:=LEN([.A390])" office:value-type="float" office:value="12" calcext:value-type="float">
            <text:p>12</text:p>
          </table:table-cell>
          <table:table-cell/>
          <table:table-cell table:style-name="ce3" table:formula="of:=LEN([.C39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wunism</text:p>
          </table:table-cell>
          <table:table-cell table:style-name="ce3" table:formula="of:=LEN([.A391])" office:value-type="float" office:value="8" calcext:value-type="float">
            <text:p>8</text:p>
          </table:table-cell>
          <table:table-cell/>
          <table:table-cell table:style-name="ce3" table:formula="of:=LEN([.C39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ional syndicalism</text:p>
          </table:table-cell>
          <table:table-cell table:style-name="ce3" table:formula="of:=LEN([.A392])" office:value-type="float" office:value="20" calcext:value-type="float">
            <text:p>20</text:p>
          </table:table-cell>
          <table:table-cell table:style-name="ce2" office:value-type="string" calcext:value-type="string">
            <text:p>ntnl sndclsm</text:p>
          </table:table-cell>
          <table:table-cell table:style-name="ce3" table:formula="of:=LEN([.C392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llegalism</text:p>
          </table:table-cell>
          <table:table-cell table:style-name="ce3" table:formula="of:=LEN([.A393])" office:value-type="float" office:value="10" calcext:value-type="float">
            <text:p>10</text:p>
          </table:table-cell>
          <table:table-cell/>
          <table:table-cell table:style-name="ce3" table:formula="of:=LEN([.C39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eological criticism</text:p>
          </table:table-cell>
          <table:table-cell table:style-name="ce3" table:formula="of:=LEN([.A394])" office:value-type="float" office:value="21" calcext:value-type="float">
            <text:p>21</text:p>
          </table:table-cell>
          <table:table-cell table:style-name="ce2" office:value-type="string" calcext:value-type="string">
            <text:p>ideology critic</text:p>
          </table:table-cell>
          <table:table-cell table:style-name="ce3" table:formula="of:=LEN([.C39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ep ecology</text:p>
          </table:table-cell>
          <table:table-cell table:style-name="ce3" table:formula="of:=LEN([.A395])" office:value-type="float" office:value="12" calcext:value-type="float">
            <text:p>12</text:p>
          </table:table-cell>
          <table:table-cell/>
          <table:table-cell table:style-name="ce3" table:formula="of:=LEN([.C39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lam</text:p>
          </table:table-cell>
          <table:table-cell table:style-name="ce3" table:formula="of:=LEN([.A396])" office:value-type="float" office:value="5" calcext:value-type="float">
            <text:p>5</text:p>
          </table:table-cell>
          <table:table-cell/>
          <table:table-cell table:style-name="ce3" table:formula="of:=LEN([.C39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futility</text:p>
          </table:table-cell>
          <table:table-cell table:style-name="ce3" table:formula="of:=LEN([.A397])" office:value-type="float" office:value="22" calcext:value-type="float">
            <text:p>22</text:p>
          </table:table-cell>
          <table:table-cell table:style-name="ce2" office:value-type="string" calcext:value-type="string">
            <text:p>futility phil</text:p>
          </table:table-cell>
          <table:table-cell table:style-name="ce3" table:formula="of:=LEN([.C397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religious language</text:p>
          </table:table-cell>
          <table:table-cell table:style-name="ce3" table:formula="of:=LEN([.A398])" office:value-type="float" office:value="32" calcext:value-type="float">
            <text:p>32</text:p>
          </table:table-cell>
          <table:table-cell table:style-name="ce2" office:value-type="string" calcext:value-type="string">
            <text:p>rlgs lang phil</text:p>
          </table:table-cell>
          <table:table-cell table:style-name="ce3" table:formula="of:=LEN([.C398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lamic democracy</text:p>
          </table:table-cell>
          <table:table-cell table:style-name="ce3" table:formula="of:=LEN([.A399])" office:value-type="float" office:value="17" calcext:value-type="float">
            <text:p>17</text:p>
          </table:table-cell>
          <table:table-cell table:style-name="ce2" office:value-type="string" calcext:value-type="string">
            <text:p>islamic dmcrcy</text:p>
          </table:table-cell>
          <table:table-cell table:style-name="ce3" table:formula="of:=LEN([.C399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rgatocracy</text:p>
          </table:table-cell>
          <table:table-cell table:style-name="ce3" table:formula="of:=LEN([.A400])" office:value-type="float" office:value="11" calcext:value-type="float">
            <text:p>11</text:p>
          </table:table-cell>
          <table:table-cell/>
          <table:table-cell table:style-name="ce3" table:formula="of:=LEN([.C40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rredentism</text:p>
          </table:table-cell>
          <table:table-cell table:style-name="ce3" table:formula="of:=LEN([.A401])" office:value-type="float" office:value="11" calcext:value-type="float">
            <text:p>11</text:p>
          </table:table-cell>
          <table:table-cell/>
          <table:table-cell table:style-name="ce3" table:formula="of:=LEN([.C40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andal</text:p>
          </table:table-cell>
          <table:table-cell table:style-name="ce3" table:formula="of:=LEN([.A402])" office:value-type="float" office:value="7" calcext:value-type="float">
            <text:p>7</text:p>
          </table:table-cell>
          <table:table-cell/>
          <table:table-cell table:style-name="ce3" table:formula="of:=LEN([.C40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-structuralism</text:p>
          </table:table-cell>
          <table:table-cell table:style-name="ce3" table:formula="of:=LEN([.A403])" office:value-type="float" office:value="18" calcext:value-type="float">
            <text:p>18</text:p>
          </table:table-cell>
          <table:table-cell table:style-name="ce2" office:value-type="string" calcext:value-type="string">
            <text:p>post-strctrlsm</text:p>
          </table:table-cell>
          <table:table-cell table:style-name="ce3" table:formula="of:=LEN([.C403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rst satanic church</text:p>
          </table:table-cell>
          <table:table-cell table:style-name="ce3" table:formula="of:=LEN([.A404])" office:value-type="float" office:value="20" calcext:value-type="float">
            <text:p>20</text:p>
          </table:table-cell>
          <table:table-cell table:style-name="ce2" office:value-type="string" calcext:value-type="string">
            <text:p>1st stnic chrch</text:p>
          </table:table-cell>
          <table:table-cell table:style-name="ce3" table:formula="of:=LEN([.C40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 liberalism</text:p>
          </table:table-cell>
          <table:table-cell table:style-name="ce3" table:formula="of:=LEN([.A405])" office:value-type="float" office:value="17" calcext:value-type="float">
            <text:p>17</text:p>
          </table:table-cell>
          <table:table-cell table:style-name="ce2" office:value-type="string" calcext:value-type="string">
            <text:p>social lib</text:p>
          </table:table-cell>
          <table:table-cell table:style-name="ce3" table:formula="of:=LEN([.C405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aos theory</text:p>
          </table:table-cell>
          <table:table-cell table:style-name="ce3" table:formula="of:=LEN([.A406])" office:value-type="float" office:value="12" calcext:value-type="float">
            <text:p>12</text:p>
          </table:table-cell>
          <table:table-cell/>
          <table:table-cell table:style-name="ce3" table:formula="of:=LEN([.C40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rchism</text:p>
          </table:table-cell>
          <table:table-cell table:style-name="ce3" table:formula="of:=LEN([.A407])" office:value-type="float" office:value="9" calcext:value-type="float">
            <text:p>9</text:p>
          </table:table-cell>
          <table:table-cell/>
          <table:table-cell table:style-name="ce3" table:formula="of:=LEN([.C40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philosophy</text:p>
          </table:table-cell>
          <table:table-cell table:style-name="ce3" table:formula="of:=LEN([.A408])" office:value-type="float" office:value="20" calcext:value-type="float">
            <text:p>20</text:p>
          </table:table-cell>
          <table:table-cell table:style-name="ce2" office:value-type="string" calcext:value-type="string">
            <text:p>christian phil</text:p>
          </table:table-cell>
          <table:table-cell table:style-name="ce3" table:formula="of:=LEN([.C408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ft-libertarianism</text:p>
          </table:table-cell>
          <table:table-cell table:style-name="ce3" table:formula="of:=LEN([.A409])" office:value-type="float" office:value="19" calcext:value-type="float">
            <text:p>19</text:p>
          </table:table-cell>
          <table:table-cell table:style-name="ce2" office:value-type="string" calcext:value-type="string">
            <text:p>left-lbrtrnsm</text:p>
          </table:table-cell>
          <table:table-cell table:style-name="ce3" table:formula="of:=LEN([.C40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donesian philosophy</text:p>
          </table:table-cell>
          <table:table-cell table:style-name="ce3" table:formula="of:=LEN([.A410])" office:value-type="float" office:value="21" calcext:value-type="float">
            <text:p>21</text:p>
          </table:table-cell>
          <table:table-cell table:style-name="ce2" office:value-type="string" calcext:value-type="string">
            <text:p>indonesian phil</text:p>
          </table:table-cell>
          <table:table-cell table:style-name="ce3" table:formula="of:=LEN([.C410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lipsism</text:p>
          </table:table-cell>
          <table:table-cell table:style-name="ce3" table:formula="of:=LEN([.A411])" office:value-type="float" office:value="9" calcext:value-type="float">
            <text:p>9</text:p>
          </table:table-cell>
          <table:table-cell/>
          <table:table-cell table:style-name="ce3" table:formula="of:=LEN([.C41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-anarchism</text:p>
          </table:table-cell>
          <table:table-cell table:style-name="ce3" table:formula="of:=LEN([.A412])" office:value-type="float" office:value="14" calcext:value-type="float">
            <text:p>14</text:p>
          </table:table-cell>
          <table:table-cell/>
          <table:table-cell table:style-name="ce3" table:formula="of:=LEN([.C41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ibnizianism</text:p>
          </table:table-cell>
          <table:table-cell table:style-name="ce3" table:formula="of:=LEN([.A413])" office:value-type="float" office:value="13" calcext:value-type="float">
            <text:p>13</text:p>
          </table:table-cell>
          <table:table-cell/>
          <table:table-cell table:style-name="ce3" table:formula="of:=LEN([.C41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eractionism</text:p>
          </table:table-cell>
          <table:table-cell table:style-name="ce3" table:formula="of:=LEN([.A414])" office:value-type="float" office:value="14" calcext:value-type="float">
            <text:p>14</text:p>
          </table:table-cell>
          <table:table-cell/>
          <table:table-cell table:style-name="ce3" table:formula="of:=LEN([.C41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film</text:p>
          </table:table-cell>
          <table:table-cell table:style-name="ce3" table:formula="of:=LEN([.A415])" office:value-type="float" office:value="18" calcext:value-type="float">
            <text:p>18</text:p>
          </table:table-cell>
          <table:table-cell table:style-name="ce2" office:value-type="string" calcext:value-type="string">
            <text:p>film phil</text:p>
          </table:table-cell>
          <table:table-cell table:style-name="ce3" table:formula="of:=LEN([.C415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archism</text:p>
          </table:table-cell>
          <table:table-cell table:style-name="ce3" table:formula="of:=LEN([.A416])" office:value-type="float" office:value="10" calcext:value-type="float">
            <text:p>10</text:p>
          </table:table-cell>
          <table:table-cell/>
          <table:table-cell table:style-name="ce3" table:formula="of:=LEN([.C41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self</text:p>
          </table:table-cell>
          <table:table-cell table:style-name="ce3" table:formula="of:=LEN([.A417])" office:value-type="float" office:value="18" calcext:value-type="float">
            <text:p>18</text:p>
          </table:table-cell>
          <table:table-cell table:style-name="ce2" office:value-type="string" calcext:value-type="string">
            <text:p>self phil</text:p>
          </table:table-cell>
          <table:table-cell table:style-name="ce3" table:formula="of:=LEN([.C417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visionist zionism</text:p>
          </table:table-cell>
          <table:table-cell table:style-name="ce3" table:formula="of:=LEN([.A418])" office:value-type="float" office:value="19" calcext:value-type="float">
            <text:p>19</text:p>
          </table:table-cell>
          <table:table-cell table:style-name="ce2" office:value-type="string" calcext:value-type="string">
            <text:p>rvsnst zionism</text:p>
          </table:table-cell>
          <table:table-cell table:style-name="ce3" table:formula="of:=LEN([.C418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thodism</text:p>
          </table:table-cell>
          <table:table-cell table:style-name="ce3" table:formula="of:=LEN([.A419])" office:value-type="float" office:value="9" calcext:value-type="float">
            <text:p>9</text:p>
          </table:table-cell>
          <table:table-cell/>
          <table:table-cell table:style-name="ce3" table:formula="of:=LEN([.C41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ivazhi</text:p>
          </table:table-cell>
          <table:table-cell table:style-name="ce3" table:formula="of:=LEN([.A420])" office:value-type="float" office:value="8" calcext:value-type="float">
            <text:p>8</text:p>
          </table:table-cell>
          <table:table-cell/>
          <table:table-cell table:style-name="ce3" table:formula="of:=LEN([.C42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ewish anarchism</text:p>
          </table:table-cell>
          <table:table-cell table:style-name="ce3" table:formula="of:=LEN([.A421])" office:value-type="float" office:value="16" calcext:value-type="float">
            <text:p>16</text:p>
          </table:table-cell>
          <table:table-cell table:style-name="ce2" office:value-type="string" calcext:value-type="string">
            <text:p>jewish anrchsm</text:p>
          </table:table-cell>
          <table:table-cell table:style-name="ce3" table:formula="of:=LEN([.C421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anism</text:p>
          </table:table-cell>
          <table:table-cell table:style-name="ce3" table:formula="of:=LEN([.A422])" office:value-type="float" office:value="8" calcext:value-type="float">
            <text:p>8</text:p>
          </table:table-cell>
          <table:table-cell/>
          <table:table-cell table:style-name="ce3" table:formula="of:=LEN([.C42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rennial philosophy</text:p>
          </table:table-cell>
          <table:table-cell table:style-name="ce3" table:formula="of:=LEN([.A423])" office:value-type="float" office:value="20" calcext:value-type="float">
            <text:p>20</text:p>
          </table:table-cell>
          <table:table-cell table:style-name="ce2" office:value-type="string" calcext:value-type="string">
            <text:p>perennialism</text:p>
          </table:table-cell>
          <table:table-cell table:style-name="ce3" table:formula="of:=LEN([.C423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thoritarian socialism</text:p>
          </table:table-cell>
          <table:table-cell table:style-name="ce3" table:formula="of:=LEN([.A424])" office:value-type="float" office:value="23" calcext:value-type="float">
            <text:p>23</text:p>
          </table:table-cell>
          <table:table-cell table:style-name="ce2" office:value-type="string" calcext:value-type="string">
            <text:p>authrtrn sclsm</text:p>
          </table:table-cell>
          <table:table-cell table:style-name="ce3" table:formula="of:=LEN([.C424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 conservatism</text:p>
          </table:table-cell>
          <table:table-cell table:style-name="ce3" table:formula="of:=LEN([.A425])" office:value-type="float" office:value="19" calcext:value-type="float">
            <text:p>19</text:p>
          </table:table-cell>
          <table:table-cell table:style-name="ce2" office:value-type="string" calcext:value-type="string">
            <text:p>social cnsrvtsm</text:p>
          </table:table-cell>
          <table:table-cell table:style-name="ce3" table:formula="of:=LEN([.C425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usakism</text:p>
          </table:table-cell>
          <table:table-cell table:style-name="ce3" table:formula="of:=LEN([.A426])" office:value-type="float" office:value="8" calcext:value-type="float">
            <text:p>8</text:p>
          </table:table-cell>
          <table:table-cell/>
          <table:table-cell table:style-name="ce3" table:formula="of:=LEN([.C42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gelianism</text:p>
          </table:table-cell>
          <table:table-cell table:style-name="ce3" table:formula="of:=LEN([.A427])" office:value-type="float" office:value="11" calcext:value-type="float">
            <text:p>11</text:p>
          </table:table-cell>
          <table:table-cell/>
          <table:table-cell table:style-name="ce3" table:formula="of:=LEN([.C42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estheticism</text:p>
          </table:table-cell>
          <table:table-cell table:style-name="ce3" table:formula="of:=LEN([.A428])" office:value-type="float" office:value="12" calcext:value-type="float">
            <text:p>12</text:p>
          </table:table-cell>
          <table:table-cell/>
          <table:table-cell table:style-name="ce3" table:formula="of:=LEN([.C42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ductive reasoning</text:p>
          </table:table-cell>
          <table:table-cell table:style-name="ce3" table:formula="of:=LEN([.A429])" office:value-type="float" office:value="19" calcext:value-type="float">
            <text:p>19</text:p>
          </table:table-cell>
          <table:table-cell table:style-name="ce2" office:value-type="string" calcext:value-type="string">
            <text:p>deuctive rsng</text:p>
          </table:table-cell>
          <table:table-cell table:style-name="ce3" table:formula="of:=LEN([.C42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islamism</text:p>
          </table:table-cell>
          <table:table-cell table:style-name="ce3" table:formula="of:=LEN([.A430])" office:value-type="float" office:value="12" calcext:value-type="float">
            <text:p>12</text:p>
          </table:table-cell>
          <table:table-cell/>
          <table:table-cell table:style-name="ce3" table:formula="of:=LEN([.C43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ure reason</text:p>
          </table:table-cell>
          <table:table-cell table:style-name="ce3" table:formula="of:=LEN([.A431])" office:value-type="float" office:value="11" calcext:value-type="float">
            <text:p>11</text:p>
          </table:table-cell>
          <table:table-cell/>
          <table:table-cell table:style-name="ce3" table:formula="of:=LEN([.C43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ionalism</text:p>
          </table:table-cell>
          <table:table-cell table:style-name="ce3" table:formula="of:=LEN([.A432])" office:value-type="float" office:value="11" calcext:value-type="float">
            <text:p>11</text:p>
          </table:table-cell>
          <table:table-cell/>
          <table:table-cell table:style-name="ce3" table:formula="of:=LEN([.C43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\u2234a\u2234</text:p>
          </table:table-cell>
          <table:table-cell table:style-name="ce3" table:formula="of:=LEN([.A433])" office:value-type="float" office:value="14" calcext:value-type="float">
            <text:p>14</text:p>
          </table:table-cell>
          <table:table-cell/>
          <table:table-cell table:style-name="ce3" table:formula="of:=LEN([.C43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circle of reason</text:p>
          </table:table-cell>
          <table:table-cell table:style-name="ce3" table:formula="of:=LEN([.A434])" office:value-type="float" office:value="20" calcext:value-type="float">
            <text:p>20</text:p>
          </table:table-cell>
          <table:table-cell table:style-name="ce2" office:value-type="string" calcext:value-type="string">
            <text:p>TCOR</text:p>
          </table:table-cell>
          <table:table-cell table:style-name="ce3" table:formula="of:=LEN([.C434])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axis school</text:p>
          </table:table-cell>
          <table:table-cell table:style-name="ce3" table:formula="of:=LEN([.A435])" office:value-type="float" office:value="13" calcext:value-type="float">
            <text:p>13</text:p>
          </table:table-cell>
          <table:table-cell/>
          <table:table-cell table:style-name="ce3" table:formula="of:=LEN([.C43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smopolitanism</text:p>
          </table:table-cell>
          <table:table-cell table:style-name="ce3" table:formula="of:=LEN([.A436])" office:value-type="float" office:value="15" calcext:value-type="float">
            <text:p>15</text:p>
          </table:table-cell>
          <table:table-cell/>
          <table:table-cell table:style-name="ce3" table:formula="of:=LEN([.C43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rmalism_(philosophy)</text:p>
          </table:table-cell>
          <table:table-cell table:style-name="ce3" table:formula="of:=LEN([.A437])" office:value-type="float" office:value="22" calcext:value-type="float">
            <text:p>22</text:p>
          </table:table-cell>
          <table:table-cell table:style-name="ce2" office:value-type="string" calcext:value-type="string">
            <text:p>formalism</text:p>
          </table:table-cell>
          <table:table-cell table:style-name="ce3" table:formula="of:=LEN([.C437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zech philosophy</text:p>
          </table:table-cell>
          <table:table-cell table:style-name="ce3" table:formula="of:=LEN([.A438])" office:value-type="float" office:value="16" calcext:value-type="float">
            <text:p>16</text:p>
          </table:table-cell>
          <table:table-cell table:style-name="ce2" office:value-type="string" calcext:value-type="string">
            <text:p>czech phil</text:p>
          </table:table-cell>
          <table:table-cell table:style-name="ce3" table:formula="of:=LEN([.C438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vaita</text:p>
          </table:table-cell>
          <table:table-cell table:style-name="ce3" table:formula="of:=LEN([.A439])" office:value-type="float" office:value="6" calcext:value-type="float">
            <text:p>6</text:p>
          </table:table-cell>
          <table:table-cell/>
          <table:table-cell table:style-name="ce3" table:formula="of:=LEN([.C43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mmaterialism</text:p>
          </table:table-cell>
          <table:table-cell table:style-name="ce3" table:formula="of:=LEN([.A440])" office:value-type="float" office:value="13" calcext:value-type="float">
            <text:p>13</text:p>
          </table:table-cell>
          <table:table-cell/>
          <table:table-cell table:style-name="ce3" table:formula="of:=LEN([.C44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chnoliberalism</text:p>
          </table:table-cell>
          <table:table-cell table:style-name="ce3" table:formula="of:=LEN([.A441])" office:value-type="float" office:value="16" calcext:value-type="float">
            <text:p>16</text:p>
          </table:table-cell>
          <table:table-cell table:style-name="ce2" office:value-type="string" calcext:value-type="string">
            <text:p>techno lib</text:p>
          </table:table-cell>
          <table:table-cell table:style-name="ce3" table:formula="of:=LEN([.C441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nationalism</text:p>
          </table:table-cell>
          <table:table-cell table:style-name="ce3" table:formula="of:=LEN([.A442])" office:value-type="float" office:value="15" calcext:value-type="float">
            <text:p>15</text:p>
          </table:table-cell>
          <table:table-cell/>
          <table:table-cell table:style-name="ce3" table:formula="of:=LEN([.C44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dical centrism</text:p>
          </table:table-cell>
          <table:table-cell table:style-name="ce3" table:formula="of:=LEN([.A443])" office:value-type="float" office:value="16" calcext:value-type="float">
            <text:p>16</text:p>
          </table:table-cell>
          <table:table-cell table:style-name="ce2" office:value-type="string" calcext:value-type="string">
            <text:p>radical cntrsm</text:p>
          </table:table-cell>
          <table:table-cell table:style-name="ce3" table:formula="of:=LEN([.C443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ditionalist school</text:p>
          </table:table-cell>
          <table:table-cell table:style-name="ce3" table:formula="of:=LEN([.A444])" office:value-type="float" office:value="21" calcext:value-type="float">
            <text:p>21</text:p>
          </table:table-cell>
          <table:table-cell table:style-name="ce2" office:value-type="string" calcext:value-type="string">
            <text:p>traditionalism</text:p>
          </table:table-cell>
          <table:table-cell table:style-name="ce3" table:formula="of:=LEN([.C444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theism</text:p>
          </table:table-cell>
          <table:table-cell table:style-name="ce3" table:formula="of:=LEN([.A445])" office:value-type="float" office:value="9" calcext:value-type="float">
            <text:p>9</text:p>
          </table:table-cell>
          <table:table-cell/>
          <table:table-cell table:style-name="ce3" table:formula="of:=LEN([.C44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uitionism</text:p>
          </table:table-cell>
          <table:table-cell table:style-name="ce3" table:formula="of:=LEN([.A446])" office:value-type="float" office:value="12" calcext:value-type="float">
            <text:p>12</text:p>
          </table:table-cell>
          <table:table-cell/>
          <table:table-cell table:style-name="ce3" table:formula="of:=LEN([.C44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litary dictatorship</text:p>
          </table:table-cell>
          <table:table-cell table:style-name="ce3" table:formula="of:=LEN([.A447])" office:value-type="float" office:value="21" calcext:value-type="float">
            <text:p>21</text:p>
          </table:table-cell>
          <table:table-cell table:style-name="ce2" office:value-type="string" calcext:value-type="string">
            <text:p>military junta</text:p>
          </table:table-cell>
          <table:table-cell table:style-name="ce3" table:formula="of:=LEN([.C447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anarchism</text:p>
          </table:table-cell>
          <table:table-cell table:style-name="ce3" table:formula="of:=LEN([.A448])" office:value-type="float" office:value="19" calcext:value-type="float">
            <text:p>19</text:p>
          </table:table-cell>
          <table:table-cell table:style-name="ce2" office:value-type="string" calcext:value-type="string">
            <text:p>chr anrchsm</text:p>
          </table:table-cell>
          <table:table-cell table:style-name="ce3" table:formula="of:=LEN([.C448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ntotheology</text:p>
          </table:table-cell>
          <table:table-cell table:style-name="ce3" table:formula="of:=LEN([.A449])" office:value-type="float" office:value="12" calcext:value-type="float">
            <text:p>12</text:p>
          </table:table-cell>
          <table:table-cell/>
          <table:table-cell table:style-name="ce3" table:formula="of:=LEN([.C44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outhism</text:p>
          </table:table-cell>
          <table:table-cell table:style-name="ce3" table:formula="of:=LEN([.A450])" office:value-type="float" office:value="8" calcext:value-type="float">
            <text:p>8</text:p>
          </table:table-cell>
          <table:table-cell/>
          <table:table-cell table:style-name="ce3" table:formula="of:=LEN([.C45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pitalism</text:p>
          </table:table-cell>
          <table:table-cell table:style-name="ce3" table:formula="of:=LEN([.A451])" office:value-type="float" office:value="10" calcext:value-type="float">
            <text:p>10</text:p>
          </table:table-cell>
          <table:table-cell/>
          <table:table-cell table:style-name="ce3" table:formula="of:=LEN([.C45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tilitarianism</text:p>
          </table:table-cell>
          <table:table-cell table:style-name="ce3" table:formula="of:=LEN([.A452])" office:value-type="float" office:value="14" calcext:value-type="float">
            <text:p>14</text:p>
          </table:table-cell>
          <table:table-cell/>
          <table:table-cell table:style-name="ce3" table:formula="of:=LEN([.C45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ack feminism</text:p>
          </table:table-cell>
          <table:table-cell table:style-name="ce3" table:formula="of:=LEN([.A453])" office:value-type="float" office:value="14" calcext:value-type="float">
            <text:p>14</text:p>
          </table:table-cell>
          <table:table-cell/>
          <table:table-cell table:style-name="ce3" table:formula="of:=LEN([.C45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orkerism</text:p>
          </table:table-cell>
          <table:table-cell table:style-name="ce3" table:formula="of:=LEN([.A454])" office:value-type="float" office:value="9" calcext:value-type="float">
            <text:p>9</text:p>
          </table:table-cell>
          <table:table-cell/>
          <table:table-cell table:style-name="ce3" table:formula="of:=LEN([.C45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tivism</text:p>
          </table:table-cell>
          <table:table-cell table:style-name="ce3" table:formula="of:=LEN([.A455])" office:value-type="float" office:value="8" calcext:value-type="float">
            <text:p>8</text:p>
          </table:table-cell>
          <table:table-cell/>
          <table:table-cell table:style-name="ce3" table:formula="of:=LEN([.C45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phesian school</text:p>
          </table:table-cell>
          <table:table-cell table:style-name="ce3" table:formula="of:=LEN([.A456])" office:value-type="float" office:value="15" calcext:value-type="float">
            <text:p>15</text:p>
          </table:table-cell>
          <table:table-cell/>
          <table:table-cell table:style-name="ce3" table:formula="of:=LEN([.C45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hropomorphism</text:p>
          </table:table-cell>
          <table:table-cell table:style-name="ce3" table:formula="of:=LEN([.A457])" office:value-type="float" office:value="16" calcext:value-type="float">
            <text:p>16</text:p>
          </table:table-cell>
          <table:table-cell table:style-name="ce2" office:value-type="string" calcext:value-type="string">
            <text:p>anthropism</text:p>
          </table:table-cell>
          <table:table-cell table:style-name="ce3" table:formula="of:=LEN([.C457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clusive democracy</text:p>
          </table:table-cell>
          <table:table-cell table:style-name="ce3" table:formula="of:=LEN([.A458])" office:value-type="float" office:value="19" calcext:value-type="float">
            <text:p>19</text:p>
          </table:table-cell>
          <table:table-cell table:style-name="ce2" office:value-type="string" calcext:value-type="string">
            <text:p>inclsv dmcrcy</text:p>
          </table:table-cell>
          <table:table-cell table:style-name="ce3" table:formula="of:=LEN([.C45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presentationalism</text:p>
          </table:table-cell>
          <table:table-cell table:style-name="ce3" table:formula="of:=LEN([.A459])" office:value-type="float" office:value="19" calcext:value-type="float">
            <text:p>19</text:p>
          </table:table-cell>
          <table:table-cell table:style-name="ce2" office:value-type="string" calcext:value-type="string">
            <text:p>rprsnttnlsm</text:p>
          </table:table-cell>
          <table:table-cell table:style-name="ce3" table:formula="of:=LEN([.C459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ticipatory economics</text:p>
          </table:table-cell>
          <table:table-cell table:style-name="ce3" table:formula="of:=LEN([.A460])" office:value-type="float" office:value="23" calcext:value-type="float">
            <text:p>23</text:p>
          </table:table-cell>
          <table:table-cell table:style-name="ce2" office:value-type="string" calcext:value-type="string">
            <text:p>parecon</text:p>
          </table:table-cell>
          <table:table-cell table:style-name="ce3" table:formula="of:=LEN([.C460])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public</text:p>
          </table:table-cell>
          <table:table-cell table:style-name="ce3" table:formula="of:=LEN([.A461])" office:value-type="float" office:value="8" calcext:value-type="float">
            <text:p>8</text:p>
          </table:table-cell>
          <table:table-cell/>
          <table:table-cell table:style-name="ce3" table:formula="of:=LEN([.C46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into</text:p>
          </table:table-cell>
          <table:table-cell table:style-name="ce3" table:formula="of:=LEN([.A462])" office:value-type="float" office:value="6" calcext:value-type="float">
            <text:p>6</text:p>
          </table:table-cell>
          <table:table-cell/>
          <table:table-cell table:style-name="ce3" table:formula="of:=LEN([.C46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ritocracy</text:p>
          </table:table-cell>
          <table:table-cell table:style-name="ce3" table:formula="of:=LEN([.A463])" office:value-type="float" office:value="11" calcext:value-type="float">
            <text:p>11</text:p>
          </table:table-cell>
          <table:table-cell/>
          <table:table-cell table:style-name="ce3" table:formula="of:=LEN([.C46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doliberalism</text:p>
          </table:table-cell>
          <table:table-cell table:style-name="ce3" table:formula="of:=LEN([.A464])" office:value-type="float" office:value="14" calcext:value-type="float">
            <text:p>14</text:p>
          </table:table-cell>
          <table:table-cell/>
          <table:table-cell table:style-name="ce3" table:formula="of:=LEN([.C46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intellectualism</text:p>
          </table:table-cell>
          <table:table-cell table:style-name="ce3" table:formula="of:=LEN([.A465])" office:value-type="float" office:value="20" calcext:value-type="float">
            <text:p>20</text:p>
          </table:table-cell>
          <table:table-cell table:style-name="ce2" office:value-type="string" calcext:value-type="string">
            <text:p>anti-intlctlsm</text:p>
          </table:table-cell>
          <table:table-cell table:style-name="ce3" table:formula="of:=LEN([.C465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sidism</text:p>
          </table:table-cell>
          <table:table-cell table:style-name="ce3" table:formula="of:=LEN([.A466])" office:value-type="float" office:value="8" calcext:value-type="float">
            <text:p>8</text:p>
          </table:table-cell>
          <table:table-cell/>
          <table:table-cell table:style-name="ce3" table:formula="of:=LEN([.C46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aos magic</text:p>
          </table:table-cell>
          <table:table-cell table:style-name="ce3" table:formula="of:=LEN([.A467])" office:value-type="float" office:value="11" calcext:value-type="float">
            <text:p>11</text:p>
          </table:table-cell>
          <table:table-cell/>
          <table:table-cell table:style-name="ce3" table:formula="of:=LEN([.C46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africanism</text:p>
          </table:table-cell>
          <table:table-cell table:style-name="ce3" table:formula="of:=LEN([.A468])" office:value-type="float" office:value="14" calcext:value-type="float">
            <text:p>14</text:p>
          </table:table-cell>
          <table:table-cell/>
          <table:table-cell table:style-name="ce3" table:formula="of:=LEN([.C46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entism</text:p>
          </table:table-cell>
          <table:table-cell table:style-name="ce3" table:formula="of:=LEN([.A469])" office:value-type="float" office:value="10" calcext:value-type="float">
            <text:p>10</text:p>
          </table:table-cell>
          <table:table-cell/>
          <table:table-cell table:style-name="ce3" table:formula="of:=LEN([.C46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archaeology</text:p>
          </table:table-cell>
          <table:table-cell table:style-name="ce3" table:formula="of:=LEN([.A470])" office:value-type="float" office:value="25" calcext:value-type="float">
            <text:p>25</text:p>
          </table:table-cell>
          <table:table-cell table:style-name="ce2" office:value-type="string" calcext:value-type="string">
            <text:p>archaeolic phil</text:p>
          </table:table-cell>
          <table:table-cell table:style-name="ce3" table:formula="of:=LEN([.C470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lobalism</text:p>
          </table:table-cell>
          <table:table-cell table:style-name="ce3" table:formula="of:=LEN([.A471])" office:value-type="float" office:value="9" calcext:value-type="float">
            <text:p>9</text:p>
          </table:table-cell>
          <table:table-cell/>
          <table:table-cell table:style-name="ce3" table:formula="of:=LEN([.C47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action</text:p>
          </table:table-cell>
          <table:table-cell table:style-name="ce3" table:formula="of:=LEN([.A472])" office:value-type="float" office:value="20" calcext:value-type="float">
            <text:p>20</text:p>
          </table:table-cell>
          <table:table-cell table:style-name="ce2" office:value-type="string" calcext:value-type="string">
            <text:p>action phil</text:p>
          </table:table-cell>
          <table:table-cell table:style-name="ce3" table:formula="of:=LEN([.C472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culture</text:p>
          </table:table-cell>
          <table:table-cell table:style-name="ce3" table:formula="of:=LEN([.A473])" office:value-type="float" office:value="21" calcext:value-type="float">
            <text:p>21</text:p>
          </table:table-cell>
          <table:table-cell table:style-name="ce2" office:value-type="string" calcext:value-type="string">
            <text:p>culture phil</text:p>
          </table:table-cell>
          <table:table-cell table:style-name="ce3" table:formula="of:=LEN([.C473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manticism</text:p>
          </table:table-cell>
          <table:table-cell table:style-name="ce3" table:formula="of:=LEN([.A474])" office:value-type="float" office:value="11" calcext:value-type="float">
            <text:p>11</text:p>
          </table:table-cell>
          <table:table-cell/>
          <table:table-cell table:style-name="ce3" table:formula="of:=LEN([.C47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cendent theosophy</text:p>
          </table:table-cell>
          <table:table-cell table:style-name="ce3" table:formula="of:=LEN([.A475])" office:value-type="float" office:value="22" calcext:value-type="float">
            <text:p>22</text:p>
          </table:table-cell>
          <table:table-cell table:style-name="ce2" office:value-type="string" calcext:value-type="string">
            <text:p>trscdntl tsphy</text:p>
          </table:table-cell>
          <table:table-cell table:style-name="ce3" table:formula="of:=LEN([.C475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textualism</text:p>
          </table:table-cell>
          <table:table-cell table:style-name="ce3" table:formula="of:=LEN([.A476])" office:value-type="float" office:value="13" calcext:value-type="float">
            <text:p>13</text:p>
          </table:table-cell>
          <table:table-cell/>
          <table:table-cell table:style-name="ce3" table:formula="of:=LEN([.C47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reaucracy</text:p>
          </table:table-cell>
          <table:table-cell table:style-name="ce3" table:formula="of:=LEN([.A477])" office:value-type="float" office:value="11" calcext:value-type="float">
            <text:p>11</text:p>
          </table:table-cell>
          <table:table-cell/>
          <table:table-cell table:style-name="ce3" table:formula="of:=LEN([.C47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ontologism</text:p>
          </table:table-cell>
          <table:table-cell table:style-name="ce3" table:formula="of:=LEN([.A478])" office:value-type="float" office:value="12" calcext:value-type="float">
            <text:p>12</text:p>
          </table:table-cell>
          <table:table-cell/>
          <table:table-cell table:style-name="ce3" table:formula="of:=LEN([.C47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vicennism</text:p>
          </table:table-cell>
          <table:table-cell table:style-name="ce3" table:formula="of:=LEN([.A479])" office:value-type="float" office:value="10" calcext:value-type="float">
            <text:p>10</text:p>
          </table:table-cell>
          <table:table-cell/>
          <table:table-cell table:style-name="ce3" table:formula="of:=LEN([.C47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veyan satanism</text:p>
          </table:table-cell>
          <table:table-cell table:style-name="ce3" table:formula="of:=LEN([.A480])" office:value-type="float" office:value="16" calcext:value-type="float">
            <text:p>16</text:p>
          </table:table-cell>
          <table:table-cell table:style-name="ce2" office:value-type="string" calcext:value-type="string">
            <text:p>LaVey satanism</text:p>
          </table:table-cell>
          <table:table-cell table:style-name="ce3" table:formula="of:=LEN([.C48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niversal life church</text:p>
          </table:table-cell>
          <table:table-cell table:style-name="ce3" table:formula="of:=LEN([.A481])" office:value-type="float" office:value="21" calcext:value-type="float">
            <text:p>21</text:p>
          </table:table-cell>
          <table:table-cell table:style-name="ce2" office:value-type="string" calcext:value-type="string">
            <text:p>ULC</text:p>
          </table:table-cell>
          <table:table-cell table:style-name="ce3" table:formula="of:=LEN([.C481])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tarian socialism</text:p>
          </table:table-cell>
          <table:table-cell table:style-name="ce3" table:formula="of:=LEN([.A482])" office:value-type="float" office:value="21" calcext:value-type="float">
            <text:p>21</text:p>
          </table:table-cell>
          <table:table-cell table:style-name="ce2" office:value-type="string" calcext:value-type="string">
            <text:p>librtn sclsm</text:p>
          </table:table-cell>
          <table:table-cell table:style-name="ce3" table:formula="of:=LEN([.C482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umanistic naturalism</text:p>
          </table:table-cell>
          <table:table-cell table:style-name="ce3" table:formula="of:=LEN([.A483])" office:value-type="float" office:value="21" calcext:value-type="float">
            <text:p>21</text:p>
          </table:table-cell>
          <table:table-cell table:style-name="ce2" office:value-type="string" calcext:value-type="string">
            <text:p>hmnstc ntrlsm</text:p>
          </table:table-cell>
          <table:table-cell table:style-name="ce3" table:formula="of:=LEN([.C48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right green environmentalism</text:p>
          </table:table-cell>
          <table:table-cell table:style-name="ce3" table:formula="of:=LEN([.A484])" office:value-type="float" office:value="29" calcext:value-type="float">
            <text:p>29</text:p>
          </table:table-cell>
          <table:table-cell table:style-name="ce2" office:value-type="string" calcext:value-type="string">
            <text:p>brht grn evmtsm</text:p>
          </table:table-cell>
          <table:table-cell table:style-name="ce3" table:formula="of:=LEN([.C48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ue toryism</text:p>
          </table:table-cell>
          <table:table-cell table:style-name="ce3" table:formula="of:=LEN([.A485])" office:value-type="float" office:value="12" calcext:value-type="float">
            <text:p>12</text:p>
          </table:table-cell>
          <table:table-cell/>
          <table:table-cell table:style-name="ce3" table:formula="of:=LEN([.C48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mple of set</text:p>
          </table:table-cell>
          <table:table-cell table:style-name="ce3" table:formula="of:=LEN([.A486])" office:value-type="float" office:value="13" calcext:value-type="float">
            <text:p>13</text:p>
          </table:table-cell>
          <table:table-cell table:style-name="ce2" office:value-type="string" calcext:value-type="string">
            <text:p>setianism</text:p>
          </table:table-cell>
          <table:table-cell table:style-name="ce3" table:formula="of:=LEN([.C486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hnson\u2013forest tendency</text:p>
          </table:table-cell>
          <table:table-cell table:style-name="ce3" table:formula="of:=LEN([.A487])" office:value-type="float" office:value="28" calcext:value-type="float">
            <text:p>28</text:p>
          </table:table-cell>
          <table:table-cell table:style-name="ce2" office:value-type="string" calcext:value-type="string">
            <text:p>johnsonites</text:p>
          </table:table-cell>
          <table:table-cell table:style-name="ce3" table:formula="of:=LEN([.C487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feminism</text:p>
          </table:table-cell>
          <table:table-cell table:style-name="ce3" table:formula="of:=LEN([.A488])" office:value-type="float" office:value="13" calcext:value-type="float">
            <text:p>13</text:p>
          </table:table-cell>
          <table:table-cell/>
          <table:table-cell table:style-name="ce3" table:formula="of:=LEN([.C48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anish nationalism</text:p>
          </table:table-cell>
          <table:table-cell table:style-name="ce3" table:formula="of:=LEN([.A489])" office:value-type="float" office:value="19" calcext:value-type="float">
            <text:p>19</text:p>
          </table:table-cell>
          <table:table-cell table:style-name="ce2" office:value-type="string" calcext:value-type="string">
            <text:p>spanish ntnlsm</text:p>
          </table:table-cell>
          <table:table-cell table:style-name="ce3" table:formula="of:=LEN([.C489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left</text:p>
          </table:table-cell>
          <table:table-cell table:style-name="ce3" table:formula="of:=LEN([.A490])" office:value-type="float" office:value="14" calcext:value-type="float">
            <text:p>14</text:p>
          </table:table-cell>
          <table:table-cell/>
          <table:table-cell table:style-name="ce3" table:formula="of:=LEN([.C49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gmatism</text:p>
          </table:table-cell>
          <table:table-cell table:style-name="ce3" table:formula="of:=LEN([.A491])" office:value-type="float" office:value="9" calcext:value-type="float">
            <text:p>9</text:p>
          </table:table-cell>
          <table:table-cell/>
          <table:table-cell table:style-name="ce3" table:formula="of:=LEN([.C49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osophy (blavatskian)</text:p>
          </table:table-cell>
          <table:table-cell table:style-name="ce3" table:formula="of:=LEN([.A492])" office:value-type="float" office:value="23" calcext:value-type="float">
            <text:p>23</text:p>
          </table:table-cell>
          <table:table-cell table:style-name="ce2" office:value-type="string" calcext:value-type="string">
            <text:p>blavatsky tsphy</text:p>
          </table:table-cell>
          <table:table-cell table:style-name="ce3" table:formula="of:=LEN([.C492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inism</text:p>
          </table:table-cell>
          <table:table-cell table:style-name="ce3" table:formula="of:=LEN([.A493])" office:value-type="float" office:value="7" calcext:value-type="float">
            <text:p>7</text:p>
          </table:table-cell>
          <table:table-cell/>
          <table:table-cell table:style-name="ce3" table:formula="of:=LEN([.C49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vangelism</text:p>
          </table:table-cell>
          <table:table-cell table:style-name="ce3" table:formula="of:=LEN([.A494])" office:value-type="float" office:value="10" calcext:value-type="float">
            <text:p>10</text:p>
          </table:table-cell>
          <table:table-cell/>
          <table:table-cell table:style-name="ce3" table:formula="of:=LEN([.C49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perception</text:p>
          </table:table-cell>
          <table:table-cell table:style-name="ce3" table:formula="of:=LEN([.A495])" office:value-type="float" office:value="24" calcext:value-type="float">
            <text:p>24</text:p>
          </table:table-cell>
          <table:table-cell table:style-name="ce2" office:value-type="string" calcext:value-type="string">
            <text:p>perception phil</text:p>
          </table:table-cell>
          <table:table-cell table:style-name="ce3" table:formula="of:=LEN([.C495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iguandao</text:p>
          </table:table-cell>
          <table:table-cell table:style-name="ce3" table:formula="of:=LEN([.A496])" office:value-type="float" office:value="9" calcext:value-type="float">
            <text:p>9</text:p>
          </table:table-cell>
          <table:table-cell/>
          <table:table-cell table:style-name="ce3" table:formula="of:=LEN([.C49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assical liberalism</text:p>
          </table:table-cell>
          <table:table-cell table:style-name="ce3" table:formula="of:=LEN([.A497])" office:value-type="float" office:value="20" calcext:value-type="float">
            <text:p>20</text:p>
          </table:table-cell>
          <table:table-cell table:style-name="ce2" office:value-type="string" calcext:value-type="string">
            <text:p>classical lib</text:p>
          </table:table-cell>
          <table:table-cell table:style-name="ce3" table:formula="of:=LEN([.C497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enomenology</text:p>
          </table:table-cell>
          <table:table-cell table:style-name="ce3" table:formula="of:=LEN([.A498])" office:value-type="float" office:value="13" calcext:value-type="float">
            <text:p>13</text:p>
          </table:table-cell>
          <table:table-cell/>
          <table:table-cell table:style-name="ce3" table:formula="of:=LEN([.C49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ietism_(philosophy)</text:p>
          </table:table-cell>
          <table:table-cell table:style-name="ce3" table:formula="of:=LEN([.A499])" office:value-type="float" office:value="21" calcext:value-type="float">
            <text:p>21</text:p>
          </table:table-cell>
          <table:table-cell table:style-name="ce2" office:value-type="string" calcext:value-type="string">
            <text:p>quietism</text:p>
          </table:table-cell>
          <table:table-cell table:style-name="ce3" table:formula="of:=LEN([.C499])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lbertism</text:p>
          </table:table-cell>
          <table:table-cell table:style-name="ce3" table:formula="of:=LEN([.A500])" office:value-type="float" office:value="10" calcext:value-type="float">
            <text:p>10</text:p>
          </table:table-cell>
          <table:table-cell/>
          <table:table-cell table:style-name="ce3" table:formula="of:=LEN([.C50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scholasticism</text:p>
          </table:table-cell>
          <table:table-cell table:style-name="ce3" table:formula="of:=LEN([.A501])" office:value-type="float" office:value="17" calcext:value-type="float">
            <text:p>17</text:p>
          </table:table-cell>
          <table:table-cell table:style-name="ce2" office:value-type="string" calcext:value-type="string">
            <text:p>neo-Thomism</text:p>
          </table:table-cell>
          <table:table-cell table:style-name="ce3" table:formula="of:=LEN([.C501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eudianism</text:p>
          </table:table-cell>
          <table:table-cell table:style-name="ce3" table:formula="of:=LEN([.A502])" office:value-type="float" office:value="11" calcext:value-type="float">
            <text:p>11</text:p>
          </table:table-cell>
          <table:table-cell/>
          <table:table-cell table:style-name="ce3" table:formula="of:=LEN([.C50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authoritarianism</text:p>
          </table:table-cell>
          <table:table-cell table:style-name="ce3" table:formula="of:=LEN([.A503])" office:value-type="float" office:value="21" calcext:value-type="float">
            <text:p>21</text:p>
          </table:table-cell>
          <table:table-cell table:style-name="ce2" office:value-type="string" calcext:value-type="string">
            <text:p>anti-authrtrnsm</text:p>
          </table:table-cell>
          <table:table-cell table:style-name="ce3" table:formula="of:=LEN([.C503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cret society</text:p>
          </table:table-cell>
          <table:table-cell table:style-name="ce3" table:formula="of:=LEN([.A504])" office:value-type="float" office:value="14" calcext:value-type="float">
            <text:p>14</text:p>
          </table:table-cell>
          <table:table-cell/>
          <table:table-cell table:style-name="ce3" table:formula="of:=LEN([.C50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tinuationism</text:p>
          </table:table-cell>
          <table:table-cell table:style-name="ce3" table:formula="of:=LEN([.A505])" office:value-type="float" office:value="15" calcext:value-type="float">
            <text:p>15</text:p>
          </table:table-cell>
          <table:table-cell/>
          <table:table-cell table:style-name="ce3" table:formula="of:=LEN([.C50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lial piety</text:p>
          </table:table-cell>
          <table:table-cell table:style-name="ce3" table:formula="of:=LEN([.A506])" office:value-type="float" office:value="12" calcext:value-type="float">
            <text:p>12</text:p>
          </table:table-cell>
          <table:table-cell/>
          <table:table-cell table:style-name="ce3" table:formula="of:=LEN([.C50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zapatismo</text:p>
          </table:table-cell>
          <table:table-cell table:style-name="ce3" table:formula="of:=LEN([.A507])" office:value-type="float" office:value="12" calcext:value-type="float">
            <text:p>12</text:p>
          </table:table-cell>
          <table:table-cell/>
          <table:table-cell table:style-name="ce3" table:formula="of:=LEN([.C50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orld communism</text:p>
          </table:table-cell>
          <table:table-cell table:style-name="ce3" table:formula="of:=LEN([.A508])" office:value-type="float" office:value="15" calcext:value-type="float">
            <text:p>15</text:p>
          </table:table-cell>
          <table:table-cell/>
          <table:table-cell table:style-name="ce3" table:formula="of:=LEN([.C50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bjectivity_(philosophy)</text:p>
          </table:table-cell>
          <table:table-cell table:style-name="ce3" table:formula="of:=LEN([.A509])" office:value-type="float" office:value="24" calcext:value-type="float">
            <text:p>24</text:p>
          </table:table-cell>
          <table:table-cell table:style-name="ce2" office:value-type="string" calcext:value-type="string">
            <text:p>objectivity</text:p>
          </table:table-cell>
          <table:table-cell table:style-name="ce3" table:formula="of:=LEN([.C509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osophy (boehmian)</text:p>
          </table:table-cell>
          <table:table-cell table:style-name="ce3" table:formula="of:=LEN([.A510])" office:value-type="float" office:value="20" calcext:value-type="float">
            <text:p>20</text:p>
          </table:table-cell>
          <table:table-cell table:style-name="ce2" office:value-type="string" calcext:value-type="string">
            <text:p>boehmian tsphy</text:p>
          </table:table-cell>
          <table:table-cell table:style-name="ce3" table:formula="of:=LEN([.C51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psychiatry</text:p>
          </table:table-cell>
          <table:table-cell table:style-name="ce3" table:formula="of:=LEN([.A511])" office:value-type="float" office:value="24" calcext:value-type="float">
            <text:p>24</text:p>
          </table:table-cell>
          <table:table-cell table:style-name="ce2" office:value-type="string" calcext:value-type="string">
            <text:p>psychiatry phil</text:p>
          </table:table-cell>
          <table:table-cell table:style-name="ce3" table:formula="of:=LEN([.C511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ativism</text:p>
          </table:table-cell>
          <table:table-cell table:style-name="ce3" table:formula="of:=LEN([.A512])" office:value-type="float" office:value="10" calcext:value-type="float">
            <text:p>10</text:p>
          </table:table-cell>
          <table:table-cell/>
          <table:table-cell table:style-name="ce3" table:formula="of:=LEN([.C51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nduism</text:p>
          </table:table-cell>
          <table:table-cell table:style-name="ce3" table:formula="of:=LEN([.A513])" office:value-type="float" office:value="8" calcext:value-type="float">
            <text:p>8</text:p>
          </table:table-cell>
          <table:table-cell/>
          <table:table-cell table:style-name="ce3" table:formula="of:=LEN([.C51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compatibilism</text:p>
          </table:table-cell>
          <table:table-cell table:style-name="ce3" table:formula="of:=LEN([.A514])" office:value-type="float" office:value="15" calcext:value-type="float">
            <text:p>15</text:p>
          </table:table-cell>
          <table:table-cell/>
          <table:table-cell table:style-name="ce3" table:formula="of:=LEN([.C51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shido</text:p>
          </table:table-cell>
          <table:table-cell table:style-name="ce3" table:formula="of:=LEN([.A515])" office:value-type="float" office:value="7" calcext:value-type="float">
            <text:p>7</text:p>
          </table:table-cell>
          <table:table-cell/>
          <table:table-cell table:style-name="ce3" table:formula="of:=LEN([.C51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tionalism</text:p>
          </table:table-cell>
          <table:table-cell table:style-name="ce3" table:formula="of:=LEN([.A516])" office:value-type="float" office:value="11" calcext:value-type="float">
            <text:p>11</text:p>
          </table:table-cell>
          <table:table-cell/>
          <table:table-cell table:style-name="ce3" table:formula="of:=LEN([.C51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to-fascism</text:p>
          </table:table-cell>
          <table:table-cell table:style-name="ce3" table:formula="of:=LEN([.A517])" office:value-type="float" office:value="13" calcext:value-type="float">
            <text:p>13</text:p>
          </table:table-cell>
          <table:table-cell/>
          <table:table-cell table:style-name="ce3" table:formula="of:=LEN([.C51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ranian philosophy</text:p>
          </table:table-cell>
          <table:table-cell table:style-name="ce3" table:formula="of:=LEN([.A518])" office:value-type="float" office:value="18" calcext:value-type="float">
            <text:p>18</text:p>
          </table:table-cell>
          <table:table-cell table:style-name="ce2" office:value-type="string" calcext:value-type="string">
            <text:p>iranian phil</text:p>
          </table:table-cell>
          <table:table-cell table:style-name="ce3" table:formula="of:=LEN([.C518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ierkegaardianism</text:p>
          </table:table-cell>
          <table:table-cell table:style-name="ce3" table:formula="of:=LEN([.A519])" office:value-type="float" office:value="17" calcext:value-type="float">
            <text:p>17</text:p>
          </table:table-cell>
          <table:table-cell table:style-name="ce2" office:value-type="string" calcext:value-type="string">
            <text:p>kierkegaardism</text:p>
          </table:table-cell>
          <table:table-cell table:style-name="ce3" table:formula="of:=LEN([.C519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bud</text:p>
          </table:table-cell>
          <table:table-cell table:style-name="ce3" table:formula="of:=LEN([.A520])" office:value-type="float" office:value="5" calcext:value-type="float">
            <text:p>5</text:p>
          </table:table-cell>
          <table:table-cell/>
          <table:table-cell table:style-name="ce3" table:formula="of:=LEN([.C52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al nationalism</text:p>
          </table:table-cell>
          <table:table-cell table:style-name="ce3" table:formula="of:=LEN([.A521])" office:value-type="float" office:value="19" calcext:value-type="float">
            <text:p>19</text:p>
          </table:table-cell>
          <table:table-cell table:style-name="ce2" office:value-type="string" calcext:value-type="string">
            <text:p>liberal ntnlsm</text:p>
          </table:table-cell>
          <table:table-cell table:style-name="ce3" table:formula="of:=LEN([.C521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ryism</text:p>
          </table:table-cell>
          <table:table-cell table:style-name="ce3" table:formula="of:=LEN([.A522])" office:value-type="float" office:value="7" calcext:value-type="float">
            <text:p>7</text:p>
          </table:table-cell>
          <table:table-cell/>
          <table:table-cell table:style-name="ce3" table:formula="of:=LEN([.C52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strofascism</text:p>
          </table:table-cell>
          <table:table-cell table:style-name="ce3" table:formula="of:=LEN([.A523])" office:value-type="float" office:value="13" calcext:value-type="float">
            <text:p>13</text:p>
          </table:table-cell>
          <table:table-cell/>
          <table:table-cell table:style-name="ce3" table:formula="of:=LEN([.C5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eondoism</text:p>
          </table:table-cell>
          <table:table-cell table:style-name="ce3" table:formula="of:=LEN([.A524])" office:value-type="float" office:value="10" calcext:value-type="float">
            <text:p>10</text:p>
          </table:table-cell>
          <table:table-cell/>
          <table:table-cell table:style-name="ce3" table:formula="of:=LEN([.C52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eung san do</text:p>
          </table:table-cell>
          <table:table-cell table:style-name="ce3" table:formula="of:=LEN([.A525])" office:value-type="float" office:value="12" calcext:value-type="float">
            <text:p>12</text:p>
          </table:table-cell>
          <table:table-cell/>
          <table:table-cell table:style-name="ce3" table:formula="of:=LEN([.C52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nhalese buddhist nationalism</text:p>
          </table:table-cell>
          <table:table-cell table:style-name="ce3" table:formula="of:=LEN([.A526])" office:value-type="float" office:value="30" calcext:value-type="float">
            <text:p>30</text:p>
          </table:table-cell>
          <table:table-cell table:style-name="ce2" office:value-type="string" calcext:value-type="string">
            <text:p>sinhala ntnlsm</text:p>
          </table:table-cell>
          <table:table-cell table:style-name="ce3" table:formula="of:=LEN([.C526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terary theory</text:p>
          </table:table-cell>
          <table:table-cell table:style-name="ce3" table:formula="of:=LEN([.A527])" office:value-type="float" office:value="15" calcext:value-type="float">
            <text:p>15</text:p>
          </table:table-cell>
          <table:table-cell/>
          <table:table-cell table:style-name="ce3" table:formula="of:=LEN([.C52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gorism</text:p>
          </table:table-cell>
          <table:table-cell table:style-name="ce3" table:formula="of:=LEN([.A528])" office:value-type="float" office:value="7" calcext:value-type="float">
            <text:p>7</text:p>
          </table:table-cell>
          <table:table-cell/>
          <table:table-cell table:style-name="ce3" table:formula="of:=LEN([.C52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santhropy</text:p>
          </table:table-cell>
          <table:table-cell table:style-name="ce3" table:formula="of:=LEN([.A529])" office:value-type="float" office:value="11" calcext:value-type="float">
            <text:p>11</text:p>
          </table:table-cell>
          <table:table-cell/>
          <table:table-cell table:style-name="ce3" table:formula="of:=LEN([.C52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science</text:p>
          </table:table-cell>
          <table:table-cell table:style-name="ce3" table:formula="of:=LEN([.A530])" office:value-type="float" office:value="21" calcext:value-type="float">
            <text:p>21</text:p>
          </table:table-cell>
          <table:table-cell table:style-name="ce2" office:value-type="string" calcext:value-type="string">
            <text:p>science phil</text:p>
          </table:table-cell>
          <table:table-cell table:style-name="ce3" table:formula="of:=LEN([.C530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lamofascism</text:p>
          </table:table-cell>
          <table:table-cell table:style-name="ce3" table:formula="of:=LEN([.A531])" office:value-type="float" office:value="13" calcext:value-type="float">
            <text:p>13</text:p>
          </table:table-cell>
          <table:table-cell/>
          <table:table-cell table:style-name="ce3" table:formula="of:=LEN([.C53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llectivism</text:p>
          </table:table-cell>
          <table:table-cell table:style-name="ce3" table:formula="of:=LEN([.A532])" office:value-type="float" office:value="12" calcext:value-type="float">
            <text:p>12</text:p>
          </table:table-cell>
          <table:table-cell/>
          <table:table-cell table:style-name="ce3" table:formula="of:=LEN([.C53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istentialism</text:p>
          </table:table-cell>
          <table:table-cell table:style-name="ce3" table:formula="of:=LEN([.A533])" office:value-type="float" office:value="14" calcext:value-type="float">
            <text:p>14</text:p>
          </table:table-cell>
          <table:table-cell/>
          <table:table-cell table:style-name="ce3" table:formula="of:=LEN([.C53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gbt conservatism</text:p>
          </table:table-cell>
          <table:table-cell table:style-name="ce3" table:formula="of:=LEN([.A534])" office:value-type="float" office:value="17" calcext:value-type="float">
            <text:p>17</text:p>
          </table:table-cell>
          <table:table-cell table:style-name="ce2" office:value-type="string" calcext:value-type="string">
            <text:p>LGBT cnsrvtsm</text:p>
          </table:table-cell>
          <table:table-cell table:style-name="ce3" table:formula="of:=LEN([.C534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nosticism</text:p>
          </table:table-cell>
          <table:table-cell table:style-name="ce3" table:formula="of:=LEN([.A535])" office:value-type="float" office:value="10" calcext:value-type="float">
            <text:p>10</text:p>
          </table:table-cell>
          <table:table-cell/>
          <table:table-cell table:style-name="ce3" table:formula="of:=LEN([.C53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volutionary socialism</text:p>
          </table:table-cell>
          <table:table-cell table:style-name="ce3" table:formula="of:=LEN([.A536])" office:value-type="float" office:value="23" calcext:value-type="float">
            <text:p>23</text:p>
          </table:table-cell>
          <table:table-cell table:style-name="ce2" office:value-type="string" calcext:value-type="string">
            <text:p>revltnry sclsm</text:p>
          </table:table-cell>
          <table:table-cell table:style-name="ce3" table:formula="of:=LEN([.C536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narchy</text:p>
          </table:table-cell>
          <table:table-cell table:style-name="ce3" table:formula="of:=LEN([.A537])" office:value-type="float" office:value="8" calcext:value-type="float">
            <text:p>8</text:p>
          </table:table-cell>
          <table:table-cell/>
          <table:table-cell table:style-name="ce3" table:formula="of:=LEN([.C53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rlism</text:p>
          </table:table-cell>
          <table:table-cell table:style-name="ce3" table:formula="of:=LEN([.A538])" office:value-type="float" office:value="7" calcext:value-type="float">
            <text:p>7</text:p>
          </table:table-cell>
          <table:table-cell/>
          <table:table-cell table:style-name="ce3" table:formula="of:=LEN([.C53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hism</text:p>
          </table:table-cell>
          <table:table-cell table:style-name="ce3" table:formula="of:=LEN([.A539])" office:value-type="float" office:value="6" calcext:value-type="float">
            <text:p>6</text:p>
          </table:table-cell>
          <table:table-cell/>
          <table:table-cell table:style-name="ce3" table:formula="of:=LEN([.C53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al democracy</text:p>
          </table:table-cell>
          <table:table-cell table:style-name="ce3" table:formula="of:=LEN([.A540])" office:value-type="float" office:value="17" calcext:value-type="float">
            <text:p>17</text:p>
          </table:table-cell>
          <table:table-cell table:style-name="ce2" office:value-type="string" calcext:value-type="string">
            <text:p>lib democracy</text:p>
          </table:table-cell>
          <table:table-cell table:style-name="ce3" table:formula="of:=LEN([.C540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uze</text:p>
          </table:table-cell>
          <table:table-cell table:style-name="ce3" table:formula="of:=LEN([.A541])" office:value-type="float" office:value="5" calcext:value-type="float">
            <text:p>5</text:p>
          </table:table-cell>
          <table:table-cell/>
          <table:table-cell table:style-name="ce3" table:formula="of:=LEN([.C54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xemburgism</text:p>
          </table:table-cell>
          <table:table-cell table:style-name="ce3" table:formula="of:=LEN([.A542])" office:value-type="float" office:value="12" calcext:value-type="float">
            <text:p>12</text:p>
          </table:table-cell>
          <table:table-cell/>
          <table:table-cell table:style-name="ce3" table:formula="of:=LEN([.C54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talitarianism</text:p>
          </table:table-cell>
          <table:table-cell table:style-name="ce3" table:formula="of:=LEN([.A543])" office:value-type="float" office:value="15" calcext:value-type="float">
            <text:p>15</text:p>
          </table:table-cell>
          <table:table-cell/>
          <table:table-cell table:style-name="ce3" table:formula="of:=LEN([.C54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zdakism</text:p>
          </table:table-cell>
          <table:table-cell table:style-name="ce3" table:formula="of:=LEN([.A544])" office:value-type="float" office:value="9" calcext:value-type="float">
            <text:p>9</text:p>
          </table:table-cell>
          <table:table-cell/>
          <table:table-cell table:style-name="ce3" table:formula="of:=LEN([.C54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d-body dualism</text:p>
          </table:table-cell>
          <table:table-cell table:style-name="ce3" table:formula="of:=LEN([.A545])" office:value-type="float" office:value="17" calcext:value-type="float">
            <text:p>17</text:p>
          </table:table-cell>
          <table:table-cell table:style-name="ce2" office:value-type="string" calcext:value-type="string">
            <text:p>mind-body dlsm</text:p>
          </table:table-cell>
          <table:table-cell table:style-name="ce3" table:formula="of:=LEN([.C545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ue rechte</text:p>
          </table:table-cell>
          <table:table-cell table:style-name="ce3" table:formula="of:=LEN([.A546])" office:value-type="float" office:value="11" calcext:value-type="float">
            <text:p>11</text:p>
          </table:table-cell>
          <table:table-cell/>
          <table:table-cell table:style-name="ce3" table:formula="of:=LEN([.C54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babilism</text:p>
          </table:table-cell>
          <table:table-cell table:style-name="ce3" table:formula="of:=LEN([.A547])" office:value-type="float" office:value="11" calcext:value-type="float">
            <text:p>11</text:p>
          </table:table-cell>
          <table:table-cell/>
          <table:table-cell table:style-name="ce3" table:formula="of:=LEN([.C54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ndhian economics</text:p>
          </table:table-cell>
          <table:table-cell table:style-name="ce3" table:formula="of:=LEN([.A548])" office:value-type="float" office:value="18" calcext:value-type="float">
            <text:p>18</text:p>
          </table:table-cell>
          <table:table-cell table:style-name="ce2" office:value-type="string" calcext:value-type="string">
            <text:p>gandhian econ</text:p>
          </table:table-cell>
          <table:table-cell table:style-name="ce3" table:formula="of:=LEN([.C54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motion</text:p>
          </table:table-cell>
          <table:table-cell table:style-name="ce3" table:formula="of:=LEN([.A549])" office:value-type="float" office:value="20" calcext:value-type="float">
            <text:p>20</text:p>
          </table:table-cell>
          <table:table-cell table:style-name="ce2" office:value-type="string" calcext:value-type="string">
            <text:p>motion phil</text:p>
          </table:table-cell>
          <table:table-cell table:style-name="ce3" table:formula="of:=LEN([.C549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n-i ilahi</text:p>
          </table:table-cell>
          <table:table-cell table:style-name="ce3" table:formula="of:=LEN([.A550])" office:value-type="float" office:value="11" calcext:value-type="float">
            <text:p>11</text:p>
          </table:table-cell>
          <table:table-cell/>
          <table:table-cell table:style-name="ce3" table:formula="of:=LEN([.C55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cifism</text:p>
          </table:table-cell>
          <table:table-cell table:style-name="ce3" table:formula="of:=LEN([.A551])" office:value-type="float" office:value="8" calcext:value-type="float">
            <text:p>8</text:p>
          </table:table-cell>
          <table:table-cell/>
          <table:table-cell table:style-name="ce3" table:formula="of:=LEN([.C55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storicism</text:p>
          </table:table-cell>
          <table:table-cell table:style-name="ce3" table:formula="of:=LEN([.A552])" office:value-type="float" office:value="11" calcext:value-type="float">
            <text:p>11</text:p>
          </table:table-cell>
          <table:table-cell/>
          <table:table-cell table:style-name="ce3" table:formula="of:=LEN([.C55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ification</text:p>
          </table:table-cell>
          <table:table-cell table:style-name="ce3" table:formula="of:=LEN([.A553])" office:value-type="float" office:value="11" calcext:value-type="float">
            <text:p>11</text:p>
          </table:table-cell>
          <table:table-cell/>
          <table:table-cell table:style-name="ce3" table:formula="of:=LEN([.C55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ional bolshevism</text:p>
          </table:table-cell>
          <table:table-cell table:style-name="ce3" table:formula="of:=LEN([.A554])" office:value-type="float" office:value="19" calcext:value-type="float">
            <text:p>19</text:p>
          </table:table-cell>
          <table:table-cell table:style-name="ce2" office:value-type="string" calcext:value-type="string">
            <text:p>ntnl bolshevism</text:p>
          </table:table-cell>
          <table:table-cell table:style-name="ce3" table:formula="of:=LEN([.C55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ity</text:p>
          </table:table-cell>
          <table:table-cell table:style-name="ce3" table:formula="of:=LEN([.A555])" office:value-type="float" office:value="12" calcext:value-type="float">
            <text:p>12</text:p>
          </table:table-cell>
          <table:table-cell/>
          <table:table-cell table:style-name="ce3" table:formula="of:=LEN([.C55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color</text:p>
          </table:table-cell>
          <table:table-cell table:style-name="ce3" table:formula="of:=LEN([.A556])" office:value-type="float" office:value="19" calcext:value-type="float">
            <text:p>19</text:p>
          </table:table-cell>
          <table:table-cell table:style-name="ce2" office:value-type="string" calcext:value-type="string">
            <text:p>color phil</text:p>
          </table:table-cell>
          <table:table-cell table:style-name="ce3" table:formula="of:=LEN([.C556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servatism</text:p>
          </table:table-cell>
          <table:table-cell table:style-name="ce3" table:formula="of:=LEN([.A557])" office:value-type="float" office:value="12" calcext:value-type="float">
            <text:p>12</text:p>
          </table:table-cell>
          <table:table-cell/>
          <table:table-cell table:style-name="ce3" table:formula="of:=LEN([.C55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yncretism</text:p>
          </table:table-cell>
          <table:table-cell table:style-name="ce3" table:formula="of:=LEN([.A558])" office:value-type="float" office:value="10" calcext:value-type="float">
            <text:p>10</text:p>
          </table:table-cell>
          <table:table-cell/>
          <table:table-cell table:style-name="ce3" table:formula="of:=LEN([.C55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kantianism</text:p>
          </table:table-cell>
          <table:table-cell table:style-name="ce3" table:formula="of:=LEN([.A559])" office:value-type="float" office:value="14" calcext:value-type="float">
            <text:p>14</text:p>
          </table:table-cell>
          <table:table-cell/>
          <table:table-cell table:style-name="ce3" table:formula="of:=LEN([.C55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ugenics</text:p>
          </table:table-cell>
          <table:table-cell table:style-name="ce3" table:formula="of:=LEN([.A560])" office:value-type="float" office:value="8" calcext:value-type="float">
            <text:p>8</text:p>
          </table:table-cell>
          <table:table-cell/>
          <table:table-cell table:style-name="ce3" table:formula="of:=LEN([.C56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osophy</text:p>
          </table:table-cell>
          <table:table-cell table:style-name="ce3" table:formula="of:=LEN([.A561])" office:value-type="float" office:value="8" calcext:value-type="float">
            <text:p>8</text:p>
          </table:table-cell>
          <table:table-cell/>
          <table:table-cell table:style-name="ce3" table:formula="of:=LEN([.C56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terary criticism</text:p>
          </table:table-cell>
          <table:table-cell table:style-name="ce3" table:formula="of:=LEN([.A562])" office:value-type="float" office:value="18" calcext:value-type="float">
            <text:p>18</text:p>
          </table:table-cell>
          <table:table-cell table:style-name="ce2" office:value-type="string" calcext:value-type="string">
            <text:p>literary crit</text:p>
          </table:table-cell>
          <table:table-cell table:style-name="ce3" table:formula="of:=LEN([.C562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feminism</text:p>
          </table:table-cell>
          <table:table-cell table:style-name="ce3" table:formula="of:=LEN([.A563])" office:value-type="float" office:value="18" calcext:value-type="float">
            <text:p>18</text:p>
          </table:table-cell>
          <table:table-cell table:style-name="ce2" office:value-type="string" calcext:value-type="string">
            <text:p>christian fmnsm</text:p>
          </table:table-cell>
          <table:table-cell table:style-name="ce3" table:formula="of:=LEN([.C563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hrushchevism</text:p>
          </table:table-cell>
          <table:table-cell table:style-name="ce3" table:formula="of:=LEN([.A564])" office:value-type="float" office:value="13" calcext:value-type="float">
            <text:p>13</text:p>
          </table:table-cell>
          <table:table-cell/>
          <table:table-cell table:style-name="ce3" table:formula="of:=LEN([.C56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ust war theory</text:p>
          </table:table-cell>
          <table:table-cell table:style-name="ce3" table:formula="of:=LEN([.A565])" office:value-type="float" office:value="15" calcext:value-type="float">
            <text:p>15</text:p>
          </table:table-cell>
          <table:table-cell/>
          <table:table-cell table:style-name="ce3" table:formula="of:=LEN([.C56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xism</text:p>
          </table:table-cell>
          <table:table-cell table:style-name="ce3" table:formula="of:=LEN([.A566])" office:value-type="float" office:value="6" calcext:value-type="float">
            <text:p>6</text:p>
          </table:table-cell>
          <table:table-cell table:style-name="ce2" office:value-type="string" calcext:value-type="string">
            <text:p>gender dscrmntn</text:p>
          </table:table-cell>
          <table:table-cell table:style-name="ce3" table:formula="of:=LEN([.C566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ylozoism</text:p>
          </table:table-cell>
          <table:table-cell table:style-name="ce3" table:formula="of:=LEN([.A567])" office:value-type="float" office:value="9" calcext:value-type="float">
            <text:p>9</text:p>
          </table:table-cell>
          <table:table-cell/>
          <table:table-cell table:style-name="ce3" table:formula="of:=LEN([.C56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ne-nation conservatism</text:p>
          </table:table-cell>
          <table:table-cell table:style-name="ce3" table:formula="of:=LEN([.A568])" office:value-type="float" office:value="23" calcext:value-type="float">
            <text:p>23</text:p>
          </table:table-cell>
          <table:table-cell table:style-name="ce2" office:value-type="string" calcext:value-type="string">
            <text:p>tory democracy</text:p>
          </table:table-cell>
          <table:table-cell table:style-name="ce3" table:formula="of:=LEN([.C568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hropocentrism</text:p>
          </table:table-cell>
          <table:table-cell table:style-name="ce3" table:formula="of:=LEN([.A569])" office:value-type="float" office:value="16" calcext:value-type="float">
            <text:p>16</text:p>
          </table:table-cell>
          <table:table-cell table:style-name="ce2" office:value-type="string" calcext:value-type="string">
            <text:p>anthropocntrsm</text:p>
          </table:table-cell>
          <table:table-cell table:style-name="ce3" table:formula="of:=LEN([.C569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igious philosophy</text:p>
          </table:table-cell>
          <table:table-cell table:style-name="ce3" table:formula="of:=LEN([.A570])" office:value-type="float" office:value="20" calcext:value-type="float">
            <text:p>20</text:p>
          </table:table-cell>
          <table:table-cell table:style-name="ce2" office:value-type="string" calcext:value-type="string">
            <text:p>religious phil</text:p>
          </table:table-cell>
          <table:table-cell table:style-name="ce3" table:formula="of:=LEN([.C57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cendentalism</text:p>
          </table:table-cell>
          <table:table-cell table:style-name="ce3" table:formula="of:=LEN([.A571])" office:value-type="float" office:value="17" calcext:value-type="float">
            <text:p>17</text:p>
          </table:table-cell>
          <table:table-cell table:style-name="ce2" office:value-type="string" calcext:value-type="string">
            <text:p>trscdntlsm</text:p>
          </table:table-cell>
          <table:table-cell table:style-name="ce3" table:formula="of:=LEN([.C571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n-cognitivism</text:p>
          </table:table-cell>
          <table:table-cell table:style-name="ce3" table:formula="of:=LEN([.A572])" office:value-type="float" office:value="15" calcext:value-type="float">
            <text:p>15</text:p>
          </table:table-cell>
          <table:table-cell/>
          <table:table-cell table:style-name="ce3" table:formula="of:=LEN([.C57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ientology</text:p>
          </table:table-cell>
          <table:table-cell table:style-name="ce3" table:formula="of:=LEN([.A573])" office:value-type="float" office:value="11" calcext:value-type="float">
            <text:p>11</text:p>
          </table:table-cell>
          <table:table-cell/>
          <table:table-cell table:style-name="ce3" table:formula="of:=LEN([.C57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al internationalism</text:p>
          </table:table-cell>
          <table:table-cell table:style-name="ce3" table:formula="of:=LEN([.A574])" office:value-type="float" office:value="24" calcext:value-type="float">
            <text:p>24</text:p>
          </table:table-cell>
          <table:table-cell table:style-name="ce2" office:value-type="string" calcext:value-type="string">
            <text:p>lib intrntnlsm</text:p>
          </table:table-cell>
          <table:table-cell table:style-name="ce3" table:formula="of:=LEN([.C574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gonism</text:p>
          </table:table-cell>
          <table:table-cell table:style-name="ce3" table:formula="of:=LEN([.A575])" office:value-type="float" office:value="8" calcext:value-type="float">
            <text:p>8</text:p>
          </table:table-cell>
          <table:table-cell/>
          <table:table-cell table:style-name="ce3" table:formula="of:=LEN([.C57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terialism</text:p>
          </table:table-cell>
          <table:table-cell table:style-name="ce3" table:formula="of:=LEN([.A576])" office:value-type="float" office:value="11" calcext:value-type="float">
            <text:p>11</text:p>
          </table:table-cell>
          <table:table-cell/>
          <table:table-cell table:style-name="ce3" table:formula="of:=LEN([.C57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monationalism</text:p>
          </table:table-cell>
          <table:table-cell table:style-name="ce3" table:formula="of:=LEN([.A577])" office:value-type="float" office:value="15" calcext:value-type="float">
            <text:p>15</text:p>
          </table:table-cell>
          <table:table-cell/>
          <table:table-cell table:style-name="ce3" table:formula="of:=LEN([.C57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ewish philosophy</text:p>
          </table:table-cell>
          <table:table-cell table:style-name="ce3" table:formula="of:=LEN([.A578])" office:value-type="float" office:value="17" calcext:value-type="float">
            <text:p>17</text:p>
          </table:table-cell>
          <table:table-cell table:style-name="ce2" office:value-type="string" calcext:value-type="string">
            <text:p>jewish phil</text:p>
          </table:table-cell>
          <table:table-cell table:style-name="ce3" table:formula="of:=LEN([.C578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etia</text:p>
          </table:table-cell>
          <table:table-cell table:style-name="ce3" table:formula="of:=LEN([.A579])" office:value-type="float" office:value="6" calcext:value-type="float">
            <text:p>6</text:p>
          </table:table-cell>
          <table:table-cell/>
          <table:table-cell table:style-name="ce3" table:formula="of:=LEN([.C57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determinism</text:p>
          </table:table-cell>
          <table:table-cell table:style-name="ce3" table:formula="of:=LEN([.A580])" office:value-type="float" office:value="13" calcext:value-type="float">
            <text:p>13</text:p>
          </table:table-cell>
          <table:table-cell/>
          <table:table-cell table:style-name="ce3" table:formula="of:=LEN([.C58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millennialism</text:p>
          </table:table-cell>
          <table:table-cell table:style-name="ce3" table:formula="of:=LEN([.A581])" office:value-type="float" office:value="16" calcext:value-type="float">
            <text:p>16</text:p>
          </table:table-cell>
          <table:table-cell table:style-name="ce2" office:value-type="string" calcext:value-type="string">
            <text:p>premlnlsm</text:p>
          </table:table-cell>
          <table:table-cell table:style-name="ce3" table:formula="of:=LEN([.C581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niversalism</text:p>
          </table:table-cell>
          <table:table-cell table:style-name="ce3" table:formula="of:=LEN([.A582])" office:value-type="float" office:value="12" calcext:value-type="float">
            <text:p>12</text:p>
          </table:table-cell>
          <table:table-cell/>
          <table:table-cell table:style-name="ce3" table:formula="of:=LEN([.C58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ysticism</text:p>
          </table:table-cell>
          <table:table-cell table:style-name="ce3" table:formula="of:=LEN([.A583])" office:value-type="float" office:value="9" calcext:value-type="float">
            <text:p>9</text:p>
          </table:table-cell>
          <table:table-cell/>
          <table:table-cell table:style-name="ce3" table:formula="of:=LEN([.C58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grarian socialism</text:p>
          </table:table-cell>
          <table:table-cell table:style-name="ce3" table:formula="of:=LEN([.A584])" office:value-type="float" office:value="18" calcext:value-type="float">
            <text:p>18</text:p>
          </table:table-cell>
          <table:table-cell table:style-name="ce2" office:value-type="string" calcext:value-type="string">
            <text:p>agrarian sclsm</text:p>
          </table:table-cell>
          <table:table-cell table:style-name="ce3" table:formula="of:=LEN([.C584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tropianism</text:p>
          </table:table-cell>
          <table:table-cell table:style-name="ce3" table:formula="of:=LEN([.A585])" office:value-type="float" office:value="12" calcext:value-type="float">
            <text:p>12</text:p>
          </table:table-cell>
          <table:table-cell/>
          <table:table-cell table:style-name="ce3" table:formula="of:=LEN([.C58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structivism</text:p>
          </table:table-cell>
          <table:table-cell table:style-name="ce3" table:formula="of:=LEN([.A586])" office:value-type="float" office:value="14" calcext:value-type="float">
            <text:p>14</text:p>
          </table:table-cell>
          <table:table-cell/>
          <table:table-cell table:style-name="ce3" table:formula="of:=LEN([.C58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iranism</text:p>
          </table:table-cell>
          <table:table-cell table:style-name="ce3" table:formula="of:=LEN([.A587])" office:value-type="float" office:value="11" calcext:value-type="float">
            <text:p>11</text:p>
          </table:table-cell>
          <table:table-cell/>
          <table:table-cell table:style-name="ce3" table:formula="of:=LEN([.C58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vaita vedanta</text:p>
          </table:table-cell>
          <table:table-cell table:style-name="ce3" table:formula="of:=LEN([.A588])" office:value-type="float" office:value="15" calcext:value-type="float">
            <text:p>15</text:p>
          </table:table-cell>
          <table:table-cell/>
          <table:table-cell table:style-name="ce3" table:formula="of:=LEN([.C58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rporate republic</text:p>
          </table:table-cell>
          <table:table-cell table:style-name="ce3" table:formula="of:=LEN([.A589])" office:value-type="float" office:value="18" calcext:value-type="float">
            <text:p>18</text:p>
          </table:table-cell>
          <table:table-cell table:style-name="ce5" office:value-type="string" calcext:value-type="string">
            <text:p>corp republic</text:p>
          </table:table-cell>
          <table:table-cell table:style-name="ce3" table:formula="of:=LEN([.C58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langism</text:p>
          </table:table-cell>
          <table:table-cell table:style-name="ce3" table:formula="of:=LEN([.A590])" office:value-type="float" office:value="9" calcext:value-type="float">
            <text:p>9</text:p>
          </table:table-cell>
          <table:table-cell/>
          <table:table-cell table:style-name="ce3" table:formula="of:=LEN([.C59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sin faith</text:p>
          </table:table-cell>
          <table:table-cell table:style-name="ce3" table:formula="of:=LEN([.A591])" office:value-type="float" office:value="11" calcext:value-type="float">
            <text:p>11</text:p>
          </table:table-cell>
          <table:table-cell/>
          <table:table-cell table:style-name="ce3" table:formula="of:=LEN([.C59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rtue ethics</text:p>
          </table:table-cell>
          <table:table-cell table:style-name="ce3" table:formula="of:=LEN([.A592])" office:value-type="float" office:value="13" calcext:value-type="float">
            <text:p>13</text:p>
          </table:table-cell>
          <table:table-cell/>
          <table:table-cell table:style-name="ce3" table:formula="of:=LEN([.C59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asi-realism</text:p>
          </table:table-cell>
          <table:table-cell table:style-name="ce3" table:formula="of:=LEN([.A593])" office:value-type="float" office:value="13" calcext:value-type="float">
            <text:p>13</text:p>
          </table:table-cell>
          <table:table-cell/>
          <table:table-cell table:style-name="ce3" table:formula="of:=LEN([.C59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narchism</text:p>
          </table:table-cell>
          <table:table-cell table:style-name="ce3" table:formula="of:=LEN([.A594])" office:value-type="float" office:value="10" calcext:value-type="float">
            <text:p>10</text:p>
          </table:table-cell>
          <table:table-cell/>
          <table:table-cell table:style-name="ce3" table:formula="of:=LEN([.C59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dian philosophy</text:p>
          </table:table-cell>
          <table:table-cell table:style-name="ce3" table:formula="of:=LEN([.A595])" office:value-type="float" office:value="17" calcext:value-type="float">
            <text:p>17</text:p>
          </table:table-cell>
          <table:table-cell table:style-name="ce2" office:value-type="string" calcext:value-type="string">
            <text:p>indian phil</text:p>
          </table:table-cell>
          <table:table-cell table:style-name="ce3" table:formula="of:=LEN([.C595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thical socialism</text:p>
          </table:table-cell>
          <table:table-cell table:style-name="ce3" table:formula="of:=LEN([.A596])" office:value-type="float" office:value="17" calcext:value-type="float">
            <text:p>17</text:p>
          </table:table-cell>
          <table:table-cell table:style-name="ce2" office:value-type="string" calcext:value-type="string">
            <text:p>ethical sclsm</text:p>
          </table:table-cell>
          <table:table-cell table:style-name="ce3" table:formula="of:=LEN([.C596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conservatism</text:p>
          </table:table-cell>
          <table:table-cell table:style-name="ce3" table:formula="of:=LEN([.A597])" office:value-type="float" office:value="15" calcext:value-type="float">
            <text:p>15</text:p>
          </table:table-cell>
          <table:table-cell/>
          <table:table-cell table:style-name="ce3" table:formula="of:=LEN([.C59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gnosticism</text:p>
          </table:table-cell>
          <table:table-cell table:style-name="ce3" table:formula="of:=LEN([.A598])" office:value-type="float" office:value="11" calcext:value-type="float">
            <text:p>11</text:p>
          </table:table-cell>
          <table:table-cell/>
          <table:table-cell table:style-name="ce3" table:formula="of:=LEN([.C59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c in islamic philosophy</text:p>
          </table:table-cell>
          <table:table-cell table:style-name="ce3" table:formula="of:=LEN([.A599])" office:value-type="float" office:value="27" calcext:value-type="float">
            <text:p>27</text:p>
          </table:table-cell>
          <table:table-cell table:style-name="ce2" office:value-type="string" calcext:value-type="string">
            <text:p>islamic logic </text:p>
          </table:table-cell>
          <table:table-cell table:style-name="ce3" table:formula="of:=LEN([.C599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ivic nationalism</text:p>
          </table:table-cell>
          <table:table-cell table:style-name="ce3" table:formula="of:=LEN([.A600])" office:value-type="float" office:value="17" calcext:value-type="float">
            <text:p>17</text:p>
          </table:table-cell>
          <table:table-cell table:style-name="ce2" office:value-type="string" calcext:value-type="string">
            <text:p>civic ntnlsm</text:p>
          </table:table-cell>
          <table:table-cell table:style-name="ce3" table:formula="of:=LEN([.C600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uche</text:p>
          </table:table-cell>
          <table:table-cell table:style-name="ce3" table:formula="of:=LEN([.A601])" office:value-type="float" office:value="5" calcext:value-type="float">
            <text:p>5</text:p>
          </table:table-cell>
          <table:table-cell/>
          <table:table-cell table:style-name="ce3" table:formula="of:=LEN([.C60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neuroscience</text:p>
          </table:table-cell>
          <table:table-cell table:style-name="ce3" table:formula="of:=LEN([.A602])" office:value-type="float" office:value="26" calcext:value-type="float">
            <text:p>26</text:p>
          </table:table-cell>
          <table:table-cell table:style-name="ce2" office:value-type="string" calcext:value-type="string">
            <text:p>neuro phil</text:p>
          </table:table-cell>
          <table:table-cell table:style-name="ce3" table:formula="of:=LEN([.C602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ional anarchism</text:p>
          </table:table-cell>
          <table:table-cell table:style-name="ce3" table:formula="of:=LEN([.A603])" office:value-type="float" office:value="18" calcext:value-type="float">
            <text:p>18</text:p>
          </table:table-cell>
          <table:table-cell table:style-name="ce2" office:value-type="string" calcext:value-type="string">
            <text:p>ntnl anrchsm</text:p>
          </table:table-cell>
          <table:table-cell table:style-name="ce3" table:formula="of:=LEN([.C603])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xism</text:p>
          </table:table-cell>
          <table:table-cell table:style-name="ce3" table:formula="of:=LEN([.A604])" office:value-type="float" office:value="7" calcext:value-type="float">
            <text:p>7</text:p>
          </table:table-cell>
          <table:table-cell/>
          <table:table-cell table:style-name="ce3" table:formula="of:=LEN([.C60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h\u00e1'\u00ed teachings</text:p>
          </table:table-cell>
          <table:table-cell table:style-name="ce3" table:formula="of:=LEN([.A605])" office:value-type="float" office:value="26" calcext:value-type="float">
            <text:p>26</text:p>
          </table:table-cell>
          <table:table-cell table:style-name="ce2" office:value-type="string" calcext:value-type="string">
            <text:p>bahá'í phil</text:p>
          </table:table-cell>
          <table:table-cell table:style-name="ce3" table:formula="of:=LEN([.C605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gick (thelema)</text:p>
          </table:table-cell>
          <table:table-cell table:style-name="ce3" table:formula="of:=LEN([.A606])" office:value-type="float" office:value="16" calcext:value-type="float">
            <text:p>16</text:p>
          </table:table-cell>
          <table:table-cell table:style-name="ce2" office:value-type="string" calcext:value-type="string">
            <text:p>thelema magick</text:p>
          </table:table-cell>
          <table:table-cell table:style-name="ce3" table:formula="of:=LEN([.C606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ientific development concept</text:p>
          </table:table-cell>
          <table:table-cell table:style-name="ce3" table:formula="of:=LEN([.A607])" office:value-type="float" office:value="30" calcext:value-type="float">
            <text:p>30</text:p>
          </table:table-cell>
          <table:table-cell table:style-name="ce2" office:value-type="string" calcext:value-type="string">
            <text:p>CPC sci policy</text:p>
          </table:table-cell>
          <table:table-cell table:style-name="ce3" table:formula="of:=LEN([.C607])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chlocracy</text:p>
          </table:table-cell>
          <table:table-cell table:style-name="ce3" table:formula="of:=LEN([.A608])" office:value-type="float" office:value="10" calcext:value-type="float">
            <text:p>10</text:p>
          </table:table-cell>
          <table:table-cell/>
          <table:table-cell table:style-name="ce3" table:formula="of:=LEN([.C60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gationism</text:p>
          </table:table-cell>
          <table:table-cell table:style-name="ce3" table:formula="of:=LEN([.A609])" office:value-type="float" office:value="11" calcext:value-type="float">
            <text:p>11</text:p>
          </table:table-cell>
          <table:table-cell/>
          <table:table-cell table:style-name="ce3" table:formula="of:=LEN([.C60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iritualism</text:p>
          </table:table-cell>
          <table:table-cell table:style-name="ce3" table:formula="of:=LEN([.A610])" office:value-type="float" office:value="12" calcext:value-type="float">
            <text:p>12</text:p>
          </table:table-cell>
          <table:table-cell/>
          <table:table-cell table:style-name="ce3" table:formula="of:=LEN([.C61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psychiatry</text:p>
          </table:table-cell>
          <table:table-cell table:style-name="ce3" table:formula="of:=LEN([.A611])" office:value-type="float" office:value="15" calcext:value-type="float">
            <text:p>15</text:p>
          </table:table-cell>
          <table:table-cell/>
          <table:table-cell table:style-name="ce3" table:formula="of:=LEN([.C61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music</text:p>
          </table:table-cell>
          <table:table-cell table:style-name="ce3" table:formula="of:=LEN([.A612])" office:value-type="float" office:value="19" calcext:value-type="float">
            <text:p>19</text:p>
          </table:table-cell>
          <table:table-cell table:style-name="ce2" office:value-type="string" calcext:value-type="string">
            <text:p>music phil</text:p>
          </table:table-cell>
          <table:table-cell table:style-name="ce3" table:formula="of:=LEN([.C612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\u00e1bism</text:p>
          </table:table-cell>
          <table:table-cell table:style-name="ce3" table:formula="of:=LEN([.A613])" office:value-type="float" office:value="11" calcext:value-type="float">
            <text:p>11</text:p>
          </table:table-cell>
          <table:table-cell/>
          <table:table-cell table:style-name="ce3" table:formula="of:=LEN([.C61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nilateralism</text:p>
          </table:table-cell>
          <table:table-cell table:style-name="ce3" table:formula="of:=LEN([.A614])" office:value-type="float" office:value="13" calcext:value-type="float">
            <text:p>13</text:p>
          </table:table-cell>
          <table:table-cell/>
          <table:table-cell table:style-name="ce3" table:formula="of:=LEN([.C61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persessionism</text:p>
          </table:table-cell>
          <table:table-cell table:style-name="ce3" table:formula="of:=LEN([.A615])" office:value-type="float" office:value="15" calcext:value-type="float">
            <text:p>15</text:p>
          </table:table-cell>
          <table:table-cell/>
          <table:table-cell table:style-name="ce3" table:formula="of:=LEN([.C61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deism</text:p>
          </table:table-cell>
          <table:table-cell table:style-name="ce3" table:formula="of:=LEN([.A616])" office:value-type="float" office:value="7" calcext:value-type="float">
            <text:p>7</text:p>
          </table:table-cell>
          <table:table-cell/>
          <table:table-cell table:style-name="ce3" table:formula="of:=LEN([.C61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niocracy</text:p>
          </table:table-cell>
          <table:table-cell table:style-name="ce3" table:formula="of:=LEN([.A617])" office:value-type="float" office:value="10" calcext:value-type="float">
            <text:p>10</text:p>
          </table:table-cell>
          <table:table-cell/>
          <table:table-cell table:style-name="ce3" table:formula="of:=LEN([.C61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todidacticism</text:p>
          </table:table-cell>
          <table:table-cell table:style-name="ce3" table:formula="of:=LEN([.A618])" office:value-type="float" office:value="15" calcext:value-type="float">
            <text:p>15</text:p>
          </table:table-cell>
          <table:table-cell/>
          <table:table-cell table:style-name="ce3" table:formula="of:=LEN([.C61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ructuralism</text:p>
          </table:table-cell>
          <table:table-cell table:style-name="ce3" table:formula="of:=LEN([.A619])" office:value-type="float" office:value="13" calcext:value-type="float">
            <text:p>13</text:p>
          </table:table-cell>
          <table:table-cell/>
          <table:table-cell table:style-name="ce3" table:formula="of:=LEN([.C61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ejongism</text:p>
          </table:table-cell>
          <table:table-cell table:style-name="ce3" table:formula="of:=LEN([.A620])" office:value-type="float" office:value="10" calcext:value-type="float">
            <text:p>10</text:p>
          </table:table-cell>
          <table:table-cell/>
          <table:table-cell table:style-name="ce3" table:formula="of:=LEN([.C62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en politics</text:p>
          </table:table-cell>
          <table:table-cell table:style-name="ce3" table:formula="of:=LEN([.A621])" office:value-type="float" office:value="14" calcext:value-type="float">
            <text:p>14</text:p>
          </table:table-cell>
          <table:table-cell/>
          <table:table-cell table:style-name="ce3" table:formula="of:=LEN([.C62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alism</text:p>
          </table:table-cell>
          <table:table-cell table:style-name="ce3" table:formula="of:=LEN([.A622])" office:value-type="float" office:value="8" calcext:value-type="float">
            <text:p>8</text:p>
          </table:table-cell>
          <table:table-cell/>
          <table:table-cell table:style-name="ce3" table:formula="of:=LEN([.C62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zker abertzalea</text:p>
          </table:table-cell>
          <table:table-cell table:style-name="ce3" table:formula="of:=LEN([.A623])" office:value-type="float" office:value="16" calcext:value-type="float">
            <text:p>16</text:p>
          </table:table-cell>
          <table:table-cell table:style-name="ce2" office:value-type="string" calcext:value-type="string">
            <text:p>abertzale left</text:p>
          </table:table-cell>
          <table:table-cell table:style-name="ce3" table:formula="of:=LEN([.C623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w world order (conspiracy theory)</text:p>
          </table:table-cell>
          <table:table-cell table:style-name="ce3" table:formula="of:=LEN([.A624])" office:value-type="float" office:value="35" calcext:value-type="float">
            <text:p>35</text:p>
          </table:table-cell>
          <table:table-cell table:style-name="ce2" office:value-type="string" calcext:value-type="string">
            <text:p>new world order</text:p>
          </table:table-cell>
          <table:table-cell table:style-name="ce3" table:formula="of:=LEN([.C62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dern islamic philosophy</text:p>
          </table:table-cell>
          <table:table-cell table:style-name="ce3" table:formula="of:=LEN([.A625])" office:value-type="float" office:value="25" calcext:value-type="float">
            <text:p>25</text:p>
          </table:table-cell>
          <table:table-cell table:style-name="ce2" office:value-type="string" calcext:value-type="string">
            <text:p>mdrn islmc phil</text:p>
          </table:table-cell>
          <table:table-cell table:style-name="ce3" table:formula="of:=LEN([.C625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omism</text:p>
          </table:table-cell>
          <table:table-cell table:style-name="ce3" table:formula="of:=LEN([.A626])" office:value-type="float" office:value="7" calcext:value-type="float">
            <text:p>7</text:p>
          </table:table-cell>
          <table:table-cell/>
          <table:table-cell table:style-name="ce3" table:formula="of:=LEN([.C62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mocratic liberalism</text:p>
          </table:table-cell>
          <table:table-cell table:style-name="ce3" table:formula="of:=LEN([.A627])" office:value-type="float" office:value="21" calcext:value-type="float">
            <text:p>21</text:p>
          </table:table-cell>
          <table:table-cell table:style-name="ce2" office:value-type="string" calcext:value-type="string">
            <text:p>democratic lib</text:p>
          </table:table-cell>
          <table:table-cell table:style-name="ce3" table:formula="of:=LEN([.C627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ology</text:p>
          </table:table-cell>
          <table:table-cell table:style-name="ce3" table:formula="of:=LEN([.A628])" office:value-type="float" office:value="8" calcext:value-type="float">
            <text:p>8</text:p>
          </table:table-cell>
          <table:table-cell/>
          <table:table-cell table:style-name="ce3" table:formula="of:=LEN([.C62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eval philosophy</text:p>
          </table:table-cell>
          <table:table-cell table:style-name="ce3" table:formula="of:=LEN([.A629])" office:value-type="float" office:value="19" calcext:value-type="float">
            <text:p>19</text:p>
          </table:table-cell>
          <table:table-cell table:style-name="ce2" office:value-type="string" calcext:value-type="string">
            <text:p>medieval phil</text:p>
          </table:table-cell>
          <table:table-cell table:style-name="ce3" table:formula="of:=LEN([.C62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anquism</text:p>
          </table:table-cell>
          <table:table-cell table:style-name="ce3" table:formula="of:=LEN([.A630])" office:value-type="float" office:value="9" calcext:value-type="float">
            <text:p>9</text:p>
          </table:table-cell>
          <table:table-cell/>
          <table:table-cell table:style-name="ce3" table:formula="of:=LEN([.C63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ocracy</text:p>
          </table:table-cell>
          <table:table-cell table:style-name="ce3" table:formula="of:=LEN([.A631])" office:value-type="float" office:value="8" calcext:value-type="float">
            <text:p>8</text:p>
          </table:table-cell>
          <table:table-cell/>
          <table:table-cell table:style-name="ce3" table:formula="of:=LEN([.C63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gital philosophy</text:p>
          </table:table-cell>
          <table:table-cell table:style-name="ce3" table:formula="of:=LEN([.A632])" office:value-type="float" office:value="18" calcext:value-type="float">
            <text:p>18</text:p>
          </table:table-cell>
          <table:table-cell table:style-name="ce2" office:value-type="string" calcext:value-type="string">
            <text:p>digital phil</text:p>
          </table:table-cell>
          <table:table-cell table:style-name="ce3" table:formula="of:=LEN([.C632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rmon feminism</text:p>
          </table:table-cell>
          <table:table-cell table:style-name="ce3" table:formula="of:=LEN([.A633])" office:value-type="float" office:value="15" calcext:value-type="float">
            <text:p>15</text:p>
          </table:table-cell>
          <table:table-cell/>
          <table:table-cell table:style-name="ce3" table:formula="of:=LEN([.C63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d-building</text:p>
          </table:table-cell>
          <table:table-cell table:style-name="ce3" table:formula="of:=LEN([.A634])" office:value-type="float" office:value="12" calcext:value-type="float">
            <text:p>12</text:p>
          </table:table-cell>
          <table:table-cell/>
          <table:table-cell table:style-name="ce3" table:formula="of:=LEN([.C63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llacy</text:p>
          </table:table-cell>
          <table:table-cell table:style-name="ce3" table:formula="of:=LEN([.A635])" office:value-type="float" office:value="7" calcext:value-type="float">
            <text:p>7</text:p>
          </table:table-cell>
          <table:table-cell/>
          <table:table-cell table:style-name="ce3" table:formula="of:=LEN([.C63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sicrucian fellowship</text:p>
          </table:table-cell>
          <table:table-cell table:style-name="ce3" table:formula="of:=LEN([.A636])" office:value-type="float" office:value="22" calcext:value-type="float">
            <text:p>22</text:p>
          </table:table-cell>
          <table:table-cell table:style-name="ce2" office:value-type="string" calcext:value-type="string">
            <text:p>rosicrucianism</text:p>
          </table:table-cell>
          <table:table-cell table:style-name="ce3" table:formula="of:=LEN([.C636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ilders of the adytum</text:p>
          </table:table-cell>
          <table:table-cell table:style-name="ce3" table:formula="of:=LEN([.A637])" office:value-type="float" office:value="22" calcext:value-type="float">
            <text:p>22</text:p>
          </table:table-cell>
          <table:table-cell table:style-name="ce2" office:value-type="string" calcext:value-type="string">
            <text:p>BOTA</text:p>
          </table:table-cell>
          <table:table-cell table:style-name="ce3" table:formula="of:=LEN([.C637])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udaimonism</text:p>
          </table:table-cell>
          <table:table-cell table:style-name="ce3" table:formula="of:=LEN([.A638])" office:value-type="float" office:value="11" calcext:value-type="float">
            <text:p>11</text:p>
          </table:table-cell>
          <table:table-cell/>
          <table:table-cell table:style-name="ce3" table:formula="of:=LEN([.C63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rcho-primitivism</text:p>
          </table:table-cell>
          <table:table-cell table:style-name="ce3" table:formula="of:=LEN([.A639])" office:value-type="float" office:value="19" calcext:value-type="float">
            <text:p>19</text:p>
          </table:table-cell>
          <table:table-cell table:style-name="ce4" office:value-type="string" calcext:value-type="string">
            <text:p>anrch prmtvsm</text:p>
          </table:table-cell>
          <table:table-cell table:style-name="ce3" table:formula="of:=LEN([.C63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otism</text:p>
          </table:table-cell>
          <table:table-cell table:style-name="ce3" table:formula="of:=LEN([.A640])" office:value-type="float" office:value="7" calcext:value-type="float">
            <text:p>7</text:p>
          </table:table-cell>
          <table:table-cell/>
          <table:table-cell table:style-name="ce3" table:formula="of:=LEN([.C64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european nationalism</text:p>
          </table:table-cell>
          <table:table-cell table:style-name="ce3" table:formula="of:=LEN([.A641])" office:value-type="float" office:value="24" calcext:value-type="float">
            <text:p>24</text:p>
          </table:table-cell>
          <table:table-cell table:style-name="ce2" office:value-type="string" calcext:value-type="string">
            <text:p>pan-europeanism</text:p>
          </table:table-cell>
          <table:table-cell table:style-name="ce3" table:formula="of:=LEN([.C641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assicism</text:p>
          </table:table-cell>
          <table:table-cell table:style-name="ce3" table:formula="of:=LEN([.A642])" office:value-type="float" office:value="10" calcext:value-type="float">
            <text:p>10</text:p>
          </table:table-cell>
          <table:table-cell/>
          <table:table-cell table:style-name="ce3" table:formula="of:=LEN([.C64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lonialism</text:p>
          </table:table-cell>
          <table:table-cell table:style-name="ce3" table:formula="of:=LEN([.A643])" office:value-type="float" office:value="11" calcext:value-type="float">
            <text:p>11</text:p>
          </table:table-cell>
          <table:table-cell/>
          <table:table-cell table:style-name="ce3" table:formula="of:=LEN([.C64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auvinism</text:p>
          </table:table-cell>
          <table:table-cell table:style-name="ce3" table:formula="of:=LEN([.A644])" office:value-type="float" office:value="10" calcext:value-type="float">
            <text:p>10</text:p>
          </table:table-cell>
          <table:table-cell/>
          <table:table-cell table:style-name="ce3" table:formula="of:=LEN([.C64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lamic philosophy</text:p>
          </table:table-cell>
          <table:table-cell table:style-name="ce3" table:formula="of:=LEN([.A645])" office:value-type="float" office:value="18" calcext:value-type="float">
            <text:p>18</text:p>
          </table:table-cell>
          <table:table-cell table:style-name="ce2" office:value-type="string" calcext:value-type="string">
            <text:p>islamic phil</text:p>
          </table:table-cell>
          <table:table-cell table:style-name="ce3" table:formula="of:=LEN([.C645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analytic philosophy</text:p>
          </table:table-cell>
          <table:table-cell table:style-name="ce3" table:formula="of:=LEN([.A646])" office:value-type="float" office:value="23" calcext:value-type="float">
            <text:p>23</text:p>
          </table:table-cell>
          <table:table-cell table:style-name="ce2" office:value-type="string" calcext:value-type="string">
            <text:p>post-philosophy</text:p>
          </table:table-cell>
          <table:table-cell table:style-name="ce3" table:formula="of:=LEN([.C646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niversal reconciliation</text:p>
          </table:table-cell>
          <table:table-cell table:style-name="ce3" table:formula="of:=LEN([.A647])" office:value-type="float" office:value="24" calcext:value-type="float">
            <text:p>24</text:p>
          </table:table-cell>
          <table:table-cell table:style-name="ce2" office:value-type="string" calcext:value-type="string">
            <text:p>chr unvrslsm</text:p>
          </table:table-cell>
          <table:table-cell table:style-name="ce3" table:formula="of:=LEN([.C647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sotericism</text:p>
          </table:table-cell>
          <table:table-cell table:style-name="ce3" table:formula="of:=LEN([.A648])" office:value-type="float" office:value="11" calcext:value-type="float">
            <text:p>11</text:p>
          </table:table-cell>
          <table:table-cell/>
          <table:table-cell table:style-name="ce3" table:formula="of:=LEN([.C64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reditarianism</text:p>
          </table:table-cell>
          <table:table-cell table:style-name="ce3" table:formula="of:=LEN([.A649])" office:value-type="float" office:value="15" calcext:value-type="float">
            <text:p>15</text:p>
          </table:table-cell>
          <table:table-cell/>
          <table:table-cell table:style-name="ce3" table:formula="of:=LEN([.C64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arithmetic</text:p>
          </table:table-cell>
          <table:table-cell table:style-name="ce3" table:formula="of:=LEN([.A650])" office:value-type="float" office:value="24" calcext:value-type="float">
            <text:p>24</text:p>
          </table:table-cell>
          <table:table-cell table:style-name="ce2" office:value-type="string" calcext:value-type="string">
            <text:p>arithmetic phil</text:p>
          </table:table-cell>
          <table:table-cell table:style-name="ce3" table:formula="of:=LEN([.C650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evance logic</text:p>
          </table:table-cell>
          <table:table-cell table:style-name="ce3" table:formula="of:=LEN([.A651])" office:value-type="float" office:value="15" calcext:value-type="float">
            <text:p>15</text:p>
          </table:table-cell>
          <table:table-cell/>
          <table:table-cell table:style-name="ce3" table:formula="of:=LEN([.C65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esaropapism</text:p>
          </table:table-cell>
          <table:table-cell table:style-name="ce3" table:formula="of:=LEN([.A652])" office:value-type="float" office:value="13" calcext:value-type="float">
            <text:p>13</text:p>
          </table:table-cell>
          <table:table-cell/>
          <table:table-cell table:style-name="ce3" table:formula="of:=LEN([.C65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daeism</text:p>
          </table:table-cell>
          <table:table-cell table:style-name="ce3" table:formula="of:=LEN([.A653])" office:value-type="float" office:value="9" calcext:value-type="float">
            <text:p>9</text:p>
          </table:table-cell>
          <table:table-cell/>
          <table:table-cell table:style-name="ce3" table:formula="of:=LEN([.C65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tarian conservatism</text:p>
          </table:table-cell>
          <table:table-cell table:style-name="ce3" table:formula="of:=LEN([.A654])" office:value-type="float" office:value="24" calcext:value-type="float">
            <text:p>24</text:p>
          </table:table-cell>
          <table:table-cell table:style-name="ce2" office:value-type="string" calcext:value-type="string">
            <text:p>librtn cnsrvtsm</text:p>
          </table:table-cell>
          <table:table-cell table:style-name="ce3" table:formula="of:=LEN([.C65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dical feminism</text:p>
          </table:table-cell>
          <table:table-cell table:style-name="ce3" table:formula="of:=LEN([.A655])" office:value-type="float" office:value="16" calcext:value-type="float">
            <text:p>16</text:p>
          </table:table-cell>
          <table:table-cell table:style-name="ce2" office:value-type="string" calcext:value-type="string">
            <text:p>radical fmnsm</text:p>
          </table:table-cell>
          <table:table-cell table:style-name="ce3" table:formula="of:=LEN([.C655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minist economics</text:p>
          </table:table-cell>
          <table:table-cell table:style-name="ce3" table:formula="of:=LEN([.A656])" office:value-type="float" office:value="18" calcext:value-type="float">
            <text:p>18</text:p>
          </table:table-cell>
          <table:table-cell table:style-name="ce2" office:value-type="string" calcext:value-type="string">
            <text:p>feminist econ</text:p>
          </table:table-cell>
          <table:table-cell table:style-name="ce3" table:formula="of:=LEN([.C656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orean philosophy</text:p>
          </table:table-cell>
          <table:table-cell table:style-name="ce3" table:formula="of:=LEN([.A657])" office:value-type="float" office:value="17" calcext:value-type="float">
            <text:p>17</text:p>
          </table:table-cell>
          <table:table-cell table:style-name="ce2" office:value-type="string" calcext:value-type="string">
            <text:p>korean phil</text:p>
          </table:table-cell>
          <table:table-cell table:style-name="ce3" table:formula="of:=LEN([.C657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taphysics</text:p>
          </table:table-cell>
          <table:table-cell table:style-name="ce3" table:formula="of:=LEN([.A658])" office:value-type="float" office:value="11" calcext:value-type="float">
            <text:p>11</text:p>
          </table:table-cell>
          <table:table-cell/>
          <table:table-cell table:style-name="ce3" table:formula="of:=LEN([.C65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ahdat-ul-shuhud</text:p>
          </table:table-cell>
          <table:table-cell table:style-name="ce3" table:formula="of:=LEN([.A659])" office:value-type="float" office:value="16" calcext:value-type="float">
            <text:p>16</text:p>
          </table:table-cell>
          <table:table-cell table:style-name="ce2" office:value-type="string" calcext:value-type="string">
            <text:p>sufi mtphscs</text:p>
          </table:table-cell>
          <table:table-cell table:style-name="ce3" table:formula="of:=LEN([.C659])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assical marxism</text:p>
          </table:table-cell>
          <table:table-cell table:style-name="ce3" table:formula="of:=LEN([.A660])" office:value-type="float" office:value="17" calcext:value-type="float">
            <text:p>17</text:p>
          </table:table-cell>
          <table:table-cell table:style-name="ce2" office:value-type="string" calcext:value-type="string">
            <text:p>classical marx</text:p>
          </table:table-cell>
          <table:table-cell table:style-name="ce3" table:formula="of:=LEN([.C66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en anarchism</text:p>
          </table:table-cell>
          <table:table-cell table:style-name="ce3" table:formula="of:=LEN([.A661])" office:value-type="float" office:value="15" calcext:value-type="float">
            <text:p>15</text:p>
          </table:table-cell>
          <table:table-cell/>
          <table:table-cell table:style-name="ce3" table:formula="of:=LEN([.C66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modern feminism</text:p>
          </table:table-cell>
          <table:table-cell table:style-name="ce3" table:formula="of:=LEN([.A662])" office:value-type="float" office:value="19" calcext:value-type="float">
            <text:p>19</text:p>
          </table:table-cell>
          <table:table-cell table:style-name="ce2" office:value-type="string" calcext:value-type="string">
            <text:p>pstmdrn fmnsm</text:p>
          </table:table-cell>
          <table:table-cell table:style-name="ce3" table:formula="of:=LEN([.C662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umanism</text:p>
          </table:table-cell>
          <table:table-cell table:style-name="ce3" table:formula="of:=LEN([.A663])" office:value-type="float" office:value="8" calcext:value-type="float">
            <text:p>8</text:p>
          </table:table-cell>
          <table:table-cell table:style-name="ce2" office:value-type="string" calcext:value-type="string">
            <text:p>pstmdrn fmnsm</text:p>
          </table:table-cell>
          <table:table-cell table:style-name="ce3" table:formula="of:=LEN([.C66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scal conservatism</text:p>
          </table:table-cell>
          <table:table-cell table:style-name="ce3" table:formula="of:=LEN([.A664])" office:value-type="float" office:value="19" calcext:value-type="float">
            <text:p>19</text:p>
          </table:table-cell>
          <table:table-cell table:style-name="ce2" office:value-type="string" calcext:value-type="string">
            <text:p>fiscal cnsrvtsm</text:p>
          </table:table-cell>
          <table:table-cell table:style-name="ce3" table:formula="of:=LEN([.C66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fi metaphysics</text:p>
          </table:table-cell>
          <table:table-cell table:style-name="ce3" table:formula="of:=LEN([.A665])" office:value-type="float" office:value="16" calcext:value-type="float">
            <text:p>16</text:p>
          </table:table-cell>
          <table:table-cell table:style-name="ce2" office:value-type="string" calcext:value-type="string">
            <text:p>sufi mtphscs</text:p>
          </table:table-cell>
          <table:table-cell table:style-name="ce3" table:formula="of:=LEN([.C665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ssociationalism</text:p>
          </table:table-cell>
          <table:table-cell table:style-name="ce3" table:formula="of:=LEN([.A666])" office:value-type="float" office:value="16" calcext:value-type="float">
            <text:p>16</text:p>
          </table:table-cell>
          <table:table-cell table:style-name="ce2" office:value-type="string" calcext:value-type="string">
            <text:p>asctv dmcrcy</text:p>
          </table:table-cell>
          <table:table-cell table:style-name="ce3" table:formula="of:=LEN([.C666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bian society</text:p>
          </table:table-cell>
          <table:table-cell table:style-name="ce3" table:formula="of:=LEN([.A667])" office:value-type="float" office:value="14" calcext:value-type="float">
            <text:p>14</text:p>
          </table:table-cell>
          <table:table-cell/>
          <table:table-cell table:style-name="ce3" table:formula="of:=LEN([.C66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bjectivism</text:p>
          </table:table-cell>
          <table:table-cell table:style-name="ce3" table:formula="of:=LEN([.A668])" office:value-type="float" office:value="12" calcext:value-type="float">
            <text:p>12</text:p>
          </table:table-cell>
          <table:table-cell/>
          <table:table-cell table:style-name="ce3" table:formula="of:=LEN([.C66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igious liberalism</text:p>
          </table:table-cell>
          <table:table-cell table:style-name="ce3" table:formula="of:=LEN([.A669])" office:value-type="float" office:value="20" calcext:value-type="float">
            <text:p>20</text:p>
          </table:table-cell>
          <table:table-cell table:style-name="ce2" office:value-type="string" calcext:value-type="string">
            <text:p>religious lib</text:p>
          </table:table-cell>
          <table:table-cell table:style-name="ce3" table:formula="of:=LEN([.C66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udeo-islamic philosophies (800\u20131400)</text:p>
          </table:table-cell>
          <table:table-cell table:style-name="ce3" table:formula="of:=LEN([.A670])" office:value-type="float" office:value="42" calcext:value-type="float">
            <text:p>42</text:p>
          </table:table-cell>
          <table:table-cell table:style-name="ce2" office:value-type="string" calcext:value-type="string">
            <text:p>judeo-islamic</text:p>
          </table:table-cell>
          <table:table-cell table:style-name="ce3" table:formula="of:=LEN([.C670])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iccan</text:p>
          </table:table-cell>
          <table:table-cell table:style-name="ce3" table:formula="of:=LEN([.A671])" office:value-type="float" office:value="6" calcext:value-type="float">
            <text:p>6</text:p>
          </table:table-cell>
          <table:table-cell/>
          <table:table-cell table:style-name="ce3" table:formula="of:=LEN([.C67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storical revisionism</text:p>
          </table:table-cell>
          <table:table-cell table:style-name="ce3" table:formula="of:=LEN([.A672])" office:value-type="float" office:value="22" calcext:value-type="float">
            <text:p>22</text:p>
          </table:table-cell>
          <table:table-cell table:style-name="ce2" office:value-type="string" calcext:value-type="string">
            <text:p>hist rvsnsm</text:p>
          </table:table-cell>
          <table:table-cell table:style-name="ce3" table:formula="of:=LEN([.C672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stern philosophy</text:p>
          </table:table-cell>
          <table:table-cell table:style-name="ce3" table:formula="of:=LEN([.A673])" office:value-type="float" office:value="18" calcext:value-type="float">
            <text:p>18</text:p>
          </table:table-cell>
          <table:table-cell table:style-name="ce2" office:value-type="string" calcext:value-type="string">
            <text:p>western phil</text:p>
          </table:table-cell>
          <table:table-cell table:style-name="ce3" table:formula="of:=LEN([.C673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talian fascism</text:p>
          </table:table-cell>
          <table:table-cell table:style-name="ce3" table:formula="of:=LEN([.A674])" office:value-type="float" office:value="15" calcext:value-type="float">
            <text:p>15</text:p>
          </table:table-cell>
          <table:table-cell/>
          <table:table-cell table:style-name="ce3" table:formula="of:=LEN([.C67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rtuguese integralism</text:p>
          </table:table-cell>
          <table:table-cell table:style-name="ce3" table:formula="of:=LEN([.A675])" office:value-type="float" office:value="22" calcext:value-type="float">
            <text:p>22</text:p>
          </table:table-cell>
          <table:table-cell table:style-name="ce2" office:value-type="string" calcext:value-type="string">
            <text:p>POR intgrlsm</text:p>
          </table:table-cell>
          <table:table-cell table:style-name="ce3" table:formula="of:=LEN([.C675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history</text:p>
          </table:table-cell>
          <table:table-cell table:style-name="ce3" table:formula="of:=LEN([.A676])" office:value-type="float" office:value="21" calcext:value-type="float">
            <text:p>21</text:p>
          </table:table-cell>
          <table:table-cell table:style-name="ce2" office:value-type="string" calcext:value-type="string">
            <text:p>history phil</text:p>
          </table:table-cell>
          <table:table-cell table:style-name="ce3" table:formula="of:=LEN([.C676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adigm</text:p>
          </table:table-cell>
          <table:table-cell table:style-name="ce3" table:formula="of:=LEN([.A677])" office:value-type="float" office:value="8" calcext:value-type="float">
            <text:p>8</text:p>
          </table:table-cell>
          <table:table-cell/>
          <table:table-cell table:style-name="ce3" table:formula="of:=LEN([.C67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perty dualism</text:p>
          </table:table-cell>
          <table:table-cell table:style-name="ce3" table:formula="of:=LEN([.A678])" office:value-type="float" office:value="16" calcext:value-type="float">
            <text:p>16</text:p>
          </table:table-cell>
          <table:table-cell table:style-name="ce2" office:value-type="string" calcext:value-type="string">
            <text:p>property dlsm</text:p>
          </table:table-cell>
          <table:table-cell table:style-name="ce3" table:formula="of:=LEN([.C67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ue theory</text:p>
          </table:table-cell>
          <table:table-cell table:style-name="ce3" table:formula="of:=LEN([.A679])" office:value-type="float" office:value="12" calcext:value-type="float">
            <text:p>12</text:p>
          </table:table-cell>
          <table:table-cell/>
          <table:table-cell table:style-name="ce3" table:formula="of:=LEN([.C67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igious zionism</text:p>
          </table:table-cell>
          <table:table-cell table:style-name="ce3" table:formula="of:=LEN([.A680])" office:value-type="float" office:value="17" calcext:value-type="float">
            <text:p>17</text:p>
          </table:table-cell>
          <table:table-cell table:style-name="ce2" office:value-type="string" calcext:value-type="string">
            <text:p>rlgs zionism</text:p>
          </table:table-cell>
          <table:table-cell table:style-name="ce3" table:formula="of:=LEN([.C680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erpretivism</text:p>
          </table:table-cell>
          <table:table-cell table:style-name="ce3" table:formula="of:=LEN([.A681])" office:value-type="float" office:value="14" calcext:value-type="float">
            <text:p>14</text:p>
          </table:table-cell>
          <table:table-cell table:style-name="ce4"/>
          <table:table-cell table:style-name="ce3" table:formula="of:=LEN([.C68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rcho-syndicalism</text:p>
          </table:table-cell>
          <table:table-cell table:style-name="ce3" table:formula="of:=LEN([.A682])" office:value-type="float" office:value="19" calcext:value-type="float">
            <text:p>19</text:p>
          </table:table-cell>
          <table:table-cell table:style-name="ce2" office:value-type="string" calcext:value-type="string">
            <text:p>anrch sndclsm</text:p>
          </table:table-cell>
          <table:table-cell table:style-name="ce3" table:formula="of:=LEN([.C682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thraism</text:p>
          </table:table-cell>
          <table:table-cell table:style-name="ce3" table:formula="of:=LEN([.A683])" office:value-type="float" office:value="9" calcext:value-type="float">
            <text:p>9</text:p>
          </table:table-cell>
          <table:table-cell/>
          <table:table-cell table:style-name="ce3" table:formula="of:=LEN([.C68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eemasonry</text:p>
          </table:table-cell>
          <table:table-cell table:style-name="ce3" table:formula="of:=LEN([.A684])" office:value-type="float" office:value="11" calcext:value-type="float">
            <text:p>11</text:p>
          </table:table-cell>
          <table:table-cell/>
          <table:table-cell table:style-name="ce3" table:formula="of:=LEN([.C68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rrealism</text:p>
          </table:table-cell>
          <table:table-cell table:style-name="ce3" table:formula="of:=LEN([.A685])" office:value-type="float" office:value="9" calcext:value-type="float">
            <text:p>9</text:p>
          </table:table-cell>
          <table:table-cell/>
          <table:table-cell table:style-name="ce3" table:formula="of:=LEN([.C68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communism</text:p>
          </table:table-cell>
          <table:table-cell table:style-name="ce3" table:formula="of:=LEN([.A686])" office:value-type="float" office:value="14" calcext:value-type="float">
            <text:p>14</text:p>
          </table:table-cell>
          <table:table-cell/>
          <table:table-cell table:style-name="ce3" table:formula="of:=LEN([.C68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ynthesist anarchism</text:p>
          </table:table-cell>
          <table:table-cell table:style-name="ce3" table:formula="of:=LEN([.A687])" office:value-type="float" office:value="20" calcext:value-type="float">
            <text:p>20</text:p>
          </table:table-cell>
          <table:table-cell table:style-name="ce2" office:value-type="string" calcext:value-type="string">
            <text:p>synthst anrchsm</text:p>
          </table:table-cell>
          <table:table-cell table:style-name="ce3" table:formula="of:=LEN([.C687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 business</text:p>
          </table:table-cell>
          <table:table-cell table:style-name="ce3" table:formula="of:=LEN([.A688])" office:value-type="float" office:value="15" calcext:value-type="float">
            <text:p>15</text:p>
          </table:table-cell>
          <table:table-cell/>
          <table:table-cell table:style-name="ce3" table:formula="of:=LEN([.C68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hakti movement</text:p>
          </table:table-cell>
          <table:table-cell table:style-name="ce3" table:formula="of:=LEN([.A689])" office:value-type="float" office:value="15" calcext:value-type="float">
            <text:p>15</text:p>
          </table:table-cell>
          <table:table-cell/>
          <table:table-cell table:style-name="ce3" table:formula="of:=LEN([.C68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social science</text:p>
          </table:table-cell>
          <table:table-cell table:style-name="ce3" table:formula="of:=LEN([.A690])" office:value-type="float" office:value="28" calcext:value-type="float">
            <text:p>28</text:p>
          </table:table-cell>
          <table:table-cell table:style-name="ce2" office:value-type="string" calcext:value-type="string">
            <text:p>social sci phil</text:p>
          </table:table-cell>
          <table:table-cell table:style-name="ce3" table:formula="of:=LEN([.C690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chu shamanism</text:p>
          </table:table-cell>
          <table:table-cell table:style-name="ce3" table:formula="of:=LEN([.A691])" office:value-type="float" office:value="16" calcext:value-type="float">
            <text:p>16</text:p>
          </table:table-cell>
          <table:table-cell table:style-name="ce2" office:value-type="string" calcext:value-type="string">
            <text:p>manchu shmnsm</text:p>
          </table:table-cell>
          <table:table-cell table:style-name="ce3" table:formula="of:=LEN([.C691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onic realism</text:p>
          </table:table-cell>
          <table:table-cell table:style-name="ce3" table:formula="of:=LEN([.A692])" office:value-type="float" office:value="16" calcext:value-type="float">
            <text:p>16</text:p>
          </table:table-cell>
          <table:table-cell table:style-name="ce2" office:value-type="string" calcext:value-type="string">
            <text:p>platonic rlsm</text:p>
          </table:table-cell>
          <table:table-cell table:style-name="ce3" table:formula="of:=LEN([.C692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thenotheism</text:p>
          </table:table-cell>
          <table:table-cell table:style-name="ce3" table:formula="of:=LEN([.A693])" office:value-type="float" office:value="13" calcext:value-type="float">
            <text:p>13</text:p>
          </table:table-cell>
          <table:table-cell/>
          <table:table-cell table:style-name="ce3" table:formula="of:=LEN([.C69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perientialism</text:p>
          </table:table-cell>
          <table:table-cell table:style-name="ce3" table:formula="of:=LEN([.A694])" office:value-type="float" office:value="15" calcext:value-type="float">
            <text:p>15</text:p>
          </table:table-cell>
          <table:table-cell/>
          <table:table-cell table:style-name="ce3" table:formula="of:=LEN([.C69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lamism</text:p>
          </table:table-cell>
          <table:table-cell table:style-name="ce3" table:formula="of:=LEN([.A695])" office:value-type="float" office:value="8" calcext:value-type="float">
            <text:p>8</text:p>
          </table:table-cell>
          <table:table-cell/>
          <table:table-cell table:style-name="ce3" table:formula="of:=LEN([.C69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ek philosophy</text:p>
          </table:table-cell>
          <table:table-cell table:style-name="ce3" table:formula="of:=LEN([.A696])" office:value-type="float" office:value="16" calcext:value-type="float">
            <text:p>16</text:p>
          </table:table-cell>
          <table:table-cell table:style-name="ce2" office:value-type="string" calcext:value-type="string">
            <text:p>greek phil</text:p>
          </table:table-cell>
          <table:table-cell table:style-name="ce3" table:formula="of:=LEN([.C696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ltural feminism</text:p>
          </table:table-cell>
          <table:table-cell table:style-name="ce3" table:formula="of:=LEN([.A697])" office:value-type="float" office:value="17" calcext:value-type="float">
            <text:p>17</text:p>
          </table:table-cell>
          <table:table-cell table:style-name="ce2" office:value-type="string" calcext:value-type="string">
            <text:p>cultural fmnsm</text:p>
          </table:table-cell>
          <table:table-cell table:style-name="ce3" table:formula="of:=LEN([.C697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ism with chinese characteristics</text:p>
          </table:table-cell>
          <table:table-cell table:style-name="ce3" table:formula="of:=LEN([.A698])" office:value-type="float" office:value="38" calcext:value-type="float">
            <text:p>38</text:p>
          </table:table-cell>
          <table:table-cell table:style-name="ce2" office:value-type="string" calcext:value-type="string">
            <text:p>chinese sclsm</text:p>
          </table:table-cell>
          <table:table-cell table:style-name="ce3" table:formula="of:=LEN([.C69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taxism</text:p>
          </table:table-cell>
          <table:table-cell table:style-name="ce3" table:formula="of:=LEN([.A699])" office:value-type="float" office:value="8" calcext:value-type="float">
            <text:p>8</text:p>
          </table:table-cell>
          <table:table-cell/>
          <table:table-cell table:style-name="ce3" table:formula="of:=LEN([.C69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tism</text:p>
          </table:table-cell>
          <table:table-cell table:style-name="ce3" table:formula="of:=LEN([.A700])" office:value-type="float" office:value="7" calcext:value-type="float">
            <text:p>7</text:p>
          </table:table-cell>
          <table:table-cell/>
          <table:table-cell table:style-name="ce3" table:formula="of:=LEN([.C70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tual idealism</text:p>
          </table:table-cell>
          <table:table-cell table:style-name="ce3" table:formula="of:=LEN([.A701])" office:value-type="float" office:value="15" calcext:value-type="float">
            <text:p>15</text:p>
          </table:table-cell>
          <table:table-cell/>
          <table:table-cell table:style-name="ce3" table:formula="of:=LEN([.C70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ernalism</text:p>
          </table:table-cell>
          <table:table-cell table:style-name="ce3" table:formula="of:=LEN([.A702])" office:value-type="float" office:value="11" calcext:value-type="float">
            <text:p>11</text:p>
          </table:table-cell>
          <table:table-cell/>
          <table:table-cell table:style-name="ce3" table:formula="of:=LEN([.C70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raterocracy</text:p>
          </table:table-cell>
          <table:table-cell table:style-name="ce3" table:formula="of:=LEN([.A703])" office:value-type="float" office:value="12" calcext:value-type="float">
            <text:p>12</text:p>
          </table:table-cell>
          <table:table-cell/>
          <table:table-cell table:style-name="ce3" table:formula="of:=LEN([.C70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mind</text:p>
          </table:table-cell>
          <table:table-cell table:style-name="ce3" table:formula="of:=LEN([.A704])" office:value-type="float" office:value="18" calcext:value-type="float">
            <text:p>18</text:p>
          </table:table-cell>
          <table:table-cell table:style-name="ce2" office:value-type="string" calcext:value-type="string">
            <text:p>mind phil</text:p>
          </table:table-cell>
          <table:table-cell table:style-name="ce3" table:formula="of:=LEN([.C704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inalism</text:p>
          </table:table-cell>
          <table:table-cell table:style-name="ce3" table:formula="of:=LEN([.A705])" office:value-type="float" office:value="10" calcext:value-type="float">
            <text:p>10</text:p>
          </table:table-cell>
          <table:table-cell/>
          <table:table-cell table:style-name="ce3" table:formula="of:=LEN([.C70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sychological egoism</text:p>
          </table:table-cell>
          <table:table-cell table:style-name="ce3" table:formula="of:=LEN([.A706])" office:value-type="float" office:value="20" calcext:value-type="float">
            <text:p>20</text:p>
          </table:table-cell>
          <table:table-cell table:style-name="ce2" office:value-type="string" calcext:value-type="string">
            <text:p>psych egoism</text:p>
          </table:table-cell>
          <table:table-cell table:style-name="ce3" table:formula="of:=LEN([.C706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itical rationalism</text:p>
          </table:table-cell>
          <table:table-cell table:style-name="ce3" table:formula="of:=LEN([.A707])" office:value-type="float" office:value="20" calcext:value-type="float">
            <text:p>20</text:p>
          </table:table-cell>
          <table:table-cell table:style-name="ce2" office:value-type="string" calcext:value-type="string">
            <text:p>crit rtnlsm</text:p>
          </table:table-cell>
          <table:table-cell table:style-name="ce3" table:formula="of:=LEN([.C707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w realism</text:p>
          </table:table-cell>
          <table:table-cell table:style-name="ce3" table:formula="of:=LEN([.A708])" office:value-type="float" office:value="11" calcext:value-type="float">
            <text:p>11</text:p>
          </table:table-cell>
          <table:table-cell/>
          <table:table-cell table:style-name="ce3" table:formula="of:=LEN([.C70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healthcare</text:p>
          </table:table-cell>
          <table:table-cell table:style-name="ce3" table:formula="of:=LEN([.A709])" office:value-type="float" office:value="24" calcext:value-type="float">
            <text:p>24</text:p>
          </table:table-cell>
          <table:table-cell table:style-name="ce2" office:value-type="string" calcext:value-type="string">
            <text:p>healthcare phil</text:p>
          </table:table-cell>
          <table:table-cell table:style-name="ce3" table:formula="of:=LEN([.C709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esuism</text:p>
          </table:table-cell>
          <table:table-cell table:style-name="ce3" table:formula="of:=LEN([.A710])" office:value-type="float" office:value="7" calcext:value-type="float">
            <text:p>7</text:p>
          </table:table-cell>
          <table:table-cell/>
          <table:table-cell table:style-name="ce3" table:formula="of:=LEN([.C71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bsurdism</text:p>
          </table:table-cell>
          <table:table-cell table:style-name="ce3" table:formula="of:=LEN([.A711])" office:value-type="float" office:value="9" calcext:value-type="float">
            <text:p>9</text:p>
          </table:table-cell>
          <table:table-cell/>
          <table:table-cell table:style-name="ce3" table:formula="of:=LEN([.C71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fucianism</text:p>
          </table:table-cell>
          <table:table-cell table:style-name="ce3" table:formula="of:=LEN([.A712])" office:value-type="float" office:value="12" calcext:value-type="float">
            <text:p>12</text:p>
          </table:table-cell>
          <table:table-cell/>
          <table:table-cell table:style-name="ce3" table:formula="of:=LEN([.C71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dividualism</text:p>
          </table:table-cell>
          <table:table-cell table:style-name="ce3" table:formula="of:=LEN([.A713])" office:value-type="float" office:value="13" calcext:value-type="float">
            <text:p>13</text:p>
          </table:table-cell>
          <table:table-cell/>
          <table:table-cell table:style-name="ce3" table:formula="of:=LEN([.C71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cessitarianism</text:p>
          </table:table-cell>
          <table:table-cell table:style-name="ce3" table:formula="of:=LEN([.A714])" office:value-type="float" office:value="16" calcext:value-type="float">
            <text:p>16</text:p>
          </table:table-cell>
          <table:table-cell table:style-name="ce2" office:value-type="string" calcext:value-type="string">
            <text:p>necessitarism</text:p>
          </table:table-cell>
          <table:table-cell table:style-name="ce3" table:formula="of:=LEN([.C714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love</text:p>
          </table:table-cell>
          <table:table-cell table:style-name="ce3" table:formula="of:=LEN([.A715])" office:value-type="float" office:value="18" calcext:value-type="float">
            <text:p>18</text:p>
          </table:table-cell>
          <table:table-cell table:style-name="ce2" office:value-type="string" calcext:value-type="string">
            <text:p>love phil</text:p>
          </table:table-cell>
          <table:table-cell table:style-name="ce3" table:formula="of:=LEN([.C715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\u00eblism</text:p>
          </table:table-cell>
          <table:table-cell table:style-name="ce3" table:formula="of:=LEN([.A716])" office:value-type="float" office:value="12" calcext:value-type="float">
            <text:p>12</text:p>
          </table:table-cell>
          <table:table-cell/>
          <table:table-cell table:style-name="ce3" table:formula="of:=LEN([.C71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entitarianism</text:p>
          </table:table-cell>
          <table:table-cell table:style-name="ce3" table:formula="of:=LEN([.A717])" office:value-type="float" office:value="15" calcext:value-type="float">
            <text:p>15</text:p>
          </table:table-cell>
          <table:table-cell/>
          <table:table-cell table:style-name="ce3" table:formula="of:=LEN([.C71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munization</text:p>
          </table:table-cell>
          <table:table-cell table:style-name="ce3" table:formula="of:=LEN([.A718])" office:value-type="float" office:value="13" calcext:value-type="float">
            <text:p>13</text:p>
          </table:table-cell>
          <table:table-cell/>
          <table:table-cell table:style-name="ce3" table:formula="of:=LEN([.C71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ft communism</text:p>
          </table:table-cell>
          <table:table-cell table:style-name="ce3" table:formula="of:=LEN([.A719])" office:value-type="float" office:value="14" calcext:value-type="float">
            <text:p>14</text:p>
          </table:table-cell>
          <table:table-cell/>
          <table:table-cell table:style-name="ce3" table:formula="of:=LEN([.C71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dividualist feminism</text:p>
          </table:table-cell>
          <table:table-cell table:style-name="ce3" table:formula="of:=LEN([.A720])" office:value-type="float" office:value="22" calcext:value-type="float">
            <text:p>22</text:p>
          </table:table-cell>
          <table:table-cell table:style-name="ce2" office:value-type="string" calcext:value-type="string">
            <text:p>librtn fmnsm</text:p>
          </table:table-cell>
          <table:table-cell table:style-name="ce3" table:formula="of:=LEN([.C720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liberalism</text:p>
          </table:table-cell>
          <table:table-cell table:style-name="ce3" table:formula="of:=LEN([.A721])" office:value-type="float" office:value="13" calcext:value-type="float">
            <text:p>13</text:p>
          </table:table-cell>
          <table:table-cell/>
          <table:table-cell table:style-name="ce3" table:formula="of:=LEN([.C72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cheosophical society</text:p>
          </table:table-cell>
          <table:table-cell table:style-name="ce3" table:formula="of:=LEN([.A722])" office:value-type="float" office:value="22" calcext:value-type="float">
            <text:p>22</text:p>
          </table:table-cell>
          <table:table-cell table:style-name="ce2" office:value-type="string" calcext:value-type="string">
            <text:p>archeosophy</text:p>
          </table:table-cell>
          <table:table-cell table:style-name="ce3" table:formula="of:=LEN([.C722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rvivalism</text:p>
          </table:table-cell>
          <table:table-cell table:style-name="ce3" table:formula="of:=LEN([.A723])" office:value-type="float" office:value="11" calcext:value-type="float">
            <text:p>11</text:p>
          </table:table-cell>
          <table:table-cell/>
          <table:table-cell table:style-name="ce3" table:formula="of:=LEN([.C7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igious socialism</text:p>
          </table:table-cell>
          <table:table-cell table:style-name="ce3" table:formula="of:=LEN([.A724])" office:value-type="float" office:value="19" calcext:value-type="float">
            <text:p>19</text:p>
          </table:table-cell>
          <table:table-cell table:style-name="ce2" office:value-type="string" calcext:value-type="string">
            <text:p>religious sclsm</text:p>
          </table:table-cell>
          <table:table-cell table:style-name="ce3" table:formula="of:=LEN([.C72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xist philosophy of nature</text:p>
          </table:table-cell>
          <table:table-cell table:style-name="ce3" table:formula="of:=LEN([.A725])" office:value-type="float" office:value="28" calcext:value-type="float">
            <text:p>28</text:p>
          </table:table-cell>
          <table:table-cell table:style-name="ce2" office:value-type="string" calcext:value-type="string">
            <text:p>marx ntrl phil</text:p>
          </table:table-cell>
          <table:table-cell table:style-name="ce3" table:formula="of:=LEN([.C725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 darwinism</text:p>
          </table:table-cell>
          <table:table-cell table:style-name="ce3" table:formula="of:=LEN([.A726])" office:value-type="float" office:value="16" calcext:value-type="float">
            <text:p>16</text:p>
          </table:table-cell>
          <table:table-cell table:style-name="ce2" office:value-type="string" calcext:value-type="string">
            <text:p>soc darwinism</text:p>
          </table:table-cell>
          <table:table-cell table:style-name="ce3" table:formula="of:=LEN([.C726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entheism</text:p>
          </table:table-cell>
          <table:table-cell table:style-name="ce3" table:formula="of:=LEN([.A727])" office:value-type="float" office:value="11" calcext:value-type="float">
            <text:p>11</text:p>
          </table:table-cell>
          <table:table-cell/>
          <table:table-cell table:style-name="ce3" table:formula="of:=LEN([.C72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marxism</text:p>
          </table:table-cell>
          <table:table-cell table:style-name="ce3" table:formula="of:=LEN([.A728])" office:value-type="float" office:value="11" calcext:value-type="float">
            <text:p>11</text:p>
          </table:table-cell>
          <table:table-cell/>
          <table:table-cell table:style-name="ce3" table:formula="of:=LEN([.C72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pplied ethics</text:p>
          </table:table-cell>
          <table:table-cell table:style-name="ce3" table:formula="of:=LEN([.A729])" office:value-type="float" office:value="14" calcext:value-type="float">
            <text:p>14</text:p>
          </table:table-cell>
          <table:table-cell/>
          <table:table-cell table:style-name="ce3" table:formula="of:=LEN([.C72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ltural relativism</text:p>
          </table:table-cell>
          <table:table-cell table:style-name="ce3" table:formula="of:=LEN([.A730])" office:value-type="float" office:value="19" calcext:value-type="float">
            <text:p>19</text:p>
          </table:table-cell>
          <table:table-cell table:style-name="ce2" office:value-type="string" calcext:value-type="string">
            <text:p>cltrl rltvsm</text:p>
          </table:table-cell>
          <table:table-cell table:style-name="ce3" table:formula="of:=LEN([.C730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en left</text:p>
          </table:table-cell>
          <table:table-cell table:style-name="ce3" table:formula="of:=LEN([.A731])" office:value-type="float" office:value="10" calcext:value-type="float">
            <text:p>10</text:p>
          </table:table-cell>
          <table:table-cell/>
          <table:table-cell table:style-name="ce3" table:formula="of:=LEN([.C73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al feminism</text:p>
          </table:table-cell>
          <table:table-cell table:style-name="ce3" table:formula="of:=LEN([.A732])" office:value-type="float" office:value="16" calcext:value-type="float">
            <text:p>16</text:p>
          </table:table-cell>
          <table:table-cell table:style-name="ce2" office:value-type="string" calcext:value-type="string">
            <text:p>lib fmnsm</text:p>
          </table:table-cell>
          <table:table-cell table:style-name="ce3" table:formula="of:=LEN([.C732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rspectivism</text:p>
          </table:table-cell>
          <table:table-cell table:style-name="ce3" table:formula="of:=LEN([.A733])" office:value-type="float" office:value="13" calcext:value-type="float">
            <text:p>13</text:p>
          </table:table-cell>
          <table:table-cell/>
          <table:table-cell table:style-name="ce3" table:formula="of:=LEN([.C73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una</text:p>
          </table:table-cell>
          <table:table-cell table:style-name="ce3" table:formula="of:=LEN([.A734])" office:value-type="float" office:value="4" calcext:value-type="float">
            <text:p>4</text:p>
          </table:table-cell>
          <table:table-cell/>
          <table:table-cell table:style-name="ce3" table:formula="of:=LEN([.C73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ystems philosophy</text:p>
          </table:table-cell>
          <table:table-cell table:style-name="ce3" table:formula="of:=LEN([.A735])" office:value-type="float" office:value="18" calcext:value-type="float">
            <text:p>18</text:p>
          </table:table-cell>
          <table:table-cell table:style-name="ce2" office:value-type="string" calcext:value-type="string">
            <text:p>systems phil</text:p>
          </table:table-cell>
          <table:table-cell table:style-name="ce3" table:formula="of:=LEN([.C735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nature</text:p>
          </table:table-cell>
          <table:table-cell table:style-name="ce3" table:formula="of:=LEN([.A736])" office:value-type="float" office:value="20" calcext:value-type="float">
            <text:p>20</text:p>
          </table:table-cell>
          <table:table-cell table:style-name="ce2" office:value-type="string" calcext:value-type="string">
            <text:p>nature phil</text:p>
          </table:table-cell>
          <table:table-cell table:style-name="ce3" table:formula="of:=LEN([.C736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theism</text:p>
          </table:table-cell>
          <table:table-cell table:style-name="ce3" table:formula="of:=LEN([.A737])" office:value-type="float" office:value="11" calcext:value-type="float">
            <text:p>11</text:p>
          </table:table-cell>
          <table:table-cell/>
          <table:table-cell table:style-name="ce3" table:formula="of:=LEN([.C73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rvants of the light</text:p>
          </table:table-cell>
          <table:table-cell table:style-name="ce3" table:formula="of:=LEN([.A738])" office:value-type="float" office:value="21" calcext:value-type="float">
            <text:p>21</text:p>
          </table:table-cell>
          <table:table-cell table:style-name="ce2" office:value-type="string" calcext:value-type="string">
            <text:p>SOL</text:p>
          </table:table-cell>
          <table:table-cell table:style-name="ce3" table:formula="of:=LEN([.C738])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chiavellianism</text:p>
          </table:table-cell>
          <table:table-cell table:style-name="ce3" table:formula="of:=LEN([.A739])" office:value-type="float" office:value="16" calcext:value-type="float">
            <text:p>16</text:p>
          </table:table-cell>
          <table:table-cell table:style-name="ce2" office:value-type="string" calcext:value-type="string">
            <text:p>machiavellism</text:p>
          </table:table-cell>
          <table:table-cell table:style-name="ce3" table:formula="of:=LEN([.C73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ductivism</text:p>
          </table:table-cell>
          <table:table-cell table:style-name="ce3" table:formula="of:=LEN([.A740])" office:value-type="float" office:value="11" calcext:value-type="float">
            <text:p>11</text:p>
          </table:table-cell>
          <table:table-cell/>
          <table:table-cell table:style-name="ce3" table:formula="of:=LEN([.C74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puter ethics</text:p>
          </table:table-cell>
          <table:table-cell table:style-name="ce3" table:formula="of:=LEN([.A741])" office:value-type="float" office:value="15" calcext:value-type="float">
            <text:p>15</text:p>
          </table:table-cell>
          <table:table-cell/>
          <table:table-cell table:style-name="ce3" table:formula="of:=LEN([.C74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rierism</text:p>
          </table:table-cell>
          <table:table-cell table:style-name="ce3" table:formula="of:=LEN([.A742])" office:value-type="float" office:value="10" calcext:value-type="float">
            <text:p>10</text:p>
          </table:table-cell>
          <table:table-cell/>
          <table:table-cell table:style-name="ce3" table:formula="of:=LEN([.C74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linism</text:p>
          </table:table-cell>
          <table:table-cell table:style-name="ce3" table:formula="of:=LEN([.A743])" office:value-type="float" office:value="8" calcext:value-type="float">
            <text:p>8</text:p>
          </table:table-cell>
          <table:table-cell/>
          <table:table-cell table:style-name="ce3" table:formula="of:=LEN([.C74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stafarianism</text:p>
          </table:table-cell>
          <table:table-cell table:style-name="ce3" table:formula="of:=LEN([.A744])" office:value-type="float" office:value="14" calcext:value-type="float">
            <text:p>14</text:p>
          </table:table-cell>
          <table:table-cell/>
          <table:table-cell table:style-name="ce3" table:formula="of:=LEN([.C74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cism</text:p>
          </table:table-cell>
          <table:table-cell table:style-name="ce3" table:formula="of:=LEN([.A745])" office:value-type="float" office:value="8" calcext:value-type="float">
            <text:p>8</text:p>
          </table:table-cell>
          <table:table-cell/>
          <table:table-cell table:style-name="ce3" table:formula="of:=LEN([.C74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triotism</text:p>
          </table:table-cell>
          <table:table-cell table:style-name="ce3" table:formula="of:=LEN([.A746])" office:value-type="float" office:value="10" calcext:value-type="float">
            <text:p>10</text:p>
          </table:table-cell>
          <table:table-cell/>
          <table:table-cell table:style-name="ce3" table:formula="of:=LEN([.C74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ysical ontology</text:p>
          </table:table-cell>
          <table:table-cell table:style-name="ce3" table:formula="of:=LEN([.A747])" office:value-type="float" office:value="17" calcext:value-type="float">
            <text:p>17</text:p>
          </table:table-cell>
          <table:table-cell table:style-name="ce2" office:value-type="string" calcext:value-type="string">
            <text:p>physicalism</text:p>
          </table:table-cell>
          <table:table-cell table:style-name="ce3" table:formula="of:=LEN([.C747])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ological noncognitivism</text:p>
          </table:table-cell>
          <table:table-cell table:style-name="ce3" table:formula="of:=LEN([.A748])" office:value-type="float" office:value="26" calcext:value-type="float">
            <text:p>26</text:p>
          </table:table-cell>
          <table:table-cell table:style-name="ce2" office:value-type="string" calcext:value-type="string">
            <text:p>thlgcl ncgntvsm</text:p>
          </table:table-cell>
          <table:table-cell table:style-name="ce3" table:formula="of:=LEN([.C748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kistocracy</text:p>
          </table:table-cell>
          <table:table-cell table:style-name="ce3" table:formula="of:=LEN([.A749])" office:value-type="float" office:value="12" calcext:value-type="float">
            <text:p>12</text:p>
          </table:table-cell>
          <table:table-cell/>
          <table:table-cell table:style-name="ce3" table:formula="of:=LEN([.C74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lower sermon</text:p>
          </table:table-cell>
          <table:table-cell table:style-name="ce3" table:formula="of:=LEN([.A750])" office:value-type="float" office:value="13" calcext:value-type="float">
            <text:p>13</text:p>
          </table:table-cell>
          <table:table-cell/>
          <table:table-cell table:style-name="ce3" table:formula="of:=LEN([.C75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munalism</text:p>
          </table:table-cell>
          <table:table-cell table:style-name="ce3" table:formula="of:=LEN([.A751])" office:value-type="float" office:value="11" calcext:value-type="float">
            <text:p>11</text:p>
          </table:table-cell>
          <table:table-cell/>
          <table:table-cell table:style-name="ce3" table:formula="of:=LEN([.C75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tarchism</text:p>
          </table:table-cell>
          <table:table-cell table:style-name="ce3" table:formula="of:=LEN([.A752])" office:value-type="float" office:value="10" calcext:value-type="float">
            <text:p>10</text:p>
          </table:table-cell>
          <table:table-cell/>
          <table:table-cell table:style-name="ce3" table:formula="of:=LEN([.C75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hemy</text:p>
          </table:table-cell>
          <table:table-cell table:style-name="ce3" table:formula="of:=LEN([.A753])" office:value-type="float" office:value="7" calcext:value-type="float">
            <text:p>7</text:p>
          </table:table-cell>
          <table:table-cell/>
          <table:table-cell table:style-name="ce3" table:formula="of:=LEN([.C75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utology</text:p>
          </table:table-cell>
          <table:table-cell table:style-name="ce3" table:formula="of:=LEN([.A754])" office:value-type="float" office:value="9" calcext:value-type="float">
            <text:p>9</text:p>
          </table:table-cell>
          <table:table-cell/>
          <table:table-cell table:style-name="ce3" table:formula="of:=LEN([.C75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ltilateralism</text:p>
          </table:table-cell>
          <table:table-cell table:style-name="ce3" table:formula="of:=LEN([.A755])" office:value-type="float" office:value="15" calcext:value-type="float">
            <text:p>15</text:p>
          </table:table-cell>
          <table:table-cell/>
          <table:table-cell table:style-name="ce3" table:formula="of:=LEN([.C75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ntology</text:p>
          </table:table-cell>
          <table:table-cell table:style-name="ce3" table:formula="of:=LEN([.A756])" office:value-type="float" office:value="8" calcext:value-type="float">
            <text:p>8</text:p>
          </table:table-cell>
          <table:table-cell/>
          <table:table-cell table:style-name="ce3" table:formula="of:=LEN([.C75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merican philosophy</text:p>
          </table:table-cell>
          <table:table-cell table:style-name="ce3" table:formula="of:=LEN([.A757])" office:value-type="float" office:value="19" calcext:value-type="float">
            <text:p>19</text:p>
          </table:table-cell>
          <table:table-cell table:style-name="ce2" office:value-type="string" calcext:value-type="string">
            <text:p>american phil</text:p>
          </table:table-cell>
          <table:table-cell table:style-name="ce3" table:formula="of:=LEN([.C757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azd\u00e2nism</text:p>
          </table:table-cell>
          <table:table-cell table:style-name="ce3" table:formula="of:=LEN([.A758])" office:value-type="float" office:value="14" calcext:value-type="float">
            <text:p>14</text:p>
          </table:table-cell>
          <table:table-cell/>
          <table:table-cell table:style-name="ce3" table:formula="of:=LEN([.C75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munitarianism</text:p>
          </table:table-cell>
          <table:table-cell table:style-name="ce3" table:formula="of:=LEN([.A759])" office:value-type="float" office:value="16" calcext:value-type="float">
            <text:p>16</text:p>
          </table:table-cell>
          <table:table-cell table:style-name="ce2" office:value-type="string" calcext:value-type="string">
            <text:p>communitarism</text:p>
          </table:table-cell>
          <table:table-cell table:style-name="ce3" table:formula="of:=LEN([.C75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piphenomenalism</text:p>
          </table:table-cell>
          <table:table-cell table:style-name="ce3" table:formula="of:=LEN([.A760])" office:value-type="float" office:value="16" calcext:value-type="float">
            <text:p>16</text:p>
          </table:table-cell>
          <table:table-cell table:style-name="ce2" office:value-type="string" calcext:value-type="string">
            <text:p>epiphenomenaly</text:p>
          </table:table-cell>
          <table:table-cell table:style-name="ce3" table:formula="of:=LEN([.C76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taphysics</text:p>
          </table:table-cell>
          <table:table-cell table:style-name="ce3" table:formula="of:=LEN([.A761])" office:value-type="float" office:value="11" calcext:value-type="float">
            <text:p>11</text:p>
          </table:table-cell>
          <table:table-cell/>
          <table:table-cell table:style-name="ce3" table:formula="of:=LEN([.C76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ack anarchism</text:p>
          </table:table-cell>
          <table:table-cell table:style-name="ce3" table:formula="of:=LEN([.A762])" office:value-type="float" office:value="15" calcext:value-type="float">
            <text:p>15</text:p>
          </table:table-cell>
          <table:table-cell/>
          <table:table-cell table:style-name="ce3" table:formula="of:=LEN([.C76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udalism</text:p>
          </table:table-cell>
          <table:table-cell table:style-name="ce3" table:formula="of:=LEN([.A763])" office:value-type="float" office:value="9" calcext:value-type="float">
            <text:p>9</text:p>
          </table:table-cell>
          <table:table-cell/>
          <table:table-cell table:style-name="ce3" table:formula="of:=LEN([.C76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razilian integralism</text:p>
          </table:table-cell>
          <table:table-cell table:style-name="ce3" table:formula="of:=LEN([.A764])" office:value-type="float" office:value="21" calcext:value-type="float">
            <text:p>21</text:p>
          </table:table-cell>
          <table:table-cell table:style-name="ce2" office:value-type="string" calcext:value-type="string">
            <text:p>BR intgrlsm</text:p>
          </table:table-cell>
          <table:table-cell table:style-name="ce3" table:formula="of:=LEN([.C764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calism</text:p>
          </table:table-cell>
          <table:table-cell table:style-name="ce3" table:formula="of:=LEN([.A765])" office:value-type="float" office:value="8" calcext:value-type="float">
            <text:p>8</text:p>
          </table:table-cell>
          <table:table-cell/>
          <table:table-cell table:style-name="ce3" table:formula="of:=LEN([.C76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cular liberalism</text:p>
          </table:table-cell>
          <table:table-cell table:style-name="ce3" table:formula="of:=LEN([.A766])" office:value-type="float" office:value="18" calcext:value-type="float">
            <text:p>18</text:p>
          </table:table-cell>
          <table:table-cell table:style-name="ce2" office:value-type="string" calcext:value-type="string">
            <text:p>secular lib</text:p>
          </table:table-cell>
          <table:table-cell table:style-name="ce3" table:formula="of:=LEN([.C766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taphysical naturalism</text:p>
          </table:table-cell>
          <table:table-cell table:style-name="ce3" table:formula="of:=LEN([.A767])" office:value-type="float" office:value="23" calcext:value-type="float">
            <text:p>23</text:p>
          </table:table-cell>
          <table:table-cell table:style-name="ce2" office:value-type="string" calcext:value-type="string">
            <text:p>mtphscl ntrlsm</text:p>
          </table:table-cell>
          <table:table-cell table:style-name="ce3" table:formula="of:=LEN([.C767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ddhist philosophy</text:p>
          </table:table-cell>
          <table:table-cell table:style-name="ce3" table:formula="of:=LEN([.A768])" office:value-type="float" office:value="19" calcext:value-type="float">
            <text:p>19</text:p>
          </table:table-cell>
          <table:table-cell table:style-name="ce2" office:value-type="string" calcext:value-type="string">
            <text:p>buddhist phil</text:p>
          </table:table-cell>
          <table:table-cell table:style-name="ce3" table:formula="of:=LEN([.C76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arvaka</text:p>
          </table:table-cell>
          <table:table-cell table:style-name="ce3" table:formula="of:=LEN([.A769])" office:value-type="float" office:value="8" calcext:value-type="float">
            <text:p>8</text:p>
          </table:table-cell>
          <table:table-cell/>
          <table:table-cell table:style-name="ce3" table:formula="of:=LEN([.C76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timism</text:p>
          </table:table-cell>
          <table:table-cell table:style-name="ce3" table:formula="of:=LEN([.A770])" office:value-type="float" office:value="8" calcext:value-type="float">
            <text:p>8</text:p>
          </table:table-cell>
          <table:table-cell/>
          <table:table-cell table:style-name="ce3" table:formula="of:=LEN([.C77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alism</text:p>
          </table:table-cell>
          <table:table-cell table:style-name="ce3" table:formula="of:=LEN([.A771])" office:value-type="float" office:value="7" calcext:value-type="float">
            <text:p>7</text:p>
          </table:table-cell>
          <table:table-cell/>
          <table:table-cell table:style-name="ce3" table:formula="of:=LEN([.C77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haviorism</text:p>
          </table:table-cell>
          <table:table-cell table:style-name="ce3" table:formula="of:=LEN([.A772])" office:value-type="float" office:value="11" calcext:value-type="float">
            <text:p>11</text:p>
          </table:table-cell>
          <table:table-cell/>
          <table:table-cell table:style-name="ce3" table:formula="of:=LEN([.C77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cendental idealism</text:p>
          </table:table-cell>
          <table:table-cell table:style-name="ce3" table:formula="of:=LEN([.A773])" office:value-type="float" office:value="23" calcext:value-type="float">
            <text:p>23</text:p>
          </table:table-cell>
          <table:table-cell table:style-name="ce2" office:value-type="string" calcext:value-type="string">
            <text:p>trscdntl idlsm</text:p>
          </table:table-cell>
          <table:table-cell table:style-name="ce3" table:formula="of:=LEN([.C773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sceticism</text:p>
          </table:table-cell>
          <table:table-cell table:style-name="ce3" table:formula="of:=LEN([.A774])" office:value-type="float" office:value="10" calcext:value-type="float">
            <text:p>10</text:p>
          </table:table-cell>
          <table:table-cell/>
          <table:table-cell table:style-name="ce3" table:formula="of:=LEN([.C77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urvanism</text:p>
          </table:table-cell>
          <table:table-cell table:style-name="ce3" table:formula="of:=LEN([.A775])" office:value-type="float" office:value="9" calcext:value-type="float">
            <text:p>9</text:p>
          </table:table-cell>
          <table:table-cell/>
          <table:table-cell table:style-name="ce3" table:formula="of:=LEN([.C77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sology</text:p>
          </table:table-cell>
          <table:table-cell table:style-name="ce3" table:formula="of:=LEN([.A776])" office:value-type="float" office:value="8" calcext:value-type="float">
            <text:p>8</text:p>
          </table:table-cell>
          <table:table-cell/>
          <table:table-cell table:style-name="ce3" table:formula="of:=LEN([.C77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ism</text:p>
          </table:table-cell>
          <table:table-cell table:style-name="ce3" table:formula="of:=LEN([.A777])" office:value-type="float" office:value="9" calcext:value-type="float">
            <text:p>9</text:p>
          </table:table-cell>
          <table:table-cell/>
          <table:table-cell table:style-name="ce3" table:formula="of:=LEN([.C77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ntalism</text:p>
          </table:table-cell>
          <table:table-cell table:style-name="ce3" table:formula="of:=LEN([.A778])" office:value-type="float" office:value="9" calcext:value-type="float">
            <text:p>9</text:p>
          </table:table-cell>
          <table:table-cell/>
          <table:table-cell table:style-name="ce3" table:formula="of:=LEN([.C77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bstantialism</text:p>
          </table:table-cell>
          <table:table-cell table:style-name="ce3" table:formula="of:=LEN([.A779])" office:value-type="float" office:value="14" calcext:value-type="float">
            <text:p>14</text:p>
          </table:table-cell>
          <table:table-cell/>
          <table:table-cell table:style-name="ce3" table:formula="of:=LEN([.C77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ientific socialism</text:p>
          </table:table-cell>
          <table:table-cell table:style-name="ce3" table:formula="of:=LEN([.A780])" office:value-type="float" office:value="20" calcext:value-type="float">
            <text:p>20</text:p>
          </table:table-cell>
          <table:table-cell table:style-name="ce2" office:value-type="string" calcext:value-type="string">
            <text:p>scntfc sclsm</text:p>
          </table:table-cell>
          <table:table-cell table:style-name="ce3" table:formula="of:=LEN([.C780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oism</text:p>
          </table:table-cell>
          <table:table-cell table:style-name="ce3" table:formula="of:=LEN([.A781])" office:value-type="float" office:value="6" calcext:value-type="float">
            <text:p>6</text:p>
          </table:table-cell>
          <table:table-cell/>
          <table:table-cell table:style-name="ce3" table:formula="of:=LEN([.C78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khnovism</text:p>
          </table:table-cell>
          <table:table-cell table:style-name="ce3" table:formula="of:=LEN([.A782])" office:value-type="float" office:value="10" calcext:value-type="float">
            <text:p>10</text:p>
          </table:table-cell>
          <table:table-cell/>
          <table:table-cell table:style-name="ce3" table:formula="of:=LEN([.C78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storical materialism</text:p>
          </table:table-cell>
          <table:table-cell table:style-name="ce3" table:formula="of:=LEN([.A783])" office:value-type="float" office:value="22" calcext:value-type="float">
            <text:p>22</text:p>
          </table:table-cell>
          <table:table-cell table:style-name="ce2" office:value-type="string" calcext:value-type="string">
            <text:p>hstrcl mtrlsm</text:p>
          </table:table-cell>
          <table:table-cell table:style-name="ce3" table:formula="of:=LEN([.C78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lamic fundamentalism</text:p>
          </table:table-cell>
          <table:table-cell table:style-name="ce3" table:formula="of:=LEN([.A784])" office:value-type="float" office:value="22" calcext:value-type="float">
            <text:p>22</text:p>
          </table:table-cell>
          <table:table-cell table:style-name="ce2" office:value-type="string" calcext:value-type="string">
            <text:p>islamic fdmtlsm</text:p>
          </table:table-cell>
          <table:table-cell table:style-name="ce3" table:formula="of:=LEN([.C78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sumerism</text:p>
          </table:table-cell>
          <table:table-cell table:style-name="ce3" table:formula="of:=LEN([.A785])" office:value-type="float" office:value="11" calcext:value-type="float">
            <text:p>11</text:p>
          </table:table-cell>
          <table:table-cell/>
          <table:table-cell table:style-name="ce3" table:formula="of:=LEN([.C78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mocracy</text:p>
          </table:table-cell>
          <table:table-cell table:style-name="ce3" table:formula="of:=LEN([.A786])" office:value-type="float" office:value="9" calcext:value-type="float">
            <text:p>9</text:p>
          </table:table-cell>
          <table:table-cell/>
          <table:table-cell table:style-name="ce3" table:formula="of:=LEN([.C78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rcho-capitalism</text:p>
          </table:table-cell>
          <table:table-cell table:style-name="ce3" table:formula="of:=LEN([.A787])" office:value-type="float" office:value="18" calcext:value-type="float">
            <text:p>18</text:p>
          </table:table-cell>
          <table:table-cell table:style-name="ce2" office:value-type="string" calcext:value-type="string">
            <text:p>anrch cptlsm</text:p>
          </table:table-cell>
          <table:table-cell table:style-name="ce3" table:formula="of:=LEN([.C787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ewish feminism</text:p>
          </table:table-cell>
          <table:table-cell table:style-name="ce3" table:formula="of:=LEN([.A788])" office:value-type="float" office:value="15" calcext:value-type="float">
            <text:p>15</text:p>
          </table:table-cell>
          <table:table-cell/>
          <table:table-cell table:style-name="ce3" table:formula="of:=LEN([.C78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d toryism</text:p>
          </table:table-cell>
          <table:table-cell table:style-name="ce3" table:formula="of:=LEN([.A789])" office:value-type="float" office:value="11" calcext:value-type="float">
            <text:p>11</text:p>
          </table:table-cell>
          <table:table-cell/>
          <table:table-cell table:style-name="ce3" table:formula="of:=LEN([.C78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hilafat movement</text:p>
          </table:table-cell>
          <table:table-cell table:style-name="ce3" table:formula="of:=LEN([.A790])" office:value-type="float" office:value="17" calcext:value-type="float">
            <text:p>17</text:p>
          </table:table-cell>
          <table:table-cell table:style-name="ce2" office:value-type="string" calcext:value-type="string">
            <text:p>khilafat mvmnt</text:p>
          </table:table-cell>
          <table:table-cell table:style-name="ce3" table:formula="of:=LEN([.C79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igious nationalism</text:p>
          </table:table-cell>
          <table:table-cell table:style-name="ce3" table:formula="of:=LEN([.A791])" office:value-type="float" office:value="21" calcext:value-type="float">
            <text:p>21</text:p>
          </table:table-cell>
          <table:table-cell table:style-name="ce2" office:value-type="string" calcext:value-type="string">
            <text:p>rlgs ntnlsm</text:p>
          </table:table-cell>
          <table:table-cell table:style-name="ce3" table:formula="of:=LEN([.C791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nationalism</text:p>
          </table:table-cell>
          <table:table-cell table:style-name="ce3" table:formula="of:=LEN([.A792])" office:value-type="float" office:value="15" calcext:value-type="float">
            <text:p>15</text:p>
          </table:table-cell>
          <table:table-cell/>
          <table:table-cell table:style-name="ce3" table:formula="of:=LEN([.C79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lyandry</text:p>
          </table:table-cell>
          <table:table-cell table:style-name="ce3" table:formula="of:=LEN([.A793])" office:value-type="float" office:value="9" calcext:value-type="float">
            <text:p>9</text:p>
          </table:table-cell>
          <table:table-cell/>
          <table:table-cell table:style-name="ce3" table:formula="of:=LEN([.C79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thodox marxism</text:p>
          </table:table-cell>
          <table:table-cell table:style-name="ce3" table:formula="of:=LEN([.A794])" office:value-type="float" office:value="16" calcext:value-type="float">
            <text:p>16</text:p>
          </table:table-cell>
          <table:table-cell table:style-name="ce2" office:value-type="string" calcext:value-type="string">
            <text:p>orthodox marx</text:p>
          </table:table-cell>
          <table:table-cell table:style-name="ce3" table:formula="of:=LEN([.C794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imism</text:p>
          </table:table-cell>
          <table:table-cell table:style-name="ce3" table:formula="of:=LEN([.A795])" office:value-type="float" office:value="7" calcext:value-type="float">
            <text:p>7</text:p>
          </table:table-cell>
          <table:table-cell/>
          <table:table-cell table:style-name="ce3" table:formula="of:=LEN([.C79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natism</text:p>
          </table:table-cell>
          <table:table-cell table:style-name="ce3" table:formula="of:=LEN([.A796])" office:value-type="float" office:value="8" calcext:value-type="float">
            <text:p>8</text:p>
          </table:table-cell>
          <table:table-cell/>
          <table:table-cell table:style-name="ce3" table:formula="of:=LEN([.C79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zionism</text:p>
          </table:table-cell>
          <table:table-cell table:style-name="ce3" table:formula="of:=LEN([.A797])" office:value-type="float" office:value="17" calcext:value-type="float">
            <text:p>17</text:p>
          </table:table-cell>
          <table:table-cell table:style-name="ce2" office:value-type="string" calcext:value-type="string">
            <text:p>chr zionism</text:p>
          </table:table-cell>
          <table:table-cell table:style-name="ce3" table:formula="of:=LEN([.C797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rsonalism</text:p>
          </table:table-cell>
          <table:table-cell table:style-name="ce3" table:formula="of:=LEN([.A798])" office:value-type="float" office:value="11" calcext:value-type="float">
            <text:p>11</text:p>
          </table:table-cell>
          <table:table-cell/>
          <table:table-cell table:style-name="ce3" table:formula="of:=LEN([.C79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revisionism</text:p>
          </table:table-cell>
          <table:table-cell table:style-name="ce3" table:formula="of:=LEN([.A799])" office:value-type="float" office:value="16" calcext:value-type="float">
            <text:p>16</text:p>
          </table:table-cell>
          <table:table-cell table:style-name="ce2" office:value-type="string" calcext:value-type="string">
            <text:p>anti-rvsnsm</text:p>
          </table:table-cell>
          <table:table-cell table:style-name="ce3" table:formula="of:=LEN([.C799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phism</text:p>
          </table:table-cell>
          <table:table-cell table:style-name="ce3" table:formula="of:=LEN([.A800])" office:value-type="float" office:value="7" calcext:value-type="float">
            <text:p>7</text:p>
          </table:table-cell>
          <table:table-cell/>
          <table:table-cell table:style-name="ce3" table:formula="of:=LEN([.C80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rcho-communism</text:p>
          </table:table-cell>
          <table:table-cell table:style-name="ce3" table:formula="of:=LEN([.A801])" office:value-type="float" office:value="17" calcext:value-type="float">
            <text:p>17</text:p>
          </table:table-cell>
          <table:table-cell table:style-name="ce2" office:value-type="string" calcext:value-type="string">
            <text:p>anrch communism</text:p>
          </table:table-cell>
          <table:table-cell table:style-name="ce3" table:formula="of:=LEN([.C801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nolatrism</text:p>
          </table:table-cell>
          <table:table-cell table:style-name="ce3" table:formula="of:=LEN([.A802])" office:value-type="float" office:value="11" calcext:value-type="float">
            <text:p>11</text:p>
          </table:table-cell>
          <table:table-cell/>
          <table:table-cell table:style-name="ce3" table:formula="of:=LEN([.C80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ntheism</text:p>
          </table:table-cell>
          <table:table-cell table:style-name="ce3" table:formula="of:=LEN([.A803])" office:value-type="float" office:value="9" calcext:value-type="float">
            <text:p>9</text:p>
          </table:table-cell>
          <table:table-cell/>
          <table:table-cell table:style-name="ce3" table:formula="of:=LEN([.C80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ure practical reason</text:p>
          </table:table-cell>
          <table:table-cell table:style-name="ce3" table:formula="of:=LEN([.A804])" office:value-type="float" office:value="21" calcext:value-type="float">
            <text:p>21</text:p>
          </table:table-cell>
          <table:table-cell table:style-name="ce2" office:value-type="string" calcext:value-type="string">
            <text:p>pure prac rsn</text:p>
          </table:table-cell>
          <table:table-cell table:style-name="ce3" table:formula="of:=LEN([.C804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nited order</text:p>
          </table:table-cell>
          <table:table-cell table:style-name="ce3" table:formula="of:=LEN([.A805])" office:value-type="float" office:value="12" calcext:value-type="float">
            <text:p>12</text:p>
          </table:table-cell>
          <table:table-cell/>
          <table:table-cell table:style-name="ce3" table:formula="of:=LEN([.C80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ckankar</text:p>
          </table:table-cell>
          <table:table-cell table:style-name="ce3" table:formula="of:=LEN([.A806])" office:value-type="float" office:value="8" calcext:value-type="float">
            <text:p>8</text:p>
          </table:table-cell>
          <table:table-cell/>
          <table:table-cell table:style-name="ce3" table:formula="of:=LEN([.C80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mulism</text:p>
          </table:table-cell>
          <table:table-cell table:style-name="ce3" table:formula="of:=LEN([.A807])" office:value-type="float" office:value="8" calcext:value-type="float">
            <text:p>8</text:p>
          </table:table-cell>
          <table:table-cell/>
          <table:table-cell table:style-name="ce3" table:formula="of:=LEN([.C80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language</text:p>
          </table:table-cell>
          <table:table-cell table:style-name="ce3" table:formula="of:=LEN([.A808])" office:value-type="float" office:value="22" calcext:value-type="float">
            <text:p>22</text:p>
          </table:table-cell>
          <table:table-cell table:style-name="ce2" office:value-type="string" calcext:value-type="string">
            <text:p>language phil</text:p>
          </table:table-cell>
          <table:table-cell table:style-name="ce3" table:formula="of:=LEN([.C80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llectivist anarchism</text:p>
          </table:table-cell>
          <table:table-cell table:style-name="ce3" table:formula="of:=LEN([.A809])" office:value-type="float" office:value="22" calcext:value-type="float">
            <text:p>22</text:p>
          </table:table-cell>
          <table:table-cell table:style-name="ce2" office:value-type="string" calcext:value-type="string">
            <text:p>clctvst anrchsm</text:p>
          </table:table-cell>
          <table:table-cell table:style-name="ce3" table:formula="of:=LEN([.C809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cal positivism</text:p>
          </table:table-cell>
          <table:table-cell table:style-name="ce3" table:formula="of:=LEN([.A810])" office:value-type="float" office:value="18" calcext:value-type="float">
            <text:p>18</text:p>
          </table:table-cell>
          <table:table-cell table:style-name="ce5" office:value-type="string" calcext:value-type="string">
            <text:p>logical pstvsm</text:p>
          </table:table-cell>
          <table:table-cell table:style-name="ce3" table:formula="of:=LEN([.C81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udaism</text:p>
          </table:table-cell>
          <table:table-cell table:style-name="ce3" table:formula="of:=LEN([.A811])" office:value-type="float" office:value="7" calcext:value-type="float">
            <text:p>7</text:p>
          </table:table-cell>
          <table:table-cell/>
          <table:table-cell table:style-name="ce3" table:formula="of:=LEN([.C81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gal naturalism</text:p>
          </table:table-cell>
          <table:table-cell table:style-name="ce3" table:formula="of:=LEN([.A812])" office:value-type="float" office:value="16" calcext:value-type="float">
            <text:p>16</text:p>
          </table:table-cell>
          <table:table-cell table:style-name="ce2" office:value-type="string" calcext:value-type="string">
            <text:p>legal ntrlsm</text:p>
          </table:table-cell>
          <table:table-cell table:style-name="ce3" table:formula="of:=LEN([.C812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ationalism</text:p>
          </table:table-cell>
          <table:table-cell table:style-name="ce3" table:formula="of:=LEN([.A813])" office:value-type="float" office:value="13" calcext:value-type="float">
            <text:p>13</text:p>
          </table:table-cell>
          <table:table-cell/>
          <table:table-cell table:style-name="ce3" table:formula="of:=LEN([.C81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en liberalism</text:p>
          </table:table-cell>
          <table:table-cell table:style-name="ce3" table:formula="of:=LEN([.A814])" office:value-type="float" office:value="16" calcext:value-type="float">
            <text:p>16</text:p>
          </table:table-cell>
          <table:table-cell table:style-name="ce2" office:value-type="string" calcext:value-type="string">
            <text:p>green lib</text:p>
          </table:table-cell>
          <table:table-cell table:style-name="ce3" table:formula="of:=LEN([.C814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liorism</text:p>
          </table:table-cell>
          <table:table-cell table:style-name="ce3" table:formula="of:=LEN([.A815])" office:value-type="float" office:value="9" calcext:value-type="float">
            <text:p>9</text:p>
          </table:table-cell>
          <table:table-cell/>
          <table:table-cell table:style-name="ce3" table:formula="of:=LEN([.C81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ee will</text:p>
          </table:table-cell>
          <table:table-cell table:style-name="ce3" table:formula="of:=LEN([.A816])" office:value-type="float" office:value="9" calcext:value-type="float">
            <text:p>9</text:p>
          </table:table-cell>
          <table:table-cell/>
          <table:table-cell table:style-name="ce3" table:formula="of:=LEN([.C81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logic</text:p>
          </table:table-cell>
          <table:table-cell table:style-name="ce3" table:formula="of:=LEN([.A817])" office:value-type="float" office:value="19" calcext:value-type="float">
            <text:p>19</text:p>
          </table:table-cell>
          <table:table-cell table:style-name="ce2" office:value-type="string" calcext:value-type="string">
            <text:p>logic phil</text:p>
          </table:table-cell>
          <table:table-cell table:style-name="ce3" table:formula="of:=LEN([.C817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archism</text:p>
          </table:table-cell>
          <table:table-cell table:style-name="ce3" table:formula="of:=LEN([.A818])" office:value-type="float" office:value="10" calcext:value-type="float">
            <text:p>10</text:p>
          </table:table-cell>
          <table:table-cell/>
          <table:table-cell table:style-name="ce3" table:formula="of:=LEN([.C81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pistemology</text:p>
          </table:table-cell>
          <table:table-cell table:style-name="ce3" table:formula="of:=LEN([.A819])" office:value-type="float" office:value="12" calcext:value-type="float">
            <text:p>12</text:p>
          </table:table-cell>
          <table:table-cell/>
          <table:table-cell table:style-name="ce3" table:formula="of:=LEN([.C81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khism</text:p>
          </table:table-cell>
          <table:table-cell table:style-name="ce3" table:formula="of:=LEN([.A820])" office:value-type="float" office:value="7" calcext:value-type="float">
            <text:p>7</text:p>
          </table:table-cell>
          <table:table-cell/>
          <table:table-cell table:style-name="ce3" table:formula="of:=LEN([.C82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itivism</text:p>
          </table:table-cell>
          <table:table-cell table:style-name="ce3" table:formula="of:=LEN([.A821])" office:value-type="float" office:value="10" calcext:value-type="float">
            <text:p>10</text:p>
          </table:table-cell>
          <table:table-cell/>
          <table:table-cell table:style-name="ce3" table:formula="of:=LEN([.C82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erical fascism</text:p>
          </table:table-cell>
          <table:table-cell table:style-name="ce3" table:formula="of:=LEN([.A822])" office:value-type="float" office:value="16" calcext:value-type="float">
            <text:p>16</text:p>
          </table:table-cell>
          <table:table-cell table:style-name="ce2" office:value-type="string" calcext:value-type="string">
            <text:p>clero-fascism</text:p>
          </table:table-cell>
          <table:table-cell table:style-name="ce3" table:formula="of:=LEN([.C822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rrationalism</text:p>
          </table:table-cell>
          <table:table-cell table:style-name="ce3" table:formula="of:=LEN([.A823])" office:value-type="float" office:value="13" calcext:value-type="float">
            <text:p>13</text:p>
          </table:table-cell>
          <table:table-cell/>
          <table:table-cell table:style-name="ce3" table:formula="of:=LEN([.C8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ight-wing populism</text:p>
          </table:table-cell>
          <table:table-cell table:style-name="ce3" table:formula="of:=LEN([.A824])" office:value-type="float" office:value="19" calcext:value-type="float">
            <text:p>19</text:p>
          </table:table-cell>
          <table:table-cell table:style-name="ce2" office:value-type="string" calcext:value-type="string">
            <text:p>rightist pplsm</text:p>
          </table:table-cell>
          <table:table-cell table:style-name="ce3" table:formula="of:=LEN([.C824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natural science</text:p>
          </table:table-cell>
          <table:table-cell table:style-name="ce3" table:formula="of:=LEN([.A825])" office:value-type="float" office:value="29" calcext:value-type="float">
            <text:p>29</text:p>
          </table:table-cell>
          <table:table-cell table:style-name="ce2" office:value-type="string" calcext:value-type="string">
            <text:p>ntrl sci phil</text:p>
          </table:table-cell>
          <table:table-cell table:style-name="ce3" table:formula="of:=LEN([.C825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w-wow (folk magic)</text:p>
          </table:table-cell>
          <table:table-cell table:style-name="ce3" table:formula="of:=LEN([.A826])" office:value-type="float" office:value="20" calcext:value-type="float">
            <text:p>20</text:p>
          </table:table-cell>
          <table:table-cell table:style-name="ce2" office:value-type="string" calcext:value-type="string">
            <text:p>Pow-wow</text:p>
          </table:table-cell>
          <table:table-cell table:style-name="ce3" table:formula="of:=LEN([.C826])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urth way</text:p>
          </table:table-cell>
          <table:table-cell table:style-name="ce3" table:formula="of:=LEN([.A827])" office:value-type="float" office:value="10" calcext:value-type="float">
            <text:p>10</text:p>
          </table:table-cell>
          <table:table-cell/>
          <table:table-cell table:style-name="ce3" table:formula="of:=LEN([.C82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dacticism</text:p>
          </table:table-cell>
          <table:table-cell table:style-name="ce3" table:formula="of:=LEN([.A828])" office:value-type="float" office:value="11" calcext:value-type="float">
            <text:p>11</text:p>
          </table:table-cell>
          <table:table-cell/>
          <table:table-cell table:style-name="ce3" table:formula="of:=LEN([.C82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usionism</text:p>
          </table:table-cell>
          <table:table-cell table:style-name="ce3" table:formula="of:=LEN([.A829])" office:value-type="float" office:value="9" calcext:value-type="float">
            <text:p>9</text:p>
          </table:table-cell>
          <table:table-cell/>
          <table:table-cell table:style-name="ce3" table:formula="of:=LEN([.C82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space and time</text:p>
          </table:table-cell>
          <table:table-cell table:style-name="ce3" table:formula="of:=LEN([.A830])" office:value-type="float" office:value="28" calcext:value-type="float">
            <text:p>28</text:p>
          </table:table-cell>
          <table:table-cell table:style-name="ce2" office:value-type="string" calcext:value-type="string">
            <text:p>space time phil</text:p>
          </table:table-cell>
          <table:table-cell table:style-name="ce3" table:formula="of:=LEN([.C830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aristotelianism</text:p>
          </table:table-cell>
          <table:table-cell table:style-name="ce3" table:formula="of:=LEN([.A831])" office:value-type="float" office:value="19" calcext:value-type="float">
            <text:p>19</text:p>
          </table:table-cell>
          <table:table-cell table:style-name="ce2" office:value-type="string" calcext:value-type="string">
            <text:p>neo-arsttlnsm</text:p>
          </table:table-cell>
          <table:table-cell table:style-name="ce3" table:formula="of:=LEN([.C831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design</text:p>
          </table:table-cell>
          <table:table-cell table:style-name="ce3" table:formula="of:=LEN([.A832])" office:value-type="float" office:value="20" calcext:value-type="float">
            <text:p>20</text:p>
          </table:table-cell>
          <table:table-cell table:style-name="ce2" office:value-type="string" calcext:value-type="string">
            <text:p>design phil</text:p>
          </table:table-cell>
          <table:table-cell table:style-name="ce3" table:formula="of:=LEN([.C832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inese socialism</text:p>
          </table:table-cell>
          <table:table-cell table:style-name="ce3" table:formula="of:=LEN([.A833])" office:value-type="float" office:value="17" calcext:value-type="float">
            <text:p>17</text:p>
          </table:table-cell>
          <table:table-cell table:style-name="ce2" office:value-type="string" calcext:value-type="string">
            <text:p>CPC Ideology</text:p>
          </table:table-cell>
          <table:table-cell table:style-name="ce3" table:formula="of:=LEN([.C833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portunism</text:p>
          </table:table-cell>
          <table:table-cell table:style-name="ce3" table:formula="of:=LEN([.A834])" office:value-type="float" office:value="11" calcext:value-type="float">
            <text:p>11</text:p>
          </table:table-cell>
          <table:table-cell/>
          <table:table-cell table:style-name="ce3" table:formula="of:=LEN([.C83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federalism</text:p>
          </table:table-cell>
          <table:table-cell table:style-name="ce3" table:formula="of:=LEN([.A835])" office:value-type="float" office:value="13" calcext:value-type="float">
            <text:p>13</text:p>
          </table:table-cell>
          <table:table-cell/>
          <table:table-cell table:style-name="ce3" table:formula="of:=LEN([.C83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ducerism</text:p>
          </table:table-cell>
          <table:table-cell table:style-name="ce3" table:formula="of:=LEN([.A836])" office:value-type="float" office:value="11" calcext:value-type="float">
            <text:p>11</text:p>
          </table:table-cell>
          <table:table-cell/>
          <table:table-cell table:style-name="ce3" table:formula="of:=LEN([.C83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communism</text:p>
          </table:table-cell>
          <table:table-cell table:style-name="ce3" table:formula="of:=LEN([.A837])" office:value-type="float" office:value="19" calcext:value-type="float">
            <text:p>19</text:p>
          </table:table-cell>
          <table:table-cell table:style-name="ce2" office:value-type="string" calcext:value-type="string">
            <text:p>christian cmnsm</text:p>
          </table:table-cell>
          <table:table-cell table:style-name="ce3" table:formula="of:=LEN([.C837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socialism</text:p>
          </table:table-cell>
          <table:table-cell table:style-name="ce3" table:formula="of:=LEN([.A838])" office:value-type="float" office:value="19" calcext:value-type="float">
            <text:p>19</text:p>
          </table:table-cell>
          <table:table-cell table:style-name="ce2" office:value-type="string" calcext:value-type="string">
            <text:p>christian sclsm</text:p>
          </table:table-cell>
          <table:table-cell table:style-name="ce3" table:formula="of:=LEN([.C838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igious communism</text:p>
          </table:table-cell>
          <table:table-cell table:style-name="ce3" table:formula="of:=LEN([.A839])" office:value-type="float" office:value="19" calcext:value-type="float">
            <text:p>19</text:p>
          </table:table-cell>
          <table:table-cell table:style-name="ce2" office:value-type="string" calcext:value-type="string">
            <text:p>religious cmnsm</text:p>
          </table:table-cell>
          <table:table-cell table:style-name="ce3" table:formula="of:=LEN([.C839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enomenal conservatism</text:p>
          </table:table-cell>
          <table:table-cell table:style-name="ce3" table:formula="of:=LEN([.A840])" office:value-type="float" office:value="23" calcext:value-type="float">
            <text:p>23</text:p>
          </table:table-cell>
          <table:table-cell table:style-name="ce2" office:value-type="string" calcext:value-type="string">
            <text:p>phnmnl cnsrvtsm</text:p>
          </table:table-cell>
          <table:table-cell table:style-name="ce3" table:formula="of:=LEN([.C840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stalinism</text:p>
          </table:table-cell>
          <table:table-cell table:style-name="ce3" table:formula="of:=LEN([.A841])" office:value-type="float" office:value="13" calcext:value-type="float">
            <text:p>13</text:p>
          </table:table-cell>
          <table:table-cell/>
          <table:table-cell table:style-name="ce3" table:formula="of:=LEN([.C84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ritarchy</text:p>
          </table:table-cell>
          <table:table-cell table:style-name="ce3" table:formula="of:=LEN([.A842])" office:value-type="float" office:value="9" calcext:value-type="float">
            <text:p>9</text:p>
          </table:table-cell>
          <table:table-cell/>
          <table:table-cell table:style-name="ce3" table:formula="of:=LEN([.C84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ductivism</text:p>
          </table:table-cell>
          <table:table-cell table:style-name="ce3" table:formula="of:=LEN([.A843])" office:value-type="float" office:value="11" calcext:value-type="float">
            <text:p>11</text:p>
          </table:table-cell>
          <table:table-cell/>
          <table:table-cell table:style-name="ce3" table:formula="of:=LEN([.C84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lytheism</text:p>
          </table:table-cell>
          <table:table-cell table:style-name="ce3" table:formula="of:=LEN([.A844])" office:value-type="float" office:value="10" calcext:value-type="float">
            <text:p>10</text:p>
          </table:table-cell>
          <table:table-cell/>
          <table:table-cell table:style-name="ce3" table:formula="of:=LEN([.C84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lagianism</text:p>
          </table:table-cell>
          <table:table-cell table:style-name="ce3" table:formula="of:=LEN([.A845])" office:value-type="float" office:value="11" calcext:value-type="float">
            <text:p>11</text:p>
          </table:table-cell>
          <table:table-cell/>
          <table:table-cell table:style-name="ce3" table:formula="of:=LEN([.C84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ite nationalism</text:p>
          </table:table-cell>
          <table:table-cell table:style-name="ce3" table:formula="of:=LEN([.A846])" office:value-type="float" office:value="17" calcext:value-type="float">
            <text:p>17</text:p>
          </table:table-cell>
          <table:table-cell table:style-name="ce2" office:value-type="string" calcext:value-type="string">
            <text:p>white ntnlsm</text:p>
          </table:table-cell>
          <table:table-cell table:style-name="ce3" table:formula="of:=LEN([.C846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apatismo</text:p>
          </table:table-cell>
          <table:table-cell table:style-name="ce3" table:formula="of:=LEN([.A847])" office:value-type="float" office:value="9" calcext:value-type="float">
            <text:p>9</text:p>
          </table:table-cell>
          <table:table-cell/>
          <table:table-cell table:style-name="ce3" table:formula="of:=LEN([.C84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rman idealism</text:p>
          </table:table-cell>
          <table:table-cell table:style-name="ce3" table:formula="of:=LEN([.A848])" office:value-type="float" office:value="15" calcext:value-type="float">
            <text:p>15</text:p>
          </table:table-cell>
          <table:table-cell/>
          <table:table-cell table:style-name="ce3" table:formula="of:=LEN([.C84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manian philosophy</text:p>
          </table:table-cell>
          <table:table-cell table:style-name="ce3" table:formula="of:=LEN([.A849])" office:value-type="float" office:value="19" calcext:value-type="float">
            <text:p>19</text:p>
          </table:table-cell>
          <table:table-cell table:style-name="ce2" office:value-type="string" calcext:value-type="string">
            <text:p>romanian phil</text:p>
          </table:table-cell>
          <table:table-cell table:style-name="ce3" table:formula="of:=LEN([.C849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uidism</text:p>
          </table:table-cell>
          <table:table-cell table:style-name="ce3" table:formula="of:=LEN([.A850])" office:value-type="float" office:value="8" calcext:value-type="float">
            <text:p>8</text:p>
          </table:table-cell>
          <table:table-cell/>
          <table:table-cell table:style-name="ce3" table:formula="of:=LEN([.C85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ysicalism</text:p>
          </table:table-cell>
          <table:table-cell table:style-name="ce3" table:formula="of:=LEN([.A851])" office:value-type="float" office:value="11" calcext:value-type="float">
            <text:p>11</text:p>
          </table:table-cell>
          <table:table-cell/>
          <table:table-cell table:style-name="ce3" table:formula="of:=LEN([.C85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ism</text:p>
          </table:table-cell>
          <table:table-cell table:style-name="ce3" table:formula="of:=LEN([.A852])" office:value-type="float" office:value="6" calcext:value-type="float">
            <text:p>6</text:p>
          </table:table-cell>
          <table:table-cell/>
          <table:table-cell table:style-name="ce3" table:formula="of:=LEN([.C85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mathematics education</text:p>
          </table:table-cell>
          <table:table-cell table:style-name="ce3" table:formula="of:=LEN([.A853])" office:value-type="float" office:value="35" calcext:value-type="float">
            <text:p>35</text:p>
          </table:table-cell>
          <table:table-cell table:style-name="ce2" office:value-type="string" calcext:value-type="string">
            <text:p>math edu phil</text:p>
          </table:table-cell>
          <table:table-cell table:style-name="ce3" table:formula="of:=LEN([.C85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sserism</text:p>
          </table:table-cell>
          <table:table-cell table:style-name="ce3" table:formula="of:=LEN([.A854])" office:value-type="float" office:value="9" calcext:value-type="float">
            <text:p>9</text:p>
          </table:table-cell>
          <table:table-cell/>
          <table:table-cell table:style-name="ce3" table:formula="of:=LEN([.C85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paratist feminism</text:p>
          </table:table-cell>
          <table:table-cell table:style-name="ce3" table:formula="of:=LEN([.A855])" office:value-type="float" office:value="19" calcext:value-type="float">
            <text:p>19</text:p>
          </table:table-cell>
          <table:table-cell table:style-name="ce2" office:value-type="string" calcext:value-type="string">
            <text:p>sprtst fmnsm</text:p>
          </table:table-cell>
          <table:table-cell table:style-name="ce3" table:formula="of:=LEN([.C855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en zionism</text:p>
          </table:table-cell>
          <table:table-cell table:style-name="ce3" table:formula="of:=LEN([.A856])" office:value-type="float" office:value="13" calcext:value-type="float">
            <text:p>13</text:p>
          </table:table-cell>
          <table:table-cell/>
          <table:table-cell table:style-name="ce3" table:formula="of:=LEN([.C85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ticularism</text:p>
          </table:table-cell>
          <table:table-cell table:style-name="ce3" table:formula="of:=LEN([.A857])" office:value-type="float" office:value="13" calcext:value-type="float">
            <text:p>13</text:p>
          </table:table-cell>
          <table:table-cell/>
          <table:table-cell table:style-name="ce3" table:formula="of:=LEN([.C85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cofeminism</text:p>
          </table:table-cell>
          <table:table-cell table:style-name="ce3" table:formula="of:=LEN([.A858])" office:value-type="float" office:value="11" calcext:value-type="float">
            <text:p>11</text:p>
          </table:table-cell>
          <table:table-cell/>
          <table:table-cell table:style-name="ce3" table:formula="of:=LEN([.C85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xi jinping thought</text:p>
          </table:table-cell>
          <table:table-cell table:style-name="ce3" table:formula="of:=LEN([.A859])" office:value-type="float" office:value="18" calcext:value-type="float">
            <text:p>18</text:p>
          </table:table-cell>
          <table:table-cell table:style-name="ce2" office:value-type="string" calcext:value-type="string">
            <text:p>xi jinping tht</text:p>
          </table:table-cell>
          <table:table-cell table:style-name="ce3" table:formula="of:=LEN([.C859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lylogism</text:p>
          </table:table-cell>
          <table:table-cell table:style-name="ce3" table:formula="of:=LEN([.A860])" office:value-type="float" office:value="10" calcext:value-type="float">
            <text:p>10</text:p>
          </table:table-cell>
          <table:table-cell/>
          <table:table-cell table:style-name="ce3" table:formula="of:=LEN([.C86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al conservatism</text:p>
          </table:table-cell>
          <table:table-cell table:style-name="ce3" table:formula="of:=LEN([.A861])" office:value-type="float" office:value="20" calcext:value-type="float">
            <text:p>20</text:p>
          </table:table-cell>
          <table:table-cell table:style-name="ce2" office:value-type="string" calcext:value-type="string">
            <text:p>lib cnsrvtsm</text:p>
          </table:table-cell>
          <table:table-cell table:style-name="ce3" table:formula="of:=LEN([.C861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ccam's razor</text:p>
          </table:table-cell>
          <table:table-cell table:style-name="ce3" table:formula="of:=LEN([.A862])" office:value-type="float" office:value="13" calcext:value-type="float">
            <text:p>13</text:p>
          </table:table-cell>
          <table:table-cell/>
          <table:table-cell table:style-name="ce3" table:formula="of:=LEN([.C86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xhaism</text:p>
          </table:table-cell>
          <table:table-cell table:style-name="ce3" table:formula="of:=LEN([.A863])" office:value-type="float" office:value="8" calcext:value-type="float">
            <text:p>8</text:p>
          </table:table-cell>
          <table:table-cell/>
          <table:table-cell table:style-name="ce3" table:formula="of:=LEN([.C86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biology</text:p>
          </table:table-cell>
          <table:table-cell table:style-name="ce3" table:formula="of:=LEN([.A864])" office:value-type="float" office:value="21" calcext:value-type="float">
            <text:p>21</text:p>
          </table:table-cell>
          <table:table-cell table:style-name="ce2" office:value-type="string" calcext:value-type="string">
            <text:p>biology phil</text:p>
          </table:table-cell>
          <table:table-cell table:style-name="ce3" table:formula="of:=LEN([.C864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rchism without adjectives</text:p>
          </table:table-cell>
          <table:table-cell table:style-name="ce3" table:formula="of:=LEN([.A865])" office:value-type="float" office:value="28" calcext:value-type="float">
            <text:p>28</text:p>
          </table:table-cell>
          <table:table-cell table:style-name="ce2" office:value-type="string" calcext:value-type="string">
            <text:p>no-adj anrchsm</text:p>
          </table:table-cell>
          <table:table-cell table:style-name="ce3" table:formula="of:=LEN([.C865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ocracy</text:p>
          </table:table-cell>
          <table:table-cell table:style-name="ce3" table:formula="of:=LEN([.A866])" office:value-type="float" office:value="9" calcext:value-type="float">
            <text:p>9</text:p>
          </table:table-cell>
          <table:table-cell/>
          <table:table-cell table:style-name="ce3" table:formula="of:=LEN([.C86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patibilism</text:p>
          </table:table-cell>
          <table:table-cell table:style-name="ce3" table:formula="of:=LEN([.A867])" office:value-type="float" office:value="13" calcext:value-type="float">
            <text:p>13</text:p>
          </table:table-cell>
          <table:table-cell/>
          <table:table-cell table:style-name="ce3" table:formula="of:=LEN([.C86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cess philosophy</text:p>
          </table:table-cell>
          <table:table-cell table:style-name="ce3" table:formula="of:=LEN([.A868])" office:value-type="float" office:value="18" calcext:value-type="float">
            <text:p>18</text:p>
          </table:table-cell>
          <table:table-cell table:style-name="ce2" office:value-type="string" calcext:value-type="string">
            <text:p>process phil</text:p>
          </table:table-cell>
          <table:table-cell table:style-name="ce3" table:formula="of:=LEN([.C868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toism</text:p>
          </table:table-cell>
          <table:table-cell table:style-name="ce3" table:formula="of:=LEN([.A869])" office:value-type="float" office:value="7" calcext:value-type="float">
            <text:p>7</text:p>
          </table:table-cell>
          <table:table-cell/>
          <table:table-cell table:style-name="ce3" table:formula="of:=LEN([.C86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oicism</text:p>
          </table:table-cell>
          <table:table-cell table:style-name="ce3" table:formula="of:=LEN([.A870])" office:value-type="float" office:value="8" calcext:value-type="float">
            <text:p>8</text:p>
          </table:table-cell>
          <table:table-cell/>
          <table:table-cell table:style-name="ce3" table:formula="of:=LEN([.C87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rish nationalism</text:p>
          </table:table-cell>
          <table:table-cell table:style-name="ce3" table:formula="of:=LEN([.A871])" office:value-type="float" office:value="17" calcext:value-type="float">
            <text:p>17</text:p>
          </table:table-cell>
          <table:table-cell table:style-name="ce2" office:value-type="string" calcext:value-type="string">
            <text:p>irish ntnlsm</text:p>
          </table:table-cell>
          <table:table-cell table:style-name="ce3" table:formula="of:=LEN([.C871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bellianism</text:p>
          </table:table-cell>
          <table:table-cell table:style-name="ce3" table:formula="of:=LEN([.A872])" office:value-type="float" office:value="12" calcext:value-type="float">
            <text:p>12</text:p>
          </table:table-cell>
          <table:table-cell/>
          <table:table-cell table:style-name="ce3" table:formula="of:=LEN([.C87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ahdat-ul-wujood</text:p>
          </table:table-cell>
          <table:table-cell table:style-name="ce3" table:formula="of:=LEN([.A873])" office:value-type="float" office:value="16" calcext:value-type="float">
            <text:p>16</text:p>
          </table:table-cell>
          <table:table-cell table:style-name="ce2" office:value-type="string" calcext:value-type="string">
            <text:p>sufi mtphscs</text:p>
          </table:table-cell>
          <table:table-cell table:style-name="ce3" table:formula="of:=LEN([.C873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stern marxism</text:p>
          </table:table-cell>
          <table:table-cell table:style-name="ce3" table:formula="of:=LEN([.A874])" office:value-type="float" office:value="15" calcext:value-type="float">
            <text:p>15</text:p>
          </table:table-cell>
          <table:table-cell/>
          <table:table-cell table:style-name="ce3" table:formula="of:=LEN([.C87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sicrucian</text:p>
          </table:table-cell>
          <table:table-cell table:style-name="ce3" table:formula="of:=LEN([.A875])" office:value-type="float" office:value="11" calcext:value-type="float">
            <text:p>11</text:p>
          </table:table-cell>
          <table:table-cell/>
          <table:table-cell table:style-name="ce3" table:formula="of:=LEN([.C87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-modernism</text:p>
          </table:table-cell>
          <table:table-cell table:style-name="ce3" table:formula="of:=LEN([.A876])" office:value-type="float" office:value="14" calcext:value-type="float">
            <text:p>14</text:p>
          </table:table-cell>
          <table:table-cell/>
          <table:table-cell table:style-name="ce3" table:formula="of:=LEN([.C87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thicismus</text:p>
          </table:table-cell>
          <table:table-cell table:style-name="ce3" table:formula="of:=LEN([.A877])" office:value-type="float" office:value="11" calcext:value-type="float">
            <text:p>11</text:p>
          </table:table-cell>
          <table:table-cell table:style-name="ce2" office:value-type="string" calcext:value-type="string">
            <text:p>gothicism</text:p>
          </table:table-cell>
          <table:table-cell table:style-name="ce3" table:formula="of:=LEN([.C877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ecology</text:p>
          </table:table-cell>
          <table:table-cell table:style-name="ce3" table:formula="of:=LEN([.A878])" office:value-type="float" office:value="17" calcext:value-type="float">
            <text:p>17</text:p>
          </table:table-cell>
          <table:table-cell table:style-name="ce2" office:value-type="string" calcext:value-type="string">
            <text:p>chr ecology</text:p>
          </table:table-cell>
          <table:table-cell table:style-name="ce3" table:formula="of:=LEN([.C878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shishtadvaita</text:p>
          </table:table-cell>
          <table:table-cell table:style-name="ce3" table:formula="of:=LEN([.A879])" office:value-type="float" office:value="15" calcext:value-type="float">
            <text:p>15</text:p>
          </table:table-cell>
          <table:table-cell/>
          <table:table-cell table:style-name="ce3" table:formula="of:=LEN([.C87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ratocracy</text:p>
          </table:table-cell>
          <table:table-cell table:style-name="ce3" table:formula="of:=LEN([.A880])" office:value-type="float" office:value="11" calcext:value-type="float">
            <text:p>11</text:p>
          </table:table-cell>
          <table:table-cell/>
          <table:table-cell table:style-name="ce3" table:formula="of:=LEN([.C88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en</text:p>
          </table:table-cell>
          <table:table-cell table:style-name="ce3" table:formula="of:=LEN([.A881])" office:value-type="float" office:value="3" calcext:value-type="float">
            <text:p>3</text:p>
          </table:table-cell>
          <table:table-cell/>
          <table:table-cell table:style-name="ce3" table:formula="of:=LEN([.C88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agmatism</text:p>
          </table:table-cell>
          <table:table-cell table:style-name="ce3" table:formula="of:=LEN([.A882])" office:value-type="float" office:value="10" calcext:value-type="float">
            <text:p>10</text:p>
          </table:table-cell>
          <table:table-cell/>
          <table:table-cell table:style-name="ce3" table:formula="of:=LEN([.C88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 chi minh thought</text:p>
          </table:table-cell>
          <table:table-cell table:style-name="ce3" table:formula="of:=LEN([.A883])" office:value-type="float" office:value="19" calcext:value-type="float">
            <text:p>19</text:p>
          </table:table-cell>
          <table:table-cell table:style-name="ce2" office:value-type="string" calcext:value-type="string">
            <text:p>ho chi minh tht</text:p>
          </table:table-cell>
          <table:table-cell table:style-name="ce3" table:formula="of:=LEN([.C883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gelian synthesis</text:p>
          </table:table-cell>
          <table:table-cell table:style-name="ce3" table:formula="of:=LEN([.A884])" office:value-type="float" office:value="18" calcext:value-type="float">
            <text:p>18</text:p>
          </table:table-cell>
          <table:table-cell table:style-name="ce2" office:value-type="string" calcext:value-type="string">
            <text:p>hegel synthesis</text:p>
          </table:table-cell>
          <table:table-cell table:style-name="ce3" table:formula="of:=LEN([.C88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uroethics</text:p>
          </table:table-cell>
          <table:table-cell table:style-name="ce3" table:formula="of:=LEN([.A885])" office:value-type="float" office:value="11" calcext:value-type="float">
            <text:p>11</text:p>
          </table:table-cell>
          <table:table-cell/>
          <table:table-cell table:style-name="ce3" table:formula="of:=LEN([.C88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ket socialism</text:p>
          </table:table-cell>
          <table:table-cell table:style-name="ce3" table:formula="of:=LEN([.A886])" office:value-type="float" office:value="16" calcext:value-type="float">
            <text:p>16</text:p>
          </table:table-cell>
          <table:table-cell table:style-name="ce2" office:value-type="string" calcext:value-type="string">
            <text:p>market sclsm</text:p>
          </table:table-cell>
          <table:table-cell table:style-name="ce3" table:formula="of:=LEN([.C886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cal ethics</text:p>
          </table:table-cell>
          <table:table-cell table:style-name="ce3" table:formula="of:=LEN([.A887])" office:value-type="float" office:value="14" calcext:value-type="float">
            <text:p>14</text:p>
          </table:table-cell>
          <table:table-cell/>
          <table:table-cell table:style-name="ce3" table:formula="of:=LEN([.C88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orean shamanism</text:p>
          </table:table-cell>
          <table:table-cell table:style-name="ce3" table:formula="of:=LEN([.A888])" office:value-type="float" office:value="16" calcext:value-type="float">
            <text:p>16</text:p>
          </table:table-cell>
          <table:table-cell table:style-name="ce2" office:value-type="string" calcext:value-type="string">
            <text:p>korean shmnsm</text:p>
          </table:table-cell>
          <table:table-cell table:style-name="ce3" table:formula="of:=LEN([.C88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nalism</text:p>
          </table:table-cell>
          <table:table-cell table:style-name="ce3" table:formula="of:=LEN([.A889])" office:value-type="float" office:value="8" calcext:value-type="float">
            <text:p>8</text:p>
          </table:table-cell>
          <table:table-cell/>
          <table:table-cell table:style-name="ce3" table:formula="of:=LEN([.C88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ional communism</text:p>
          </table:table-cell>
          <table:table-cell table:style-name="ce3" table:formula="of:=LEN([.A890])" office:value-type="float" office:value="18" calcext:value-type="float">
            <text:p>18</text:p>
          </table:table-cell>
          <table:table-cell table:style-name="ce2" office:value-type="string" calcext:value-type="string">
            <text:p>national cmnsm</text:p>
          </table:table-cell>
          <table:table-cell table:style-name="ce3" table:formula="of:=LEN([.C89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uroscepticism</text:p>
          </table:table-cell>
          <table:table-cell table:style-name="ce3" table:formula="of:=LEN([.A891])" office:value-type="float" office:value="14" calcext:value-type="float">
            <text:p>14</text:p>
          </table:table-cell>
          <table:table-cell/>
          <table:table-cell table:style-name="ce3" table:formula="of:=LEN([.C89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ccasionalism</text:p>
          </table:table-cell>
          <table:table-cell table:style-name="ce3" table:formula="of:=LEN([.A892])" office:value-type="float" office:value="13" calcext:value-type="float">
            <text:p>13</text:p>
          </table:table-cell>
          <table:table-cell/>
          <table:table-cell table:style-name="ce3" table:formula="of:=LEN([.C89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ssimism</text:p>
          </table:table-cell>
          <table:table-cell table:style-name="ce3" table:formula="of:=LEN([.A893])" office:value-type="float" office:value="9" calcext:value-type="float">
            <text:p>9</text:p>
          </table:table-cell>
          <table:table-cell/>
          <table:table-cell table:style-name="ce3" table:formula="of:=LEN([.C89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tegorical imperative</text:p>
          </table:table-cell>
          <table:table-cell table:style-name="ce3" table:formula="of:=LEN([.A894])" office:value-type="float" office:value="22" calcext:value-type="float">
            <text:p>22</text:p>
          </table:table-cell>
          <table:table-cell table:style-name="ce2" office:value-type="string" calcext:value-type="string">
            <text:p>cat imperative</text:p>
          </table:table-cell>
          <table:table-cell table:style-name="ce3" table:formula="of:=LEN([.C894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xualism</text:p>
          </table:table-cell>
          <table:table-cell table:style-name="ce3" table:formula="of:=LEN([.A895])" office:value-type="float" office:value="9" calcext:value-type="float">
            <text:p>9</text:p>
          </table:table-cell>
          <table:table-cell/>
          <table:table-cell table:style-name="ce3" table:formula="of:=LEN([.C89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ssalism</text:p>
          </table:table-cell>
          <table:table-cell table:style-name="ce3" table:formula="of:=LEN([.A896])" office:value-type="float" office:value="9" calcext:value-type="float">
            <text:p>9</text:p>
          </table:table-cell>
          <table:table-cell/>
          <table:table-cell table:style-name="ce3" table:formula="of:=LEN([.C89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eationism</text:p>
          </table:table-cell>
          <table:table-cell table:style-name="ce3" table:formula="of:=LEN([.A897])" office:value-type="float" office:value="11" calcext:value-type="float">
            <text:p>11</text:p>
          </table:table-cell>
          <table:table-cell/>
          <table:table-cell table:style-name="ce3" table:formula="of:=LEN([.C89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en conservatism</text:p>
          </table:table-cell>
          <table:table-cell table:style-name="ce3" table:formula="of:=LEN([.A898])" office:value-type="float" office:value="18" calcext:value-type="float">
            <text:p>18</text:p>
          </table:table-cell>
          <table:table-cell table:style-name="ce2" office:value-type="string" calcext:value-type="string">
            <text:p>green cnsrvtsm</text:p>
          </table:table-cell>
          <table:table-cell table:style-name="ce3" table:formula="of:=LEN([.C898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ibalism</text:p>
          </table:table-cell>
          <table:table-cell table:style-name="ce3" table:formula="of:=LEN([.A899])" office:value-type="float" office:value="9" calcext:value-type="float">
            <text:p>9</text:p>
          </table:table-cell>
          <table:table-cell/>
          <table:table-cell table:style-name="ce3" table:formula="of:=LEN([.C89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ddhist socialism</text:p>
          </table:table-cell>
          <table:table-cell table:style-name="ce3" table:formula="of:=LEN([.A900])" office:value-type="float" office:value="18" calcext:value-type="float">
            <text:p>18</text:p>
          </table:table-cell>
          <table:table-cell table:style-name="ce2" office:value-type="string" calcext:value-type="string">
            <text:p>buddhist sclsm</text:p>
          </table:table-cell>
          <table:table-cell table:style-name="ce3" table:formula="of:=LEN([.C90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ingoism</text:p>
          </table:table-cell>
          <table:table-cell table:style-name="ce3" table:formula="of:=LEN([.A901])" office:value-type="float" office:value="8" calcext:value-type="float">
            <text:p>8</text:p>
          </table:table-cell>
          <table:table-cell/>
          <table:table-cell table:style-name="ce3" table:formula="of:=LEN([.C90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rcho-naturism</text:p>
          </table:table-cell>
          <table:table-cell table:style-name="ce3" table:formula="of:=LEN([.A902])" office:value-type="float" office:value="16" calcext:value-type="float">
            <text:p>16</text:p>
          </table:table-cell>
          <table:table-cell table:style-name="ce2" office:value-type="string" calcext:value-type="string">
            <text:p>anrch-naturism</text:p>
          </table:table-cell>
          <table:table-cell table:style-name="ce3" table:formula="of:=LEN([.C902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urch of satan</text:p>
          </table:table-cell>
          <table:table-cell table:style-name="ce3" table:formula="of:=LEN([.A903])" office:value-type="float" office:value="15" calcext:value-type="float">
            <text:p>15</text:p>
          </table:table-cell>
          <table:table-cell/>
          <table:table-cell table:style-name="ce3" table:formula="of:=LEN([.C90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ochian magic</text:p>
          </table:table-cell>
          <table:table-cell table:style-name="ce3" table:formula="of:=LEN([.A904])" office:value-type="float" office:value="14" calcext:value-type="float">
            <text:p>14</text:p>
          </table:table-cell>
          <table:table-cell/>
          <table:table-cell table:style-name="ce3" table:formula="of:=LEN([.C90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ditionalist conservatism</text:p>
          </table:table-cell>
          <table:table-cell table:style-name="ce3" table:formula="of:=LEN([.A905])" office:value-type="float" office:value="27" calcext:value-type="float">
            <text:p>27</text:p>
          </table:table-cell>
          <table:table-cell table:style-name="ce2" office:value-type="string" calcext:value-type="string">
            <text:p>new cnsrvtsm</text:p>
          </table:table-cell>
          <table:table-cell table:style-name="ce3" table:formula="of:=LEN([.C905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democracy</text:p>
          </table:table-cell>
          <table:table-cell table:style-name="ce3" table:formula="of:=LEN([.A906])" office:value-type="float" office:value="19" calcext:value-type="float">
            <text:p>19</text:p>
          </table:table-cell>
          <table:table-cell table:style-name="ce2" office:value-type="string" calcext:value-type="string">
            <text:p>chr democracy</text:p>
          </table:table-cell>
          <table:table-cell table:style-name="ce3" table:formula="of:=LEN([.C906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siness ethics</text:p>
          </table:table-cell>
          <table:table-cell table:style-name="ce3" table:formula="of:=LEN([.A907])" office:value-type="float" office:value="15" calcext:value-type="float">
            <text:p>15</text:p>
          </table:table-cell>
          <table:table-cell/>
          <table:table-cell table:style-name="ce3" table:formula="of:=LEN([.C90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bakism</text:p>
          </table:table-cell>
          <table:table-cell table:style-name="ce3" table:formula="of:=LEN([.A908])" office:value-type="float" office:value="9" calcext:value-type="float">
            <text:p>9</text:p>
          </table:table-cell>
          <table:table-cell/>
          <table:table-cell table:style-name="ce3" table:formula="of:=LEN([.C90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-arabism</text:p>
          </table:table-cell>
          <table:table-cell table:style-name="ce3" table:formula="of:=LEN([.A909])" office:value-type="float" office:value="11" calcext:value-type="float">
            <text:p>11</text:p>
          </table:table-cell>
          <table:table-cell/>
          <table:table-cell table:style-name="ce3" table:formula="of:=LEN([.C90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tomatism</text:p>
          </table:table-cell>
          <table:table-cell table:style-name="ce3" table:formula="of:=LEN([.A910])" office:value-type="float" office:value="10" calcext:value-type="float">
            <text:p>10</text:p>
          </table:table-cell>
          <table:table-cell/>
          <table:table-cell table:style-name="ce3" table:formula="of:=LEN([.C91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izen</text:p>
          </table:table-cell>
          <table:table-cell table:style-name="ce3" table:formula="of:=LEN([.A911])" office:value-type="float" office:value="6" calcext:value-type="float">
            <text:p>6</text:p>
          </table:table-cell>
          <table:table-cell/>
          <table:table-cell table:style-name="ce3" table:formula="of:=LEN([.C91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notheism</text:p>
          </table:table-cell>
          <table:table-cell table:style-name="ce3" table:formula="of:=LEN([.A912])" office:value-type="float" office:value="10" calcext:value-type="float">
            <text:p>10</text:p>
          </table:table-cell>
          <table:table-cell/>
          <table:table-cell table:style-name="ce3" table:formula="of:=LEN([.C91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nish philosophy</text:p>
          </table:table-cell>
          <table:table-cell table:style-name="ce3" table:formula="of:=LEN([.A913])" office:value-type="float" office:value="17" calcext:value-type="float">
            <text:p>17</text:p>
          </table:table-cell>
          <table:table-cell table:style-name="ce2" office:value-type="string" calcext:value-type="string">
            <text:p>danish phil</text:p>
          </table:table-cell>
          <table:table-cell table:style-name="ce3" table:formula="of:=LEN([.C913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ltranationalism</text:p>
          </table:table-cell>
          <table:table-cell table:style-name="ce3" table:formula="of:=LEN([.A914])" office:value-type="float" office:value="16" calcext:value-type="float">
            <text:p>16</text:p>
          </table:table-cell>
          <table:table-cell table:style-name="ce2" office:value-type="string" calcext:value-type="string">
            <text:p>ultra ntnlsm</text:p>
          </table:table-cell>
          <table:table-cell table:style-name="ce3" table:formula="of:=LEN([.C914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ional conservatism</text:p>
          </table:table-cell>
          <table:table-cell table:style-name="ce3" table:formula="of:=LEN([.A915])" office:value-type="float" office:value="21" calcext:value-type="float">
            <text:p>21</text:p>
          </table:table-cell>
          <table:table-cell table:style-name="ce2" office:value-type="string" calcext:value-type="string">
            <text:p>ntnl cnsrvtsm</text:p>
          </table:table-cell>
          <table:table-cell table:style-name="ce3" table:formula="of:=LEN([.C915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ivil libertarianism</text:p>
          </table:table-cell>
          <table:table-cell table:style-name="ce3" table:formula="of:=LEN([.A916])" office:value-type="float" office:value="20" calcext:value-type="float">
            <text:p>20</text:p>
          </table:table-cell>
          <table:table-cell table:style-name="ce2" office:value-type="string" calcext:value-type="string">
            <text:p>civil lbrtrnsm</text:p>
          </table:table-cell>
          <table:table-cell table:style-name="ce3" table:formula="of:=LEN([.C916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ology</text:p>
          </table:table-cell>
          <table:table-cell table:style-name="ce3" table:formula="of:=LEN([.A917])" office:value-type="float" office:value="11" calcext:value-type="float">
            <text:p>11</text:p>
          </table:table-cell>
          <table:table-cell/>
          <table:table-cell table:style-name="ce3" table:formula="of:=LEN([.C91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litical lesbianism</text:p>
          </table:table-cell>
          <table:table-cell table:style-name="ce3" table:formula="of:=LEN([.A918])" office:value-type="float" office:value="20" calcext:value-type="float">
            <text:p>20</text:p>
          </table:table-cell>
          <table:table-cell table:style-name="ce2" office:value-type="string" calcext:value-type="string">
            <text:p>poli lesbianism</text:p>
          </table:table-cell>
          <table:table-cell table:style-name="ce3" table:formula="of:=LEN([.C918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-marxism</text:p>
          </table:table-cell>
          <table:table-cell table:style-name="ce3" table:formula="of:=LEN([.A919])" office:value-type="float" office:value="12" calcext:value-type="float">
            <text:p>12</text:p>
          </table:table-cell>
          <table:table-cell/>
          <table:table-cell table:style-name="ce3" table:formula="of:=LEN([.C91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aternitas saturni</text:p>
          </table:table-cell>
          <table:table-cell table:style-name="ce3" table:formula="of:=LEN([.A920])" office:value-type="float" office:value="19" calcext:value-type="float">
            <text:p>19</text:p>
          </table:table-cell>
          <table:table-cell table:style-name="ce2" office:value-type="string" calcext:value-type="string">
            <text:p>frat saturni</text:p>
          </table:table-cell>
          <table:table-cell table:style-name="ce3" table:formula="of:=LEN([.C920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thematicism</text:p>
          </table:table-cell>
          <table:table-cell table:style-name="ce3" table:formula="of:=LEN([.A921])" office:value-type="float" office:value="13" calcext:value-type="float">
            <text:p>13</text:p>
          </table:table-cell>
          <table:table-cell/>
          <table:table-cell table:style-name="ce3" table:formula="of:=LEN([.C92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eudo-marxism</text:p>
          </table:table-cell>
          <table:table-cell table:style-name="ce3" table:formula="of:=LEN([.A922])" office:value-type="float" office:value="14" calcext:value-type="float">
            <text:p>14</text:p>
          </table:table-cell>
          <table:table-cell/>
          <table:table-cell table:style-name="ce3" table:formula="of:=LEN([.C92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esthetics</text:p>
          </table:table-cell>
          <table:table-cell table:style-name="ce3" table:formula="of:=LEN([.A923])" office:value-type="float" office:value="10" calcext:value-type="float">
            <text:p>10</text:p>
          </table:table-cell>
          <table:table-cell/>
          <table:table-cell table:style-name="ce3" table:formula="of:=LEN([.C9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common sense</text:p>
          </table:table-cell>
          <table:table-cell table:style-name="ce3" table:formula="of:=LEN([.A924])" office:value-type="float" office:value="26" calcext:value-type="float">
            <text:p>26</text:p>
          </table:table-cell>
          <table:table-cell table:style-name="ce2" office:value-type="string" calcext:value-type="string">
            <text:p>scottish rlsm</text:p>
          </table:table-cell>
          <table:table-cell table:style-name="ce3" table:formula="of:=LEN([.C924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xist humanism</text:p>
          </table:table-cell>
          <table:table-cell table:style-name="ce3" table:formula="of:=LEN([.A925])" office:value-type="float" office:value="16" calcext:value-type="float">
            <text:p>16</text:p>
          </table:table-cell>
          <table:table-cell table:style-name="ce2" office:value-type="string" calcext:value-type="string">
            <text:p>marx humanism</text:p>
          </table:table-cell>
          <table:table-cell table:style-name="ce3" table:formula="of:=LEN([.C925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ical satanism</text:p>
          </table:table-cell>
          <table:table-cell table:style-name="ce3" table:formula="of:=LEN([.A926])" office:value-type="float" office:value="22" calcext:value-type="float">
            <text:p>22</text:p>
          </table:table-cell>
          <table:table-cell table:style-name="ce2" office:value-type="string" calcext:value-type="string">
            <text:p>phil satanism</text:p>
          </table:table-cell>
          <table:table-cell table:style-name="ce3" table:formula="of:=LEN([.C926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mocratic confederalism</text:p>
          </table:table-cell>
          <table:table-cell table:style-name="ce3" table:formula="of:=LEN([.A927])" office:value-type="float" office:value="24" calcext:value-type="float">
            <text:p>24</text:p>
          </table:table-cell>
          <table:table-cell table:style-name="ce2" office:value-type="string" calcext:value-type="string">
            <text:p>demo cnfdrlsm</text:p>
          </table:table-cell>
          <table:table-cell table:style-name="ce3" table:formula="of:=LEN([.C927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tocracy</text:p>
          </table:table-cell>
          <table:table-cell table:style-name="ce3" table:formula="of:=LEN([.A928])" office:value-type="float" office:value="9" calcext:value-type="float">
            <text:p>9</text:p>
          </table:table-cell>
          <table:table-cell/>
          <table:table-cell table:style-name="ce3" table:formula="of:=LEN([.C92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ical anthropology</text:p>
          </table:table-cell>
          <table:table-cell table:style-name="ce3" table:formula="of:=LEN([.A929])" office:value-type="float" office:value="26" calcext:value-type="float">
            <text:p>26</text:p>
          </table:table-cell>
          <table:table-cell table:style-name="ce2" office:value-type="string" calcext:value-type="string">
            <text:p>phil anthrplgy</text:p>
          </table:table-cell>
          <table:table-cell table:style-name="ce3" table:formula="of:=LEN([.C929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hruism</text:p>
          </table:table-cell>
          <table:table-cell table:style-name="ce3" table:formula="of:=LEN([.A930])" office:value-type="float" office:value="8" calcext:value-type="float">
            <text:p>8</text:p>
          </table:table-cell>
          <table:table-cell/>
          <table:table-cell table:style-name="ce3" table:formula="of:=LEN([.C930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platonism</text:p>
          </table:table-cell>
          <table:table-cell table:style-name="ce3" table:formula="of:=LEN([.A931])" office:value-type="float" office:value="12" calcext:value-type="float">
            <text:p>12</text:p>
          </table:table-cell>
          <table:table-cell/>
          <table:table-cell table:style-name="ce3" table:formula="of:=LEN([.C93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gemonism</text:p>
          </table:table-cell>
          <table:table-cell table:style-name="ce3" table:formula="of:=LEN([.A932])" office:value-type="float" office:value="10" calcext:value-type="float">
            <text:p>10</text:p>
          </table:table-cell>
          <table:table-cell/>
          <table:table-cell table:style-name="ce3" table:formula="of:=LEN([.C93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eating</text:p>
          </table:table-cell>
          <table:table-cell table:style-name="ce3" table:formula="of:=LEN([.A933])" office:value-type="float" office:value="20" calcext:value-type="float">
            <text:p>20</text:p>
          </table:table-cell>
          <table:table-cell table:style-name="ce2" office:value-type="string" calcext:value-type="string">
            <text:p>eating phil</text:p>
          </table:table-cell>
          <table:table-cell table:style-name="ce3" table:formula="of:=LEN([.C933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confederate</text:p>
          </table:table-cell>
          <table:table-cell table:style-name="ce3" table:formula="of:=LEN([.A934])" office:value-type="float" office:value="15" calcext:value-type="float">
            <text:p>15</text:p>
          </table:table-cell>
          <table:table-cell/>
          <table:table-cell table:style-name="ce3" table:formula="of:=LEN([.C93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taoism</text:p>
          </table:table-cell>
          <table:table-cell table:style-name="ce3" table:formula="of:=LEN([.A935])" office:value-type="float" office:value="9" calcext:value-type="float">
            <text:p>9</text:p>
          </table:table-cell>
          <table:table-cell/>
          <table:table-cell table:style-name="ce3" table:formula="of:=LEN([.C93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naticism</text:p>
          </table:table-cell>
          <table:table-cell table:style-name="ce3" table:formula="of:=LEN([.A936])" office:value-type="float" office:value="10" calcext:value-type="float">
            <text:p>10</text:p>
          </table:table-cell>
          <table:table-cell/>
          <table:table-cell table:style-name="ce3" table:formula="of:=LEN([.C93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xiology</text:p>
          </table:table-cell>
          <table:table-cell table:style-name="ce3" table:formula="of:=LEN([.A937])" office:value-type="float" office:value="8" calcext:value-type="float">
            <text:p>8</text:p>
          </table:table-cell>
          <table:table-cell/>
          <table:table-cell table:style-name="ce3" table:formula="of:=LEN([.C93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dian logic</text:p>
          </table:table-cell>
          <table:table-cell table:style-name="ce3" table:formula="of:=LEN([.A938])" office:value-type="float" office:value="12" calcext:value-type="float">
            <text:p>12</text:p>
          </table:table-cell>
          <table:table-cell/>
          <table:table-cell table:style-name="ce3" table:formula="of:=LEN([.C93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minionism</text:p>
          </table:table-cell>
          <table:table-cell table:style-name="ce3" table:formula="of:=LEN([.A939])" office:value-type="float" office:value="11" calcext:value-type="float">
            <text:p>11</text:p>
          </table:table-cell>
          <table:table-cell/>
          <table:table-cell table:style-name="ce3" table:formula="of:=LEN([.C93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chanism</text:p>
          </table:table-cell>
          <table:table-cell table:style-name="ce3" table:formula="of:=LEN([.A940])" office:value-type="float" office:value="9" calcext:value-type="float">
            <text:p>9</text:p>
          </table:table-cell>
          <table:table-cell/>
          <table:table-cell table:style-name="ce3" table:formula="of:=LEN([.C94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ft-wing nationalism</text:p>
          </table:table-cell>
          <table:table-cell table:style-name="ce3" table:formula="of:=LEN([.A941])" office:value-type="float" office:value="21" calcext:value-type="float">
            <text:p>21</text:p>
          </table:table-cell>
          <table:table-cell table:style-name="ce2" office:value-type="string" calcext:value-type="string">
            <text:p>leftist ntnlsm</text:p>
          </table:table-cell>
          <table:table-cell table:style-name="ce3" table:formula="of:=LEN([.C941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scriptivism</text:p>
          </table:table-cell>
          <table:table-cell table:style-name="ce3" table:formula="of:=LEN([.A942])" office:value-type="float" office:value="12" calcext:value-type="float">
            <text:p>12</text:p>
          </table:table-cell>
          <table:table-cell/>
          <table:table-cell table:style-name="ce3" table:formula="of:=LEN([.C94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terophenomenology</text:p>
          </table:table-cell>
          <table:table-cell table:style-name="ce3" table:formula="of:=LEN([.A943])" office:value-type="float" office:value="19" calcext:value-type="float">
            <text:p>19</text:p>
          </table:table-cell>
          <table:table-cell table:style-name="ce2" office:value-type="string" calcext:value-type="string">
            <text:p>heterophenomism</text:p>
          </table:table-cell>
          <table:table-cell table:style-name="ce3" table:formula="of:=LEN([.C943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nialism</text:p>
          </table:table-cell>
          <table:table-cell table:style-name="ce3" table:formula="of:=LEN([.A944])" office:value-type="float" office:value="9" calcext:value-type="float">
            <text:p>9</text:p>
          </table:table-cell>
          <table:table-cell/>
          <table:table-cell table:style-name="ce3" table:formula="of:=LEN([.C94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modernism</text:p>
          </table:table-cell>
          <table:table-cell table:style-name="ce3" table:formula="of:=LEN([.A945])" office:value-type="float" office:value="13" calcext:value-type="float">
            <text:p>13</text:p>
          </table:table-cell>
          <table:table-cell/>
          <table:table-cell table:style-name="ce3" table:formula="of:=LEN([.C94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do templi orientis</text:p>
          </table:table-cell>
          <table:table-cell table:style-name="ce3" table:formula="of:=LEN([.A946])" office:value-type="float" office:value="20" calcext:value-type="float">
            <text:p>20</text:p>
          </table:table-cell>
          <table:table-cell table:style-name="ce2" office:value-type="string" calcext:value-type="string">
            <text:p>OTO</text:p>
          </table:table-cell>
          <table:table-cell table:style-name="ce3" table:formula="of:=LEN([.C946])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capitalism</text:p>
          </table:table-cell>
          <table:table-cell table:style-name="ce3" table:formula="of:=LEN([.A947])" office:value-type="float" office:value="15" calcext:value-type="float">
            <text:p>15</text:p>
          </table:table-cell>
          <table:table-cell/>
          <table:table-cell table:style-name="ce3" table:formula="of:=LEN([.C94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entionalism</text:p>
          </table:table-cell>
          <table:table-cell table:style-name="ce3" table:formula="of:=LEN([.A948])" office:value-type="float" office:value="14" calcext:value-type="float">
            <text:p>14</text:p>
          </table:table-cell>
          <table:table-cell/>
          <table:table-cell table:style-name="ce3" table:formula="of:=LEN([.C94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urotheology</text:p>
          </table:table-cell>
          <table:table-cell table:style-name="ce3" table:formula="of:=LEN([.A949])" office:value-type="float" office:value="13" calcext:value-type="float">
            <text:p>13</text:p>
          </table:table-cell>
          <table:table-cell/>
          <table:table-cell table:style-name="ce3" table:formula="of:=LEN([.C94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ualism</text:p>
          </table:table-cell>
          <table:table-cell table:style-name="ce3" table:formula="of:=LEN([.A950])" office:value-type="float" office:value="10" calcext:value-type="float">
            <text:p>10</text:p>
          </table:table-cell>
          <table:table-cell/>
          <table:table-cell table:style-name="ce3" table:formula="of:=LEN([.C95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eciesism</text:p>
          </table:table-cell>
          <table:table-cell table:style-name="ce3" table:formula="of:=LEN([.A951])" office:value-type="float" office:value="10" calcext:value-type="float">
            <text:p>10</text:p>
          </table:table-cell>
          <table:table-cell/>
          <table:table-cell table:style-name="ce3" table:formula="of:=LEN([.C95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rfectionism</text:p>
          </table:table-cell>
          <table:table-cell table:style-name="ce3" table:formula="of:=LEN([.A952])" office:value-type="float" office:value="13" calcext:value-type="float">
            <text:p>13</text:p>
          </table:table-cell>
          <table:table-cell/>
          <table:table-cell table:style-name="ce3" table:formula="of:=LEN([.C95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schatology</text:p>
          </table:table-cell>
          <table:table-cell table:style-name="ce3" table:formula="of:=LEN([.A953])" office:value-type="float" office:value="11" calcext:value-type="float">
            <text:p>11</text:p>
          </table:table-cell>
          <table:table-cell/>
          <table:table-cell table:style-name="ce3" table:formula="of:=LEN([.C95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gito ergo sum</text:p>
          </table:table-cell>
          <table:table-cell table:style-name="ce3" table:formula="of:=LEN([.A954])" office:value-type="float" office:value="15" calcext:value-type="float">
            <text:p>15</text:p>
          </table:table-cell>
          <table:table-cell/>
          <table:table-cell table:style-name="ce3" table:formula="of:=LEN([.C95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verroism</text:p>
          </table:table-cell>
          <table:table-cell table:style-name="ce3" table:formula="of:=LEN([.A955])" office:value-type="float" office:value="9" calcext:value-type="float">
            <text:p>9</text:p>
          </table:table-cell>
          <table:table-cell/>
          <table:table-cell table:style-name="ce3" table:formula="of:=LEN([.C95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oluntaryism</text:p>
          </table:table-cell>
          <table:table-cell table:style-name="ce3" table:formula="of:=LEN([.A956])" office:value-type="float" office:value="12" calcext:value-type="float">
            <text:p>12</text:p>
          </table:table-cell>
          <table:table-cell/>
          <table:table-cell table:style-name="ce3" table:formula="of:=LEN([.C95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cient mystical order rosae crucis</text:p>
          </table:table-cell>
          <table:table-cell table:style-name="ce3" table:formula="of:=LEN([.A957])" office:value-type="float" office:value="35" calcext:value-type="float">
            <text:p>35</text:p>
          </table:table-cell>
          <table:table-cell table:style-name="ce2" office:value-type="string" calcext:value-type="string">
            <text:p>AMORC</text:p>
          </table:table-cell>
          <table:table-cell table:style-name="ce3" table:formula="of:=LEN([.C957])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fascism</text:p>
          </table:table-cell>
          <table:table-cell table:style-name="ce3" table:formula="of:=LEN([.A958])" office:value-type="float" office:value="12" calcext:value-type="float">
            <text:p>12</text:p>
          </table:table-cell>
          <table:table-cell/>
          <table:table-cell table:style-name="ce3" table:formula="of:=LEN([.C95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vironmentalism</text:p>
          </table:table-cell>
          <table:table-cell table:style-name="ce3" table:formula="of:=LEN([.A959])" office:value-type="float" office:value="16" calcext:value-type="float">
            <text:p>16</text:p>
          </table:table-cell>
          <table:table-cell table:style-name="ce2" office:value-type="string" calcext:value-type="string">
            <text:p>envrnmntlsm</text:p>
          </table:table-cell>
          <table:table-cell table:style-name="ce3" table:formula="of:=LEN([.C959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rinsicism</text:p>
          </table:table-cell>
          <table:table-cell table:style-name="ce3" table:formula="of:=LEN([.A960])" office:value-type="float" office:value="12" calcext:value-type="float">
            <text:p>12</text:p>
          </table:table-cell>
          <table:table-cell/>
          <table:table-cell table:style-name="ce3" table:formula="of:=LEN([.C96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tonomism</text:p>
          </table:table-cell>
          <table:table-cell table:style-name="ce3" table:formula="of:=LEN([.A961])" office:value-type="float" office:value="10" calcext:value-type="float">
            <text:p>10</text:p>
          </table:table-cell>
          <table:table-cell/>
          <table:table-cell table:style-name="ce3" table:formula="of:=LEN([.C96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ottish nationalism</text:p>
          </table:table-cell>
          <table:table-cell table:style-name="ce3" table:formula="of:=LEN([.A962])" office:value-type="float" office:value="20" calcext:value-type="float">
            <text:p>20</text:p>
          </table:table-cell>
          <table:table-cell table:style-name="ce2" office:value-type="string" calcext:value-type="string">
            <text:p>scottish ntnlsm</text:p>
          </table:table-cell>
          <table:table-cell table:style-name="ce3" table:formula="of:=LEN([.C962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losophy of engineering</text:p>
          </table:table-cell>
          <table:table-cell table:style-name="ce3" table:formula="of:=LEN([.A963])" office:value-type="float" office:value="25" calcext:value-type="float">
            <text:p>25</text:p>
          </table:table-cell>
          <table:table-cell table:style-name="ce2" office:value-type="string" calcext:value-type="string">
            <text:p>engineer phil</text:p>
          </table:table-cell>
          <table:table-cell table:style-name="ce3" table:formula="of:=LEN([.C96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ualistic cosmology</text:p>
          </table:table-cell>
          <table:table-cell table:style-name="ce3" table:formula="of:=LEN([.A964])" office:value-type="float" office:value="19" calcext:value-type="float">
            <text:p>19</text:p>
          </table:table-cell>
          <table:table-cell table:style-name="ce2" office:value-type="string" calcext:value-type="string">
            <text:p>dual cosmology</text:p>
          </table:table-cell>
          <table:table-cell table:style-name="ce3" table:formula="of:=LEN([.C964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 leonism</text:p>
          </table:table-cell>
          <table:table-cell table:style-name="ce3" table:formula="of:=LEN([.A965])" office:value-type="float" office:value="10" calcext:value-type="float">
            <text:p>10</text:p>
          </table:table-cell>
          <table:table-cell/>
          <table:table-cell table:style-name="ce3" table:formula="of:=LEN([.C96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ticipism</text:p>
          </table:table-cell>
          <table:table-cell table:style-name="ce3" table:formula="of:=LEN([.A966])" office:value-type="float" office:value="11" calcext:value-type="float">
            <text:p>11</text:p>
          </table:table-cell>
          <table:table-cell/>
          <table:table-cell table:style-name="ce3" table:formula="of:=LEN([.C96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philosophy of chance</text:p>
          </table:table-cell>
          <table:table-cell table:style-name="ce3" table:formula="of:=LEN([.A967])" office:value-type="float" office:value="24" calcext:value-type="float">
            <text:p>24</text:p>
          </table:table-cell>
          <table:table-cell table:style-name="ce2" office:value-type="string" calcext:value-type="string">
            <text:p>chance phil</text:p>
          </table:table-cell>
          <table:table-cell table:style-name="ce3" table:formula="of:=LEN([.C967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talism</text:p>
          </table:table-cell>
          <table:table-cell table:style-name="ce3" table:formula="of:=LEN([.A968])" office:value-type="float" office:value="8" calcext:value-type="float">
            <text:p>8</text:p>
          </table:table-cell>
          <table:table-cell/>
          <table:table-cell table:style-name="ce3" table:formula="of:=LEN([.C968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co-nationalism</text:p>
          </table:table-cell>
          <table:table-cell table:style-name="ce3" table:formula="of:=LEN([.A969])" office:value-type="float" office:value="15" calcext:value-type="float">
            <text:p>15</text:p>
          </table:table-cell>
          <table:table-cell/>
          <table:table-cell table:style-name="ce3" table:formula="of:=LEN([.C96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er nationalism</text:p>
          </table:table-cell>
          <table:table-cell table:style-name="ce3" table:formula="of:=LEN([.A970])" office:value-type="float" office:value="17" calcext:value-type="float">
            <text:p>17</text:p>
          </table:table-cell>
          <table:table-cell table:style-name="ce2" office:value-type="string" calcext:value-type="string">
            <text:p>queer ntnlsm</text:p>
          </table:table-cell>
          <table:table-cell table:style-name="ce3" table:formula="of:=LEN([.C970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spotism</text:p>
          </table:table-cell>
          <table:table-cell table:style-name="ce3" table:formula="of:=LEN([.A971])" office:value-type="float" office:value="9" calcext:value-type="float">
            <text:p>9</text:p>
          </table:table-cell>
          <table:table-cell/>
          <table:table-cell table:style-name="ce3" table:formula="of:=LEN([.C97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tarian paternalism</text:p>
          </table:table-cell>
          <table:table-cell table:style-name="ce3" table:formula="of:=LEN([.A972])" office:value-type="float" office:value="23" calcext:value-type="float">
            <text:p>23</text:p>
          </table:table-cell>
          <table:table-cell table:style-name="ce2" office:value-type="string" calcext:value-type="string">
            <text:p>soft ptrnlsm</text:p>
          </table:table-cell>
          <table:table-cell table:style-name="ce3" table:formula="of:=LEN([.C972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sychologism</text:p>
          </table:table-cell>
          <table:table-cell table:style-name="ce3" table:formula="of:=LEN([.A973])" office:value-type="float" office:value="12" calcext:value-type="float">
            <text:p>12</text:p>
          </table:table-cell>
          <table:table-cell/>
          <table:table-cell table:style-name="ce3" table:formula="of:=LEN([.C97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ructural marxism</text:p>
          </table:table-cell>
          <table:table-cell table:style-name="ce3" table:formula="of:=LEN([.A974])" office:value-type="float" office:value="18" calcext:value-type="float">
            <text:p>18</text:p>
          </table:table-cell>
          <table:table-cell table:style-name="ce2" office:value-type="string" calcext:value-type="string">
            <text:p>structural marx</text:p>
          </table:table-cell>
          <table:table-cell table:style-name="ce3" table:formula="of:=LEN([.C974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leoconservatism</text:p>
          </table:table-cell>
          <table:table-cell table:style-name="ce3" table:formula="of:=LEN([.A975])" office:value-type="float" office:value="17" calcext:value-type="float">
            <text:p>17</text:p>
          </table:table-cell>
          <table:table-cell table:style-name="ce2" office:value-type="string" calcext:value-type="string">
            <text:p>paleo cnsrvtsm</text:p>
          </table:table-cell>
          <table:table-cell table:style-name="ce3" table:formula="of:=LEN([.C975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ticracy</text:p>
          </table:table-cell>
          <table:table-cell table:style-name="ce3" table:formula="of:=LEN([.A976])" office:value-type="float" office:value="10" calcext:value-type="float">
            <text:p>10</text:p>
          </table:table-cell>
          <table:table-cell/>
          <table:table-cell table:style-name="ce3" table:formula="of:=LEN([.C97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humanism</text:p>
          </table:table-cell>
          <table:table-cell table:style-name="ce3" table:formula="of:=LEN([.A977])" office:value-type="float" office:value="13" calcext:value-type="float">
            <text:p>13</text:p>
          </table:table-cell>
          <table:table-cell/>
          <table:table-cell table:style-name="ce3" table:formula="of:=LEN([.C97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nitarian universalism</text:p>
          </table:table-cell>
          <table:table-cell table:style-name="ce3" table:formula="of:=LEN([.A978])" office:value-type="float" office:value="22" calcext:value-type="float">
            <text:p>22</text:p>
          </table:table-cell>
          <table:table-cell table:style-name="ce2" office:value-type="string" calcext:value-type="string">
            <text:p>untrn unvrslsm</text:p>
          </table:table-cell>
          <table:table-cell table:style-name="ce3" table:formula="of:=LEN([.C978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istic satanism</text:p>
          </table:table-cell>
          <table:table-cell table:style-name="ce3" table:formula="of:=LEN([.A979])" office:value-type="float" office:value="17" calcext:value-type="float">
            <text:p>17</text:p>
          </table:table-cell>
          <table:table-cell table:style-name="ce2" office:value-type="string" calcext:value-type="string">
            <text:p>thstc satanism</text:p>
          </table:table-cell>
          <table:table-cell table:style-name="ce3" table:formula="of:=LEN([.C979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critical rationalism</text:p>
          </table:table-cell>
          <table:table-cell table:style-name="ce3" table:formula="of:=LEN([.A980])" office:value-type="float" office:value="23" calcext:value-type="float">
            <text:p>23</text:p>
          </table:table-cell>
          <table:table-cell table:style-name="ce2" office:value-type="string" calcext:value-type="string">
            <text:p>pancrit rtnlsm</text:p>
          </table:table-cell>
          <table:table-cell table:style-name="ce3" table:formula="of:=LEN([.C980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lamic anarchism</text:p>
          </table:table-cell>
          <table:table-cell table:style-name="ce3" table:formula="of:=LEN([.A981])" office:value-type="float" office:value="17" calcext:value-type="float">
            <text:p>17</text:p>
          </table:table-cell>
          <table:table-cell table:style-name="ce2" office:value-type="string" calcext:value-type="string">
            <text:p>islamic anrchsm</text:p>
          </table:table-cell>
          <table:table-cell table:style-name="ce3" table:formula="of:=LEN([.C981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ee market environmentalism</text:p>
          </table:table-cell>
          <table:table-cell table:style-name="ce3" table:formula="of:=LEN([.A982])" office:value-type="float" office:value="28" calcext:value-type="float">
            <text:p>28</text:p>
          </table:table-cell>
          <table:table-cell table:style-name="ce2" office:value-type="string" calcext:value-type="string">
            <text:p>free mkt evmtsm</text:p>
          </table:table-cell>
          <table:table-cell table:style-name="ce3" table:formula="of:=LEN([.C982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minist philosophy</text:p>
          </table:table-cell>
          <table:table-cell table:style-name="ce3" table:formula="of:=LEN([.A983])" office:value-type="float" office:value="19" calcext:value-type="float">
            <text:p>19</text:p>
          </table:table-cell>
          <table:table-cell table:style-name="ce2" office:value-type="string" calcext:value-type="string">
            <text:p>feminist phil</text:p>
          </table:table-cell>
          <table:table-cell table:style-name="ce3" table:formula="of:=LEN([.C98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existentialism</text:p>
          </table:table-cell>
          <table:table-cell table:style-name="ce3" table:formula="of:=LEN([.A984])" office:value-type="float" office:value="24" calcext:value-type="float">
            <text:p>24</text:p>
          </table:table-cell>
          <table:table-cell table:style-name="ce2" office:value-type="string" calcext:value-type="string">
            <text:p>chr exstntlsm</text:p>
          </table:table-cell>
          <table:table-cell table:style-name="ce3" table:formula="of:=LEN([.C984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psychism</text:p>
          </table:table-cell>
          <table:table-cell table:style-name="ce3" table:formula="of:=LEN([.A985])" office:value-type="float" office:value="11" calcext:value-type="float">
            <text:p>11</text:p>
          </table:table-cell>
          <table:table-cell/>
          <table:table-cell table:style-name="ce3" table:formula="of:=LEN([.C98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ternism</text:p>
          </table:table-cell>
          <table:table-cell table:style-name="ce3" table:formula="of:=LEN([.A986])" office:value-type="float" office:value="9" calcext:value-type="float">
            <text:p>9</text:p>
          </table:table-cell>
          <table:table-cell/>
          <table:table-cell table:style-name="ce3" table:formula="of:=LEN([.C98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naissance humanism</text:p>
          </table:table-cell>
          <table:table-cell table:style-name="ce3" table:formula="of:=LEN([.A987])" office:value-type="float" office:value="20" calcext:value-type="float">
            <text:p>20</text:p>
          </table:table-cell>
          <table:table-cell table:style-name="ce2" office:value-type="string" calcext:value-type="string">
            <text:p>rnsnc humanism</text:p>
          </table:table-cell>
          <table:table-cell table:style-name="ce3" table:formula="of:=LEN([.C987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ral absolutism</text:p>
          </table:table-cell>
          <table:table-cell table:style-name="ce3" table:formula="of:=LEN([.A988])" office:value-type="float" office:value="16" calcext:value-type="float">
            <text:p>16</text:p>
          </table:table-cell>
          <table:table-cell table:style-name="ce2" office:value-type="string" calcext:value-type="string">
            <text:p>moral absltsm</text:p>
          </table:table-cell>
          <table:table-cell table:style-name="ce3" table:formula="of:=LEN([.C988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mipelagianism</text:p>
          </table:table-cell>
          <table:table-cell table:style-name="ce3" table:formula="of:=LEN([.A989])" office:value-type="float" office:value="15" calcext:value-type="float">
            <text:p>15</text:p>
          </table:table-cell>
          <table:table-cell/>
          <table:table-cell table:style-name="ce3" table:formula="of:=LEN([.C98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cidentalism</text:p>
          </table:table-cell>
          <table:table-cell table:style-name="ce3" table:formula="of:=LEN([.A990])" office:value-type="float" office:value="13" calcext:value-type="float">
            <text:p>13</text:p>
          </table:table-cell>
          <table:table-cell/>
          <table:table-cell table:style-name="ce3" table:formula="of:=LEN([.C99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strumentalism</text:p>
          </table:table-cell>
          <table:table-cell table:style-name="ce3" table:formula="of:=LEN([.A991])" office:value-type="float" office:value="15" calcext:value-type="float">
            <text:p>15</text:p>
          </table:table-cell>
          <table:table-cell/>
          <table:table-cell table:style-name="ce3" table:formula="of:=LEN([.C99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en-source religion</text:p>
          </table:table-cell>
          <table:table-cell table:style-name="ce3" table:formula="of:=LEN([.A992])" office:value-type="float" office:value="20" calcext:value-type="float">
            <text:p>20</text:p>
          </table:table-cell>
          <table:table-cell table:style-name="ce2" office:value-type="string" calcext:value-type="string">
            <text:p>opn-src rlgn</text:p>
          </table:table-cell>
          <table:table-cell table:style-name="ce3" table:formula="of:=LEN([.C992])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ductive reasoning</text:p>
          </table:table-cell>
          <table:table-cell table:style-name="ce3" table:formula="of:=LEN([.A993])" office:value-type="float" office:value="19" calcext:value-type="float">
            <text:p>19</text:p>
          </table:table-cell>
          <table:table-cell table:style-name="ce2" office:value-type="string" calcext:value-type="string">
            <text:p>inductive rsng</text:p>
          </table:table-cell>
          <table:table-cell table:style-name="ce3" table:formula="of:=LEN([.C993])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perimentalism</text:p>
          </table:table-cell>
          <table:table-cell table:style-name="ce3" table:formula="of:=LEN([.A994])" office:value-type="float" office:value="15" calcext:value-type="float">
            <text:p>15</text:p>
          </table:table-cell>
          <table:table-cell/>
          <table:table-cell table:style-name="ce3" table:formula="of:=LEN([.C99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ritish fascism</text:p>
          </table:table-cell>
          <table:table-cell table:style-name="ce3" table:formula="of:=LEN([.A995])" office:value-type="float" office:value="15" calcext:value-type="float">
            <text:p>15</text:p>
          </table:table-cell>
          <table:table-cell/>
          <table:table-cell table:style-name="ce3" table:formula="of:=LEN([.C99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featism</text:p>
          </table:table-cell>
          <table:table-cell table:style-name="ce3" table:formula="of:=LEN([.A996])" office:value-type="float" office:value="9" calcext:value-type="float">
            <text:p>9</text:p>
          </table:table-cell>
          <table:table-cell/>
          <table:table-cell table:style-name="ce3" table:formula="of:=LEN([.C996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bor zionism</text:p>
          </table:table-cell>
          <table:table-cell table:style-name="ce3" table:formula="of:=LEN([.A997])" office:value-type="float" office:value="13" calcext:value-type="float">
            <text:p>13</text:p>
          </table:table-cell>
          <table:table-cell/>
          <table:table-cell table:style-name="ce3" table:formula="of:=LEN([.C99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istian nationalism</text:p>
          </table:table-cell>
          <table:table-cell table:style-name="ce3" table:formula="of:=LEN([.A998])" office:value-type="float" office:value="21" calcext:value-type="float">
            <text:p>21</text:p>
          </table:table-cell>
          <table:table-cell table:style-name="ce2" office:value-type="string" calcext:value-type="string">
            <text:p>chr ntnlsm</text:p>
          </table:table-cell>
          <table:table-cell table:style-name="ce3" table:formula="of:=LEN([.C998])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blical literalism</text:p>
          </table:table-cell>
          <table:table-cell table:style-name="ce3" table:formula="of:=LEN([.A999])" office:value-type="float" office:value="19" calcext:value-type="float">
            <text:p>19</text:p>
          </table:table-cell>
          <table:table-cell table:style-name="ce2" office:value-type="string" calcext:value-type="string">
            <text:p>biblicism</text:p>
          </table:table-cell>
          <table:table-cell table:style-name="ce3" table:formula="of:=LEN([.C999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tinental philosophy</text:p>
          </table:table-cell>
          <table:table-cell table:style-name="ce3" table:formula="of:=LEN([.A1000])" office:value-type="float" office:value="22" calcext:value-type="float">
            <text:p>22</text:p>
          </table:table-cell>
          <table:table-cell table:style-name="ce2" office:value-type="string" calcext:value-type="string">
            <text:p>cntl phil</text:p>
          </table:table-cell>
          <table:table-cell table:style-name="ce3" table:formula="of:=LEN([.C1000])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selytism</text:p>
          </table:table-cell>
          <table:table-cell table:style-name="ce3" table:formula="of:=LEN([.A1001])" office:value-type="float" office:value="11" calcext:value-type="float">
            <text:p>11</text:p>
          </table:table-cell>
          <table:table-cell/>
          <table:table-cell table:style-name="ce3" table:formula="of:=LEN([.C1001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o-fascism</text:p>
          </table:table-cell>
          <table:table-cell table:style-name="ce3" table:formula="of:=LEN([.A1002])" office:value-type="float" office:value="11" calcext:value-type="float">
            <text:p>11</text:p>
          </table:table-cell>
          <table:table-cell/>
          <table:table-cell table:style-name="ce3" table:formula="of:=LEN([.C1002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uncil communism</text:p>
          </table:table-cell>
          <table:table-cell table:style-name="ce3" table:formula="of:=LEN([.A1003])" office:value-type="float" office:value="17" calcext:value-type="float">
            <text:p>17</text:p>
          </table:table-cell>
          <table:table-cell table:style-name="ce2" office:value-type="string" calcext:value-type="string">
            <text:p>council cmnsm</text:p>
          </table:table-cell>
          <table:table-cell table:style-name="ce3" table:formula="of:=LEN([.C1003]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leptocracy</text:p>
          </table:table-cell>
          <table:table-cell table:style-name="ce3" table:formula="of:=LEN([.A1004])" office:value-type="float" office:value="11" calcext:value-type="float">
            <text:p>11</text:p>
          </table:table-cell>
          <table:table-cell/>
          <table:table-cell table:style-name="ce3" table:formula="of:=LEN([.C100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ssentialism</text:p>
          </table:table-cell>
          <table:table-cell table:style-name="ce3" table:formula="of:=LEN([.A1005])" office:value-type="float" office:value="12" calcext:value-type="float">
            <text:p>12</text:p>
          </table:table-cell>
          <table:table-cell/>
          <table:table-cell table:style-name="ce3" table:formula="of:=LEN([.C100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\u00efve realism</text:p>
          </table:table-cell>
          <table:table-cell table:style-name="ce3" table:formula="of:=LEN([.A1006])" office:value-type="float" office:value="18" calcext:value-type="float">
            <text:p>18</text:p>
          </table:table-cell>
          <table:table-cell table:style-name="ce2" office:value-type="string" calcext:value-type="string">
            <text:p>na\u00efve rlsm</text:p>
          </table:table-cell>
          <table:table-cell table:style-name="ce3" table:formula="of:=LEN([.C1006])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st-materialism</text:p>
          </table:table-cell>
          <table:table-cell table:style-name="ce3" table:formula="of:=LEN([.A1007])" office:value-type="float" office:value="16" calcext:value-type="float">
            <text:p>16</text:p>
          </table:table-cell>
          <table:table-cell table:style-name="ce2" office:value-type="string" calcext:value-type="string">
            <text:p>post-mtrlsm</text:p>
          </table:table-cell>
          <table:table-cell table:style-name="ce3" table:formula="of:=LEN([.C1007])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00">
          <table:table-cell table:style-name="ce2"/>
          <table:table-cell table:number-columns-repeated="1023"/>
        </table:table-row>
        <table:table-row table:style-name="ro2" table:number-rows-repeated="1046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B2:Sheet1.B1007 Sheet1.D2:Sheet1.D1007">
            <calcext:condition calcext:apply-style-name="ConditionalStyle_1" calcext:value="&gt;=16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21:28:55.1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date>2018-05-10T21:29:24.106000000</dc:date>
    <meta:editing-duration>PT29S</meta:editing-duration>
    <meta:editing-cycles>1</meta:editing-cycles>
    <meta:document-statistic meta:table-count="1" meta:cell-count="4436" meta:object-count="0"/>
  </office:meta>
</office:document-meta>
</file>